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justify" style:justify-single-word="false" fo:break-before="auto" fo:break-after="auto" style:writing-mode="rl-tb"/>
    </style:style>
    <style:style style:name="P2" style:family="paragraph" style:parent-style-name="Standard">
      <style:paragraph-properties fo:text-align="end" style:justify-single-word="false" fo:break-before="auto" fo:break-after="auto" style:writing-mode="rl-tb"/>
    </style:style>
    <style:style style:name="P3" style:family="paragraph" style:parent-style-name="Standard">
      <style:paragraph-properties fo:line-height="100%" fo:text-align="justify" style:justify-single-word="false" fo:break-before="auto" fo:break-after="auto" style:writing-mode="rl-tb"/>
    </style:style>
    <style:style style:name="P4" style:family="paragraph" style:parent-style-name="Standard">
      <style:paragraph-properties fo:line-height="100%" fo:text-align="end" style:justify-single-word="false" fo:break-before="auto" fo:break-after="auto" style:writing-mode="rl-tb"/>
    </style:style>
    <style:style style:name="P5" style:family="paragraph" style:parent-style-name="Standard">
      <style:paragraph-properties fo:line-height="100%" fo:text-align="justify" style:justify-single-word="false" fo:break-before="auto" fo:break-after="auto" style:writing-mode="rl-tb"/>
      <style:text-properties fo:font-size="18pt" style:font-size-asian="18pt" style:font-size-complex="18pt"/>
    </style:style>
    <style:style style:name="P6" style:family="paragraph" style:parent-style-name="Standard">
      <style:paragraph-properties fo:margin-left="1.27cm" fo:margin-right="1.27cm" fo:margin-top="0cm" fo:margin-bottom="0cm" fo:text-align="justify" style:justify-single-word="false" fo:text-indent="0cm" style:auto-text-indent="false" fo:break-before="auto" fo:break-after="auto" style:writing-mode="rl-tb"/>
    </style:style>
    <style:style style:name="P7" style:family="paragraph" style:parent-style-name="Standard">
      <style:paragraph-properties fo:margin-left="1.27cm" fo:margin-right="0cm" fo:margin-top="0cm" fo:margin-bottom="0cm" fo:line-height="115%" fo:text-align="justify" style:justify-single-word="false" fo:text-indent="0cm" style:auto-text-indent="false" fo:break-before="auto" fo:break-after="auto" style:writing-mode="rl-tb"/>
    </style:style>
    <style:style style:name="P8" style:family="paragraph" style:parent-style-name="Standard">
      <style:paragraph-properties fo:margin-left="1.27cm" fo:margin-right="0cm" fo:margin-top="0cm" fo:margin-bottom="0cm" fo:line-height="115%" fo:text-align="end" style:justify-single-word="false" fo:text-indent="0cm" style:auto-text-indent="false" fo:break-before="auto" fo:break-after="auto" style:writing-mode="rl-tb"/>
    </style:style>
    <style:style style:name="P9" style:family="paragraph" style:parent-style-name="Standard">
      <style:paragraph-properties fo:margin-left="1.27cm" fo:margin-right="0cm" fo:text-align="end" style:justify-single-word="false" fo:text-indent="0cm" style:auto-text-indent="false" fo:break-before="auto" fo:break-after="auto" style:writing-mode="rl-tb"/>
    </style:style>
    <style:style style:name="P10" style:family="paragraph" style:parent-style-name="Standard">
      <style:paragraph-properties fo:margin-left="1.27cm" fo:margin-right="0cm" fo:text-align="justify" style:justify-single-word="false" fo:text-indent="0cm" style:auto-text-indent="false" fo:break-before="auto" fo:break-after="auto" style:writing-mode="rl-tb"/>
    </style:style>
    <style:style style:name="P11" style:family="paragraph" style:parent-style-name="Standard">
      <style:paragraph-properties fo:margin-left="1.27cm" fo:margin-right="0cm" fo:line-height="100%" fo:text-align="end" style:justify-single-word="false" fo:text-indent="0cm" style:auto-text-indent="false" fo:break-before="auto" fo:break-after="auto" style:writing-mode="rl-tb"/>
    </style:style>
    <style:style style:name="P12"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writing-mode="rl-tb"/>
    </style:style>
    <style:style style:name="P13"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rl-tb"/>
    </style:style>
    <style:style style:name="P14"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rl-tb"/>
      <style:text-properties fo:font-size="18pt" style:font-size-asian="18pt" style:font-size-complex="18pt"/>
    </style:style>
    <style:style style:name="P15"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rl-tb"/>
      <style:text-properties fo:font-size="14pt" style:font-size-asian="14pt" style:font-size-complex="14pt"/>
    </style:style>
    <style:style style:name="P16"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17" style:family="paragraph" style:parent-style-name="Standard">
      <style:paragraph-properties fo:margin-left="0cm" fo:margin-right="0cm" fo:margin-top="0cm" fo:margin-bottom="0cm" fo:line-height="115%" fo:text-align="justify" style:justify-single-word="false" fo:text-indent="0cm" style:auto-text-indent="false" style:writing-mode="rl-tb"/>
      <style:text-properties fo:font-size="18pt" style:font-size-asian="18pt" style:font-size-complex="18pt"/>
    </style:style>
    <style:style style:name="P18" style:family="paragraph" style:parent-style-name="Standard">
      <style:paragraph-properties fo:margin-left="0cm" fo:margin-right="0cm" fo:margin-top="0cm" fo:margin-bottom="0cm" fo:line-height="115%" fo:text-align="justify" style:justify-single-word="false" fo:text-indent="0cm" style:auto-text-indent="false" style:writing-mode="rl-tb"/>
      <style:text-properties fo:font-size="14pt" style:font-size-asian="14pt" style:font-size-complex="14pt"/>
    </style:style>
    <style:style style:name="P19" style:family="paragraph" style:parent-style-name="Standard">
      <style:paragraph-properties fo:margin-left="0cm" fo:margin-right="0cm" fo:margin-top="0cm" fo:margin-bottom="0cm" fo:line-height="100%" fo:text-align="end" style:justify-single-word="false" fo:text-indent="0cm" style:auto-text-indent="false" style:writing-mode="rl-tb"/>
      <style:text-properties fo:font-size="14pt" style:font-size-asian="14pt" style:font-size-complex="14pt"/>
    </style:style>
    <style:style style:name="P20" style:family="paragraph" style:parent-style-name="Standard">
      <style:paragraph-properties fo:margin-left="0cm" fo:margin-right="0cm" fo:margin-top="0cm" fo:margin-bottom="0.353cm" fo:line-height="115%" fo:text-align="end" style:justify-single-word="false" fo:text-indent="0cm" style:auto-text-indent="false" fo:break-before="auto" fo:break-after="auto" style:writing-mode="rl-tb"/>
    </style:style>
    <style:style style:name="P21" style:family="paragraph" style:parent-style-name="Standard">
      <style:paragraph-properties fo:margin-left="0cm" fo:margin-right="0cm" fo:text-align="end" style:justify-single-word="false" fo:text-indent="0cm" style:auto-text-indent="false" style:writing-mode="rl-tb"/>
      <style:text-properties fo:font-size="18pt" style:font-size-asian="18pt" style:font-size-complex="18pt"/>
    </style:style>
    <style:style style:name="P22" style:family="paragraph" style:parent-style-name="Standard">
      <style:paragraph-properties fo:margin-left="0cm" fo:margin-right="0cm" fo:text-align="end" style:justify-single-word="false" fo:text-indent="0cm" style:auto-text-indent="false" fo:break-before="auto" fo:break-after="auto" style:writing-mode="rl-tb"/>
    </style:style>
    <style:style style:name="P23" style:family="paragraph" style:parent-style-name="Standard">
      <style:paragraph-properties fo:text-align="justify" style:justify-single-word="false" style:writing-mode="rl-tb"/>
    </style:style>
    <style:style style:name="P24" style:family="paragraph" style:parent-style-name="Standard">
      <style:paragraph-properties fo:text-align="end" style:justify-single-word="false" style:writing-mode="rl-tb"/>
      <style:text-properties fo:font-size="18pt" style:font-size-asian="18pt" style:font-size-complex="18pt"/>
    </style:style>
    <style:style style:name="P25" style:family="paragraph" style:parent-style-name="Standard">
      <style:paragraph-properties fo:margin-top="0cm" fo:margin-bottom="0.353cm" fo:text-align="end" style:justify-single-word="false" fo:break-before="auto" fo:break-after="auto" style:writing-mode="rl-tb"/>
    </style:style>
    <style:style style:name="P26" style:family="paragraph" style:parent-style-name="Standard" style:list-style-name="LS2">
      <style:paragraph-properties fo:margin-left="1.27cm" fo:margin-right="0cm" fo:margin-top="0cm" fo:margin-bottom="0cm" fo:text-align="end" style:justify-single-word="false" fo:text-indent="0cm" style:auto-text-indent="false" fo:break-before="auto" fo:break-after="auto" style:writing-mode="rl-tb"/>
      <style:text-properties fo:font-weight="bold" style:font-weight-asian="bold" style:font-weight-complex="bold"/>
    </style:style>
    <style:style style:name="P27" style:family="paragraph" style:parent-style-name="Standard" style:list-style-name="LS12">
      <style:paragraph-properties fo:margin-left="1.27cm" fo:margin-right="0cm" fo:margin-top="0cm" fo:margin-bottom="0cm" fo:text-align="end" style:justify-single-word="false" fo:text-indent="0cm" style:auto-text-indent="false" fo:break-before="auto" fo:break-after="auto" style:writing-mode="rl-tb"/>
      <style:text-properties fo:font-weight="bold" style:font-weight-asian="bold" style:font-weight-complex="bold"/>
    </style:style>
    <style:style style:name="P28" style:family="paragraph" style:parent-style-name="Standard" style:list-style-name="LS13">
      <style:paragraph-properties fo:margin-left="1.27cm" fo:margin-right="0cm" fo:margin-top="0cm" fo:margin-bottom="0cm" fo:text-align="end" style:justify-single-word="false" fo:text-indent="0cm" style:auto-text-indent="false" fo:break-before="auto" fo:break-after="auto" style:writing-mode="rl-tb"/>
      <style:text-properties fo:font-weight="bold" style:font-weight-asian="bold" style:font-weight-complex="bold"/>
    </style:style>
    <style:style style:name="P29" style:family="paragraph" style:parent-style-name="Standard" style:list-style-name="LS4">
      <style:paragraph-properties fo:margin-left="1.27cm" fo:margin-right="0cm" fo:margin-top="0cm" fo:margin-bottom="0cm" fo:text-align="justify" style:justify-single-word="false" fo:text-indent="0cm" style:auto-text-indent="false" fo:break-before="auto" fo:break-after="auto" style:writing-mode="rl-tb"/>
      <style:text-properties fo:font-weight="bold" style:font-weight-asian="bold" style:font-weight-complex="bold"/>
    </style:style>
    <style:style style:name="P30" style:family="paragraph" style:parent-style-name="Standard" style:list-style-name="LS12">
      <style:paragraph-properties fo:margin-left="1.27cm" fo:margin-right="0cm" fo:margin-top="0cm" fo:margin-bottom="0cm" fo:line-height="115%" fo:text-align="end" style:justify-single-word="false" fo:text-indent="0cm" style:auto-text-indent="false" fo:break-before="auto" fo:break-after="auto" style:writing-mode="rl-tb"/>
      <style:text-properties fo:font-weight="bold" style:font-weight-asian="bold" style:font-weight-complex="bold"/>
    </style:style>
    <style:style style:name="P31" style:family="paragraph" style:parent-style-name="Standard" style:list-style-name="LS2">
      <style:paragraph-properties fo:margin-left="1.27cm" fo:margin-right="0cm" fo:margin-top="0cm" fo:margin-bottom="0cm" fo:text-align="end" style:justify-single-word="false" fo:text-indent="0cm" style:auto-text-indent="false" fo:break-before="auto" fo:break-after="auto" style:writing-mode="rl-tb"/>
    </style:style>
    <style:style style:name="P32" style:family="paragraph" style:parent-style-name="Standard" style:list-style-name="LS13">
      <style:paragraph-properties fo:margin-left="1.27cm" fo:margin-right="0cm" fo:margin-top="0cm" fo:margin-bottom="0cm" fo:text-align="end" style:justify-single-word="false" fo:text-indent="0cm" style:auto-text-indent="false" fo:break-before="auto" fo:break-after="auto" style:writing-mode="rl-tb"/>
    </style:style>
    <style:style style:name="P33" style:family="paragraph" style:parent-style-name="Standard" style:list-style-name="LS15">
      <style:paragraph-properties fo:margin-left="1.27cm" fo:margin-right="0cm" fo:margin-top="0cm" fo:margin-bottom="0cm" fo:text-align="end" style:justify-single-word="false" fo:text-indent="0cm" style:auto-text-indent="false" fo:break-before="auto" fo:break-after="auto" style:writing-mode="rl-tb"/>
    </style:style>
    <style:style style:name="P34" style:family="paragraph" style:parent-style-name="Standard" style:list-style-name="LS16">
      <style:paragraph-properties fo:margin-left="1.27cm" fo:margin-right="0cm" fo:margin-top="0cm" fo:margin-bottom="0cm" fo:text-align="end" style:justify-single-word="false" fo:text-indent="0cm" style:auto-text-indent="false" fo:break-before="auto" fo:break-after="auto" style:writing-mode="rl-tb"/>
    </style:style>
    <style:style style:name="P35" style:family="paragraph" style:parent-style-name="Standard" style:list-style-name="LS3">
      <style:paragraph-properties fo:margin-left="1.27cm" fo:margin-right="0cm" fo:margin-top="0cm" fo:margin-bottom="0cm" fo:text-align="justify" style:justify-single-word="false" fo:text-indent="0cm" style:auto-text-indent="false" fo:break-before="auto" fo:break-after="auto" style:writing-mode="rl-tb"/>
    </style:style>
    <style:style style:name="P36" style:family="paragraph" style:parent-style-name="Standard" style:list-style-name="LS9">
      <style:paragraph-properties fo:margin-left="1.27cm" fo:margin-right="0cm" fo:margin-top="0cm" fo:margin-bottom="0cm" fo:text-align="justify" style:justify-single-word="false" fo:text-indent="0cm" style:auto-text-indent="false" fo:break-before="auto" fo:break-after="auto" style:writing-mode="rl-tb"/>
    </style:style>
    <style:style style:name="P37" style:family="paragraph" style:parent-style-name="Standard" style:list-style-name="LS1">
      <style:paragraph-properties fo:margin-left="1.27cm" fo:margin-right="0cm" fo:margin-top="0cm" fo:margin-bottom="0cm" fo:text-align="justify" style:justify-single-word="false" fo:text-indent="0cm" style:auto-text-indent="false" fo:break-before="auto" fo:break-after="auto" style:writing-mode="rl-tb"/>
    </style:style>
    <style:style style:name="P38" style:family="paragraph" style:parent-style-name="Standard" style:list-style-name="LS2">
      <style:paragraph-properties fo:margin-left="1.27cm" fo:margin-right="0cm" fo:margin-top="0cm" fo:margin-bottom="0cm" fo:text-align="justify" style:justify-single-word="false" fo:text-indent="0cm" style:auto-text-indent="false" fo:break-before="auto" fo:break-after="auto" style:writing-mode="rl-tb"/>
    </style:style>
    <style:style style:name="P39" style:family="paragraph" style:parent-style-name="Standard" style:list-style-name="LS5">
      <style:paragraph-properties fo:margin-left="1.27cm" fo:margin-right="0cm" fo:margin-top="0cm" fo:margin-bottom="0cm" fo:text-align="justify" style:justify-single-word="false" fo:text-indent="0cm" style:auto-text-indent="false" fo:break-before="auto" fo:break-after="auto" style:writing-mode="rl-tb"/>
    </style:style>
    <style:style style:name="P40" style:family="paragraph" style:parent-style-name="Standard" style:list-style-name="LS10">
      <style:paragraph-properties fo:margin-left="1.27cm" fo:margin-right="0cm" fo:margin-top="0cm" fo:margin-bottom="0cm" fo:line-height="115%" fo:text-align="end" style:justify-single-word="false" fo:text-indent="0cm" style:auto-text-indent="false" fo:break-before="auto" fo:break-after="auto" style:writing-mode="rl-tb"/>
    </style:style>
    <style:style style:name="P41" style:family="paragraph" style:parent-style-name="Standard" style:list-style-name="LS14">
      <style:paragraph-properties fo:margin-left="1.27cm" fo:margin-right="0cm" fo:margin-top="0cm" fo:margin-bottom="0cm" fo:line-height="115%" fo:text-align="end" style:justify-single-word="false" fo:text-indent="0cm" style:auto-text-indent="false" fo:break-before="auto" fo:break-after="auto" style:writing-mode="rl-tb"/>
    </style:style>
    <style:style style:name="P42" style:family="paragraph" style:parent-style-name="Standard" style:list-style-name="LS2">
      <style:paragraph-properties fo:margin-left="1.27cm" fo:margin-right="0cm" fo:margin-top="0cm" fo:margin-bottom="0cm" fo:line-height="115%" fo:text-align="justify" style:justify-single-word="false" fo:text-indent="0cm" style:auto-text-indent="false" fo:break-before="auto" fo:break-after="auto" style:writing-mode="rl-tb"/>
    </style:style>
    <style:style style:name="P43" style:family="paragraph" style:parent-style-name="Standard" style:list-style-name="LS1">
      <style:paragraph-properties fo:margin-left="1.27cm" fo:margin-right="0cm" fo:margin-top="0cm" fo:margin-bottom="0cm" fo:line-height="100%" fo:text-align="end" style:justify-single-word="false" fo:text-indent="0cm" style:auto-text-indent="false" fo:break-before="auto" fo:break-after="auto" style:writing-mode="rl-tb"/>
    </style:style>
    <style:style style:name="P44" style:family="paragraph" style:parent-style-name="Standard" style:list-style-name="LS4">
      <style:paragraph-properties fo:margin-left="1.27cm" fo:margin-right="1.27cm" fo:margin-top="0cm" fo:margin-bottom="0cm" fo:text-align="justify" style:justify-single-word="false" fo:text-indent="0cm" style:auto-text-indent="false" fo:break-before="auto" fo:break-after="auto" style:writing-mode="rl-tb"/>
    </style:style>
    <style:style style:name="P45" style:family="paragraph" style:parent-style-name="Standard" style:list-style-name="LS6">
      <style:paragraph-properties fo:margin-left="1.27cm" fo:margin-right="1.27cm" fo:margin-top="0cm" fo:margin-bottom="0cm" fo:text-align="justify" style:justify-single-word="false" fo:text-indent="0cm" style:auto-text-indent="false" fo:break-before="auto" fo:break-after="auto" style:writing-mode="rl-tb"/>
    </style:style>
    <style:style style:name="P46" style:family="paragraph" style:parent-style-name="Standard" style:list-style-name="LS7">
      <style:paragraph-properties fo:margin-left="1.27cm" fo:margin-right="1.27cm" fo:margin-top="0cm" fo:margin-bottom="0cm" fo:text-align="justify" style:justify-single-word="false" fo:text-indent="0cm" style:auto-text-indent="false" fo:break-before="auto" fo:break-after="auto" style:writing-mode="rl-tb"/>
    </style:style>
    <style:style style:name="P47" style:family="paragraph" style:parent-style-name="Standard" style:list-style-name="LS10">
      <style:paragraph-properties fo:margin-left="1.27cm" fo:margin-right="1.27cm" fo:margin-top="0cm" fo:margin-bottom="0cm" fo:text-align="justify" style:justify-single-word="false" fo:text-indent="0cm" style:auto-text-indent="false" fo:break-before="auto" fo:break-after="auto" style:writing-mode="rl-tb"/>
    </style:style>
    <style:style style:name="P48" style:family="paragraph" style:parent-style-name="Standard" style:list-style-name="LS11">
      <style:paragraph-properties fo:margin-left="1.27cm" fo:margin-right="1.27cm" fo:margin-top="0cm" fo:margin-bottom="0cm" fo:text-align="justify" style:justify-single-word="false" fo:text-indent="0cm" style:auto-text-indent="false" fo:break-before="auto" fo:break-after="auto" style:writing-mode="rl-tb"/>
    </style:style>
    <style:style style:name="P49" style:family="paragraph" style:parent-style-name="Standard" style:list-style-name="LS14">
      <style:paragraph-properties fo:margin-left="1.27cm" fo:margin-right="1.27cm" fo:margin-top="0cm" fo:margin-bottom="0cm" fo:text-align="end" style:justify-single-word="false" fo:text-indent="0cm" style:auto-text-indent="false" fo:break-before="auto" fo:break-after="auto" style:writing-mode="rl-tb"/>
    </style:style>
    <style:style style:name="P50" style:family="paragraph" style:parent-style-name="Standard">
      <style:paragraph-properties fo:margin-left="1.27cm" fo:margin-right="1.27cm" fo:text-align="justify" style:justify-single-word="false" fo:text-indent="0cm" style:auto-text-indent="false" fo:break-before="auto" fo:break-after="auto" style:writing-mode="rl-tb"/>
    </style:style>
    <style:style style:name="P51" style:family="paragraph" style:parent-style-name="Standard">
      <style:paragraph-properties fo:margin-left="1.27cm" fo:margin-right="1.27cm" fo:text-align="justify" style:justify-single-word="false" fo:text-indent="0cm" style:auto-text-indent="false" style:writing-mode="rl-tb"/>
    </style:style>
    <style:style style:name="P52" style:family="paragraph" style:parent-style-name="Standard">
      <style:paragraph-properties fo:line-height="100%" fo:text-align="justify" style:justify-single-word="false" style:writing-mode="rl-tb"/>
    </style:style>
    <style:style style:name="P53" style:family="paragraph" style:parent-style-name="Standard">
      <style:paragraph-properties fo:line-height="100%" fo:text-align="justify" style:justify-single-word="false" fo:break-before="auto" fo:break-after="auto" style:writing-mode="rl-tb"/>
    </style:style>
    <style:style style:name="P54" style:family="paragraph" style:parent-style-name="Standard">
      <style:paragraph-properties fo:text-align="end" style:justify-single-word="false" fo:break-before="auto" fo:break-after="auto" style:writing-mode="rl-tb"/>
    </style:style>
    <style:style style:name="P55" style:family="paragraph" style:parent-style-name="Standard">
      <style:paragraph-properties fo:text-align="justify" style:justify-single-word="false" fo:break-before="auto" fo:break-after="auto" style:writing-mode="rl-tb"/>
    </style:style>
    <style:style style:name="P56" style:family="paragraph" style:parent-style-name="Standard">
      <style:paragraph-properties fo:margin-left="0cm" fo:margin-right="0cm" fo:text-align="justify" style:justify-single-word="false" fo:text-indent="0cm" style:auto-text-indent="false" fo:break-before="auto" fo:break-after="auto" style:writing-mode="rl-tb"/>
    </style:style>
    <style:style style:name="P57" style:family="paragraph" style:parent-style-name="Standard">
      <style:paragraph-properties fo:margin-left="0cm" fo:margin-right="0cm" fo:text-align="justify" style:justify-single-word="false" fo:text-indent="0cm" style:auto-text-indent="false" style:writing-mode="rl-tb"/>
    </style:style>
    <style:style style:name="P58" style:family="paragraph" style:parent-style-name="Standard" style:list-style-name="LS6">
      <style:paragraph-properties fo:margin-left="0cm" fo:margin-right="0cm" fo:margin-top="0cm" fo:margin-bottom="0cm" fo:text-align="justify" style:justify-single-word="false" fo:text-indent="0cm" style:auto-text-indent="false" fo:break-before="auto" fo:break-after="auto" style:writing-mode="rl-tb"/>
    </style:style>
    <style:style style:name="T1" style:family="text">
      <style:text-properties fo:font-size="18pt" style:font-size-asian="18pt" style:font-size-complex="18pt"/>
    </style:style>
    <style:style style:name="T2" style:family="text">
      <style:text-properties fo:font-size="14pt" style:font-size-asian="14pt" style:font-size-complex="14pt"/>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T5" style:family="text">
      <style:text-properties style:text-underline-style="solid" style:text-underline-width="auto" style:text-underline-color="font-color"/>
    </style:style>
    <style:style style:name="T6"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Default_20_Paragraph_20_Font"><text:span text:style-name="T1">פרק</text:span></text:span><text:span text:style-name="Default_20_Paragraph_20_Font"><text:span text:style-name="T1"> </text:span></text:span><text:span text:style-name="Default_20_Paragraph_20_Font"><text:span text:style-name="T1">ג</text:span></text:span></text:p>
      <text:p text:style-name="P1"><text:span text:style-name="Default_20_Paragraph_20_Font"><text:span text:style-name="T2">פסוק</text:span></text:span><text:span text:style-name="Default_20_Paragraph_20_Font"><text:span text:style-name="T2"> </text:span></text:span><text:span text:style-name="Default_20_Paragraph_20_Font"><text:span text:style-name="T2">ט</text:span></text:span></text:p>
      <text:p text:style-name="P6"><text:span text:style-name="Default_20_Paragraph_20_Font">כ</text:span><text:span text:style-name="Default_20_Paragraph_20_Font">ַּ</text:span><text:span text:style-name="Default_20_Paragraph_20_Font">ב</text:span><text:span text:style-name="Default_20_Paragraph_20_Font">ֵּ</text:span><text:span text:style-name="Default_20_Paragraph_20_Font">ד</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ה</text:span><text:span text:style-name="Default_20_Paragraph_20_Font">' </text:span><text:span text:style-name="Default_20_Paragraph_20_Font">מ</text:span><text:span text:style-name="Default_20_Paragraph_20_Font">ֵ</text:span><text:span text:style-name="Default_20_Paragraph_20_Font">הו</text:span><text:span text:style-name="Default_20_Paragraph_20_Font">ֹ</text:span><text:span text:style-name="Default_20_Paragraph_20_Font">נ</text:span><text:span text:style-name="Default_20_Paragraph_20_Font">ֶ</text:span><text:span text:style-name="Default_20_Paragraph_20_Font">ך</text:span><text:span text:style-name="Default_20_Paragraph_20_Font">ָ, </text:span><text:span text:style-name="Default_20_Paragraph_20_Font">ו</text:span><text:span text:style-name="Default_20_Paragraph_20_Font">ּ</text:span><text:span text:style-name="Default_20_Paragraph_20_Font">מ</text:span><text:span text:style-name="Default_20_Paragraph_20_Font">ֵ</text:span><text:span text:style-name="Default_20_Paragraph_20_Font">ר</text:span><text:span text:style-name="Default_20_Paragraph_20_Font">ֵ</text:span><text:span text:style-name="Default_20_Paragraph_20_Font">אש</text:span><text:span text:style-name="Default_20_Paragraph_20_Font">ִׁ</text:span><text:span text:style-name="Default_20_Paragraph_20_Font">ית</text:span><text:span text:style-name="Default_20_Paragraph_20_Font"> </text:span><text:span text:style-name="Default_20_Paragraph_20_Font">כ</text:span><text:span text:style-name="Default_20_Paragraph_20_Font">ָּ</text:span><text:span text:style-name="Default_20_Paragraph_20_Font">ל</text:span><text:span text:style-name="Default_20_Paragraph_20_Font"> </text:span><text:span text:style-name="Default_20_Paragraph_20_Font">ת</text:span><text:span text:style-name="Default_20_Paragraph_20_Font">ְּ</text:span><text:span text:style-name="Default_20_Paragraph_20_Font">בו</text:span><text:span text:style-name="Default_20_Paragraph_20_Font">ּ</text:span><text:span text:style-name="Default_20_Paragraph_20_Font">א</text:span><text:span text:style-name="Default_20_Paragraph_20_Font">ָ</text:span><text:span text:style-name="Default_20_Paragraph_20_Font">ת</text:span><text:span text:style-name="Default_20_Paragraph_20_Font">ֶ</text:span><text:span text:style-name="Default_20_Paragraph_20_Font">ך</text:span><text:span text:style-name="Default_20_Paragraph_20_Font">ָ <text:s text:c="10"/>(</text:span><text:span text:style-name="Default_20_Paragraph_20_Font">משלי</text:span><text:span text:style-name="Default_20_Paragraph_20_Font"> </text:span><text:span text:style-name="Default_20_Paragraph_20_Font">ג</text:span><text:span text:style-name="Default_20_Paragraph_20_Font">', </text:span><text:span text:style-name="Default_20_Paragraph_20_Font">ט</text:span><text:span text:style-name="Default_20_Paragraph_20_Font">).</text:span></text:p>
      <text:p text:style-name="P2"/>
      <text:p text:style-name="P1"><text:span text:style-name="Default_20_Paragraph_20_Font">החובה</text:span><text:span text:style-name="Default_20_Paragraph_20_Font"> </text:span><text:span text:style-name="Default_20_Paragraph_20_Font">לתת</text:span><text:span text:style-name="Default_20_Paragraph_20_Font"> </text:span><text:span text:style-name="Default_20_Paragraph_20_Font">לה</text:span><text:span text:style-name="Default_20_Paragraph_20_Font">' </text:span><text:span text:style-name="Default_20_Paragraph_20_Font">את</text:span><text:span text:style-name="Default_20_Paragraph_20_Font"> </text:span><text:span text:style-name="Default_20_Paragraph_20_Font">ראשית</text:span><text:span text:style-name="Default_20_Paragraph_20_Font"> </text:span><text:span text:style-name="Default_20_Paragraph_20_Font">התבואה</text:span><text:span text:style-name="Default_20_Paragraph_20_Font"> </text:span><text:span text:style-name="Default_20_Paragraph_20_Font">נזכרה</text:span><text:span text:style-name="Default_20_Paragraph_20_Font"> </text:span><text:span text:style-name="Default_20_Paragraph_20_Font">בתורה</text:span><text:span text:style-name="Default_20_Paragraph_20_Font"> </text:span><text:span text:style-name="Default_20_Paragraph_20_Font">במקומות</text:span><text:span text:style-name="Default_20_Paragraph_20_Font"> </text:span><text:span text:style-name="Default_20_Paragraph_20_Font">רבים</text:span><text:span text:style-name="Default_20_Paragraph_20_Font">:</text:span></text:p>
      <text:list xml:id="list954191280" text:style-name="LS2">
        <text:list-item>
          <text:p text:style-name="P26"><text:span text:style-name="Default_20_Paragraph_20_Font"><text:span text:style-name="T3">ר</text:span></text:span><text:span text:style-name="Default_20_Paragraph_20_Font"><text:span text:style-name="T3">ֵ</text:span></text:span><text:span text:style-name="Default_20_Paragraph_20_Font"><text:span text:style-name="T3">אש</text:span></text:span><text:span text:style-name="Default_20_Paragraph_20_Font"><text:span text:style-name="T3">ִׁ</text:span></text:span><text:span text:style-name="Default_20_Paragraph_20_Font"><text:span text:style-name="T3">ית</text:span></text:span><text:span text:style-name="Default_20_Paragraph_20_Font"> </text:span><text:span text:style-name="Default_20_Paragraph_20_Font">ב</text:span><text:span text:style-name="Default_20_Paragraph_20_Font">ִּ</text:span><text:span text:style-name="Default_20_Paragraph_20_Font">כ</text:span><text:span text:style-name="Default_20_Paragraph_20_Font">ּ</text:span><text:span text:style-name="Default_20_Paragraph_20_Font">ו</text:span><text:span text:style-name="Default_20_Paragraph_20_Font">ּ</text:span><text:span text:style-name="Default_20_Paragraph_20_Font">ר</text:span><text:span text:style-name="Default_20_Paragraph_20_Font">ֵ</text:span><text:span text:style-name="Default_20_Paragraph_20_Font">י</text:span><text:span text:style-name="Default_20_Paragraph_20_Font"> </text:span><text:span text:style-name="Default_20_Paragraph_20_Font">א</text:span><text:span text:style-name="Default_20_Paragraph_20_Font">ַ</text:span><text:span text:style-name="Default_20_Paragraph_20_Font">ד</text:span><text:span text:style-name="Default_20_Paragraph_20_Font">ְ</text:span><text:span text:style-name="Default_20_Paragraph_20_Font">מ</text:span><text:span text:style-name="Default_20_Paragraph_20_Font">ָ</text:span><text:span text:style-name="Default_20_Paragraph_20_Font">ת</text:span><text:span text:style-name="Default_20_Paragraph_20_Font">ְ</text:span><text:span text:style-name="Default_20_Paragraph_20_Font">ך</text:span><text:span text:style-name="Default_20_Paragraph_20_Font">ָ </text:span><text:span text:style-name="Default_20_Paragraph_20_Font">ת</text:span><text:span text:style-name="Default_20_Paragraph_20_Font">ָּ</text:span><text:span text:style-name="Default_20_Paragraph_20_Font">ב</text:span><text:span text:style-name="Default_20_Paragraph_20_Font">ִ</text:span><text:span text:style-name="Default_20_Paragraph_20_Font">יא</text:span><text:span text:style-name="Default_20_Paragraph_20_Font"> </text:span><text:span text:style-name="Default_20_Paragraph_20_Font">ב</text:span><text:span text:style-name="Default_20_Paragraph_20_Font">ֵּ</text:span><text:span text:style-name="Default_20_Paragraph_20_Font">ית</text:span><text:span text:style-name="Default_20_Paragraph_20_Font"> </text:span><text:span text:style-name="Default_20_Paragraph_20_Font">ה</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text:span><text:span text:style-name="Default_20_Paragraph_20_Font">ה</text:span><text:span text:style-name="Default_20_Paragraph_20_Font">ֶ</text:span><text:span text:style-name="Default_20_Paragraph_20_Font">יך</text:span><text:span text:style-name="Default_20_Paragraph_20_Font">ָ... (</text:span><text:span text:style-name="Default_20_Paragraph_20_Font">שמות</text:span><text:span text:style-name="Default_20_Paragraph_20_Font"> </text:span><text:span text:style-name="Default_20_Paragraph_20_Font">כ</text:span><text:span text:style-name="Default_20_Paragraph_20_Font">"</text:span><text:span text:style-name="Default_20_Paragraph_20_Font">ג</text:span><text:span text:style-name="Default_20_Paragraph_20_Font">, </text:span><text:span text:style-name="Default_20_Paragraph_20_Font">יט</text:span><text:span text:style-name="Default_20_Paragraph_20_Font">; </text:span><text:span text:style-name="Default_20_Paragraph_20_Font">ל</text:span><text:span text:style-name="Default_20_Paragraph_20_Font">"</text:span><text:span text:style-name="Default_20_Paragraph_20_Font">ד</text:span><text:span text:style-name="Default_20_Paragraph_20_Font">, </text:span><text:span text:style-name="Default_20_Paragraph_20_Font">כו</text:span><text:span text:style-name="Default_20_Paragraph_20_Font">)</text:span></text:p>
        </text:list-item>
        <text:list-item>
          <text:p text:style-name="P31"><text:span text:style-name="Default_20_Paragraph_20_Font">'</text:span><text:span text:style-name="Default_20_Paragraph_20_Font">ו</text:span><text:span text:style-name="Default_20_Paragraph_20_Font">ְ</text:span><text:span text:style-name="Default_20_Paragraph_20_Font">ע</text:span><text:span text:style-name="Default_20_Paragraph_20_Font">ַ</text:span><text:span text:style-name="Default_20_Paragraph_20_Font">ת</text:span><text:span text:style-name="Default_20_Paragraph_20_Font">ָּ</text:span><text:span text:style-name="Default_20_Paragraph_20_Font">ה</text:span><text:span text:style-name="Default_20_Paragraph_20_Font"> </text:span><text:span text:style-name="Default_20_Paragraph_20_Font">ה</text:span><text:span text:style-name="Default_20_Paragraph_20_Font">ִ</text:span><text:span text:style-name="Default_20_Paragraph_20_Font">נ</text:span><text:span text:style-name="Default_20_Paragraph_20_Font">ֵּ</text:span><text:span text:style-name="Default_20_Paragraph_20_Font">ה</text:span><text:span text:style-name="Default_20_Paragraph_20_Font"> </text:span><text:span text:style-name="Default_20_Paragraph_20_Font">ה</text:span><text:span text:style-name="Default_20_Paragraph_20_Font">ֵ</text:span><text:span text:style-name="Default_20_Paragraph_20_Font">ב</text:span><text:span text:style-name="Default_20_Paragraph_20_Font">ֵ</text:span><text:span text:style-name="Default_20_Paragraph_20_Font">א</text:span><text:span text:style-name="Default_20_Paragraph_20_Font">ֶ</text:span><text:span text:style-name="Default_20_Paragraph_20_Font">ת</text:span><text:span text:style-name="Default_20_Paragraph_20_Font">ִ</text:span><text:span text:style-name="Default_20_Paragraph_20_Font">י</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text:span text:style-name="T3">ר</text:span></text:span><text:span text:style-name="Default_20_Paragraph_20_Font"><text:span text:style-name="T3">ֵ</text:span></text:span><text:span text:style-name="Default_20_Paragraph_20_Font"><text:span text:style-name="T3">אש</text:span></text:span><text:span text:style-name="Default_20_Paragraph_20_Font"><text:span text:style-name="T3">ִׁ</text:span></text:span><text:span text:style-name="Default_20_Paragraph_20_Font"><text:span text:style-name="T3">ית</text:span></text:span><text:span text:style-name="Default_20_Paragraph_20_Font"> </text:span><text:span text:style-name="Default_20_Paragraph_20_Font">פ</text:span><text:span text:style-name="Default_20_Paragraph_20_Font">ְּ</text:span><text:span text:style-name="Default_20_Paragraph_20_Font">ר</text:span><text:span text:style-name="Default_20_Paragraph_20_Font">ִ</text:span><text:span text:style-name="Default_20_Paragraph_20_Font">י</text:span><text:span text:style-name="Default_20_Paragraph_20_Font"> </text:span><text:span text:style-name="Default_20_Paragraph_20_Font">ה</text:span><text:span text:style-name="Default_20_Paragraph_20_Font">ָ</text:span><text:span text:style-name="Default_20_Paragraph_20_Font">א</text:span><text:span text:style-name="Default_20_Paragraph_20_Font">ֲ</text:span><text:span text:style-name="Default_20_Paragraph_20_Font">ד</text:span><text:span text:style-name="Default_20_Paragraph_20_Font">ָ</text:span><text:span text:style-name="Default_20_Paragraph_20_Font">מ</text:span><text:span text:style-name="Default_20_Paragraph_20_Font">ָ</text:span><text:span text:style-name="Default_20_Paragraph_20_Font">ה</text:span><text:span text:style-name="Default_20_Paragraph_20_Font"> </text:span><text:span text:style-name="Default_20_Paragraph_20_Font">א</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 </text:span><text:span text:style-name="Default_20_Paragraph_20_Font">נ</text:span><text:span text:style-name="Default_20_Paragraph_20_Font">ָ</text:span><text:span text:style-name="Default_20_Paragraph_20_Font">ת</text:span><text:span text:style-name="Default_20_Paragraph_20_Font">ַ</text:span><text:span text:style-name="Default_20_Paragraph_20_Font">ת</text:span><text:span text:style-name="Default_20_Paragraph_20_Font">ָּ</text:span><text:span text:style-name="Default_20_Paragraph_20_Font">ה</text:span><text:span text:style-name="Default_20_Paragraph_20_Font"> </text:span><text:span text:style-name="Default_20_Paragraph_20_Font">ל</text:span><text:span text:style-name="Default_20_Paragraph_20_Font">ִּ</text:span><text:span text:style-name="Default_20_Paragraph_20_Font">י</text:span><text:span text:style-name="Default_20_Paragraph_20_Font"> </text:span><text:span text:style-name="Default_20_Paragraph_20_Font">ה</text:span><text:span text:style-name="Default_20_Paragraph_20_Font">'' </text:span><text:span text:style-name="Default_20_Paragraph_20_Font">ו</text:span><text:span text:style-name="Default_20_Paragraph_20_Font">ְ</text:span><text:span text:style-name="Default_20_Paragraph_20_Font">ה</text:span><text:span text:style-name="Default_20_Paragraph_20_Font">ִ</text:span><text:span text:style-name="Default_20_Paragraph_20_Font">נ</text:span><text:span text:style-name="Default_20_Paragraph_20_Font">ַּ</text:span><text:span text:style-name="Default_20_Paragraph_20_Font">ח</text:span><text:span text:style-name="Default_20_Paragraph_20_Font">ְ</text:span><text:span text:style-name="Default_20_Paragraph_20_Font">ת</text:span><text:span text:style-name="Default_20_Paragraph_20_Font">ּ</text:span><text:span text:style-name="Default_20_Paragraph_20_Font">ו</text:span><text:span text:style-name="Default_20_Paragraph_20_Font">ֹ </text:span><text:span text:style-name="Default_20_Paragraph_20_Font">ל</text:span><text:span text:style-name="Default_20_Paragraph_20_Font">ִ</text:span><text:span text:style-name="Default_20_Paragraph_20_Font">פ</text:span><text:span text:style-name="Default_20_Paragraph_20_Font">ְ</text:span><text:span text:style-name="Default_20_Paragraph_20_Font">נ</text:span><text:span text:style-name="Default_20_Paragraph_20_Font">ֵ</text:span><text:span text:style-name="Default_20_Paragraph_20_Font">י</text:span><text:span text:style-name="Default_20_Paragraph_20_Font"> </text:span><text:span text:style-name="Default_20_Paragraph_20_Font">ה</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text:span><text:span text:style-name="Default_20_Paragraph_20_Font">ה</text:span><text:span text:style-name="Default_20_Paragraph_20_Font">ֶ</text:span><text:span text:style-name="Default_20_Paragraph_20_Font">יך</text:span><text:span text:style-name="Default_20_Paragraph_20_Font">ָ </text:span><text:span text:style-name="Default_20_Paragraph_20_Font">ו</text:span><text:span text:style-name="Default_20_Paragraph_20_Font">ְ</text:span><text:span text:style-name="Default_20_Paragraph_20_Font">ה</text:span><text:span text:style-name="Default_20_Paragraph_20_Font">ִ</text:span><text:span text:style-name="Default_20_Paragraph_20_Font">ש</text:span><text:span text:style-name="Default_20_Paragraph_20_Font">ְׁ</text:span><text:span text:style-name="Default_20_Paragraph_20_Font">ת</text:span><text:span text:style-name="Default_20_Paragraph_20_Font">ַּ</text:span><text:span text:style-name="Default_20_Paragraph_20_Font">ח</text:span><text:span text:style-name="Default_20_Paragraph_20_Font">ֲ</text:span><text:span text:style-name="Default_20_Paragraph_20_Font">ו</text:span><text:span text:style-name="Default_20_Paragraph_20_Font">ִ</text:span><text:span text:style-name="Default_20_Paragraph_20_Font">ית</text:span><text:span text:style-name="Default_20_Paragraph_20_Font">ָ </text:span><text:span text:style-name="Default_20_Paragraph_20_Font">ל</text:span><text:span text:style-name="Default_20_Paragraph_20_Font">ִ</text:span><text:span text:style-name="Default_20_Paragraph_20_Font">פ</text:span><text:span text:style-name="Default_20_Paragraph_20_Font">ְ</text:span><text:span text:style-name="Default_20_Paragraph_20_Font">נ</text:span><text:span text:style-name="Default_20_Paragraph_20_Font">ֵ</text:span><text:span text:style-name="Default_20_Paragraph_20_Font">י</text:span><text:span text:style-name="Default_20_Paragraph_20_Font"> </text:span><text:span text:style-name="Default_20_Paragraph_20_Font">ה</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text:span><text:span text:style-name="Default_20_Paragraph_20_Font">ה</text:span><text:span text:style-name="Default_20_Paragraph_20_Font">ֶ</text:span><text:span text:style-name="Default_20_Paragraph_20_Font">יך</text:span><text:span text:style-name="Default_20_Paragraph_20_Font">ָ (</text:span><text:span text:style-name="Default_20_Paragraph_20_Font">דברים</text:span><text:span text:style-name="Default_20_Paragraph_20_Font"> </text:span><text:span text:style-name="Default_20_Paragraph_20_Font">כ</text:span><text:span text:style-name="Default_20_Paragraph_20_Font">"</text:span><text:span text:style-name="Default_20_Paragraph_20_Font">ו</text:span><text:span text:style-name="Default_20_Paragraph_20_Font">, </text:span><text:span text:style-name="Default_20_Paragraph_20_Font">י</text:span><text:span text:style-name="Default_20_Paragraph_20_Font">).</text:span></text:p>
        </text:list-item>
        <text:list-item>
          <text:p text:style-name="P31"><text:span text:style-name="Default_20_Paragraph_20_Font">ק</text:span><text:span text:style-name="Default_20_Paragraph_20_Font">ָ</text:span><text:span text:style-name="Default_20_Paragraph_20_Font">ר</text:span><text:span text:style-name="Default_20_Paragraph_20_Font">ְ</text:span><text:span text:style-name="Default_20_Paragraph_20_Font">ב</text:span><text:span text:style-name="Default_20_Paragraph_20_Font">ַּ</text:span><text:span text:style-name="Default_20_Paragraph_20_Font">ן</text:span><text:span text:style-name="Default_20_Paragraph_20_Font"> </text:span><text:span text:style-name="Default_20_Paragraph_20_Font"><text:span text:style-name="T3">ר</text:span></text:span><text:span text:style-name="Default_20_Paragraph_20_Font"><text:span text:style-name="T3">ֵ</text:span></text:span><text:span text:style-name="Default_20_Paragraph_20_Font"><text:span text:style-name="T3">אש</text:span></text:span><text:span text:style-name="Default_20_Paragraph_20_Font"><text:span text:style-name="T3">ִׁ</text:span></text:span><text:span text:style-name="Default_20_Paragraph_20_Font"><text:span text:style-name="T3">ית</text:span></text:span><text:span text:style-name="Default_20_Paragraph_20_Font"> </text:span><text:span text:style-name="Default_20_Paragraph_20_Font">ת</text:span><text:span text:style-name="Default_20_Paragraph_20_Font">ַּ</text:span><text:span text:style-name="Default_20_Paragraph_20_Font">ק</text:span><text:span text:style-name="Default_20_Paragraph_20_Font">ְ</text:span><text:span text:style-name="Default_20_Paragraph_20_Font">ר</text:span><text:span text:style-name="Default_20_Paragraph_20_Font">ִ</text:span><text:span text:style-name="Default_20_Paragraph_20_Font">יבו</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text:span><text:span text:style-name="Default_20_Paragraph_20_Font">ם</text:span><text:span text:style-name="Default_20_Paragraph_20_Font"> </text:span><text:span text:style-name="Default_20_Paragraph_20_Font">לה</text:span><text:span text:style-name="Default_20_Paragraph_20_Font">', </text:span><text:span text:style-name="Default_20_Paragraph_20_Font">ו</text:span><text:span text:style-name="Default_20_Paragraph_20_Font">ְ</text:span><text:span text:style-name="Default_20_Paragraph_20_Font">א</text:span><text:span text:style-name="Default_20_Paragraph_20_Font">ֶ</text:span><text:span text:style-name="Default_20_Paragraph_20_Font">ל</text:span><text:span text:style-name="Default_20_Paragraph_20_Font"> </text:span><text:span text:style-name="Default_20_Paragraph_20_Font">ה</text:span><text:span text:style-name="Default_20_Paragraph_20_Font">ַ</text:span><text:span text:style-name="Default_20_Paragraph_20_Font">מ</text:span><text:span text:style-name="Default_20_Paragraph_20_Font">ִּ</text:span><text:span text:style-name="Default_20_Paragraph_20_Font">ז</text:span><text:span text:style-name="Default_20_Paragraph_20_Font">ְ</text:span><text:span text:style-name="Default_20_Paragraph_20_Font">ב</text:span><text:span text:style-name="Default_20_Paragraph_20_Font">ֵּ</text:span><text:span text:style-name="Default_20_Paragraph_20_Font">ח</text:span><text:span text:style-name="Default_20_Paragraph_20_Font">ַ </text:span><text:span text:style-name="Default_20_Paragraph_20_Font">ל</text:span><text:span text:style-name="Default_20_Paragraph_20_Font">ֹ</text:span><text:span text:style-name="Default_20_Paragraph_20_Font">א</text:span><text:span text:style-name="Default_20_Paragraph_20_Font"> </text:span><text:span text:style-name="Default_20_Paragraph_20_Font">י</text:span><text:span text:style-name="Default_20_Paragraph_20_Font">ַ</text:span><text:span text:style-name="Default_20_Paragraph_20_Font">ע</text:span><text:span text:style-name="Default_20_Paragraph_20_Font">ֲ</text:span><text:span text:style-name="Default_20_Paragraph_20_Font">לו</text:span><text:span text:style-name="Default_20_Paragraph_20_Font">ּ </text:span><text:span text:style-name="Default_20_Paragraph_20_Font">ל</text:span><text:span text:style-name="Default_20_Paragraph_20_Font">ְ</text:span><text:span text:style-name="Default_20_Paragraph_20_Font">ר</text:span><text:span text:style-name="Default_20_Paragraph_20_Font">ֵ</text:span><text:span text:style-name="Default_20_Paragraph_20_Font">יח</text:span><text:span text:style-name="Default_20_Paragraph_20_Font">ַ </text:span><text:span text:style-name="Default_20_Paragraph_20_Font">נ</text:span><text:span text:style-name="Default_20_Paragraph_20_Font">ִ</text:span><text:span text:style-name="Default_20_Paragraph_20_Font">יח</text:span><text:span text:style-name="Default_20_Paragraph_20_Font">ֹ</text:span><text:span text:style-name="Default_20_Paragraph_20_Font">ח</text:span><text:span text:style-name="Default_20_Paragraph_20_Font">ַ (</text:span><text:span text:style-name="Default_20_Paragraph_20_Font">ויקרא</text:span><text:span text:style-name="Default_20_Paragraph_20_Font"> </text:span><text:span text:style-name="Default_20_Paragraph_20_Font">ב</text:span><text:span text:style-name="Default_20_Paragraph_20_Font">', </text:span><text:span text:style-name="Default_20_Paragraph_20_Font">י</text:span><text:span text:style-name="Default_20_Paragraph_20_Font">).</text:span></text:p>
        </text:list-item>
        <text:list-item>
          <text:p text:style-name="P31"><text:span text:style-name="Default_20_Paragraph_20_Font">ד</text:span><text:span text:style-name="Default_20_Paragraph_20_Font">ַּ</text:span><text:span text:style-name="Default_20_Paragraph_20_Font">ב</text:span><text:span text:style-name="Default_20_Paragraph_20_Font">ֵּ</text:span><text:span text:style-name="Default_20_Paragraph_20_Font">ר</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 </text:span><text:span text:style-name="Default_20_Paragraph_20_Font">ב</text:span><text:span text:style-name="Default_20_Paragraph_20_Font">ְּ</text:span><text:span text:style-name="Default_20_Paragraph_20_Font">נ</text:span><text:span text:style-name="Default_20_Paragraph_20_Font">ֵ</text:span><text:span text:style-name="Default_20_Paragraph_20_Font">י</text:span><text:span text:style-name="Default_20_Paragraph_20_Font"> </text:span><text:span text:style-name="Default_20_Paragraph_20_Font">י</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text:span><text:span text:style-name="Default_20_Paragraph_20_Font">א</text:span><text:span text:style-name="Default_20_Paragraph_20_Font">ֵ</text:span><text:span text:style-name="Default_20_Paragraph_20_Font">ל</text:span><text:span text:style-name="Default_20_Paragraph_20_Font"> </text:span><text:span text:style-name="Default_20_Paragraph_20_Font">ו</text:span><text:span text:style-name="Default_20_Paragraph_20_Font">ְ</text:span><text:span text:style-name="Default_20_Paragraph_20_Font">א</text:span><text:span text:style-name="Default_20_Paragraph_20_Font">ָ</text:span><text:span text:style-name="Default_20_Paragraph_20_Font">מ</text:span><text:span text:style-name="Default_20_Paragraph_20_Font">ַ</text:span><text:span text:style-name="Default_20_Paragraph_20_Font">ר</text:span><text:span text:style-name="Default_20_Paragraph_20_Font">ְ</text:span><text:span text:style-name="Default_20_Paragraph_20_Font">ת</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text:span><text:span text:style-name="Default_20_Paragraph_20_Font">ה</text:span><text:span text:style-name="Default_20_Paragraph_20_Font">ֶ</text:span><text:span text:style-name="Default_20_Paragraph_20_Font">ם</text:span><text:span text:style-name="Default_20_Paragraph_20_Font">: </text:span><text:span text:style-name="Default_20_Paragraph_20_Font">כ</text:span><text:span text:style-name="Default_20_Paragraph_20_Font">ִּ</text:span><text:span text:style-name="Default_20_Paragraph_20_Font">י</text:span><text:span text:style-name="Default_20_Paragraph_20_Font"> </text:span><text:span text:style-name="Default_20_Paragraph_20_Font">ת</text:span><text:span text:style-name="Default_20_Paragraph_20_Font">ָ</text:span><text:span text:style-name="Default_20_Paragraph_20_Font">ב</text:span><text:span text:style-name="Default_20_Paragraph_20_Font">ֹ</text:span><text:span text:style-name="Default_20_Paragraph_20_Font">או</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 </text:span><text:span text:style-name="Default_20_Paragraph_20_Font">ה</text:span><text:span text:style-name="Default_20_Paragraph_20_Font">ָ</text:span><text:span text:style-name="Default_20_Paragraph_20_Font">א</text:span><text:span text:style-name="Default_20_Paragraph_20_Font">ָ</text:span><text:span text:style-name="Default_20_Paragraph_20_Font">ר</text:span><text:span text:style-name="Default_20_Paragraph_20_Font">ֶ</text:span><text:span text:style-name="Default_20_Paragraph_20_Font">ץ</text:span><text:span text:style-name="Default_20_Paragraph_20_Font"> </text:span><text:span text:style-name="Default_20_Paragraph_20_Font">א</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 </text:span><text:span text:style-name="Default_20_Paragraph_20_Font">א</text:span><text:span text:style-name="Default_20_Paragraph_20_Font">ֲ</text:span><text:span text:style-name="Default_20_Paragraph_20_Font">נ</text:span><text:span text:style-name="Default_20_Paragraph_20_Font">ִ</text:span><text:span text:style-name="Default_20_Paragraph_20_Font">י</text:span><text:span text:style-name="Default_20_Paragraph_20_Font"> </text:span><text:span text:style-name="Default_20_Paragraph_20_Font">נ</text:span><text:span text:style-name="Default_20_Paragraph_20_Font">ֹ</text:span><text:span text:style-name="Default_20_Paragraph_20_Font">ת</text:span><text:span text:style-name="Default_20_Paragraph_20_Font">ֵ</text:span><text:span text:style-name="Default_20_Paragraph_20_Font">ן</text:span><text:span text:style-name="Default_20_Paragraph_20_Font"> </text:span><text:span text:style-name="Default_20_Paragraph_20_Font">ל</text:span><text:span text:style-name="Default_20_Paragraph_20_Font">ָ</text:span><text:span text:style-name="Default_20_Paragraph_20_Font">כ</text:span><text:span text:style-name="Default_20_Paragraph_20_Font">ֶ</text:span><text:span text:style-name="Default_20_Paragraph_20_Font">ם</text:span><text:span text:style-name="Default_20_Paragraph_20_Font"> </text:span><text:span text:style-name="Default_20_Paragraph_20_Font">ו</text:span><text:span text:style-name="Default_20_Paragraph_20_Font">ּ</text:span><text:span text:style-name="Default_20_Paragraph_20_Font">ק</text:span><text:span text:style-name="Default_20_Paragraph_20_Font">ְ</text:span><text:span text:style-name="Default_20_Paragraph_20_Font">צ</text:span><text:span text:style-name="Default_20_Paragraph_20_Font">ַ</text:span><text:span text:style-name="Default_20_Paragraph_20_Font">ר</text:span><text:span text:style-name="Default_20_Paragraph_20_Font">ְ</text:span><text:span text:style-name="Default_20_Paragraph_20_Font">ת</text:span><text:span text:style-name="Default_20_Paragraph_20_Font">ֶּ</text:span><text:span text:style-name="Default_20_Paragraph_20_Font">ם</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ק</text:span><text:span text:style-name="Default_20_Paragraph_20_Font">ְ</text:span><text:span text:style-name="Default_20_Paragraph_20_Font">צ</text:span><text:span text:style-name="Default_20_Paragraph_20_Font">ִ</text:span><text:span text:style-name="Default_20_Paragraph_20_Font">יר</text:span><text:span text:style-name="Default_20_Paragraph_20_Font">ָ</text:span><text:span text:style-name="Default_20_Paragraph_20_Font">ה</text:span><text:span text:style-name="Default_20_Paragraph_20_Font">ּ </text:span><text:span text:style-name="Default_20_Paragraph_20_Font">ו</text:span><text:span text:style-name="Default_20_Paragraph_20_Font">ַ</text:span><text:span text:style-name="Default_20_Paragraph_20_Font">ה</text:span><text:span text:style-name="Default_20_Paragraph_20_Font">ֲ</text:span><text:span text:style-name="Default_20_Paragraph_20_Font">ב</text:span><text:span text:style-name="Default_20_Paragraph_20_Font">ֵ</text:span><text:span text:style-name="Default_20_Paragraph_20_Font">א</text:span><text:span text:style-name="Default_20_Paragraph_20_Font">ֶ</text:span><text:span text:style-name="Default_20_Paragraph_20_Font">ת</text:span><text:span text:style-name="Default_20_Paragraph_20_Font">ֶ</text:span><text:span text:style-name="Default_20_Paragraph_20_Font">ם</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ע</text:span><text:span text:style-name="Default_20_Paragraph_20_Font">ֹ</text:span><text:span text:style-name="Default_20_Paragraph_20_Font">מ</text:span><text:span text:style-name="Default_20_Paragraph_20_Font">ֶ</text:span><text:span text:style-name="Default_20_Paragraph_20_Font">ר</text:span><text:span text:style-name="Default_20_Paragraph_20_Font"> </text:span><text:span text:style-name="Default_20_Paragraph_20_Font"><text:span text:style-name="T3">ר</text:span></text:span><text:span text:style-name="Default_20_Paragraph_20_Font"><text:span text:style-name="T3">ֵ</text:span></text:span><text:span text:style-name="Default_20_Paragraph_20_Font"><text:span text:style-name="T3">אש</text:span></text:span><text:span text:style-name="Default_20_Paragraph_20_Font"><text:span text:style-name="T3">ִׁ</text:span></text:span><text:span text:style-name="Default_20_Paragraph_20_Font"><text:span text:style-name="T3">ית</text:span></text:span><text:span text:style-name="Default_20_Paragraph_20_Font"> </text:span><text:span text:style-name="Default_20_Paragraph_20_Font">ק</text:span><text:span text:style-name="Default_20_Paragraph_20_Font">ְ</text:span><text:span text:style-name="Default_20_Paragraph_20_Font">צ</text:span><text:span text:style-name="Default_20_Paragraph_20_Font">ִ</text:span><text:span text:style-name="Default_20_Paragraph_20_Font">יר</text:span><text:span text:style-name="Default_20_Paragraph_20_Font">ְ</text:span><text:span text:style-name="Default_20_Paragraph_20_Font">כ</text:span><text:span text:style-name="Default_20_Paragraph_20_Font">ֶ</text:span><text:span text:style-name="Default_20_Paragraph_20_Font">ם</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 </text:span><text:span text:style-name="Default_20_Paragraph_20_Font">ה</text:span><text:span text:style-name="Default_20_Paragraph_20_Font">ַ</text:span><text:span text:style-name="Default_20_Paragraph_20_Font">כ</text:span><text:span text:style-name="Default_20_Paragraph_20_Font">ֹּ</text:span><text:span text:style-name="Default_20_Paragraph_20_Font">ה</text:span><text:span text:style-name="Default_20_Paragraph_20_Font">ֵ</text:span><text:span text:style-name="Default_20_Paragraph_20_Font">ן</text:span><text:span text:style-name="Default_20_Paragraph_20_Font"> (</text:span><text:span text:style-name="Default_20_Paragraph_20_Font">ויקרא</text:span><text:span text:style-name="Default_20_Paragraph_20_Font"> </text:span><text:span text:style-name="Default_20_Paragraph_20_Font">כ</text:span><text:span text:style-name="Default_20_Paragraph_20_Font">"</text:span><text:span text:style-name="Default_20_Paragraph_20_Font">ג</text:span><text:span text:style-name="Default_20_Paragraph_20_Font">, </text:span><text:span text:style-name="Default_20_Paragraph_20_Font">י</text:span><text:span text:style-name="Default_20_Paragraph_20_Font">).</text:span></text:p>
        </text:list-item>
        <text:list-item>
          <text:p text:style-name="P26"><text:span text:style-name="Default_20_Paragraph_20_Font"><text:span text:style-name="T3">ר</text:span></text:span><text:span text:style-name="Default_20_Paragraph_20_Font"><text:span text:style-name="T3">ֵ</text:span></text:span><text:span text:style-name="Default_20_Paragraph_20_Font"><text:span text:style-name="T3">אש</text:span></text:span><text:span text:style-name="Default_20_Paragraph_20_Font"><text:span text:style-name="T3">ִׁ</text:span></text:span><text:span text:style-name="Default_20_Paragraph_20_Font"><text:span text:style-name="T3">ית</text:span></text:span><text:span text:style-name="Default_20_Paragraph_20_Font"> </text:span><text:span text:style-name="Default_20_Paragraph_20_Font">ע</text:span><text:span text:style-name="Default_20_Paragraph_20_Font">ֲ</text:span><text:span text:style-name="Default_20_Paragraph_20_Font">ר</text:span><text:span text:style-name="Default_20_Paragraph_20_Font">ִ</text:span><text:span text:style-name="Default_20_Paragraph_20_Font">ס</text:span><text:span text:style-name="Default_20_Paragraph_20_Font">ֹ</text:span><text:span text:style-name="Default_20_Paragraph_20_Font">ת</text:span><text:span text:style-name="Default_20_Paragraph_20_Font">ֵ</text:span><text:span text:style-name="Default_20_Paragraph_20_Font">כ</text:span><text:span text:style-name="Default_20_Paragraph_20_Font">ֶ</text:span><text:span text:style-name="Default_20_Paragraph_20_Font">ם</text:span><text:span text:style-name="Default_20_Paragraph_20_Font"> </text:span><text:span text:style-name="Default_20_Paragraph_20_Font">ח</text:span><text:span text:style-name="Default_20_Paragraph_20_Font">ַ</text:span><text:span text:style-name="Default_20_Paragraph_20_Font">ל</text:span><text:span text:style-name="Default_20_Paragraph_20_Font">ָּ</text:span><text:span text:style-name="Default_20_Paragraph_20_Font">ה</text:span><text:span text:style-name="Default_20_Paragraph_20_Font"> </text:span><text:span text:style-name="Default_20_Paragraph_20_Font">ת</text:span><text:span text:style-name="Default_20_Paragraph_20_Font">ָּ</text:span><text:span text:style-name="Default_20_Paragraph_20_Font">ר</text:span><text:span text:style-name="Default_20_Paragraph_20_Font">ִ</text:span><text:span text:style-name="Default_20_Paragraph_20_Font">ימו</text:span><text:span text:style-name="Default_20_Paragraph_20_Font">ּ </text:span><text:span text:style-name="Default_20_Paragraph_20_Font">ת</text:span><text:span text:style-name="Default_20_Paragraph_20_Font">ְ</text:span><text:span text:style-name="Default_20_Paragraph_20_Font">רו</text:span><text:span text:style-name="Default_20_Paragraph_20_Font">ּ</text:span><text:span text:style-name="Default_20_Paragraph_20_Font">מ</text:span><text:span text:style-name="Default_20_Paragraph_20_Font">ָ</text:span><text:span text:style-name="Default_20_Paragraph_20_Font">ה</text:span><text:span text:style-name="Default_20_Paragraph_20_Font"> </text:span><text:span text:style-name="Default_20_Paragraph_20_Font">כ</text:span><text:span text:style-name="Default_20_Paragraph_20_Font">ִּ</text:span><text:span text:style-name="Default_20_Paragraph_20_Font">ת</text:span><text:span text:style-name="Default_20_Paragraph_20_Font">ְ</text:span><text:span text:style-name="Default_20_Paragraph_20_Font">רו</text:span><text:span text:style-name="Default_20_Paragraph_20_Font">ּ</text:span><text:span text:style-name="Default_20_Paragraph_20_Font">מ</text:span><text:span text:style-name="Default_20_Paragraph_20_Font">ַ</text:span><text:span text:style-name="Default_20_Paragraph_20_Font">ת</text:span><text:span text:style-name="Default_20_Paragraph_20_Font"> </text:span><text:span text:style-name="Default_20_Paragraph_20_Font">ג</text:span><text:span text:style-name="Default_20_Paragraph_20_Font">ֹּ</text:span><text:span text:style-name="Default_20_Paragraph_20_Font">ר</text:span><text:span text:style-name="Default_20_Paragraph_20_Font">ֶ</text:span><text:span text:style-name="Default_20_Paragraph_20_Font">ן</text:span><text:span text:style-name="Default_20_Paragraph_20_Font"> </text:span><text:span text:style-name="Default_20_Paragraph_20_Font">כ</text:span><text:span text:style-name="Default_20_Paragraph_20_Font">ֵּ</text:span><text:span text:style-name="Default_20_Paragraph_20_Font">ן</text:span><text:span text:style-name="Default_20_Paragraph_20_Font"> </text:span><text:span text:style-name="Default_20_Paragraph_20_Font">ת</text:span><text:span text:style-name="Default_20_Paragraph_20_Font">ָּ</text:span><text:span text:style-name="Default_20_Paragraph_20_Font">ר</text:span><text:span text:style-name="Default_20_Paragraph_20_Font">ִ</text:span><text:span text:style-name="Default_20_Paragraph_20_Font">ימו</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text:span><text:span text:style-name="Default_20_Paragraph_20_Font">ה</text:span><text:span text:style-name="Default_20_Paragraph_20_Font">ּ. </text:span><text:span text:style-name="Default_20_Paragraph_20_Font"><text:span text:style-name="T3">מר</text:span></text:span><text:span text:style-name="Default_20_Paragraph_20_Font"><text:span text:style-name="T3">ֵ</text:span></text:span><text:span text:style-name="Default_20_Paragraph_20_Font"><text:span text:style-name="T3">אש</text:span></text:span><text:span text:style-name="Default_20_Paragraph_20_Font"><text:span text:style-name="T3">ִׁ</text:span></text:span><text:span text:style-name="Default_20_Paragraph_20_Font"><text:span text:style-name="T3">ית</text:span></text:span><text:span text:style-name="Default_20_Paragraph_20_Font"> </text:span><text:span text:style-name="Default_20_Paragraph_20_Font">ע</text:span><text:span text:style-name="Default_20_Paragraph_20_Font">ֲ</text:span><text:span text:style-name="Default_20_Paragraph_20_Font">ר</text:span><text:span text:style-name="Default_20_Paragraph_20_Font">ִ</text:span><text:span text:style-name="Default_20_Paragraph_20_Font">ס</text:span><text:span text:style-name="Default_20_Paragraph_20_Font">ֹ</text:span><text:span text:style-name="Default_20_Paragraph_20_Font">ת</text:span><text:span text:style-name="Default_20_Paragraph_20_Font">ֵ</text:span><text:span text:style-name="Default_20_Paragraph_20_Font">יכ</text:span><text:span text:style-name="Default_20_Paragraph_20_Font">ֶ</text:span><text:span text:style-name="Default_20_Paragraph_20_Font">ם</text:span><text:span text:style-name="Default_20_Paragraph_20_Font"> </text:span><text:span text:style-name="Default_20_Paragraph_20_Font">ת</text:span><text:span text:style-name="Default_20_Paragraph_20_Font">ִּ</text:span><text:span text:style-name="Default_20_Paragraph_20_Font">ת</text:span><text:span text:style-name="Default_20_Paragraph_20_Font">ְּ</text:span><text:span text:style-name="Default_20_Paragraph_20_Font">נו</text:span><text:span text:style-name="Default_20_Paragraph_20_Font">ּ </text:span><text:span text:style-name="Default_20_Paragraph_20_Font">לה</text:span><text:span text:style-name="Default_20_Paragraph_20_Font">' </text:span><text:span text:style-name="Default_20_Paragraph_20_Font">ת</text:span><text:span text:style-name="Default_20_Paragraph_20_Font">ְ</text:span><text:span text:style-name="Default_20_Paragraph_20_Font">רו</text:span><text:span text:style-name="Default_20_Paragraph_20_Font">ּ</text:span><text:span text:style-name="Default_20_Paragraph_20_Font">מ</text:span><text:span text:style-name="Default_20_Paragraph_20_Font">ָ</text:span><text:span text:style-name="Default_20_Paragraph_20_Font">ה</text:span><text:span text:style-name="Default_20_Paragraph_20_Font"> </text:span><text:span text:style-name="Default_20_Paragraph_20_Font">ל</text:span><text:span text:style-name="Default_20_Paragraph_20_Font">ְ</text:span><text:span text:style-name="Default_20_Paragraph_20_Font">ד</text:span><text:span text:style-name="Default_20_Paragraph_20_Font">ֹ</text:span><text:span text:style-name="Default_20_Paragraph_20_Font">ר</text:span><text:span text:style-name="Default_20_Paragraph_20_Font">ֹ</text:span><text:span text:style-name="Default_20_Paragraph_20_Font">ת</text:span><text:span text:style-name="Default_20_Paragraph_20_Font">ֵ</text:span><text:span text:style-name="Default_20_Paragraph_20_Font">יכ</text:span><text:span text:style-name="Default_20_Paragraph_20_Font">ֶ</text:span><text:span text:style-name="Default_20_Paragraph_20_Font">ם</text:span><text:span text:style-name="Default_20_Paragraph_20_Font"> (</text:span><text:span text:style-name="Default_20_Paragraph_20_Font">במדבר</text:span><text:span text:style-name="Default_20_Paragraph_20_Font"> </text:span><text:span text:style-name="Default_20_Paragraph_20_Font">ט</text:span><text:span text:style-name="Default_20_Paragraph_20_Font">"</text:span><text:span text:style-name="Default_20_Paragraph_20_Font">ו</text:span><text:span text:style-name="Default_20_Paragraph_20_Font">, </text:span><text:span text:style-name="Default_20_Paragraph_20_Font">כ</text:span><text:span text:style-name="Default_20_Paragraph_20_Font">-</text:span><text:span text:style-name="Default_20_Paragraph_20_Font">כא</text:span><text:span text:style-name="Default_20_Paragraph_20_Font">).</text:span></text:p>
        </text:list-item>
        <text:list-item>
          <text:p text:style-name="P31"><text:span text:style-name="Default_20_Paragraph_20_Font">כ</text:span><text:span text:style-name="Default_20_Paragraph_20_Font">ֹּ</text:span><text:span text:style-name="Default_20_Paragraph_20_Font">ל</text:span><text:span text:style-name="Default_20_Paragraph_20_Font"> </text:span><text:span text:style-name="Default_20_Paragraph_20_Font">ח</text:span><text:span text:style-name="Default_20_Paragraph_20_Font">ֵ</text:span><text:span text:style-name="Default_20_Paragraph_20_Font">ל</text:span><text:span text:style-name="Default_20_Paragraph_20_Font">ֶ</text:span><text:span text:style-name="Default_20_Paragraph_20_Font">ב</text:span><text:span text:style-name="Default_20_Paragraph_20_Font"> </text:span><text:span text:style-name="Default_20_Paragraph_20_Font">י</text:span><text:span text:style-name="Default_20_Paragraph_20_Font">ִ</text:span><text:span text:style-name="Default_20_Paragraph_20_Font">צ</text:span><text:span text:style-name="Default_20_Paragraph_20_Font">ְ</text:span><text:span text:style-name="Default_20_Paragraph_20_Font">ה</text:span><text:span text:style-name="Default_20_Paragraph_20_Font">ָ</text:span><text:span text:style-name="Default_20_Paragraph_20_Font">ר</text:span><text:span text:style-name="Default_20_Paragraph_20_Font"> </text:span><text:span text:style-name="Default_20_Paragraph_20_Font">ו</text:span><text:span text:style-name="Default_20_Paragraph_20_Font">ְ</text:span><text:span text:style-name="Default_20_Paragraph_20_Font">כ</text:span><text:span text:style-name="Default_20_Paragraph_20_Font">ָ</text:span><text:span text:style-name="Default_20_Paragraph_20_Font">ל</text:span><text:span text:style-name="Default_20_Paragraph_20_Font"> </text:span><text:span text:style-name="Default_20_Paragraph_20_Font">ח</text:span><text:span text:style-name="Default_20_Paragraph_20_Font">ֵ</text:span><text:span text:style-name="Default_20_Paragraph_20_Font">ל</text:span><text:span text:style-name="Default_20_Paragraph_20_Font">ֶ</text:span><text:span text:style-name="Default_20_Paragraph_20_Font">ב</text:span><text:span text:style-name="Default_20_Paragraph_20_Font"> </text:span><text:span text:style-name="Default_20_Paragraph_20_Font">ת</text:span><text:span text:style-name="Default_20_Paragraph_20_Font">ִּ</text:span><text:span text:style-name="Default_20_Paragraph_20_Font">ירו</text:span><text:span text:style-name="Default_20_Paragraph_20_Font">ֹ</text:span><text:span text:style-name="Default_20_Paragraph_20_Font">ש</text:span><text:span text:style-name="Default_20_Paragraph_20_Font">ׁ </text:span><text:span text:style-name="Default_20_Paragraph_20_Font">ו</text:span><text:span text:style-name="Default_20_Paragraph_20_Font">ְ</text:span><text:span text:style-name="Default_20_Paragraph_20_Font">ד</text:span><text:span text:style-name="Default_20_Paragraph_20_Font">ָ</text:span><text:span text:style-name="Default_20_Paragraph_20_Font">ג</text:span><text:span text:style-name="Default_20_Paragraph_20_Font">ָ</text:span><text:span text:style-name="Default_20_Paragraph_20_Font">ן</text:span><text:span text:style-name="Default_20_Paragraph_20_Font">, </text:span><text:span text:style-name="Default_20_Paragraph_20_Font"><text:span text:style-name="T3">ר</text:span></text:span><text:span text:style-name="Default_20_Paragraph_20_Font"><text:span text:style-name="T3">ֵ</text:span></text:span><text:span text:style-name="Default_20_Paragraph_20_Font"><text:span text:style-name="T3">אש</text:span></text:span><text:span text:style-name="Default_20_Paragraph_20_Font"><text:span text:style-name="T3">ִׁ</text:span></text:span><text:span text:style-name="Default_20_Paragraph_20_Font"><text:span text:style-name="T3">ית</text:span></text:span><text:span text:style-name="Default_20_Paragraph_20_Font"><text:span text:style-name="T3">ָ</text:span></text:span><text:span text:style-name="Default_20_Paragraph_20_Font"><text:span text:style-name="T3">ם</text:span></text:span><text:span text:style-name="Default_20_Paragraph_20_Font"> </text:span><text:span text:style-name="Default_20_Paragraph_20_Font">א</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 </text:span><text:span text:style-name="Default_20_Paragraph_20_Font">י</text:span><text:span text:style-name="Default_20_Paragraph_20_Font">ִ</text:span><text:span text:style-name="Default_20_Paragraph_20_Font">ת</text:span><text:span text:style-name="Default_20_Paragraph_20_Font">ְּ</text:span><text:span text:style-name="Default_20_Paragraph_20_Font">נו</text:span><text:span text:style-name="Default_20_Paragraph_20_Font">ּ </text:span><text:span text:style-name="Default_20_Paragraph_20_Font">לה</text:span><text:span text:style-name="Default_20_Paragraph_20_Font">' </text:span><text:span text:style-name="Default_20_Paragraph_20_Font">ל</text:span><text:span text:style-name="Default_20_Paragraph_20_Font">ְ</text:span><text:span text:style-name="Default_20_Paragraph_20_Font">ך</text:span><text:span text:style-name="Default_20_Paragraph_20_Font">ָ </text:span><text:span text:style-name="Default_20_Paragraph_20_Font">נ</text:span><text:span text:style-name="Default_20_Paragraph_20_Font">ְ</text:span><text:span text:style-name="Default_20_Paragraph_20_Font">ת</text:span><text:span text:style-name="Default_20_Paragraph_20_Font">ַ</text:span><text:span text:style-name="Default_20_Paragraph_20_Font">ת</text:span><text:span text:style-name="Default_20_Paragraph_20_Font">ִּ</text:span><text:span text:style-name="Default_20_Paragraph_20_Font">ים</text:span><text:span text:style-name="Default_20_Paragraph_20_Font"> (</text:span><text:span text:style-name="Default_20_Paragraph_20_Font">במדבר</text:span><text:span text:style-name="Default_20_Paragraph_20_Font"> </text:span><text:span text:style-name="Default_20_Paragraph_20_Font">י</text:span><text:span text:style-name="Default_20_Paragraph_20_Font">"</text:span><text:span text:style-name="Default_20_Paragraph_20_Font">ח</text:span><text:span text:style-name="Default_20_Paragraph_20_Font">, </text:span><text:span text:style-name="Default_20_Paragraph_20_Font">יב</text:span><text:span text:style-name="Default_20_Paragraph_20_Font">).</text:span></text:p>
        </text:list-item>
        <text:list-item>
          <text:p text:style-name="P26"><text:span text:style-name="Default_20_Paragraph_20_Font"><text:span text:style-name="T3">ר</text:span></text:span><text:span text:style-name="Default_20_Paragraph_20_Font"><text:span text:style-name="T3">ֵ</text:span></text:span><text:span text:style-name="Default_20_Paragraph_20_Font"><text:span text:style-name="T3">אש</text:span></text:span><text:span text:style-name="Default_20_Paragraph_20_Font"><text:span text:style-name="T3">ִׁ</text:span></text:span><text:span text:style-name="Default_20_Paragraph_20_Font"><text:span text:style-name="T3">ית</text:span></text:span><text:span text:style-name="Default_20_Paragraph_20_Font"> </text:span><text:span text:style-name="Default_20_Paragraph_20_Font">ד</text:span><text:span text:style-name="Default_20_Paragraph_20_Font">ְּ</text:span><text:span text:style-name="Default_20_Paragraph_20_Font">ג</text:span><text:span text:style-name="Default_20_Paragraph_20_Font">ָ</text:span><text:span text:style-name="Default_20_Paragraph_20_Font">נ</text:span><text:span text:style-name="Default_20_Paragraph_20_Font">ְ</text:span><text:span text:style-name="Default_20_Paragraph_20_Font">ך</text:span><text:span text:style-name="Default_20_Paragraph_20_Font">ָ </text:span><text:span text:style-name="Default_20_Paragraph_20_Font">ת</text:span><text:span text:style-name="Default_20_Paragraph_20_Font">ִּ</text:span><text:span text:style-name="Default_20_Paragraph_20_Font">יר</text:span><text:span text:style-name="Default_20_Paragraph_20_Font">ֹ</text:span><text:span text:style-name="Default_20_Paragraph_20_Font">ש</text:span><text:span text:style-name="Default_20_Paragraph_20_Font">ְׁ</text:span><text:span text:style-name="Default_20_Paragraph_20_Font">ך</text:span><text:span text:style-name="Default_20_Paragraph_20_Font">ָ </text:span><text:span text:style-name="Default_20_Paragraph_20_Font">ו</text:span><text:span text:style-name="Default_20_Paragraph_20_Font">ְ</text:span><text:span text:style-name="Default_20_Paragraph_20_Font">י</text:span><text:span text:style-name="Default_20_Paragraph_20_Font">ִ</text:span><text:span text:style-name="Default_20_Paragraph_20_Font">צ</text:span><text:span text:style-name="Default_20_Paragraph_20_Font">ְ</text:span><text:span text:style-name="Default_20_Paragraph_20_Font">ה</text:span><text:span text:style-name="Default_20_Paragraph_20_Font">ָ</text:span><text:span text:style-name="Default_20_Paragraph_20_Font">ר</text:span><text:span text:style-name="Default_20_Paragraph_20_Font">ֶ</text:span><text:span text:style-name="Default_20_Paragraph_20_Font">ך</text:span><text:span text:style-name="Default_20_Paragraph_20_Font">ָ </text:span><text:span text:style-name="Default_20_Paragraph_20_Font"><text:span text:style-name="T3">ו</text:span></text:span><text:span text:style-name="Default_20_Paragraph_20_Font"><text:span text:style-name="T3">ְ</text:span></text:span><text:span text:style-name="Default_20_Paragraph_20_Font"><text:span text:style-name="T3">ר</text:span></text:span><text:span text:style-name="Default_20_Paragraph_20_Font"><text:span text:style-name="T3">ֵ</text:span></text:span><text:span text:style-name="Default_20_Paragraph_20_Font"><text:span text:style-name="T3">אש</text:span></text:span><text:span text:style-name="Default_20_Paragraph_20_Font"><text:span text:style-name="T3">ִׁ</text:span></text:span><text:span text:style-name="Default_20_Paragraph_20_Font"><text:span text:style-name="T3">ית</text:span></text:span><text:span text:style-name="Default_20_Paragraph_20_Font"> </text:span><text:span text:style-name="Default_20_Paragraph_20_Font">ג</text:span><text:span text:style-name="Default_20_Paragraph_20_Font">ֵּ</text:span><text:span text:style-name="Default_20_Paragraph_20_Font">ז</text:span><text:span text:style-name="Default_20_Paragraph_20_Font"> </text:span><text:span text:style-name="Default_20_Paragraph_20_Font">צ</text:span><text:span text:style-name="Default_20_Paragraph_20_Font">ֹ</text:span><text:span text:style-name="Default_20_Paragraph_20_Font">אנ</text:span><text:span text:style-name="Default_20_Paragraph_20_Font">ְ</text:span><text:span text:style-name="Default_20_Paragraph_20_Font">ך</text:span><text:span text:style-name="Default_20_Paragraph_20_Font">ָ </text:span><text:span text:style-name="Default_20_Paragraph_20_Font">ת</text:span><text:span text:style-name="Default_20_Paragraph_20_Font">ִּ</text:span><text:span text:style-name="Default_20_Paragraph_20_Font">ת</text:span><text:span text:style-name="Default_20_Paragraph_20_Font">ֶּ</text:span><text:span text:style-name="Default_20_Paragraph_20_Font">ן</text:span><text:span text:style-name="Default_20_Paragraph_20_Font"> </text:span><text:span text:style-name="Default_20_Paragraph_20_Font">ל</text:span><text:span text:style-name="Default_20_Paragraph_20_Font">ּ</text:span><text:span text:style-name="Default_20_Paragraph_20_Font">ו</text:span><text:span text:style-name="Default_20_Paragraph_20_Font">ֹ (</text:span><text:span text:style-name="Default_20_Paragraph_20_Font">דברים</text:span><text:span text:style-name="Default_20_Paragraph_20_Font"> </text:span><text:span text:style-name="Default_20_Paragraph_20_Font">י</text:span><text:span text:style-name="Default_20_Paragraph_20_Font">"</text:span><text:span text:style-name="Default_20_Paragraph_20_Font">ח</text:span><text:span text:style-name="Default_20_Paragraph_20_Font">, </text:span><text:span text:style-name="Default_20_Paragraph_20_Font">ד</text:span><text:span text:style-name="Default_20_Paragraph_20_Font">).</text:span></text:p>
        </text:list-item>
      </text:list>
      <text:p text:style-name="P2"/>
      <text:p text:style-name="P1"><text:span text:style-name="Default_20_Paragraph_20_Font">אבל</text:span><text:span text:style-name="Default_20_Paragraph_20_Font"> </text:span><text:span text:style-name="Default_20_Paragraph_20_Font">כאן</text:span><text:span text:style-name="Default_20_Paragraph_20_Font"> </text:span><text:span text:style-name="Default_20_Paragraph_20_Font">נזכר</text:span><text:span text:style-name="Default_20_Paragraph_20_Font"> </text:span><text:span text:style-name="Default_20_Paragraph_20_Font">שיש</text:span><text:span text:style-name="Default_20_Paragraph_20_Font"> </text:span><text:span text:style-name="Default_20_Paragraph_20_Font">לכבד</text:span><text:span text:style-name="Default_20_Paragraph_20_Font"> </text:span><text:span text:style-name="Default_20_Paragraph_20_Font">את</text:span><text:span text:style-name="Default_20_Paragraph_20_Font"> </text:span><text:span text:style-name="Default_20_Paragraph_20_Font">ה</text:span><text:span text:style-name="Default_20_Paragraph_20_Font">' </text:span><text:span text:style-name="Default_20_Paragraph_20_Font">גם</text:span><text:span text:style-name="Default_20_Paragraph_20_Font"> </text:span><text:span text:style-name="Default_20_Paragraph_20_Font">מה</text:span><text:span text:style-name="Default_20_Paragraph_20_Font"><text:span text:style-name="T3">הון</text:span></text:span><text:span text:style-name="Default_20_Paragraph_20_Font"> - </text:span><text:span text:style-name="Default_20_Paragraph_20_Font">רכוש</text:span><text:span text:style-name="Default_20_Paragraph_20_Font"> </text:span><text:span text:style-name="Default_20_Paragraph_20_Font">כלשהו</text:span><text:span text:style-name="Default_20_Paragraph_20_Font">. </text:span><text:span text:style-name="Default_20_Paragraph_20_Font">מסתבר</text:span><text:span text:style-name="Default_20_Paragraph_20_Font"> </text:span><text:span text:style-name="Default_20_Paragraph_20_Font">שהשינוי</text:span><text:span text:style-name="Default_20_Paragraph_20_Font"> </text:span><text:span text:style-name="Default_20_Paragraph_20_Font">נובע</text:span><text:span text:style-name="Default_20_Paragraph_20_Font"> </text:span><text:span text:style-name="Default_20_Paragraph_20_Font">מהתפתחות</text:span><text:span text:style-name="Default_20_Paragraph_20_Font"> </text:span><text:span text:style-name="Default_20_Paragraph_20_Font">המשק</text:span><text:span text:style-name="Default_20_Paragraph_20_Font">: </text:span><text:span text:style-name="Default_20_Paragraph_20_Font">בעת</text:span><text:span text:style-name="Default_20_Paragraph_20_Font"> </text:span><text:span text:style-name="Default_20_Paragraph_20_Font">העתיקה</text:span><text:span text:style-name="Default_20_Paragraph_20_Font">, </text:span><text:span text:style-name="Default_20_Paragraph_20_Font">אבותינו</text:span><text:span text:style-name="Default_20_Paragraph_20_Font"> </text:span><text:span text:style-name="Default_20_Paragraph_20_Font">התפרנסו</text:span><text:span text:style-name="Default_20_Paragraph_20_Font"> </text:span><text:span text:style-name="Default_20_Paragraph_20_Font">בעיקר</text:span><text:span text:style-name="Default_20_Paragraph_20_Font"> </text:span><text:span text:style-name="Default_20_Paragraph_20_Font">מחקלאות</text:span><text:span text:style-name="Default_20_Paragraph_20_Font">, </text:span><text:span text:style-name="Default_20_Paragraph_20_Font">ולכן</text:span><text:span text:style-name="Default_20_Paragraph_20_Font"> </text:span><text:span text:style-name="Default_20_Paragraph_20_Font">גם</text:span><text:span text:style-name="Default_20_Paragraph_20_Font"> </text:span><text:span text:style-name="Default_20_Paragraph_20_Font">הקשר</text:span><text:span text:style-name="Default_20_Paragraph_20_Font"> </text:span><text:span text:style-name="Default_20_Paragraph_20_Font">שלהם</text:span><text:span text:style-name="Default_20_Paragraph_20_Font"> </text:span><text:span text:style-name="Default_20_Paragraph_20_Font">עם</text:span><text:span text:style-name="Default_20_Paragraph_20_Font"> </text:span><text:span text:style-name="Default_20_Paragraph_20_Font">ה</text:span><text:span text:style-name="Default_20_Paragraph_20_Font">' </text:span><text:span text:style-name="Default_20_Paragraph_20_Font">התבטא</text:span><text:span text:style-name="Default_20_Paragraph_20_Font"> </text:span><text:span text:style-name="Default_20_Paragraph_20_Font">במתנות</text:span><text:span text:style-name="Default_20_Paragraph_20_Font"> </text:span><text:span text:style-name="Default_20_Paragraph_20_Font">מהתבואה</text:span><text:span text:style-name="Default_20_Paragraph_20_Font">. </text:span><text:span text:style-name="Default_20_Paragraph_20_Font">אך</text:span><text:span text:style-name="Default_20_Paragraph_20_Font"> </text:span><text:span text:style-name="Default_20_Paragraph_20_Font">בתקופת</text:span><text:span text:style-name="Default_20_Paragraph_20_Font"> </text:span><text:span text:style-name="Default_20_Paragraph_20_Font">שלמה</text:span><text:span text:style-name="Default_20_Paragraph_20_Font"> </text:span><text:span text:style-name="Default_20_Paragraph_20_Font">המלך</text:span><text:span text:style-name="Default_20_Paragraph_20_Font"> </text:span><text:span text:style-name="Default_20_Paragraph_20_Font">חלה</text:span><text:span text:style-name="Default_20_Paragraph_20_Font"> </text:span><text:span text:style-name="Default_20_Paragraph_20_Font">צמיחה</text:span><text:span text:style-name="Default_20_Paragraph_20_Font"> </text:span><text:span text:style-name="Default_20_Paragraph_20_Font">מואצת</text:span><text:span text:style-name="Default_20_Paragraph_20_Font">, </text:span><text:span text:style-name="Default_20_Paragraph_20_Font">ובני</text:span><text:span text:style-name="Default_20_Paragraph_20_Font"> </text:span><text:span text:style-name="Default_20_Paragraph_20_Font">ישראל</text:span><text:span text:style-name="Default_20_Paragraph_20_Font"> </text:span><text:span text:style-name="Default_20_Paragraph_20_Font">נהנו</text:span><text:span text:style-name="Default_20_Paragraph_20_Font"> </text:span><text:span text:style-name="Default_20_Paragraph_20_Font">ממגוון</text:span><text:span text:style-name="Default_20_Paragraph_20_Font"> </text:span><text:span text:style-name="Default_20_Paragraph_20_Font">רב</text:span><text:span text:style-name="Default_20_Paragraph_20_Font"> </text:span><text:span text:style-name="Default_20_Paragraph_20_Font">הרבה</text:span><text:span text:style-name="Default_20_Paragraph_20_Font"> </text:span><text:span text:style-name="Default_20_Paragraph_20_Font">יותר</text:span><text:span text:style-name="Default_20_Paragraph_20_Font"> </text:span><text:span text:style-name="Default_20_Paragraph_20_Font">של</text:span><text:span text:style-name="Default_20_Paragraph_20_Font"> </text:span><text:span text:style-name="Default_20_Paragraph_20_Font">רכוש</text:span><text:span text:style-name="Default_20_Paragraph_20_Font"> - </text:span><text:span text:style-name="Default_20_Paragraph_20_Font">כסף</text:span><text:span text:style-name="Default_20_Paragraph_20_Font">, </text:span><text:span text:style-name="Default_20_Paragraph_20_Font">זהב</text:span><text:span text:style-name="Default_20_Paragraph_20_Font"> </text:span><text:span text:style-name="Default_20_Paragraph_20_Font">ועוד</text:span><text:span text:style-name="Default_20_Paragraph_20_Font">. </text:span><text:span text:style-name="Default_20_Paragraph_20_Font">שינוי</text:span><text:span text:style-name="Default_20_Paragraph_20_Font"> </text:span><text:span text:style-name="Default_20_Paragraph_20_Font">מסוג</text:span><text:span text:style-name="Default_20_Paragraph_20_Font"> </text:span><text:span text:style-name="Default_20_Paragraph_20_Font">זה</text:span><text:span text:style-name="Default_20_Paragraph_20_Font"> </text:span><text:span text:style-name="Default_20_Paragraph_20_Font">צריך</text:span><text:span text:style-name="Default_20_Paragraph_20_Font"> </text:span><text:span text:style-name="Default_20_Paragraph_20_Font">להשפיע</text:span><text:span text:style-name="Default_20_Paragraph_20_Font"> </text:span><text:span text:style-name="Default_20_Paragraph_20_Font">גם</text:span><text:span text:style-name="Default_20_Paragraph_20_Font"> </text:span><text:span text:style-name="Default_20_Paragraph_20_Font">על</text:span><text:span text:style-name="Default_20_Paragraph_20_Font"> </text:span><text:span text:style-name="Default_20_Paragraph_20_Font">הקשר</text:span><text:span text:style-name="Default_20_Paragraph_20_Font"> </text:span><text:span text:style-name="Default_20_Paragraph_20_Font">בין</text:span><text:span text:style-name="Default_20_Paragraph_20_Font"> </text:span><text:span text:style-name="Default_20_Paragraph_20_Font">האדם</text:span><text:span text:style-name="Default_20_Paragraph_20_Font"> </text:span><text:span text:style-name="Default_20_Paragraph_20_Font">לבין</text:span><text:span text:style-name="Default_20_Paragraph_20_Font"> </text:span><text:span text:style-name="Default_20_Paragraph_20_Font">ה</text:span><text:span text:style-name="Default_20_Paragraph_20_Font">'. </text:span><text:span text:style-name="Default_20_Paragraph_20_Font">שלמה</text:span><text:span text:style-name="Default_20_Paragraph_20_Font"> </text:span><text:span text:style-name="Default_20_Paragraph_20_Font">המלך</text:span><text:span text:style-name="Default_20_Paragraph_20_Font"> </text:span><text:span text:style-name="Default_20_Paragraph_20_Font">ירד</text:span><text:span text:style-name="Default_20_Paragraph_20_Font"> </text:span><text:span text:style-name="Default_20_Paragraph_20_Font">לעומק</text:span><text:span text:style-name="Default_20_Paragraph_20_Font"> </text:span><text:span text:style-name="Default_20_Paragraph_20_Font">כוונת</text:span><text:span text:style-name="Default_20_Paragraph_20_Font"> </text:span><text:span text:style-name="Default_20_Paragraph_20_Font">התורה</text:span><text:span text:style-name="Default_20_Paragraph_20_Font">, </text:span><text:span text:style-name="Default_20_Paragraph_20_Font">הוא</text:span><text:span text:style-name="Default_20_Paragraph_20_Font"> </text:span><text:span text:style-name="Default_20_Paragraph_20_Font">הבין</text:span><text:span text:style-name="Default_20_Paragraph_20_Font"> </text:span><text:span text:style-name="Default_20_Paragraph_20_Font">שהמטרה</text:span><text:span text:style-name="Default_20_Paragraph_20_Font"> </text:span><text:span text:style-name="Default_20_Paragraph_20_Font">של</text:span><text:span text:style-name="Default_20_Paragraph_20_Font"> </text:span><text:span text:style-name="Default_20_Paragraph_20_Font">המתנות</text:span><text:span text:style-name="Default_20_Paragraph_20_Font"> </text:span><text:span text:style-name="Default_20_Paragraph_20_Font">היא</text:span><text:span text:style-name="Default_20_Paragraph_20_Font"> </text:span><text:span text:style-name="Default_20_Paragraph_20_Font">להראות</text:span><text:span text:style-name="Default_20_Paragraph_20_Font"> </text:span><text:span text:style-name="Default_20_Paragraph_20_Font">כבוד</text:span><text:span text:style-name="Default_20_Paragraph_20_Font"> </text:span><text:span text:style-name="Default_20_Paragraph_20_Font">לה</text:span><text:span text:style-name="Default_20_Paragraph_20_Font">', </text:span><text:span text:style-name="Default_20_Paragraph_20_Font">וכדי</text:span><text:span text:style-name="Default_20_Paragraph_20_Font"> </text:span><text:span text:style-name="Default_20_Paragraph_20_Font">להשיג</text:span><text:span text:style-name="Default_20_Paragraph_20_Font"> </text:span><text:span text:style-name="Default_20_Paragraph_20_Font">את</text:span><text:span text:style-name="Default_20_Paragraph_20_Font"> </text:span><text:span text:style-name="Default_20_Paragraph_20_Font">המטרה</text:span><text:span text:style-name="Default_20_Paragraph_20_Font"> </text:span><text:span text:style-name="Default_20_Paragraph_20_Font">הזאת</text:span><text:span text:style-name="Default_20_Paragraph_20_Font"> </text:span><text:span text:style-name="Default_20_Paragraph_20_Font">יש</text:span><text:span text:style-name="Default_20_Paragraph_20_Font"> </text:span><text:span text:style-name="Default_20_Paragraph_20_Font">להשתמש</text:span><text:span text:style-name="Default_20_Paragraph_20_Font"> </text:span><text:span text:style-name="Default_20_Paragraph_20_Font">בכל</text:span><text:span text:style-name="Default_20_Paragraph_20_Font"> </text:span><text:span text:style-name="Default_20_Paragraph_20_Font">סוגי</text:span><text:span text:style-name="Default_20_Paragraph_20_Font"> </text:span><text:span text:style-name="Default_20_Paragraph_20_Font">ההון</text:span><text:span text:style-name="Default_20_Paragraph_20_Font"> </text:span><text:span text:style-name="Default_20_Paragraph_20_Font">והרכוש</text:span><text:span text:style-name="Default_20_Paragraph_20_Font"> </text:span><text:span text:style-name="Default_20_Paragraph_20_Font">שנמצאים</text:span><text:span text:style-name="Default_20_Paragraph_20_Font"> </text:span><text:span text:style-name="Default_20_Paragraph_20_Font">בידינו</text:span><text:span text:style-name="Default_20_Paragraph_20_Font"> </text:span><text:span text:style-name="Default_20_Paragraph_20_Font">היום</text:span><text:span text:style-name="Default_20_Paragraph_20_Font">.</text:span></text:p>
      <text:p text:style-name="P2"/>
      <text:p text:style-name="P1"><text:span text:style-name="Default_20_Paragraph_20_Font">על</text:span><text:span text:style-name="Default_20_Paragraph_20_Font">-</text:span><text:span text:style-name="Default_20_Paragraph_20_Font">פי</text:span><text:span text:style-name="Default_20_Paragraph_20_Font"> </text:span><text:span text:style-name="Default_20_Paragraph_20_Font">הפסוק</text:span><text:span text:style-name="Default_20_Paragraph_20_Font"> </text:span><text:span text:style-name="Default_20_Paragraph_20_Font">שלנו</text:span><text:span text:style-name="Default_20_Paragraph_20_Font">, </text:span><text:span text:style-name="Default_20_Paragraph_20_Font">תיקנו</text:span><text:span text:style-name="Default_20_Paragraph_20_Font"> </text:span><text:span text:style-name="Default_20_Paragraph_20_Font">חז</text:span><text:span text:style-name="Default_20_Paragraph_20_Font">"</text:span><text:span text:style-name="Default_20_Paragraph_20_Font">ל</text:span><text:span text:style-name="Default_20_Paragraph_20_Font"> </text:span><text:span text:style-name="Default_20_Paragraph_20_Font">תקנה</text:span><text:span text:style-name="Default_20_Paragraph_20_Font"> </text:span><text:span text:style-name="Default_20_Paragraph_20_Font">המחייבת</text:span><text:span text:style-name="Default_20_Paragraph_20_Font"> </text:span><text:span text:style-name="Default_20_Paragraph_20_Font">את</text:span><text:span text:style-name="Default_20_Paragraph_20_Font"> </text:span><text:span text:style-name="Default_20_Paragraph_20_Font">האדם</text:span><text:span text:style-name="Default_20_Paragraph_20_Font"> </text:span><text:span text:style-name="Default_20_Paragraph_20_Font">להפריש</text:span><text:span text:style-name="Default_20_Paragraph_20_Font"> </text:span><text:span text:style-name="Default_20_Paragraph_20_Font">חלק</text:span><text:span text:style-name="Default_20_Paragraph_20_Font"> </text:span><text:span text:style-name="Default_20_Paragraph_20_Font">מנכסיו</text:span><text:span text:style-name="Default_20_Paragraph_20_Font"> </text:span><text:span text:style-name="Default_20_Paragraph_20_Font">למצוות</text:span><text:span text:style-name="Default_20_Paragraph_20_Font">:</text:span></text:p>
      <text:list xml:id="list1779800463" text:style-name="LS3">
        <text:list-item>
          <text:p text:style-name="P35"><text:span text:style-name="Default_20_Paragraph_20_Font">נמנו</text:span><text:span text:style-name="Default_20_Paragraph_20_Font"> </text:span><text:span text:style-name="Default_20_Paragraph_20_Font">באושא</text:span><text:span text:style-name="Default_20_Paragraph_20_Font">, </text:span><text:span text:style-name="Default_20_Paragraph_20_Font">שיהא</text:span><text:span text:style-name="Default_20_Paragraph_20_Font"> </text:span><text:span text:style-name="Default_20_Paragraph_20_Font">אדם</text:span><text:span text:style-name="Default_20_Paragraph_20_Font"> </text:span><text:span text:style-name="Default_20_Paragraph_20_Font">מפריש</text:span><text:span text:style-name="Default_20_Paragraph_20_Font"> </text:span><text:span text:style-name="Default_20_Paragraph_20_Font">חומש</text:span><text:span text:style-name="Default_20_Paragraph_20_Font"> </text:span><text:span text:style-name="Default_20_Paragraph_20_Font">מנכסיו</text:span><text:span text:style-name="Default_20_Paragraph_20_Font"> </text:span><text:span text:style-name="Default_20_Paragraph_20_Font">למצוות</text:span><text:span text:style-name="Default_20_Paragraph_20_Font">. </text:span><text:span text:style-name="Default_20_Paragraph_20_Font">עד</text:span><text:span text:style-name="Default_20_Paragraph_20_Font"> </text:span><text:span text:style-name="Default_20_Paragraph_20_Font">היכן</text:span><text:span text:style-name="Default_20_Paragraph_20_Font">? </text:span><text:span text:style-name="Default_20_Paragraph_20_Font">רבן</text:span><text:span text:style-name="Default_20_Paragraph_20_Font"> </text:span><text:span text:style-name="Default_20_Paragraph_20_Font">גמליאל</text:span><text:span text:style-name="Default_20_Paragraph_20_Font"> </text:span><text:span text:style-name="Default_20_Paragraph_20_Font">בן</text:span><text:span text:style-name="Default_20_Paragraph_20_Font"> </text:span><text:span text:style-name="Default_20_Paragraph_20_Font">איניניא</text:span><text:span text:style-name="Default_20_Paragraph_20_Font"> </text:span><text:span text:style-name="Default_20_Paragraph_20_Font">ורבי</text:span><text:span text:style-name="Default_20_Paragraph_20_Font"> </text:span><text:span text:style-name="Default_20_Paragraph_20_Font">אבא</text:span><text:span text:style-name="Default_20_Paragraph_20_Font"> </text:span><text:span text:style-name="Default_20_Paragraph_20_Font">בר</text:span><text:span text:style-name="Default_20_Paragraph_20_Font"> </text:span><text:span text:style-name="Default_20_Paragraph_20_Font">כהנא</text:span><text:span text:style-name="Default_20_Paragraph_20_Font">, </text:span><text:span text:style-name="Default_20_Paragraph_20_Font">חד</text:span><text:span text:style-name="Default_20_Paragraph_20_Font"> </text:span><text:span text:style-name="Default_20_Paragraph_20_Font">אמר</text:span><text:span text:style-name="Default_20_Paragraph_20_Font">: </text:span><text:span text:style-name="Default_20_Paragraph_20_Font">כדי</text:span><text:span text:style-name="Default_20_Paragraph_20_Font"> </text:span><text:span text:style-name="Default_20_Paragraph_20_Font">תרומה</text:span><text:span text:style-name="Default_20_Paragraph_20_Font"> </text:span><text:span text:style-name="Default_20_Paragraph_20_Font">וכדי</text:span><text:span text:style-name="Default_20_Paragraph_20_Font"> </text:span><text:span text:style-name="Default_20_Paragraph_20_Font">תרומת</text:span><text:span text:style-name="Default_20_Paragraph_20_Font"> </text:span><text:span text:style-name="Default_20_Paragraph_20_Font">מעשר</text:span><text:span text:style-name="Default_20_Paragraph_20_Font">, </text:span><text:span text:style-name="Default_20_Paragraph_20_Font">ואחרינא</text:span><text:span text:style-name="Default_20_Paragraph_20_Font"> </text:span><text:span text:style-name="Default_20_Paragraph_20_Font">אמר</text:span><text:span text:style-name="Default_20_Paragraph_20_Font">: </text:span><text:span text:style-name="Default_20_Paragraph_20_Font"><text:span text:style-name="T3">כבד</text:span></text:span><text:span text:style-name="Default_20_Paragraph_20_Font"><text:span text:style-name="T3"> </text:span></text:span><text:span text:style-name="Default_20_Paragraph_20_Font"><text:span text:style-name="T3">את</text:span></text:span><text:span text:style-name="Default_20_Paragraph_20_Font"><text:span text:style-name="T3"> </text:span></text:span><text:span text:style-name="Default_20_Paragraph_20_Font"><text:span text:style-name="T3">ה</text:span></text:span><text:span text:style-name="Default_20_Paragraph_20_Font"><text:span text:style-name="T3">' </text:span></text:span><text:span text:style-name="Default_20_Paragraph_20_Font"><text:span text:style-name="T3">מהונך</text:span></text:span><text:span text:style-name="Default_20_Paragraph_20_Font"><text:span text:style-name="T3"> </text:span></text:span><text:span text:style-name="Default_20_Paragraph_20_Font"><text:span text:style-name="T3">ומראשית</text:span></text:span><text:span text:style-name="Default_20_Paragraph_20_Font"><text:span text:style-name="T3"> </text:span></text:span><text:span text:style-name="Default_20_Paragraph_20_Font"><text:span text:style-name="T3">כל</text:span></text:span><text:span text:style-name="Default_20_Paragraph_20_Font"><text:span text:style-name="T3"> </text:span></text:span><text:span text:style-name="Default_20_Paragraph_20_Font"><text:span text:style-name="T3">תבואתך</text:span></text:span><text:span text:style-name="Default_20_Paragraph_20_Font"> - </text:span><text:span text:style-name="Default_20_Paragraph_20_Font">כמראשית</text:span><text:span text:style-name="Default_20_Paragraph_20_Font"> </text:span><text:span text:style-name="Default_20_Paragraph_20_Font">כל</text:span><text:span text:style-name="Default_20_Paragraph_20_Font"> </text:span><text:span text:style-name="Default_20_Paragraph_20_Font">תבואתך</text:span><text:span text:style-name="Default_20_Paragraph_20_Font"> (</text:span><text:span text:style-name="Default_20_Paragraph_20_Font">ירושלמי</text:span><text:span text:style-name="Default_20_Paragraph_20_Font"> </text:span><text:span text:style-name="Default_20_Paragraph_20_Font">פאה</text:span><text:span text:style-name="Default_20_Paragraph_20_Font"> </text:span><text:span text:style-name="Default_20_Paragraph_20_Font">פ</text:span><text:span text:style-name="Default_20_Paragraph_20_Font">"</text:span><text:span text:style-name="Default_20_Paragraph_20_Font">א</text:span><text:span text:style-name="Default_20_Paragraph_20_Font"> </text:span><text:span text:style-name="Default_20_Paragraph_20_Font">ה</text:span><text:span text:style-name="Default_20_Paragraph_20_Font">"</text:span><text:span text:style-name="Default_20_Paragraph_20_Font">א</text:span><text:span text:style-name="Default_20_Paragraph_20_Font">).</text:span></text:p>
        </text:list-item>
      </text:list>
      <text:p text:style-name="P1"><text:span text:style-name="Default_20_Paragraph_20_Font">הם</text:span><text:span text:style-name="Default_20_Paragraph_20_Font"> </text:span><text:span text:style-name="Default_20_Paragraph_20_Font">למעשה</text:span><text:span text:style-name="Default_20_Paragraph_20_Font"> </text:span><text:span text:style-name="Default_20_Paragraph_20_Font">עשו</text:span><text:span text:style-name="Default_20_Paragraph_20_Font"> "</text:span><text:span text:style-name="Default_20_Paragraph_20_Font">אקסטרפולציה</text:span><text:span text:style-name="Default_20_Paragraph_20_Font">", </text:span><text:span text:style-name="Default_20_Paragraph_20_Font">מתוך</text:span><text:span text:style-name="Default_20_Paragraph_20_Font"> </text:span><text:span text:style-name="Default_20_Paragraph_20_Font">המצוות</text:span><text:span text:style-name="Default_20_Paragraph_20_Font"> </text:span><text:span text:style-name="Default_20_Paragraph_20_Font">הכתובות</text:span><text:span text:style-name="Default_20_Paragraph_20_Font"> </text:span><text:span text:style-name="Default_20_Paragraph_20_Font">בתורה</text:span><text:span text:style-name="Default_20_Paragraph_20_Font"> </text:span><text:span text:style-name="Default_20_Paragraph_20_Font">על</text:span><text:span text:style-name="Default_20_Paragraph_20_Font"> </text:span><text:span text:style-name="Default_20_Paragraph_20_Font">תרומה</text:span><text:span text:style-name="Default_20_Paragraph_20_Font"> </text:span><text:span text:style-name="Default_20_Paragraph_20_Font">מתבואה</text:span><text:span text:style-name="Default_20_Paragraph_20_Font"> </text:span><text:span text:style-name="Default_20_Paragraph_20_Font">חקלאית</text:span><text:span text:style-name="Default_20_Paragraph_20_Font"> </text:span><text:span text:style-name="Default_20_Paragraph_20_Font">הם</text:span><text:span text:style-name="Default_20_Paragraph_20_Font"> </text:span><text:span text:style-name="Default_20_Paragraph_20_Font">הסיקו</text:span><text:span text:style-name="Default_20_Paragraph_20_Font"> </text:span><text:span text:style-name="Default_20_Paragraph_20_Font">מסקנות</text:span><text:span text:style-name="Default_20_Paragraph_20_Font"> </text:span><text:span text:style-name="Default_20_Paragraph_20_Font">על</text:span><text:span text:style-name="Default_20_Paragraph_20_Font"> </text:span><text:span text:style-name="Default_20_Paragraph_20_Font">תרומה</text:span><text:span text:style-name="Default_20_Paragraph_20_Font"> </text:span><text:span text:style-name="Default_20_Paragraph_20_Font">מכל</text:span><text:span text:style-name="Default_20_Paragraph_20_Font"> </text:span><text:span text:style-name="Default_20_Paragraph_20_Font">סוג</text:span><text:span text:style-name="Default_20_Paragraph_20_Font"> </text:span><text:span text:style-name="Default_20_Paragraph_20_Font">של</text:span><text:span text:style-name="Default_20_Paragraph_20_Font"> </text:span><text:span text:style-name="Default_20_Paragraph_20_Font">רכוש</text:span><text:span text:style-name="Default_20_Paragraph_20_Font">.</text:span></text:p>
      <text:p text:style-name="P2"/>
      <text:p text:style-name="P1"><text:span text:style-name="Default_20_Paragraph_20_Font">כבוד</text:span><text:span text:style-name="Default_20_Paragraph_20_Font"> </text:span><text:span text:style-name="Default_20_Paragraph_20_Font">ה</text:span><text:span text:style-name="Default_20_Paragraph_20_Font">' </text:span><text:span text:style-name="Default_20_Paragraph_20_Font">הוא</text:span><text:span text:style-name="Default_20_Paragraph_20_Font"> </text:span><text:span text:style-name="Default_20_Paragraph_20_Font">שהאדם</text:span><text:span text:style-name="Default_20_Paragraph_20_Font"> </text:span><text:span text:style-name="Default_20_Paragraph_20_Font">נותן</text:span><text:span text:style-name="Default_20_Paragraph_20_Font"> </text:span><text:span text:style-name="Default_20_Paragraph_20_Font">לו</text:span><text:span text:style-name="Default_20_Paragraph_20_Font"> </text:span><text:span text:style-name="Default_20_Paragraph_20_Font">את</text:span><text:span text:style-name="Default_20_Paragraph_20_Font"> </text:span><text:span text:style-name="Default_20_Paragraph_20_Font">הראשית</text:span><text:span text:style-name="Default_20_Paragraph_20_Font"> - </text:span><text:span text:style-name="Default_20_Paragraph_20_Font">לפני</text:span><text:span text:style-name="Default_20_Paragraph_20_Font"> </text:span><text:span text:style-name="Default_20_Paragraph_20_Font">שהוא</text:span><text:span text:style-name="Default_20_Paragraph_20_Font"> </text:span><text:span text:style-name="Default_20_Paragraph_20_Font">לוקח</text:span><text:span text:style-name="Default_20_Paragraph_20_Font"> </text:span><text:span text:style-name="Default_20_Paragraph_20_Font">לעצמו</text:span><text:span text:style-name="Default_20_Paragraph_20_Font">. </text:span><text:span text:style-name="Default_20_Paragraph_20_Font">זאת</text:span><text:span text:style-name="Default_20_Paragraph_20_Font"> </text:span><text:span text:style-name="Default_20_Paragraph_20_Font">בניגוד</text:span><text:span text:style-name="Default_20_Paragraph_20_Font"> </text:span><text:span text:style-name="Default_20_Paragraph_20_Font">למה</text:span><text:span text:style-name="Default_20_Paragraph_20_Font"> </text:span><text:span text:style-name="Default_20_Paragraph_20_Font">שעשו</text:span><text:span text:style-name="Default_20_Paragraph_20_Font"> </text:span><text:span text:style-name="Default_20_Paragraph_20_Font">בני</text:span><text:span text:style-name="Default_20_Paragraph_20_Font"> </text:span><text:span text:style-name="Default_20_Paragraph_20_Font">עלי</text:span><text:span text:style-name="Default_20_Paragraph_20_Font">, </text:span><text:span text:style-name="Default_20_Paragraph_20_Font">כפי</text:span><text:span text:style-name="Default_20_Paragraph_20_Font"> </text:span><text:span text:style-name="Default_20_Paragraph_20_Font">שנאמר</text:span><text:span text:style-name="Default_20_Paragraph_20_Font"> </text:span><text:span text:style-name="Default_20_Paragraph_20_Font">בתוכחתו</text:span><text:span text:style-name="Default_20_Paragraph_20_Font"> </text:span><text:span text:style-name="Default_20_Paragraph_20_Font">של</text:span><text:span text:style-name="Default_20_Paragraph_20_Font"> </text:span><text:span text:style-name="Default_20_Paragraph_20_Font">איש</text:span><text:span text:style-name="Default_20_Paragraph_20_Font"> </text:span><text:span text:style-name="Default_20_Paragraph_20_Font">האלהים</text:span><text:span text:style-name="Default_20_Paragraph_20_Font"> </text:span><text:span text:style-name="Default_20_Paragraph_20_Font">אל</text:span><text:span text:style-name="Default_20_Paragraph_20_Font"> </text:span><text:span text:style-name="Default_20_Paragraph_20_Font">עלי</text:span><text:span text:style-name="Default_20_Paragraph_20_Font">:</text:span></text:p>
      <text:list xml:id="list387449886" text:style-name="LS4">
        <text:list-item>
          <text:p text:style-name="P44"><text:span text:style-name="Default_20_Paragraph_20_Font">ל</text:span><text:span text:style-name="Default_20_Paragraph_20_Font">ָ</text:span><text:span text:style-name="Default_20_Paragraph_20_Font">מ</text:span><text:span text:style-name="Default_20_Paragraph_20_Font">ָּ</text:span><text:span text:style-name="Default_20_Paragraph_20_Font">ה</text:span><text:span text:style-name="Default_20_Paragraph_20_Font"> </text:span><text:span text:style-name="Default_20_Paragraph_20_Font">ת</text:span><text:span text:style-name="Default_20_Paragraph_20_Font">ִ</text:span><text:span text:style-name="Default_20_Paragraph_20_Font">ב</text:span><text:span text:style-name="Default_20_Paragraph_20_Font">ְ</text:span><text:span text:style-name="Default_20_Paragraph_20_Font">ע</text:span><text:span text:style-name="Default_20_Paragraph_20_Font">ֲ</text:span><text:span text:style-name="Default_20_Paragraph_20_Font">טו</text:span><text:span text:style-name="Default_20_Paragraph_20_Font">ּ </text:span><text:span text:style-name="Default_20_Paragraph_20_Font">ב</text:span><text:span text:style-name="Default_20_Paragraph_20_Font">ְּ</text:span><text:span text:style-name="Default_20_Paragraph_20_Font">ז</text:span><text:span text:style-name="Default_20_Paragraph_20_Font">ִ</text:span><text:span text:style-name="Default_20_Paragraph_20_Font">ב</text:span><text:span text:style-name="Default_20_Paragraph_20_Font">ְ</text:span><text:span text:style-name="Default_20_Paragraph_20_Font">ח</text:span><text:span text:style-name="Default_20_Paragraph_20_Font">ִ</text:span><text:span text:style-name="Default_20_Paragraph_20_Font">י</text:span><text:span text:style-name="Default_20_Paragraph_20_Font"> </text:span><text:span text:style-name="Default_20_Paragraph_20_Font">ו</text:span><text:span text:style-name="Default_20_Paragraph_20_Font">ּ</text:span><text:span text:style-name="Default_20_Paragraph_20_Font">ב</text:span><text:span text:style-name="Default_20_Paragraph_20_Font">ְ</text:span><text:span text:style-name="Default_20_Paragraph_20_Font">מ</text:span><text:span text:style-name="Default_20_Paragraph_20_Font">ִ</text:span><text:span text:style-name="Default_20_Paragraph_20_Font">נ</text:span><text:span text:style-name="Default_20_Paragraph_20_Font">ְ</text:span><text:span text:style-name="Default_20_Paragraph_20_Font">ח</text:span><text:span text:style-name="Default_20_Paragraph_20_Font">ָ</text:span><text:span text:style-name="Default_20_Paragraph_20_Font">ת</text:span><text:span text:style-name="Default_20_Paragraph_20_Font">ִ</text:span><text:span text:style-name="Default_20_Paragraph_20_Font">י</text:span><text:span text:style-name="Default_20_Paragraph_20_Font"> </text:span><text:span text:style-name="Default_20_Paragraph_20_Font">א</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 </text:span><text:span text:style-name="Default_20_Paragraph_20_Font">צ</text:span><text:span text:style-name="Default_20_Paragraph_20_Font">ִ</text:span><text:span text:style-name="Default_20_Paragraph_20_Font">ו</text:span><text:span text:style-name="Default_20_Paragraph_20_Font">ִּ</text:span><text:span text:style-name="Default_20_Paragraph_20_Font">ית</text:span><text:span text:style-name="Default_20_Paragraph_20_Font">ִ</text:span><text:span text:style-name="Default_20_Paragraph_20_Font">י</text:span><text:span text:style-name="Default_20_Paragraph_20_Font"> </text:span><text:span text:style-name="Default_20_Paragraph_20_Font">מ</text:span><text:span text:style-name="Default_20_Paragraph_20_Font">ָ</text:span><text:span text:style-name="Default_20_Paragraph_20_Font">עו</text:span><text:span text:style-name="Default_20_Paragraph_20_Font">ֹ</text:span><text:span text:style-name="Default_20_Paragraph_20_Font">ן</text:span><text:span text:style-name="Default_20_Paragraph_20_Font">, </text:span><text:span text:style-name="Default_20_Paragraph_20_Font"><text:span text:style-name="T3">ו</text:span></text:span><text:span text:style-name="Default_20_Paragraph_20_Font"><text:span text:style-name="T3">ַ</text:span></text:span><text:span text:style-name="Default_20_Paragraph_20_Font"><text:span text:style-name="T3">ת</text:span></text:span><text:span text:style-name="Default_20_Paragraph_20_Font"><text:span text:style-name="T3">ְּ</text:span></text:span><text:span text:style-name="Default_20_Paragraph_20_Font"><text:span text:style-name="T3">כ</text:span></text:span><text:span text:style-name="Default_20_Paragraph_20_Font"><text:span text:style-name="T3">ַ</text:span></text:span><text:span text:style-name="Default_20_Paragraph_20_Font"><text:span text:style-name="T3">ב</text:span></text:span><text:span text:style-name="Default_20_Paragraph_20_Font"><text:span text:style-name="T3">ֵּ</text:span></text:span><text:span text:style-name="Default_20_Paragraph_20_Font"><text:span text:style-name="T3">ד</text:span></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ב</text:span><text:span text:style-name="Default_20_Paragraph_20_Font">ָּ</text:span><text:span text:style-name="Default_20_Paragraph_20_Font">נ</text:span><text:span text:style-name="Default_20_Paragraph_20_Font">ֶ</text:span><text:span text:style-name="Default_20_Paragraph_20_Font">יך</text:span><text:span text:style-name="Default_20_Paragraph_20_Font">ָ </text:span><text:span text:style-name="Default_20_Paragraph_20_Font">מ</text:span><text:span text:style-name="Default_20_Paragraph_20_Font">ִ</text:span><text:span text:style-name="Default_20_Paragraph_20_Font">מ</text:span><text:span text:style-name="Default_20_Paragraph_20_Font">ֶּ</text:span><text:span text:style-name="Default_20_Paragraph_20_Font">נ</text:span><text:span text:style-name="Default_20_Paragraph_20_Font">ִּ</text:span><text:span text:style-name="Default_20_Paragraph_20_Font">י</text:span><text:span text:style-name="Default_20_Paragraph_20_Font">, </text:span><text:span text:style-name="Default_20_Paragraph_20_Font">ל</text:span><text:span text:style-name="Default_20_Paragraph_20_Font">ְ</text:span><text:span text:style-name="Default_20_Paragraph_20_Font">ה</text:span><text:span text:style-name="Default_20_Paragraph_20_Font">ַ</text:span><text:span text:style-name="Default_20_Paragraph_20_Font">ב</text:span><text:span text:style-name="Default_20_Paragraph_20_Font">ְ</text:span><text:span text:style-name="Default_20_Paragraph_20_Font">ר</text:span><text:span text:style-name="Default_20_Paragraph_20_Font">ִ</text:span><text:span text:style-name="Default_20_Paragraph_20_Font">יא</text:span><text:span text:style-name="Default_20_Paragraph_20_Font">ֲ</text:span><text:span text:style-name="Default_20_Paragraph_20_Font">כ</text:span><text:span text:style-name="Default_20_Paragraph_20_Font">ֶ</text:span><text:span text:style-name="Default_20_Paragraph_20_Font">ם</text:span><text:span text:style-name="Default_20_Paragraph_20_Font"> </text:span><text:span text:style-name="Default_20_Paragraph_20_Font"><text:span text:style-name="T3">מ</text:span></text:span><text:span text:style-name="Default_20_Paragraph_20_Font"><text:span text:style-name="T3">ֵ</text:span></text:span><text:span text:style-name="Default_20_Paragraph_20_Font"><text:span text:style-name="T3">ר</text:span></text:span><text:span text:style-name="Default_20_Paragraph_20_Font"><text:span text:style-name="T3">ֵ</text:span></text:span><text:span text:style-name="Default_20_Paragraph_20_Font"><text:span text:style-name="T3">אש</text:span></text:span><text:span text:style-name="Default_20_Paragraph_20_Font"><text:span text:style-name="T3">ִׁ</text:span></text:span><text:span text:style-name="Default_20_Paragraph_20_Font"><text:span text:style-name="T3">ית</text:span></text:span><text:span text:style-name="Default_20_Paragraph_20_Font"> </text:span><text:span text:style-name="Default_20_Paragraph_20_Font">כ</text:span><text:span text:style-name="Default_20_Paragraph_20_Font">ָּ</text:span><text:span text:style-name="Default_20_Paragraph_20_Font">ל</text:span><text:span text:style-name="Default_20_Paragraph_20_Font"> </text:span><text:span text:style-name="Default_20_Paragraph_20_Font">מ</text:span><text:span text:style-name="Default_20_Paragraph_20_Font">ִ</text:span><text:span text:style-name="Default_20_Paragraph_20_Font">נ</text:span><text:span text:style-name="Default_20_Paragraph_20_Font">ְ</text:span><text:span text:style-name="Default_20_Paragraph_20_Font">ח</text:span><text:span text:style-name="Default_20_Paragraph_20_Font">ַ</text:span><text:span text:style-name="Default_20_Paragraph_20_Font">ת</text:span><text:span text:style-name="Default_20_Paragraph_20_Font"> </text:span><text:span text:style-name="Default_20_Paragraph_20_Font">י</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text:span><text:span text:style-name="Default_20_Paragraph_20_Font">א</text:span><text:span text:style-name="Default_20_Paragraph_20_Font">ֵ</text:span><text:span text:style-name="Default_20_Paragraph_20_Font">ל</text:span><text:span text:style-name="Default_20_Paragraph_20_Font"> </text:span><text:span text:style-name="Default_20_Paragraph_20_Font">ל</text:span><text:span text:style-name="Default_20_Paragraph_20_Font">ְ</text:span><text:span text:style-name="Default_20_Paragraph_20_Font">ע</text:span><text:span text:style-name="Default_20_Paragraph_20_Font">ַ</text:span><text:span text:style-name="Default_20_Paragraph_20_Font">מ</text:span><text:span text:style-name="Default_20_Paragraph_20_Font">ִּ</text:span><text:span text:style-name="Default_20_Paragraph_20_Font">י</text:span><text:span text:style-name="Default_20_Paragraph_20_Font">?! <text:s text:c="5"/>(</text:span><text:span text:style-name="Default_20_Paragraph_20_Font">שמ</text:span><text:span text:style-name="Default_20_Paragraph_20_Font">"</text:span><text:span text:style-name="Default_20_Paragraph_20_Font">א</text:span><text:span text:style-name="Default_20_Paragraph_20_Font"> </text:span><text:span text:style-name="Default_20_Paragraph_20_Font">ב</text:span><text:span text:style-name="Default_20_Paragraph_20_Font">', </text:span><text:span text:style-name="Default_20_Paragraph_20_Font">כט</text:span><text:span text:style-name="Default_20_Paragraph_20_Font">).</text:span></text:p>
        </text:list-item>
      </text:list>
      <text:p text:style-name="P1"><text:span text:style-name="Default_20_Paragraph_20_Font">עלי</text:span><text:span text:style-name="Default_20_Paragraph_20_Font"> </text:span><text:span text:style-name="Default_20_Paragraph_20_Font">לא</text:span><text:span text:style-name="Default_20_Paragraph_20_Font"> </text:span><text:span text:style-name="Default_20_Paragraph_20_Font">כיבד</text:span><text:span text:style-name="Default_20_Paragraph_20_Font"> </text:span><text:span text:style-name="Default_20_Paragraph_20_Font">את</text:span><text:span text:style-name="Default_20_Paragraph_20_Font"> </text:span><text:span text:style-name="Default_20_Paragraph_20_Font">ה</text:span><text:span text:style-name="Default_20_Paragraph_20_Font">' </text:span><text:span text:style-name="Default_20_Paragraph_20_Font">כראוי</text:span><text:span text:style-name="Default_20_Paragraph_20_Font">, </text:span><text:span text:style-name="Default_20_Paragraph_20_Font">ולא</text:span><text:span text:style-name="Default_20_Paragraph_20_Font"> </text:span><text:span text:style-name="Default_20_Paragraph_20_Font">דאג</text:span><text:span text:style-name="Default_20_Paragraph_20_Font"> </text:span><text:span text:style-name="Default_20_Paragraph_20_Font">שבניו</text:span><text:span text:style-name="Default_20_Paragraph_20_Font"> - </text:span><text:span text:style-name="Default_20_Paragraph_20_Font">הכהנים</text:span><text:span text:style-name="Default_20_Paragraph_20_Font"> - </text:span><text:span text:style-name="Default_20_Paragraph_20_Font">יתנו</text:span><text:span text:style-name="Default_20_Paragraph_20_Font"> </text:span><text:span text:style-name="Default_20_Paragraph_20_Font">לה</text:span><text:span text:style-name="Default_20_Paragraph_20_Font">' </text:span><text:span text:style-name="Default_20_Paragraph_20_Font">את</text:span><text:span text:style-name="Default_20_Paragraph_20_Font"> </text:span><text:span text:style-name="Default_20_Paragraph_20_Font">החלק</text:span><text:span text:style-name="Default_20_Paragraph_20_Font"> </text:span><text:span text:style-name="Default_20_Paragraph_20_Font">הראשון</text:span><text:span text:style-name="Default_20_Paragraph_20_Font"> </text:span><text:span text:style-name="Default_20_Paragraph_20_Font">מכל</text:span><text:span text:style-name="Default_20_Paragraph_20_Font"> </text:span><text:span text:style-name="Default_20_Paragraph_20_Font">מנחה</text:span><text:span text:style-name="Default_20_Paragraph_20_Font">.</text:span></text:p>
      <text:p text:style-name="P3"/>
      <text:p text:style-name="P3"><text:span text:style-name="Default_20_Paragraph_20_Font"><text:span text:style-name="T1">פרק ו</text:span></text:span></text:p>
      <text:p text:style-name="P56"><text:span text:style-name="Default_20_Paragraph_20_Font"><text:span text:style-name="T2">פסוקים ל-לה</text:span></text:span></text:p>
      <text:p text:style-name="P50"><text:span text:style-name="Default_20_Paragraph_20_Font">לֹא יָבוּזוּ לַגַּנָּב כִּי יִגְנוֹב לְמַלֵּא נַפְשׁוֹ כִּי יִרְעָב. </text:span></text:p>
      <text:p text:style-name="P51"><text:span text:style-name="Default_20_Paragraph_20_Font">וְנִמְצָא - יְשַׁלֵּם שִׁבְעָתָיִם, </text:span><text:span text:style-name="Default_20_Paragraph_20_Font"><text:span text:style-name="T3">אֶת כָּל הוֹן בֵּיתוֹ יִתֵּן</text:span></text:span><text:span text:style-name="Default_20_Paragraph_20_Font">. </text:span></text:p>
      <text:p text:style-name="P51"><text:span text:style-name="Default_20_Paragraph_20_Font">נֹאֵף אִשָּׁה חֲסַר לֵב, מַשְׁחִית נַפְשׁוֹ הוּא יַעֲשֶׂנָּה. </text:span></text:p>
      <text:p text:style-name="P51"><text:span text:style-name="Default_20_Paragraph_20_Font">נֶגַע וְקָלוֹן יִמְצָא, וְחֶרְפָּתוֹ לֹא תִמָּחֶה. </text:span></text:p>
      <text:p text:style-name="P51"><text:span text:style-name="Default_20_Paragraph_20_Font">כִּי קִנְאָה חֲמַת גָּבֶר, וְלֹא יַחְמוֹל בְּיוֹם נָקָם. </text:span></text:p>
      <text:p text:style-name="P51"><text:span text:style-name="Default_20_Paragraph_20_Font">לֹא יִשָּׂא פְּנֵי כָל כֹּפֶר, וְלֹא יֹאבֶה כִּי תַרְבֶּה שֹׁחַד <text:s text:c="3"/>(משלי ו', ל-לה).</text:span></text:p>
      <text:p text:style-name="P56"><text:span text:style-name="Default_20_Paragraph_20_Font"/></text:p>
      <text:p text:style-name="P57"><text:span text:style-name="Default_20_Paragraph_20_Font">הפסוקים עוסקים בחטא הניאוף, ומסבירים מדוע הוא חמור יותר מחטא הגניבה - מדוע ראוי לבוז לנואף ולא לגנב:</text:span></text:p>
      <text:list xml:id="list1147833180" text:style-name="LS6">
        <text:list-item>
          <text:p text:style-name="P58"><text:span text:style-name="Default_20_Paragraph_20_Font">הגנב פועל מתוך צורך אובייקטיבי של פיקוח נפש - </text:span><text:span text:style-name="Default_20_Paragraph_20_Font"><text:span text:style-name="T3">למלא נפשו כי ירעב</text:span></text:span><text:span text:style-name="Default_20_Paragraph_20_Font">. בנוסף, הנזק שגורם הגנב הוא הפיך - כאשר הגנב יחליט לחזור בתשובה הוא </text:span><text:span text:style-name="Default_20_Paragraph_20_Font"><text:span text:style-name="T3">ישלם שבעתיים, </text:span></text:span><text:span text:style-name="Default_20_Paragraph_20_Font">ואפילו </text:span><text:span text:style-name="Default_20_Paragraph_20_Font"><text:span text:style-name="T3">את כל הון ביתו ייתן</text:span></text:span><text:span text:style-name="Default_20_Paragraph_20_Font">, וכך יתקן את הנזק שגרם</text:span><text:span text:style-name="Default_20_Paragraph_20_Font">.</text:span></text:p>
        </text:list-item>
        <text:list-item>
          <text:p text:style-name="P58"><text:span text:style-name="Default_20_Paragraph_20_Font">לעומת זאת, הנואף אינו פועל מתוך צורך אובייקטיבי - הניאוף אינו מחיה את הגוף, להפך, הוא עלול להשחית אותו במחלות - </text:span><text:span text:style-name="Default_20_Paragraph_20_Font"><text:span text:style-name="T3">משחית נפשו הוא יעשנה</text:span></text:span><text:span text:style-name="Default_20_Paragraph_20_Font">. בנוסף, הנזק שגורם הנואף אינו הפיך, הוא פוגע ביחסים בין איש לאשתו והורס את ביתם, </text:span><text:span text:style-name="Default_20_Paragraph_20_Font"><text:span text:style-name="T3">כי קנאה חמת גבר, ולא יחמול ביום נקם</text:span></text:span><text:span text:style-name="Default_20_Paragraph_20_Font">, ושום תשלום לא יוכל לתקן את הנזק, </text:span><text:span text:style-name="Default_20_Paragraph_20_Font"><text:span text:style-name="T3">לא יישא פני כל כופר ולא יאבה כי תרבה שוחד</text:span></text:span><text:span text:style-name="Default_20_Paragraph_20_Font">.</text:span></text:p>
        </text:list-item>
      </text:list>
      <text:p text:style-name="P2"/>
      <text:p text:style-name="P56"><text:span text:style-name="Default_20_Paragraph_20_Font">קטע זה יכול לעזור לנו להבין קטע בשיר השירים, שגם בו מופיע הביטוי "את כל הון ביתו</text:span><text:span text:style-name="Default_20_Paragraph_20_Font">":</text:span></text:p>
      <text:p text:style-name="P50"><text:soft-page-break/><text:span text:style-name="Default_20_Paragraph_20_Font">שִׂימֵנִי כַחוֹתָם עַל לִבֶּךָ, כַּחוֹתָם עַל זְרוֹעֶךָ; </text:span></text:p>
      <text:p text:style-name="P51"><text:span text:style-name="Default_20_Paragraph_20_Font">כִּי עַזָּה כַמָּוֶת אַהֲבָה, קָשָׁה כִשְׁאוֹל קִנְאָה; רְשָׁפֶיהָ רִשְׁפֵּי אֵשׁ, שַׁלְהֶבֶתְיָה. </text:span></text:p>
      <text:p text:style-name="P51"><text:span text:style-name="Default_20_Paragraph_20_Font">מַיִם רַבִּים לֹא יוּכְלוּ לְכַבּוֹת אֶת הָאַהֲבָה, וּנְהָרוֹת לֹא יִשְׁטְפוּהָ; </text:span></text:p>
      <text:p text:style-name="P51"><text:span text:style-name="Default_20_Paragraph_20_Font">אִם </text:span><text:span text:style-name="Default_20_Paragraph_20_Font"><text:span text:style-name="T3">יִתֵּן</text:span></text:span><text:span text:style-name="Default_20_Paragraph_20_Font"> אִישׁ </text:span><text:span text:style-name="Default_20_Paragraph_20_Font"><text:span text:style-name="T3">אֶת כָּל הוֹן בֵּיתוֹ</text:span></text:span><text:span text:style-name="Default_20_Paragraph_20_Font"> בָּאַהֲבָה, בּוֹז יָבוּזוּ לוֹ <text:s text:c="13"/>(שיר השירים ח', ו-ז).</text:span></text:p>
      <text:p text:style-name="P56"><text:span text:style-name="Default_20_Paragraph_20_Font">מכיוון שהפסוקים במשלי מדברים על אדם שנותן </text:span><text:span text:style-name="Default_20_Paragraph_20_Font"><text:span text:style-name="T3">את כל הון ביתו</text:span></text:span><text:span text:style-name="Default_20_Paragraph_20_Font"> כדי לכפר על פשע - סביר שגם הפסוק משיר השירים מדבר על אדם שנותן </text:span><text:span text:style-name="Default_20_Paragraph_20_Font"><text:span text:style-name="T3">את כל הון ביתו</text:span></text:span><text:span text:style-name="Default_20_Paragraph_20_Font"> כדי לכפר על פשע, ומכיוון שמדובר כאן על "אהבה" - מסתבר שהפשע קשור לאהבה: ייתכן שהאדם רוצה להפסיק את האהבה שבין איש לאהובתו, מפני שהוא חומד אותה לעצמו, ולשם כך הוא מוכן לתת הרבה מאד כסף - </text:span><text:span text:style-name="Default_20_Paragraph_20_Font"><text:span text:style-name="T3">את כל הון ביתו</text:span></text:span><text:span text:style-name="Default_20_Paragraph_20_Font"> - לאיש. אבל לא משנה כמה כסף הוא ייתן - הוא לא יצליח לכפר על הפשע של "לא תחמוד אשת רעך", כי </text:span><text:span text:style-name="Default_20_Paragraph_20_Font"><text:span text:style-name="T3">בוז יבוזו לו</text:span></text:span><text:span text:style-name="Default_20_Paragraph_20_Font">.</text:span></text:p>
      <text:p text:style-name="P1"><text:span text:style-name="Default_20_Paragraph_20_Font">הרעיה מבקשת מהדוד שיצמיד אותה אל ליבו וזרועו, שלא ישכח אותה לעולם, כי אהבתה אליו עזה כמוות, והקנאה שתקנא אם יעזוב אותה תהיה קשה כשאול. הדוד מרגיע אותה ואומר לה שאהבתו אליה היא נצחית, שום דבר לא יוכל לכבות אותה, וגם אם ייתן איש את כל הון ביתו כדי לשכנע אותו להפסיק לאהוב אותה - "בוז יבוזו לו" והוא לא יצליח.</text:span></text:p>
      <text:p text:style-name="P52"><text:span text:style-name="Default_20_Paragraph_20_Font">שני הקטעים, במשלי ובשיר השירים, מתארים את גבולות כוחו של הכסף: כסף יכול לעזור לאדם לטהר את שמו כאשר הוא נאשם בפשעים כספיים; אבל עולם האהבה שבין איש לאשתו נמצא מעל עולם הכסף - שם אי אפשר לכפר על פשעים באמצעות הכסף, אי אפשר לקנות אהבה.</text:span></text:p>
      <text:p text:style-name="P3"/>
      <text:p text:style-name="P3"/>
      <text:p text:style-name="P1"><text:span text:style-name="Default_20_Paragraph_20_Font"><text:span text:style-name="T1">פרק</text:span></text:span><text:span text:style-name="Default_20_Paragraph_20_Font"><text:span text:style-name="T1"> </text:span></text:span><text:span text:style-name="Default_20_Paragraph_20_Font"><text:span text:style-name="T1">ז</text:span></text:span></text:p>
      <text:p text:style-name="P1"><text:span text:style-name="Default_20_Paragraph_20_Font"><text:span text:style-name="T2">פסוק</text:span></text:span><text:span text:style-name="Default_20_Paragraph_20_Font"><text:span text:style-name="T2"> </text:span></text:span><text:span text:style-name="Default_20_Paragraph_20_Font"><text:span text:style-name="T2">יד</text:span></text:span></text:p>
      <text:p text:style-name="P1"><text:span text:style-name="Default_20_Paragraph_20_Font">אחד</text:span><text:span text:style-name="Default_20_Paragraph_20_Font"> </text:span><text:span text:style-name="Default_20_Paragraph_20_Font">מדברי</text:span><text:span text:style-name="Default_20_Paragraph_20_Font"> </text:span><text:span text:style-name="Default_20_Paragraph_20_Font">הפיתוי</text:span><text:span text:style-name="Default_20_Paragraph_20_Font"> </text:span><text:span text:style-name="Default_20_Paragraph_20_Font">שאומרת</text:span><text:span text:style-name="Default_20_Paragraph_20_Font"> </text:span><text:span text:style-name="Default_20_Paragraph_20_Font">האישה</text:span><text:span text:style-name="Default_20_Paragraph_20_Font"> </text:span><text:span text:style-name="Default_20_Paragraph_20_Font">הנואפת</text:span><text:span text:style-name="Default_20_Paragraph_20_Font"> </text:span><text:span text:style-name="Default_20_Paragraph_20_Font">לנער</text:span><text:span text:style-name="Default_20_Paragraph_20_Font"> </text:span><text:span text:style-name="Default_20_Paragraph_20_Font">הוא</text:span><text:span text:style-name="Default_20_Paragraph_20_Font">:</text:span></text:p>
      <text:p text:style-name="P6"><text:span text:style-name="Default_20_Paragraph_20_Font">ז</text:span><text:span text:style-name="Default_20_Paragraph_20_Font">ִ</text:span><text:span text:style-name="Default_20_Paragraph_20_Font">ב</text:span><text:span text:style-name="Default_20_Paragraph_20_Font">ְ</text:span><text:span text:style-name="Default_20_Paragraph_20_Font">ח</text:span><text:span text:style-name="Default_20_Paragraph_20_Font">ֵ</text:span><text:span text:style-name="Default_20_Paragraph_20_Font">י</text:span><text:span text:style-name="Default_20_Paragraph_20_Font"> </text:span><text:span text:style-name="Default_20_Paragraph_20_Font">ש</text:span><text:span text:style-name="Default_20_Paragraph_20_Font">ְׁ</text:span><text:span text:style-name="Default_20_Paragraph_20_Font">ל</text:span><text:span text:style-name="Default_20_Paragraph_20_Font">ָ</text:span><text:span text:style-name="Default_20_Paragraph_20_Font">מ</text:span><text:span text:style-name="Default_20_Paragraph_20_Font">ִ</text:span><text:span text:style-name="Default_20_Paragraph_20_Font">ים</text:span><text:span text:style-name="Default_20_Paragraph_20_Font"> </text:span><text:span text:style-name="Default_20_Paragraph_20_Font">ע</text:span><text:span text:style-name="Default_20_Paragraph_20_Font">ָ</text:span><text:span text:style-name="Default_20_Paragraph_20_Font">ל</text:span><text:span text:style-name="Default_20_Paragraph_20_Font">ָ</text:span><text:span text:style-name="Default_20_Paragraph_20_Font">י</text:span><text:span text:style-name="Default_20_Paragraph_20_Font">, </text:span><text:span text:style-name="Default_20_Paragraph_20_Font">ה</text:span><text:span text:style-name="Default_20_Paragraph_20_Font">ַ</text:span><text:span text:style-name="Default_20_Paragraph_20_Font">י</text:span><text:span text:style-name="Default_20_Paragraph_20_Font">ּ</text:span><text:span text:style-name="Default_20_Paragraph_20_Font">ו</text:span><text:span text:style-name="Default_20_Paragraph_20_Font">ֹ</text:span><text:span text:style-name="Default_20_Paragraph_20_Font">ם</text:span><text:span text:style-name="Default_20_Paragraph_20_Font"> </text:span><text:span text:style-name="Default_20_Paragraph_20_Font">ש</text:span><text:span text:style-name="Default_20_Paragraph_20_Font">ִׁ</text:span><text:span text:style-name="Default_20_Paragraph_20_Font">ל</text:span><text:span text:style-name="Default_20_Paragraph_20_Font">ַּ</text:span><text:span text:style-name="Default_20_Paragraph_20_Font">מ</text:span><text:span text:style-name="Default_20_Paragraph_20_Font">ְ</text:span><text:span text:style-name="Default_20_Paragraph_20_Font">ת</text:span><text:span text:style-name="Default_20_Paragraph_20_Font">ִּ</text:span><text:span text:style-name="Default_20_Paragraph_20_Font">י</text:span><text:span text:style-name="Default_20_Paragraph_20_Font"> </text:span><text:span text:style-name="Default_20_Paragraph_20_Font">נ</text:span><text:span text:style-name="Default_20_Paragraph_20_Font">ְ</text:span><text:span text:style-name="Default_20_Paragraph_20_Font">ד</text:span><text:span text:style-name="Default_20_Paragraph_20_Font">ָ</text:span><text:span text:style-name="Default_20_Paragraph_20_Font">ר</text:span><text:span text:style-name="Default_20_Paragraph_20_Font">ָ</text:span><text:span text:style-name="Default_20_Paragraph_20_Font">י</text:span><text:span text:style-name="Default_20_Paragraph_20_Font"> <text:s text:c="2"/>(</text:span><text:span text:style-name="Default_20_Paragraph_20_Font">משלי</text:span><text:span text:style-name="Default_20_Paragraph_20_Font"> </text:span><text:span text:style-name="Default_20_Paragraph_20_Font">ז</text:span><text:span text:style-name="Default_20_Paragraph_20_Font">', </text:span><text:span text:style-name="Default_20_Paragraph_20_Font">יד</text:span><text:span text:style-name="Default_20_Paragraph_20_Font">).</text:span></text:p>
      <text:p text:style-name="P2"/>
      <text:p text:style-name="P1"><text:span text:style-name="Default_20_Paragraph_20_Font">יש</text:span><text:span text:style-name="Default_20_Paragraph_20_Font"> </text:span><text:span text:style-name="Default_20_Paragraph_20_Font">להבין</text:span><text:span text:style-name="Default_20_Paragraph_20_Font"> </text:span><text:span text:style-name="Default_20_Paragraph_20_Font">את</text:span><text:span text:style-name="Default_20_Paragraph_20_Font"> </text:span><text:span text:style-name="Default_20_Paragraph_20_Font">דבריה</text:span><text:span text:style-name="Default_20_Paragraph_20_Font"> </text:span><text:span text:style-name="Default_20_Paragraph_20_Font">על</text:span><text:span text:style-name="Default_20_Paragraph_20_Font">-</text:span><text:span text:style-name="Default_20_Paragraph_20_Font">פי</text:span><text:span text:style-name="Default_20_Paragraph_20_Font"> </text:span><text:span text:style-name="Default_20_Paragraph_20_Font">דין</text:span><text:span text:style-name="Default_20_Paragraph_20_Font"> </text:span><text:span text:style-name="Default_20_Paragraph_20_Font">זבח</text:span><text:span text:style-name="Default_20_Paragraph_20_Font"> </text:span><text:span text:style-name="Default_20_Paragraph_20_Font">השלמים</text:span><text:span text:style-name="Default_20_Paragraph_20_Font"> </text:span><text:span text:style-name="Default_20_Paragraph_20_Font">שבתורה</text:span><text:span text:style-name="Default_20_Paragraph_20_Font">:</text:span></text:p>
      <text:list xml:id="list1590966301" text:continue-numbering="true" text:style-name="LS6">
        <text:list-item>
          <text:p text:style-name="P45"><text:span text:style-name="Default_20_Paragraph_20_Font">ו</text:span><text:span text:style-name="Default_20_Paragraph_20_Font">ְ</text:span><text:span text:style-name="Default_20_Paragraph_20_Font">כ</text:span><text:span text:style-name="Default_20_Paragraph_20_Font">ִ</text:span><text:span text:style-name="Default_20_Paragraph_20_Font">י</text:span><text:span text:style-name="Default_20_Paragraph_20_Font"> </text:span><text:span text:style-name="Default_20_Paragraph_20_Font">ת</text:span><text:span text:style-name="Default_20_Paragraph_20_Font">ִ</text:span><text:span text:style-name="Default_20_Paragraph_20_Font">ז</text:span><text:span text:style-name="Default_20_Paragraph_20_Font">ְ</text:span><text:span text:style-name="Default_20_Paragraph_20_Font">ב</text:span><text:span text:style-name="Default_20_Paragraph_20_Font">ְּ</text:span><text:span text:style-name="Default_20_Paragraph_20_Font">חו</text:span><text:span text:style-name="Default_20_Paragraph_20_Font">ּ </text:span><text:span text:style-name="Default_20_Paragraph_20_Font">ז</text:span><text:span text:style-name="Default_20_Paragraph_20_Font">ֶ</text:span><text:span text:style-name="Default_20_Paragraph_20_Font">ב</text:span><text:span text:style-name="Default_20_Paragraph_20_Font">ַ</text:span><text:span text:style-name="Default_20_Paragraph_20_Font">ח</text:span><text:span text:style-name="Default_20_Paragraph_20_Font"> </text:span><text:span text:style-name="Default_20_Paragraph_20_Font">ש</text:span><text:span text:style-name="Default_20_Paragraph_20_Font">ְׁ</text:span><text:span text:style-name="Default_20_Paragraph_20_Font">ל</text:span><text:span text:style-name="Default_20_Paragraph_20_Font">ָ</text:span><text:span text:style-name="Default_20_Paragraph_20_Font">מ</text:span><text:span text:style-name="Default_20_Paragraph_20_Font">ִ</text:span><text:span text:style-name="Default_20_Paragraph_20_Font">ים</text:span><text:span text:style-name="Default_20_Paragraph_20_Font"> </text:span><text:span text:style-name="Default_20_Paragraph_20_Font">לה</text:span><text:span text:style-name="Default_20_Paragraph_20_Font">' - </text:span><text:span text:style-name="Default_20_Paragraph_20_Font">ל</text:span><text:span text:style-name="Default_20_Paragraph_20_Font">ִ</text:span><text:span text:style-name="Default_20_Paragraph_20_Font">ר</text:span><text:span text:style-name="Default_20_Paragraph_20_Font">ְ</text:span><text:span text:style-name="Default_20_Paragraph_20_Font">צ</text:span><text:span text:style-name="Default_20_Paragraph_20_Font">ֹ</text:span><text:span text:style-name="Default_20_Paragraph_20_Font">נ</text:span><text:span text:style-name="Default_20_Paragraph_20_Font">ְ</text:span><text:span text:style-name="Default_20_Paragraph_20_Font">כ</text:span><text:span text:style-name="Default_20_Paragraph_20_Font">ֶ</text:span><text:span text:style-name="Default_20_Paragraph_20_Font">ם</text:span><text:span text:style-name="Default_20_Paragraph_20_Font"> </text:span><text:span text:style-name="Default_20_Paragraph_20_Font">ת</text:span><text:span text:style-name="Default_20_Paragraph_20_Font">ִּ</text:span><text:span text:style-name="Default_20_Paragraph_20_Font">ז</text:span><text:span text:style-name="Default_20_Paragraph_20_Font">ְ</text:span><text:span text:style-name="Default_20_Paragraph_20_Font">ב</text:span><text:span text:style-name="Default_20_Paragraph_20_Font">ָּ</text:span><text:span text:style-name="Default_20_Paragraph_20_Font">ח</text:span><text:span text:style-name="Default_20_Paragraph_20_Font">ֻ</text:span><text:span text:style-name="Default_20_Paragraph_20_Font">הו</text:span><text:span text:style-name="Default_20_Paragraph_20_Font">ּ. </text:span><text:span text:style-name="Default_20_Paragraph_20_Font">ב</text:span><text:span text:style-name="Default_20_Paragraph_20_Font">ְּ</text:span><text:span text:style-name="Default_20_Paragraph_20_Font">יו</text:span><text:span text:style-name="Default_20_Paragraph_20_Font">ֹ</text:span><text:span text:style-name="Default_20_Paragraph_20_Font">ם</text:span><text:span text:style-name="Default_20_Paragraph_20_Font"> </text:span><text:span text:style-name="Default_20_Paragraph_20_Font">ז</text:span><text:span text:style-name="Default_20_Paragraph_20_Font">ִ</text:span><text:span text:style-name="Default_20_Paragraph_20_Font">ב</text:span><text:span text:style-name="Default_20_Paragraph_20_Font">ְ</text:span><text:span text:style-name="Default_20_Paragraph_20_Font">ח</text:span><text:span text:style-name="Default_20_Paragraph_20_Font">ֲ</text:span><text:span text:style-name="Default_20_Paragraph_20_Font">כ</text:span><text:span text:style-name="Default_20_Paragraph_20_Font">ֶ</text:span><text:span text:style-name="Default_20_Paragraph_20_Font">ם</text:span><text:span text:style-name="Default_20_Paragraph_20_Font"> </text:span><text:span text:style-name="Default_20_Paragraph_20_Font">י</text:span><text:span text:style-name="Default_20_Paragraph_20_Font">ֵ</text:span><text:span text:style-name="Default_20_Paragraph_20_Font">א</text:span><text:span text:style-name="Default_20_Paragraph_20_Font">ָ</text:span><text:span text:style-name="Default_20_Paragraph_20_Font">כ</text:span><text:span text:style-name="Default_20_Paragraph_20_Font">ֵ</text:span><text:span text:style-name="Default_20_Paragraph_20_Font">ל</text:span><text:span text:style-name="Default_20_Paragraph_20_Font"> </text:span><text:span text:style-name="Default_20_Paragraph_20_Font">ו</text:span><text:span text:style-name="Default_20_Paragraph_20_Font">ּ</text:span><text:span text:style-name="Default_20_Paragraph_20_Font">מ</text:span><text:span text:style-name="Default_20_Paragraph_20_Font">ִ</text:span><text:span text:style-name="Default_20_Paragraph_20_Font">מ</text:span><text:span text:style-name="Default_20_Paragraph_20_Font">ָּ</text:span><text:span text:style-name="Default_20_Paragraph_20_Font">ח</text:span><text:span text:style-name="Default_20_Paragraph_20_Font">ֳ</text:span><text:span text:style-name="Default_20_Paragraph_20_Font">ר</text:span><text:span text:style-name="Default_20_Paragraph_20_Font">ָ</text:span><text:span text:style-name="Default_20_Paragraph_20_Font">ת</text:span><text:span text:style-name="Default_20_Paragraph_20_Font">, </text:span><text:span text:style-name="Default_20_Paragraph_20_Font">ו</text:span><text:span text:style-name="Default_20_Paragraph_20_Font">ְ</text:span><text:span text:style-name="Default_20_Paragraph_20_Font">ה</text:span><text:span text:style-name="Default_20_Paragraph_20_Font">ַ</text:span><text:span text:style-name="Default_20_Paragraph_20_Font">נ</text:span><text:span text:style-name="Default_20_Paragraph_20_Font">ּ</text:span><text:span text:style-name="Default_20_Paragraph_20_Font">ו</text:span><text:span text:style-name="Default_20_Paragraph_20_Font">ֹ</text:span><text:span text:style-name="Default_20_Paragraph_20_Font">ת</text:span><text:span text:style-name="Default_20_Paragraph_20_Font">ָ</text:span><text:span text:style-name="Default_20_Paragraph_20_Font">ר</text:span><text:span text:style-name="Default_20_Paragraph_20_Font"> </text:span><text:span text:style-name="Default_20_Paragraph_20_Font">ע</text:span><text:span text:style-name="Default_20_Paragraph_20_Font">ַ</text:span><text:span text:style-name="Default_20_Paragraph_20_Font">ד</text:span><text:span text:style-name="Default_20_Paragraph_20_Font"> </text:span><text:span text:style-name="Default_20_Paragraph_20_Font">יו</text:span><text:span text:style-name="Default_20_Paragraph_20_Font">ֹ</text:span><text:span text:style-name="Default_20_Paragraph_20_Font">ם</text:span><text:span text:style-name="Default_20_Paragraph_20_Font"> </text:span><text:span text:style-name="Default_20_Paragraph_20_Font">ה</text:span><text:span text:style-name="Default_20_Paragraph_20_Font">ַ</text:span><text:span text:style-name="Default_20_Paragraph_20_Font">ש</text:span><text:span text:style-name="Default_20_Paragraph_20_Font">ְּׁ</text:span><text:span text:style-name="Default_20_Paragraph_20_Font">ל</text:span><text:span text:style-name="Default_20_Paragraph_20_Font">ִ</text:span><text:span text:style-name="Default_20_Paragraph_20_Font">יש</text:span><text:span text:style-name="Default_20_Paragraph_20_Font">ִׁ</text:span><text:span text:style-name="Default_20_Paragraph_20_Font">י</text:span><text:span text:style-name="Default_20_Paragraph_20_Font"> </text:span><text:span text:style-name="Default_20_Paragraph_20_Font">ב</text:span><text:span text:style-name="Default_20_Paragraph_20_Font">ָּ</text:span><text:span text:style-name="Default_20_Paragraph_20_Font">א</text:span><text:span text:style-name="Default_20_Paragraph_20_Font">ֵ</text:span><text:span text:style-name="Default_20_Paragraph_20_Font">ש</text:span><text:span text:style-name="Default_20_Paragraph_20_Font">ׁ </text:span><text:span text:style-name="Default_20_Paragraph_20_Font">י</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text:span><text:span text:style-name="Default_20_Paragraph_20_Font">ף</text:span><text:span text:style-name="Default_20_Paragraph_20_Font"> <text:s text:c="2"/>(</text:span><text:span text:style-name="Default_20_Paragraph_20_Font">ויקרא</text:span><text:span text:style-name="Default_20_Paragraph_20_Font"> </text:span><text:span text:style-name="Default_20_Paragraph_20_Font">י</text:span><text:span text:style-name="Default_20_Paragraph_20_Font">"</text:span><text:span text:style-name="Default_20_Paragraph_20_Font">ט</text:span><text:span text:style-name="Default_20_Paragraph_20_Font">, </text:span><text:span text:style-name="Default_20_Paragraph_20_Font">ה</text:span><text:span text:style-name="Default_20_Paragraph_20_Font">-</text:span><text:span text:style-name="Default_20_Paragraph_20_Font">ו</text:span><text:span text:style-name="Default_20_Paragraph_20_Font">).</text:span></text:p>
        </text:list-item>
      </text:list>
      <text:p text:style-name="P1"><text:span text:style-name="Default_20_Paragraph_20_Font">על</text:span><text:span text:style-name="Default_20_Paragraph_20_Font">-</text:span><text:span text:style-name="Default_20_Paragraph_20_Font">פי</text:span><text:span text:style-name="Default_20_Paragraph_20_Font"> </text:span><text:span text:style-name="Default_20_Paragraph_20_Font">התורה</text:span><text:span text:style-name="Default_20_Paragraph_20_Font">, </text:span><text:span text:style-name="Default_20_Paragraph_20_Font">כשמביאים</text:span><text:span text:style-name="Default_20_Paragraph_20_Font"> </text:span><text:span text:style-name="Default_20_Paragraph_20_Font">קרבן</text:span><text:span text:style-name="Default_20_Paragraph_20_Font"> </text:span><text:span text:style-name="Default_20_Paragraph_20_Font">שלמים</text:span><text:span text:style-name="Default_20_Paragraph_20_Font"> </text:span><text:span text:style-name="Default_20_Paragraph_20_Font">חייבים</text:span><text:span text:style-name="Default_20_Paragraph_20_Font"> </text:span><text:span text:style-name="Default_20_Paragraph_20_Font">לגמור</text:span><text:span text:style-name="Default_20_Paragraph_20_Font"> </text:span><text:span text:style-name="Default_20_Paragraph_20_Font">לאכול</text:span><text:span text:style-name="Default_20_Paragraph_20_Font"> </text:span><text:span text:style-name="Default_20_Paragraph_20_Font">אותו</text:span><text:span text:style-name="Default_20_Paragraph_20_Font"> </text:span><text:span text:style-name="Default_20_Paragraph_20_Font">באותו</text:span><text:span text:style-name="Default_20_Paragraph_20_Font"> </text:span><text:span text:style-name="Default_20_Paragraph_20_Font">יום</text:span><text:span text:style-name="Default_20_Paragraph_20_Font"> </text:span><text:span text:style-name="Default_20_Paragraph_20_Font">או</text:span><text:span text:style-name="Default_20_Paragraph_20_Font"> </text:span><text:span text:style-name="Default_20_Paragraph_20_Font">למחרת</text:span><text:span text:style-name="Default_20_Paragraph_20_Font">. </text:span><text:span text:style-name="Default_20_Paragraph_20_Font">האישה</text:span><text:span text:style-name="Default_20_Paragraph_20_Font"> </text:span><text:span text:style-name="Default_20_Paragraph_20_Font">אומרת</text:span><text:span text:style-name="Default_20_Paragraph_20_Font"> </text:span><text:span text:style-name="Default_20_Paragraph_20_Font">לנער</text:span><text:span text:style-name="Default_20_Paragraph_20_Font"> "</text:span><text:span text:style-name="Default_20_Paragraph_20_Font">נדרתי</text:span><text:span text:style-name="Default_20_Paragraph_20_Font"> </text:span><text:span text:style-name="Default_20_Paragraph_20_Font">להביא</text:span><text:span text:style-name="Default_20_Paragraph_20_Font"> </text:span><text:span text:style-name="Default_20_Paragraph_20_Font">קרבן</text:span><text:span text:style-name="Default_20_Paragraph_20_Font"> </text:span><text:span text:style-name="Default_20_Paragraph_20_Font">שלמים</text:span><text:span text:style-name="Default_20_Paragraph_20_Font">, </text:span><text:span text:style-name="Default_20_Paragraph_20_Font">והבאתי</text:span><text:span text:style-name="Default_20_Paragraph_20_Font"> </text:span><text:span text:style-name="Default_20_Paragraph_20_Font">אותו</text:span><text:span text:style-name="Default_20_Paragraph_20_Font"> </text:span><text:span text:style-name="Default_20_Paragraph_20_Font">היום</text:span><text:span text:style-name="Default_20_Paragraph_20_Font">. </text:span><text:span text:style-name="Default_20_Paragraph_20_Font">אני</text:span><text:span text:style-name="Default_20_Paragraph_20_Font"> </text:span><text:span text:style-name="Default_20_Paragraph_20_Font">לא</text:span><text:span text:style-name="Default_20_Paragraph_20_Font"> </text:span><text:span text:style-name="Default_20_Paragraph_20_Font">יכולה</text:span><text:span text:style-name="Default_20_Paragraph_20_Font"> </text:span><text:span text:style-name="Default_20_Paragraph_20_Font">לאכול</text:span><text:span text:style-name="Default_20_Paragraph_20_Font"> </text:span><text:span text:style-name="Default_20_Paragraph_20_Font">לבד</text:span><text:span text:style-name="Default_20_Paragraph_20_Font"> </text:span><text:span text:style-name="Default_20_Paragraph_20_Font">את</text:span><text:span text:style-name="Default_20_Paragraph_20_Font"> </text:span><text:span text:style-name="Default_20_Paragraph_20_Font">כל</text:span><text:span text:style-name="Default_20_Paragraph_20_Font"> </text:span><text:span text:style-name="Default_20_Paragraph_20_Font">הקרבן</text:span><text:span text:style-name="Default_20_Paragraph_20_Font"> </text:span><text:span text:style-name="Default_20_Paragraph_20_Font">לבד</text:span><text:span text:style-name="Default_20_Paragraph_20_Font"> </text:span><text:span text:style-name="Default_20_Paragraph_20_Font">בזמן</text:span><text:span text:style-name="Default_20_Paragraph_20_Font"> </text:span><text:span text:style-name="Default_20_Paragraph_20_Font">כל</text:span><text:span text:style-name="Default_20_Paragraph_20_Font">-</text:span><text:span text:style-name="Default_20_Paragraph_20_Font">כך</text:span><text:span text:style-name="Default_20_Paragraph_20_Font"> </text:span><text:span text:style-name="Default_20_Paragraph_20_Font">קצר</text:span><text:span text:style-name="Default_20_Paragraph_20_Font">, </text:span><text:span text:style-name="Default_20_Paragraph_20_Font">ובעלי</text:span><text:span text:style-name="Default_20_Paragraph_20_Font"> </text:span><text:span text:style-name="Default_20_Paragraph_20_Font">לא</text:span><text:span text:style-name="Default_20_Paragraph_20_Font"> </text:span><text:span text:style-name="Default_20_Paragraph_20_Font">בבית</text:span><text:span text:style-name="Default_20_Paragraph_20_Font">, </text:span><text:span text:style-name="Default_20_Paragraph_20_Font">אז</text:span><text:span text:style-name="Default_20_Paragraph_20_Font"> </text:span><text:span text:style-name="Default_20_Paragraph_20_Font">בוא</text:span><text:span text:style-name="Default_20_Paragraph_20_Font"> </text:span><text:span text:style-name="Default_20_Paragraph_20_Font">תקיים</text:span><text:span text:style-name="Default_20_Paragraph_20_Font"> </text:span><text:span text:style-name="Default_20_Paragraph_20_Font">מצוה</text:span><text:span text:style-name="Default_20_Paragraph_20_Font"> </text:span><text:span text:style-name="Default_20_Paragraph_20_Font">ותעזור</text:span><text:span text:style-name="Default_20_Paragraph_20_Font"> </text:span><text:span text:style-name="Default_20_Paragraph_20_Font">לי</text:span><text:span text:style-name="Default_20_Paragraph_20_Font"> </text:span><text:span text:style-name="Default_20_Paragraph_20_Font">לסיים</text:span><text:span text:style-name="Default_20_Paragraph_20_Font"> </text:span><text:span text:style-name="Default_20_Paragraph_20_Font">את</text:span><text:span text:style-name="Default_20_Paragraph_20_Font"> </text:span><text:span text:style-name="Default_20_Paragraph_20_Font">אכילת</text:span><text:span text:style-name="Default_20_Paragraph_20_Font"> </text:span><text:span text:style-name="Default_20_Paragraph_20_Font">הקרבן</text:span><text:span text:style-name="Default_20_Paragraph_20_Font">". </text:span><text:span text:style-name="Default_20_Paragraph_20_Font">האישה</text:span><text:span text:style-name="Default_20_Paragraph_20_Font"> </text:span><text:span text:style-name="Default_20_Paragraph_20_Font">משתמשת</text:span><text:span text:style-name="Default_20_Paragraph_20_Font"> </text:span><text:span text:style-name="Default_20_Paragraph_20_Font">במצוות</text:span><text:span text:style-name="Default_20_Paragraph_20_Font"> </text:span><text:span text:style-name="Default_20_Paragraph_20_Font">התורה</text:span><text:span text:style-name="Default_20_Paragraph_20_Font"> </text:span><text:span text:style-name="Default_20_Paragraph_20_Font">על</text:span><text:span text:style-name="Default_20_Paragraph_20_Font">-</text:span><text:span text:style-name="Default_20_Paragraph_20_Font">מנת</text:span><text:span text:style-name="Default_20_Paragraph_20_Font"> </text:span><text:span text:style-name="Default_20_Paragraph_20_Font">לפתות</text:span><text:span text:style-name="Default_20_Paragraph_20_Font"> </text:span><text:span text:style-name="Default_20_Paragraph_20_Font">את</text:span><text:span text:style-name="Default_20_Paragraph_20_Font"> </text:span><text:span text:style-name="Default_20_Paragraph_20_Font">הנער</text:span><text:span text:style-name="Default_20_Paragraph_20_Font"> </text:span><text:span text:style-name="Default_20_Paragraph_20_Font">לעבור</text:span><text:span text:style-name="Default_20_Paragraph_20_Font"> </text:span><text:span text:style-name="Default_20_Paragraph_20_Font">עבירה</text:span><text:span text:style-name="Default_20_Paragraph_20_Font">.</text:span></text:p>
      <text:p text:style-name="P2"/>
      <text:p text:style-name="P1"><text:span text:style-name="Default_20_Paragraph_20_Font">על</text:span><text:span text:style-name="Default_20_Paragraph_20_Font">-</text:span><text:span text:style-name="Default_20_Paragraph_20_Font">פי</text:span><text:span text:style-name="Default_20_Paragraph_20_Font"> </text:span><text:span text:style-name="Default_20_Paragraph_20_Font">הגר</text:span><text:span text:style-name="Default_20_Paragraph_20_Font">"</text:span><text:span text:style-name="Default_20_Paragraph_20_Font">א</text:span><text:span text:style-name="Default_20_Paragraph_20_Font">, </text:span><text:span text:style-name="Default_20_Paragraph_20_Font">פסוק</text:span><text:span text:style-name="Default_20_Paragraph_20_Font"> <text:s/></text:span><text:span text:style-name="Default_20_Paragraph_20_Font">זה</text:span><text:span text:style-name="Default_20_Paragraph_20_Font"> </text:span><text:span text:style-name="Default_20_Paragraph_20_Font">הוא</text:span><text:span text:style-name="Default_20_Paragraph_20_Font"> </text:span><text:span text:style-name="Default_20_Paragraph_20_Font">משל</text:span><text:span text:style-name="Default_20_Paragraph_20_Font"> </text:span><text:span text:style-name="Default_20_Paragraph_20_Font">לדרכו</text:span><text:span text:style-name="Default_20_Paragraph_20_Font"> </text:span><text:span text:style-name="Default_20_Paragraph_20_Font">של</text:span><text:span text:style-name="Default_20_Paragraph_20_Font"> </text:span><text:span text:style-name="Default_20_Paragraph_20_Font">יצר</text:span><text:span text:style-name="Default_20_Paragraph_20_Font"> </text:span><text:span text:style-name="Default_20_Paragraph_20_Font">הרע</text:span><text:span text:style-name="Default_20_Paragraph_20_Font">:</text:span></text:p>
      <text:list xml:id="list2143639525" text:style-name="LS7">
        <text:list-item>
          <text:p text:style-name="P46"><text:span text:style-name="Default_20_Paragraph_20_Font">כי</text:span><text:span text:style-name="Default_20_Paragraph_20_Font"> </text:span><text:span text:style-name="Default_20_Paragraph_20_Font">אין</text:span><text:span text:style-name="Default_20_Paragraph_20_Font"> </text:span><text:span text:style-name="Default_20_Paragraph_20_Font">היצר</text:span><text:span text:style-name="Default_20_Paragraph_20_Font"> </text:span><text:span text:style-name="Default_20_Paragraph_20_Font">הרע</text:span><text:span text:style-name="Default_20_Paragraph_20_Font"> </text:span><text:span text:style-name="Default_20_Paragraph_20_Font">בא</text:span><text:span text:style-name="Default_20_Paragraph_20_Font"> </text:span><text:span text:style-name="Default_20_Paragraph_20_Font">אל</text:span><text:span text:style-name="Default_20_Paragraph_20_Font"> </text:span><text:span text:style-name="Default_20_Paragraph_20_Font">האדם</text:span><text:span text:style-name="Default_20_Paragraph_20_Font"> </text:span><text:span text:style-name="Default_20_Paragraph_20_Font">לפתותו</text:span><text:span text:style-name="Default_20_Paragraph_20_Font"> </text:span><text:span text:style-name="Default_20_Paragraph_20_Font">לעשות</text:span><text:span text:style-name="Default_20_Paragraph_20_Font"> </text:span><text:span text:style-name="Default_20_Paragraph_20_Font">אותה</text:span><text:span text:style-name="Default_20_Paragraph_20_Font"> </text:span><text:span text:style-name="Default_20_Paragraph_20_Font">עבירה</text:span><text:span text:style-name="Default_20_Paragraph_20_Font">, </text:span><text:span text:style-name="Default_20_Paragraph_20_Font">כי</text:span><text:span text:style-name="Default_20_Paragraph_20_Font"> </text:span><text:span text:style-name="Default_20_Paragraph_20_Font">מי</text:span><text:span text:style-name="Default_20_Paragraph_20_Font"> </text:span><text:span text:style-name="Default_20_Paragraph_20_Font">ישמע</text:span><text:span text:style-name="Default_20_Paragraph_20_Font"> </text:span><text:span text:style-name="Default_20_Paragraph_20_Font">לו</text:span><text:span text:style-name="Default_20_Paragraph_20_Font">? </text:span><text:span text:style-name="Default_20_Paragraph_20_Font">אך</text:span><text:span text:style-name="Default_20_Paragraph_20_Font"> </text:span><text:span text:style-name="Default_20_Paragraph_20_Font">בא</text:span><text:span text:style-name="Default_20_Paragraph_20_Font"> </text:span><text:span text:style-name="Default_20_Paragraph_20_Font">אליו</text:span><text:span text:style-name="Default_20_Paragraph_20_Font"> </text:span><text:span text:style-name="Default_20_Paragraph_20_Font">במצוות</text:span><text:span text:style-name="Default_20_Paragraph_20_Font">, </text:span><text:span text:style-name="Default_20_Paragraph_20_Font">ועל</text:span><text:span text:style-name="Default_20_Paragraph_20_Font">-</text:span><text:span text:style-name="Default_20_Paragraph_20_Font">ידי</text:span><text:span text:style-name="Default_20_Paragraph_20_Font"> </text:span><text:span text:style-name="Default_20_Paragraph_20_Font">זה</text:span><text:span text:style-name="Default_20_Paragraph_20_Font"> </text:span><text:span text:style-name="Default_20_Paragraph_20_Font">ימשוך</text:span><text:span text:style-name="Default_20_Paragraph_20_Font"> </text:span><text:span text:style-name="Default_20_Paragraph_20_Font">אותו</text:span><text:span text:style-name="Default_20_Paragraph_20_Font">, </text:span><text:span text:style-name="Default_20_Paragraph_20_Font">וזהו</text:span><text:span text:style-name="Default_20_Paragraph_20_Font"> '</text:span><text:span text:style-name="Default_20_Paragraph_20_Font">זבחי</text:span><text:span text:style-name="Default_20_Paragraph_20_Font"> </text:span><text:span text:style-name="Default_20_Paragraph_20_Font">שלמים</text:span><text:span text:style-name="Default_20_Paragraph_20_Font">', </text:span><text:span text:style-name="Default_20_Paragraph_20_Font">כי</text:span><text:span text:style-name="Default_20_Paragraph_20_Font"> </text:span><text:span text:style-name="Default_20_Paragraph_20_Font">שלמים</text:span><text:span text:style-name="Default_20_Paragraph_20_Font"> … </text:span><text:span text:style-name="Default_20_Paragraph_20_Font">מצוה</text:span><text:span text:style-name="Default_20_Paragraph_20_Font"> </text:span><text:span text:style-name="Default_20_Paragraph_20_Font">גדולה</text:span><text:span text:style-name="Default_20_Paragraph_20_Font"> </text:span><text:span text:style-name="Default_20_Paragraph_20_Font">לאכול</text:span><text:span text:style-name="Default_20_Paragraph_20_Font"> </text:span><text:span text:style-name="Default_20_Paragraph_20_Font">ולשמוח</text:span><text:span text:style-name="Default_20_Paragraph_20_Font">... </text:span><text:span text:style-name="Default_20_Paragraph_20_Font">ומזה</text:span><text:span text:style-name="Default_20_Paragraph_20_Font"> </text:span><text:span text:style-name="Default_20_Paragraph_20_Font">ימשוך</text:span><text:span text:style-name="Default_20_Paragraph_20_Font"> </text:span><text:span text:style-name="Default_20_Paragraph_20_Font">היצר</text:span><text:span text:style-name="Default_20_Paragraph_20_Font"> </text:span><text:span text:style-name="Default_20_Paragraph_20_Font">הרע</text:span><text:span text:style-name="Default_20_Paragraph_20_Font">... </text:span><text:span text:style-name="Default_20_Paragraph_20_Font">ומצוה</text:span><text:span text:style-name="Default_20_Paragraph_20_Font"> </text:span><text:span text:style-name="Default_20_Paragraph_20_Font">לאכול</text:span><text:span text:style-name="Default_20_Paragraph_20_Font"> </text:span><text:span text:style-name="Default_20_Paragraph_20_Font">שלא</text:span><text:span text:style-name="Default_20_Paragraph_20_Font"> </text:span><text:span text:style-name="Default_20_Paragraph_20_Font">יבוא</text:span><text:span text:style-name="Default_20_Paragraph_20_Font"> </text:span><text:span text:style-name="Default_20_Paragraph_20_Font">לידי</text:span><text:span text:style-name="Default_20_Paragraph_20_Font"> '</text:span><text:span text:style-name="Default_20_Paragraph_20_Font">נותר</text:span><text:span text:style-name="Default_20_Paragraph_20_Font">'... <text:s/>(</text:span><text:span text:style-name="Default_20_Paragraph_20_Font">הגר</text:span><text:span text:style-name="Default_20_Paragraph_20_Font">"</text:span><text:span text:style-name="Default_20_Paragraph_20_Font">א</text:span><text:span text:style-name="Default_20_Paragraph_20_Font"> </text:span><text:span text:style-name="Default_20_Paragraph_20_Font">על</text:span><text:span text:style-name="Default_20_Paragraph_20_Font"> </text:span><text:span text:style-name="Default_20_Paragraph_20_Font">הפסוק</text:span><text:span text:style-name="Default_20_Paragraph_20_Font">).</text:span></text:p>
        </text:list-item>
      </text:list>
      <text:p text:style-name="P3"/>
      <text:p text:style-name="P1"><text:span text:style-name="Default_20_Paragraph_20_Font"><text:span text:style-name="T2">פסוק</text:span></text:span><text:span text:style-name="Default_20_Paragraph_20_Font"><text:span text:style-name="T2"> </text:span></text:span><text:span text:style-name="Default_20_Paragraph_20_Font"><text:span text:style-name="T2">טז</text:span></text:span></text:p>
      <text:p text:style-name="P6"><text:span text:style-name="Default_20_Paragraph_20_Font">מ</text:span><text:span text:style-name="Default_20_Paragraph_20_Font">ַ</text:span><text:span text:style-name="Default_20_Paragraph_20_Font">ר</text:span><text:span text:style-name="Default_20_Paragraph_20_Font">ְ</text:span><text:span text:style-name="Default_20_Paragraph_20_Font">ב</text:span><text:span text:style-name="Default_20_Paragraph_20_Font">ַ</text:span><text:span text:style-name="Default_20_Paragraph_20_Font">ד</text:span><text:span text:style-name="Default_20_Paragraph_20_Font">ִּ</text:span><text:span text:style-name="Default_20_Paragraph_20_Font">ים</text:span><text:span text:style-name="Default_20_Paragraph_20_Font"> </text:span><text:span text:style-name="Default_20_Paragraph_20_Font">ר</text:span><text:span text:style-name="Default_20_Paragraph_20_Font">ָ</text:span><text:span text:style-name="Default_20_Paragraph_20_Font">ב</text:span><text:span text:style-name="Default_20_Paragraph_20_Font">ַ</text:span><text:span text:style-name="Default_20_Paragraph_20_Font">ד</text:span><text:span text:style-name="Default_20_Paragraph_20_Font">ְ</text:span><text:span text:style-name="Default_20_Paragraph_20_Font">ת</text:span><text:span text:style-name="Default_20_Paragraph_20_Font">ִּ</text:span><text:span text:style-name="Default_20_Paragraph_20_Font">י</text:span><text:span text:style-name="Default_20_Paragraph_20_Font"> </text:span><text:span text:style-name="Default_20_Paragraph_20_Font">ע</text:span><text:span text:style-name="Default_20_Paragraph_20_Font">ַ</text:span><text:span text:style-name="Default_20_Paragraph_20_Font">ר</text:span><text:span text:style-name="Default_20_Paragraph_20_Font">ְ</text:span><text:span text:style-name="Default_20_Paragraph_20_Font">ש</text:span><text:span text:style-name="Default_20_Paragraph_20_Font">ִׂ</text:span><text:span text:style-name="Default_20_Paragraph_20_Font">י</text:span><text:span text:style-name="Default_20_Paragraph_20_Font">, </text:span><text:span text:style-name="Default_20_Paragraph_20_Font">ח</text:span><text:span text:style-name="Default_20_Paragraph_20_Font">ֲ</text:span><text:span text:style-name="Default_20_Paragraph_20_Font">ט</text:span><text:span text:style-name="Default_20_Paragraph_20_Font">ֻ</text:span><text:span text:style-name="Default_20_Paragraph_20_Font">בו</text:span><text:span text:style-name="Default_20_Paragraph_20_Font">ֹ</text:span><text:span text:style-name="Default_20_Paragraph_20_Font">ת</text:span><text:span text:style-name="Default_20_Paragraph_20_Font"> </text:span><text:span text:style-name="Default_20_Paragraph_20_Font">א</text:span><text:span text:style-name="Default_20_Paragraph_20_Font">ֵ</text:span><text:span text:style-name="Default_20_Paragraph_20_Font">טו</text:span><text:span text:style-name="Default_20_Paragraph_20_Font">ּ</text:span><text:span text:style-name="Default_20_Paragraph_20_Font">ן</text:span><text:span text:style-name="Default_20_Paragraph_20_Font"> </text:span><text:span text:style-name="Default_20_Paragraph_20_Font">מ</text:span><text:span text:style-name="Default_20_Paragraph_20_Font">ִ</text:span><text:span text:style-name="Default_20_Paragraph_20_Font">צ</text:span><text:span text:style-name="Default_20_Paragraph_20_Font">ְ</text:span><text:span text:style-name="Default_20_Paragraph_20_Font">ר</text:span><text:span text:style-name="Default_20_Paragraph_20_Font">ָ</text:span><text:span text:style-name="Default_20_Paragraph_20_Font">י</text:span><text:span text:style-name="Default_20_Paragraph_20_Font">ִ</text:span><text:span text:style-name="Default_20_Paragraph_20_Font">ם</text:span><text:span text:style-name="Default_20_Paragraph_20_Font"> <text:s text:c="9"/>(</text:span><text:span text:style-name="Default_20_Paragraph_20_Font">משלי</text:span><text:span text:style-name="Default_20_Paragraph_20_Font"> </text:span><text:span text:style-name="Default_20_Paragraph_20_Font">ז</text:span><text:span text:style-name="Default_20_Paragraph_20_Font">', </text:span><text:span text:style-name="Default_20_Paragraph_20_Font">טז</text:span><text:span text:style-name="Default_20_Paragraph_20_Font">)</text:span></text:p>
      <text:p text:style-name="P1"><text:span text:style-name="Default_20_Paragraph_20_Font"/></text:p>
      <text:p text:style-name="P23"><text:span text:style-name="Default_20_Paragraph_20_Font">אישה</text:span><text:span text:style-name="Default_20_Paragraph_20_Font"> </text:span><text:span text:style-name="Default_20_Paragraph_20_Font">מנסה</text:span><text:span text:style-name="Default_20_Paragraph_20_Font"> </text:span><text:span text:style-name="Default_20_Paragraph_20_Font">לפתות</text:span><text:span text:style-name="Default_20_Paragraph_20_Font"> </text:span><text:span text:style-name="Default_20_Paragraph_20_Font">נער</text:span><text:span text:style-name="Default_20_Paragraph_20_Font"> </text:span><text:span text:style-name="Default_20_Paragraph_20_Font">לנאוף</text:span><text:span text:style-name="Default_20_Paragraph_20_Font"> </text:span><text:span text:style-name="Default_20_Paragraph_20_Font">עמה</text:span><text:span text:style-name="Default_20_Paragraph_20_Font">, </text:span><text:span text:style-name="Default_20_Paragraph_20_Font">וכחלק</text:span><text:span text:style-name="Default_20_Paragraph_20_Font"> </text:span><text:span text:style-name="Default_20_Paragraph_20_Font">מהפיתוי</text:span><text:span text:style-name="Default_20_Paragraph_20_Font"> </text:span><text:span text:style-name="Default_20_Paragraph_20_Font">היא</text:span><text:span text:style-name="Default_20_Paragraph_20_Font"> </text:span><text:span text:style-name="Default_20_Paragraph_20_Font">אומרת</text:span><text:span text:style-name="Default_20_Paragraph_20_Font"> </text:span><text:span text:style-name="Default_20_Paragraph_20_Font">שהמיטה</text:span><text:span text:style-name="Default_20_Paragraph_20_Font"> </text:span><text:span text:style-name="Default_20_Paragraph_20_Font">שלה</text:span><text:span text:style-name="Default_20_Paragraph_20_Font"> </text:span><text:span text:style-name="Default_20_Paragraph_20_Font">מרופדת</text:span><text:span text:style-name="Default_20_Paragraph_20_Font"> </text:span><text:span text:style-name="Default_20_Paragraph_20_Font">במרבדים</text:span><text:span text:style-name="Default_20_Paragraph_20_Font"> </text:span><text:span text:style-name="Default_20_Paragraph_20_Font">אשר</text:span><text:span text:style-name="Default_20_Paragraph_20_Font"> </text:span><text:span text:style-name="Default_20_Paragraph_20_Font">מיתריהם</text:span><text:span text:style-name="Default_20_Paragraph_20_Font"> </text:span><text:span text:style-name="Default_20_Paragraph_20_Font">מיוצרים</text:span><text:span text:style-name="Default_20_Paragraph_20_Font"> </text:span><text:span text:style-name="Default_20_Paragraph_20_Font">בארץ</text:span><text:span text:style-name="Default_20_Paragraph_20_Font"> </text:span><text:span text:style-name="Default_20_Paragraph_20_Font">מצרים</text:span><text:span text:style-name="Default_20_Paragraph_20_Font">:</text:span></text:p>
      <text:list xml:id="list1925046706" text:style-name="LS9">
        <text:list-item>
          <text:p text:style-name="P36"><text:span text:style-name="Default_20_Paragraph_20_Font">בדי</text:span><text:span text:style-name="Default_20_Paragraph_20_Font"> </text:span><text:span text:style-name="Default_20_Paragraph_20_Font">המטה</text:span><text:span text:style-name="Default_20_Paragraph_20_Font"> </text:span><text:span text:style-name="Default_20_Paragraph_20_Font">המה</text:span><text:span text:style-name="Default_20_Paragraph_20_Font"> </text:span><text:span text:style-name="Default_20_Paragraph_20_Font">חטובות</text:span><text:span text:style-name="Default_20_Paragraph_20_Font"> </text:span><text:span text:style-name="Default_20_Paragraph_20_Font">ביושר</text:span><text:span text:style-name="Default_20_Paragraph_20_Font"> </text:span><text:span text:style-name="Default_20_Paragraph_20_Font">רב</text:span><text:span text:style-name="Default_20_Paragraph_20_Font">, </text:span><text:span text:style-name="Default_20_Paragraph_20_Font">ומסורגים</text:span><text:span text:style-name="Default_20_Paragraph_20_Font"> </text:span><text:span text:style-name="Default_20_Paragraph_20_Font">המה</text:span><text:span text:style-name="Default_20_Paragraph_20_Font"> </text:span><text:span text:style-name="Default_20_Paragraph_20_Font">במיתרי</text:span><text:span text:style-name="Default_20_Paragraph_20_Font"> </text:span><text:span text:style-name="Default_20_Paragraph_20_Font">פשתן</text:span><text:span text:style-name="Default_20_Paragraph_20_Font"> </text:span><text:span text:style-name="Default_20_Paragraph_20_Font">הבא</text:span><text:span text:style-name="Default_20_Paragraph_20_Font"> </text:span><text:span text:style-name="Default_20_Paragraph_20_Font">ממצרים</text:span><text:span text:style-name="Default_20_Paragraph_20_Font">, </text:span><text:span text:style-name="Default_20_Paragraph_20_Font">הנאות</text:span><text:span text:style-name="Default_20_Paragraph_20_Font"> </text:span><text:span text:style-name="Default_20_Paragraph_20_Font">ביותר</text:span><text:span text:style-name="Default_20_Paragraph_20_Font"> (</text:span><text:span text:style-name="Default_20_Paragraph_20_Font">מצודת</text:span><text:span text:style-name="Default_20_Paragraph_20_Font"> </text:span><text:span text:style-name="Default_20_Paragraph_20_Font">דוד</text:span><text:span text:style-name="Default_20_Paragraph_20_Font">).</text:span></text:p>
        </text:list-item>
        <text:list-item>
          <text:p text:style-name="P36"><text:span text:style-name="Default_20_Paragraph_20_Font">תרגום</text:span><text:span text:style-name="Default_20_Paragraph_20_Font"> </text:span><text:span text:style-name="Default_20_Paragraph_20_Font">של</text:span><text:span text:style-name="Default_20_Paragraph_20_Font"> '</text:span><text:span text:style-name="Default_20_Paragraph_20_Font">מיתריהם</text:span><text:span text:style-name="Default_20_Paragraph_20_Font">' (</text:span><text:span text:style-name="Default_20_Paragraph_20_Font">שמות</text:span><text:span text:style-name="Default_20_Paragraph_20_Font"> </text:span><text:span text:style-name="Default_20_Paragraph_20_Font">כ</text:span><text:span text:style-name="Default_20_Paragraph_20_Font">"</text:span><text:span text:style-name="Default_20_Paragraph_20_Font">ו</text:span><text:span text:style-name="Default_20_Paragraph_20_Font">) </text:span><text:span text:style-name="Default_20_Paragraph_20_Font">הוא</text:span><text:span text:style-name="Default_20_Paragraph_20_Font"> '</text:span><text:span text:style-name="Default_20_Paragraph_20_Font">אטוניהון</text:span><text:span text:style-name="Default_20_Paragraph_20_Font">' (</text:span><text:span text:style-name="Default_20_Paragraph_20_Font">מצודת</text:span><text:span text:style-name="Default_20_Paragraph_20_Font"> </text:span><text:span text:style-name="Default_20_Paragraph_20_Font">ציון</text:span><text:span text:style-name="Default_20_Paragraph_20_Font">).</text:span></text:p>
        </text:list-item>
      </text:list>
      <text:p text:style-name="P2"/>
      <text:p text:style-name="P1"><text:span text:style-name="Default_20_Paragraph_20_Font">מה</text:span><text:span text:style-name="Default_20_Paragraph_20_Font"> </text:span><text:span text:style-name="Default_20_Paragraph_20_Font">זה</text:span><text:span text:style-name="Default_20_Paragraph_20_Font"> </text:span><text:span text:style-name="Default_20_Paragraph_20_Font">משנה</text:span><text:span text:style-name="Default_20_Paragraph_20_Font"> </text:span><text:span text:style-name="Default_20_Paragraph_20_Font">היכן</text:span><text:span text:style-name="Default_20_Paragraph_20_Font"> </text:span><text:span text:style-name="Default_20_Paragraph_20_Font">מיוצרים</text:span><text:span text:style-name="Default_20_Paragraph_20_Font"> </text:span><text:span text:style-name="Default_20_Paragraph_20_Font">המיתרים</text:span><text:span text:style-name="Default_20_Paragraph_20_Font">?</text:span></text:p>
      <text:p text:style-name="P2"/>
      <text:p text:style-name="P1"><text:span text:style-name="Default_20_Paragraph_20_Font">ייתכן</text:span><text:span text:style-name="Default_20_Paragraph_20_Font"> </text:span><text:span text:style-name="Default_20_Paragraph_20_Font">שהאזכור</text:span><text:span text:style-name="Default_20_Paragraph_20_Font"> </text:span><text:span text:style-name="Default_20_Paragraph_20_Font">של</text:span><text:span text:style-name="Default_20_Paragraph_20_Font"> </text:span><text:span text:style-name="Default_20_Paragraph_20_Font">מצרים</text:span><text:span text:style-name="Default_20_Paragraph_20_Font"> </text:span><text:span text:style-name="Default_20_Paragraph_20_Font">רומז</text:span><text:span text:style-name="Default_20_Paragraph_20_Font"> </text:span><text:span text:style-name="Default_20_Paragraph_20_Font">לסיפור</text:span><text:span text:style-name="Default_20_Paragraph_20_Font"> </text:span><text:span text:style-name="Default_20_Paragraph_20_Font">דומה</text:span><text:span text:style-name="Default_20_Paragraph_20_Font"> </text:span><text:span text:style-name="Default_20_Paragraph_20_Font">לזה</text:span><text:span text:style-name="Default_20_Paragraph_20_Font"> </text:span><text:span text:style-name="Default_20_Paragraph_20_Font">המתואר</text:span><text:span text:style-name="Default_20_Paragraph_20_Font"> </text:span><text:span text:style-name="Default_20_Paragraph_20_Font">בפרקנו</text:span><text:span text:style-name="Default_20_Paragraph_20_Font">, </text:span><text:span text:style-name="Default_20_Paragraph_20_Font">שאירע</text:span><text:span text:style-name="Default_20_Paragraph_20_Font"> </text:span><text:span text:style-name="Default_20_Paragraph_20_Font">במצרים</text:span><text:span text:style-name="Default_20_Paragraph_20_Font"> - </text:span><text:span text:style-name="Default_20_Paragraph_20_Font">סיפור</text:span><text:span text:style-name="Default_20_Paragraph_20_Font"> </text:span><text:span text:style-name="Default_20_Paragraph_20_Font">יוסף</text:span><text:span text:style-name="Default_20_Paragraph_20_Font"> </text:span><text:span text:style-name="Default_20_Paragraph_20_Font">ואשת</text:span><text:span text:style-name="Default_20_Paragraph_20_Font"> </text:span><text:span text:style-name="Default_20_Paragraph_20_Font">פוטיפר</text:span><text:note text:id="ftn1" text:note-class="footnote"><text:note-citation>1</text:note-citation><text:note-body><text:p text:style-name="P12"><text:span text:style-name="Default_20_Paragraph_20_Font"><text:span text:style-name="T4"><text:s/></text:span></text:span><text:span text:style-name="Default_20_Paragraph_20_Font">ההקבלה</text:span><text:span text:style-name="Default_20_Paragraph_20_Font"> </text:span><text:span text:style-name="Default_20_Paragraph_20_Font">נזכרה</text:span><text:span text:style-name="Default_20_Paragraph_20_Font"> </text:span><text:span text:style-name="Default_20_Paragraph_20_Font">כבר</text:span><text:span text:style-name="Default_20_Paragraph_20_Font"> </text:span><text:span text:style-name="Default_20_Paragraph_20_Font">במבוא</text:span><text:span text:style-name="Default_20_Paragraph_20_Font"> </text:span><text:span text:style-name="Default_20_Paragraph_20_Font">דעת</text:span><text:span text:style-name="Default_20_Paragraph_20_Font"> </text:span><text:span text:style-name="Default_20_Paragraph_20_Font">מקרא</text:span><text:span text:style-name="Default_20_Paragraph_20_Font">.</text:span></text:p></text:note-body></text:note><text:span text:style-name="Default_20_Paragraph_20_Font">. </text:span><text:span text:style-name="Default_20_Paragraph_20_Font">גם</text:span><text:span text:style-name="Default_20_Paragraph_20_Font"> </text:span><text:span text:style-name="Default_20_Paragraph_20_Font">שם</text:span><text:span text:style-name="Default_20_Paragraph_20_Font"> </text:span><text:span text:style-name="Default_20_Paragraph_20_Font">ישנה</text:span><text:span text:style-name="Default_20_Paragraph_20_Font"> </text:span><text:span text:style-name="Default_20_Paragraph_20_Font">אישה</text:span><text:span text:style-name="Default_20_Paragraph_20_Font"> </text:span><text:span text:style-name="Default_20_Paragraph_20_Font">המנסה</text:span><text:span text:style-name="Default_20_Paragraph_20_Font"> </text:span><text:span text:style-name="Default_20_Paragraph_20_Font">לפתות</text:span><text:span text:style-name="Default_20_Paragraph_20_Font"> </text:span><text:span text:style-name="Default_20_Paragraph_20_Font">נער</text:span><text:span text:style-name="Default_20_Paragraph_20_Font">, </text:span><text:span text:style-name="Default_20_Paragraph_20_Font">אלא</text:span><text:span text:style-name="Default_20_Paragraph_20_Font"> </text:span><text:span text:style-name="Default_20_Paragraph_20_Font">ששם</text:span><text:span text:style-name="Default_20_Paragraph_20_Font"> </text:span><text:span text:style-name="Default_20_Paragraph_20_Font">הנער</text:span><text:span text:style-name="Default_20_Paragraph_20_Font"> </text:span><text:span text:style-name="Default_20_Paragraph_20_Font">עומד</text:span><text:span text:style-name="Default_20_Paragraph_20_Font"> </text:span><text:span text:style-name="Default_20_Paragraph_20_Font">בניסיון</text:span><text:span text:style-name="Default_20_Paragraph_20_Font">; </text:span><text:span text:style-name="Default_20_Paragraph_20_Font">למדנו</text:span><text:span text:style-name="Default_20_Paragraph_20_Font">, </text:span><text:span text:style-name="Default_20_Paragraph_20_Font">שאין</text:span><text:span text:style-name="Default_20_Paragraph_20_Font"> </text:span><text:span text:style-name="Default_20_Paragraph_20_Font">פיתוי</text:span><text:span text:style-name="Default_20_Paragraph_20_Font"> </text:span><text:span text:style-name="Default_20_Paragraph_20_Font">שאי</text:span><text:span text:style-name="Default_20_Paragraph_20_Font"> </text:span><text:span text:style-name="Default_20_Paragraph_20_Font">אפשר</text:span><text:span text:style-name="Default_20_Paragraph_20_Font"> </text:span><text:span text:style-name="Default_20_Paragraph_20_Font">להתגבר</text:span><text:span text:style-name="Default_20_Paragraph_20_Font"> </text:span><text:span text:style-name="Default_20_Paragraph_20_Font">עליו</text:span><text:span text:style-name="Default_20_Paragraph_20_Font">.</text:span></text:p>
      <text:p text:style-name="P2"/>
      <text:p text:style-name="P1"><text:span text:style-name="Default_20_Paragraph_20_Font">וייתכן</text:span><text:span text:style-name="Default_20_Paragraph_20_Font"> </text:span><text:span text:style-name="Default_20_Paragraph_20_Font">גם</text:span><text:span text:style-name="Default_20_Paragraph_20_Font"> </text:span><text:span text:style-name="Default_20_Paragraph_20_Font">שהכתוב</text:span><text:span text:style-name="Default_20_Paragraph_20_Font"> </text:span><text:span text:style-name="Default_20_Paragraph_20_Font">רומז</text:span><text:span text:style-name="Default_20_Paragraph_20_Font"> </text:span><text:span text:style-name="Default_20_Paragraph_20_Font">לפסוק</text:span><text:span text:style-name="Default_20_Paragraph_20_Font"> </text:span><text:span text:style-name="Default_20_Paragraph_20_Font">הפותח</text:span><text:span text:style-name="Default_20_Paragraph_20_Font"> </text:span><text:span text:style-name="Default_20_Paragraph_20_Font">את</text:span><text:span text:style-name="Default_20_Paragraph_20_Font"> </text:span><text:span text:style-name="Default_20_Paragraph_20_Font">פרשת</text:span><text:span text:style-name="Default_20_Paragraph_20_Font"> </text:span><text:span text:style-name="Default_20_Paragraph_20_Font">איסורי</text:span><text:span text:style-name="Default_20_Paragraph_20_Font"> </text:span><text:span text:style-name="Default_20_Paragraph_20_Font">העריות</text:span><text:span text:style-name="Default_20_Paragraph_20_Font"> </text:span><text:span text:style-name="Default_20_Paragraph_20_Font">בתורה</text:span><text:span text:style-name="Default_20_Paragraph_20_Font">:</text:span></text:p>
      <text:list xml:id="list2073283064" text:style-name="LS10">
        <text:list-item>
          <text:p text:style-name="P47"><text:span text:style-name="Default_20_Paragraph_20_Font">כ</text:span><text:span text:style-name="Default_20_Paragraph_20_Font">ְּ</text:span><text:span text:style-name="Default_20_Paragraph_20_Font">מ</text:span><text:span text:style-name="Default_20_Paragraph_20_Font">ַ</text:span><text:span text:style-name="Default_20_Paragraph_20_Font">ע</text:span><text:span text:style-name="Default_20_Paragraph_20_Font">ֲ</text:span><text:span text:style-name="Default_20_Paragraph_20_Font">ש</text:span><text:span text:style-name="Default_20_Paragraph_20_Font">ֵׂ</text:span><text:span text:style-name="Default_20_Paragraph_20_Font">ה</text:span><text:span text:style-name="Default_20_Paragraph_20_Font"> </text:span><text:span text:style-name="Default_20_Paragraph_20_Font">א</text:span><text:span text:style-name="Default_20_Paragraph_20_Font">ֶ</text:span><text:span text:style-name="Default_20_Paragraph_20_Font">ר</text:span><text:span text:style-name="Default_20_Paragraph_20_Font">ֶ</text:span><text:span text:style-name="Default_20_Paragraph_20_Font">ץ</text:span><text:span text:style-name="Default_20_Paragraph_20_Font"> </text:span><text:span text:style-name="Default_20_Paragraph_20_Font">מ</text:span><text:span text:style-name="Default_20_Paragraph_20_Font">ִ</text:span><text:span text:style-name="Default_20_Paragraph_20_Font">צ</text:span><text:span text:style-name="Default_20_Paragraph_20_Font">ְ</text:span><text:span text:style-name="Default_20_Paragraph_20_Font">ר</text:span><text:span text:style-name="Default_20_Paragraph_20_Font">ַ</text:span><text:span text:style-name="Default_20_Paragraph_20_Font">י</text:span><text:span text:style-name="Default_20_Paragraph_20_Font">ִ</text:span><text:span text:style-name="Default_20_Paragraph_20_Font">ם</text:span><text:span text:style-name="Default_20_Paragraph_20_Font"> </text:span><text:span text:style-name="Default_20_Paragraph_20_Font">א</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 </text:span><text:span text:style-name="Default_20_Paragraph_20_Font">י</text:span><text:span text:style-name="Default_20_Paragraph_20_Font">ְ</text:span><text:span text:style-name="Default_20_Paragraph_20_Font">ש</text:span><text:span text:style-name="Default_20_Paragraph_20_Font">ַׁ</text:span><text:span text:style-name="Default_20_Paragraph_20_Font">ב</text:span><text:span text:style-name="Default_20_Paragraph_20_Font">ְ</text:span><text:span text:style-name="Default_20_Paragraph_20_Font">ת</text:span><text:span text:style-name="Default_20_Paragraph_20_Font">ֶּ</text:span><text:span text:style-name="Default_20_Paragraph_20_Font">ם</text:span><text:span text:style-name="Default_20_Paragraph_20_Font"> </text:span><text:span text:style-name="Default_20_Paragraph_20_Font">ב</text:span><text:span text:style-name="Default_20_Paragraph_20_Font">ָּ</text:span><text:span text:style-name="Default_20_Paragraph_20_Font">ה</text:span><text:span text:style-name="Default_20_Paragraph_20_Font">ּ </text:span><text:span text:style-name="Default_20_Paragraph_20_Font">ל</text:span><text:span text:style-name="Default_20_Paragraph_20_Font">ֹ</text:span><text:span text:style-name="Default_20_Paragraph_20_Font">א</text:span><text:span text:style-name="Default_20_Paragraph_20_Font"> </text:span><text:span text:style-name="Default_20_Paragraph_20_Font">ת</text:span><text:span text:style-name="Default_20_Paragraph_20_Font">ַ</text:span><text:span text:style-name="Default_20_Paragraph_20_Font">ע</text:span><text:span text:style-name="Default_20_Paragraph_20_Font">ֲ</text:span><text:span text:style-name="Default_20_Paragraph_20_Font">ש</text:span><text:span text:style-name="Default_20_Paragraph_20_Font">ׂ</text:span><text:span text:style-name="Default_20_Paragraph_20_Font">ו</text:span><text:span text:style-name="Default_20_Paragraph_20_Font">ּ... </text:span><text:span text:style-name="Default_20_Paragraph_20_Font">ו</text:span><text:span text:style-name="Default_20_Paragraph_20_Font">ּ</text:span><text:span text:style-name="Default_20_Paragraph_20_Font">ב</text:span><text:span text:style-name="Default_20_Paragraph_20_Font">ְ</text:span><text:span text:style-name="Default_20_Paragraph_20_Font">ח</text:span><text:span text:style-name="Default_20_Paragraph_20_Font">ֻ</text:span><text:span text:style-name="Default_20_Paragraph_20_Font">ק</text:span><text:span text:style-name="Default_20_Paragraph_20_Font">ֹּ</text:span><text:span text:style-name="Default_20_Paragraph_20_Font">ת</text:span><text:span text:style-name="Default_20_Paragraph_20_Font">ֵ</text:span><text:span text:style-name="Default_20_Paragraph_20_Font">יה</text:span><text:span text:style-name="Default_20_Paragraph_20_Font">ֶ</text:span><text:span text:style-name="Default_20_Paragraph_20_Font">ם</text:span><text:span text:style-name="Default_20_Paragraph_20_Font"> </text:span><text:span text:style-name="Default_20_Paragraph_20_Font">ל</text:span><text:span text:style-name="Default_20_Paragraph_20_Font">ֹ</text:span><text:span text:style-name="Default_20_Paragraph_20_Font">א</text:span><text:span text:style-name="Default_20_Paragraph_20_Font"> </text:span><text:span text:style-name="Default_20_Paragraph_20_Font">ת</text:span><text:span text:style-name="Default_20_Paragraph_20_Font">ֵ</text:span><text:span text:style-name="Default_20_Paragraph_20_Font">ל</text:span><text:span text:style-name="Default_20_Paragraph_20_Font">ֵ</text:span><text:span text:style-name="Default_20_Paragraph_20_Font">כו</text:span><text:span text:style-name="Default_20_Paragraph_20_Font">ּ (</text:span><text:span text:style-name="Default_20_Paragraph_20_Font">ויקרא</text:span><text:span text:style-name="Default_20_Paragraph_20_Font"> </text:span><text:span text:style-name="Default_20_Paragraph_20_Font">י</text:span><text:span text:style-name="Default_20_Paragraph_20_Font">"</text:span><text:span text:style-name="Default_20_Paragraph_20_Font">ח</text:span><text:span text:style-name="Default_20_Paragraph_20_Font"> </text:span><text:span text:style-name="Default_20_Paragraph_20_Font">ג</text:span><text:span text:style-name="Default_20_Paragraph_20_Font">)</text:span></text:p>
        </text:list-item>
      </text:list>
      <text:p text:style-name="P2"/>
      <text:p text:style-name="P1"><text:soft-page-break/><text:span text:style-name="Default_20_Paragraph_20_Font">מפרשה</text:span><text:span text:style-name="Default_20_Paragraph_20_Font"> </text:span><text:span text:style-name="Default_20_Paragraph_20_Font">זו</text:span><text:span text:style-name="Default_20_Paragraph_20_Font"> </text:span><text:span text:style-name="Default_20_Paragraph_20_Font">ניתן</text:span><text:span text:style-name="Default_20_Paragraph_20_Font"> </text:span><text:span text:style-name="Default_20_Paragraph_20_Font">ללמוד</text:span><text:span text:style-name="Default_20_Paragraph_20_Font">, </text:span><text:span text:style-name="Default_20_Paragraph_20_Font">שתרבות</text:span><text:span text:style-name="Default_20_Paragraph_20_Font"> </text:span><text:span text:style-name="Default_20_Paragraph_20_Font">המין</text:span><text:span text:style-name="Default_20_Paragraph_20_Font"> </text:span><text:span text:style-name="Default_20_Paragraph_20_Font">הייתה</text:span><text:span text:style-name="Default_20_Paragraph_20_Font"> </text:span><text:span text:style-name="Default_20_Paragraph_20_Font">חלק</text:span><text:span text:style-name="Default_20_Paragraph_20_Font"> </text:span><text:span text:style-name="Default_20_Paragraph_20_Font">משמעותי</text:span><text:span text:style-name="Default_20_Paragraph_20_Font"> </text:span><text:span text:style-name="Default_20_Paragraph_20_Font">מהתרבות</text:span><text:span text:style-name="Default_20_Paragraph_20_Font"> </text:span><text:span text:style-name="Default_20_Paragraph_20_Font">המצרית</text:span><text:span text:style-name="Default_20_Paragraph_20_Font">. </text:span><text:span text:style-name="Default_20_Paragraph_20_Font">מהפסוק</text:span><text:span text:style-name="Default_20_Paragraph_20_Font"> </text:span><text:span text:style-name="Default_20_Paragraph_20_Font">שלנו</text:span><text:span text:style-name="Default_20_Paragraph_20_Font"> </text:span><text:span text:style-name="Default_20_Paragraph_20_Font">ניתן</text:span><text:span text:style-name="Default_20_Paragraph_20_Font"> </text:span><text:span text:style-name="Default_20_Paragraph_20_Font">ללמוד</text:span><text:span text:style-name="Default_20_Paragraph_20_Font">, </text:span><text:span text:style-name="Default_20_Paragraph_20_Font">שגם</text:span><text:span text:style-name="Default_20_Paragraph_20_Font"> </text:span><text:span text:style-name="Default_20_Paragraph_20_Font">התעשייה</text:span><text:span text:style-name="Default_20_Paragraph_20_Font"> </text:span><text:span text:style-name="Default_20_Paragraph_20_Font">המצרית</text:span><text:span text:style-name="Default_20_Paragraph_20_Font"> </text:span><text:span text:style-name="Default_20_Paragraph_20_Font">הייתה</text:span><text:span text:style-name="Default_20_Paragraph_20_Font"> </text:span><text:span text:style-name="Default_20_Paragraph_20_Font">חלק</text:span><text:span text:style-name="Default_20_Paragraph_20_Font"> </text:span><text:span text:style-name="Default_20_Paragraph_20_Font">מתרבות</text:span><text:span text:style-name="Default_20_Paragraph_20_Font"> </text:span><text:span text:style-name="Default_20_Paragraph_20_Font">המין</text:span><text:span text:style-name="Default_20_Paragraph_20_Font">, </text:span><text:span text:style-name="Default_20_Paragraph_20_Font">וייצרה</text:span><text:span text:style-name="Default_20_Paragraph_20_Font"> </text:span><text:span text:style-name="Default_20_Paragraph_20_Font">מוצרים</text:span><text:span text:style-name="Default_20_Paragraph_20_Font"> </text:span><text:span text:style-name="Default_20_Paragraph_20_Font">מיוחדים</text:span><text:span text:style-name="Default_20_Paragraph_20_Font"> </text:span><text:span text:style-name="Default_20_Paragraph_20_Font">המתאימים</text:span><text:span text:style-name="Default_20_Paragraph_20_Font"> </text:span><text:span text:style-name="Default_20_Paragraph_20_Font">לתרבות</text:span><text:span text:style-name="Default_20_Paragraph_20_Font"> </text:span><text:span text:style-name="Default_20_Paragraph_20_Font">זו</text:span><text:span text:style-name="Default_20_Paragraph_20_Font">, </text:span><text:span text:style-name="Default_20_Paragraph_20_Font">כגון</text:span><text:span text:style-name="Default_20_Paragraph_20_Font"> </text:span><text:span text:style-name="Default_20_Paragraph_20_Font">מיטות</text:span><text:span text:style-name="Default_20_Paragraph_20_Font"> </text:span><text:span text:style-name="Default_20_Paragraph_20_Font">עם</text:span><text:span text:style-name="Default_20_Paragraph_20_Font"> </text:span><text:span text:style-name="Default_20_Paragraph_20_Font">מיתרים</text:span><text:span text:style-name="Default_20_Paragraph_20_Font"> </text:span><text:span text:style-name="Default_20_Paragraph_20_Font">מיוחדים</text:span><text:span text:style-name="Default_20_Paragraph_20_Font">. </text:span><text:span text:style-name="Default_20_Paragraph_20_Font">האישה</text:span><text:span text:style-name="Default_20_Paragraph_20_Font"> </text:span><text:span text:style-name="Default_20_Paragraph_20_Font">מפתה</text:span><text:span text:style-name="Default_20_Paragraph_20_Font"> </text:span><text:span text:style-name="Default_20_Paragraph_20_Font">את</text:span><text:span text:style-name="Default_20_Paragraph_20_Font"> </text:span><text:span text:style-name="Default_20_Paragraph_20_Font">הנער</text:span><text:span text:style-name="Default_20_Paragraph_20_Font"> </text:span><text:span text:style-name="Default_20_Paragraph_20_Font">להצטרף</text:span><text:span text:style-name="Default_20_Paragraph_20_Font"> </text:span><text:span text:style-name="Default_20_Paragraph_20_Font">לתרבות</text:span><text:span text:style-name="Default_20_Paragraph_20_Font"> </text:span><text:span text:style-name="Default_20_Paragraph_20_Font">זו</text:span><text:span text:style-name="Default_20_Paragraph_20_Font">. </text:span><text:span text:style-name="Default_20_Paragraph_20_Font">גם</text:span><text:span text:style-name="Default_20_Paragraph_20_Font"> </text:span><text:span text:style-name="Default_20_Paragraph_20_Font">הגר</text:span><text:span text:style-name="Default_20_Paragraph_20_Font">"</text:span><text:span text:style-name="Default_20_Paragraph_20_Font">א</text:span><text:span text:style-name="Default_20_Paragraph_20_Font"> </text:span><text:span text:style-name="Default_20_Paragraph_20_Font">הסביר</text:span><text:span text:style-name="Default_20_Paragraph_20_Font"> </text:span><text:span text:style-name="Default_20_Paragraph_20_Font">את</text:span><text:span text:style-name="Default_20_Paragraph_20_Font"> </text:span><text:span text:style-name="Default_20_Paragraph_20_Font">פסוקנו</text:span><text:span text:style-name="Default_20_Paragraph_20_Font"> </text:span><text:span text:style-name="Default_20_Paragraph_20_Font">באופן</text:span><text:span text:style-name="Default_20_Paragraph_20_Font"> </text:span><text:span text:style-name="Default_20_Paragraph_20_Font">דומה</text:span><text:span text:style-name="Default_20_Paragraph_20_Font">:</text:span></text:p>
      <text:list xml:id="list839462668" text:style-name="LS11">
        <text:list-item>
          <text:p text:style-name="P48"><text:span text:style-name="Default_20_Paragraph_20_Font">אטון</text:span><text:span text:style-name="Default_20_Paragraph_20_Font"> </text:span><text:span text:style-name="Default_20_Paragraph_20_Font">מצרים</text:span><text:span text:style-name="Default_20_Paragraph_20_Font"> - </text:span><text:span text:style-name="Default_20_Paragraph_20_Font">משא</text:span><text:span text:style-name="Default_20_Paragraph_20_Font"> </text:span><text:span text:style-name="Default_20_Paragraph_20_Font">של</text:span><text:span text:style-name="Default_20_Paragraph_20_Font"> </text:span><text:span text:style-name="Default_20_Paragraph_20_Font">מצרים</text:span><text:span text:style-name="Default_20_Paragraph_20_Font">. </text:span><text:span text:style-name="Default_20_Paragraph_20_Font">כלומר</text:span><text:span text:style-name="Default_20_Paragraph_20_Font"> </text:span><text:span text:style-name="Default_20_Paragraph_20_Font">מן</text:span><text:span text:style-name="Default_20_Paragraph_20_Font"> </text:span><text:span text:style-name="Default_20_Paragraph_20_Font">המובחר</text:span><text:span text:style-name="Default_20_Paragraph_20_Font"> </text:span><text:span text:style-name="Default_20_Paragraph_20_Font">שנושאים</text:span><text:span text:style-name="Default_20_Paragraph_20_Font"> </text:span><text:span text:style-name="Default_20_Paragraph_20_Font">ממצרים</text:span><text:span text:style-name="Default_20_Paragraph_20_Font">, </text:span><text:span text:style-name="Default_20_Paragraph_20_Font">כי</text:span><text:span text:style-name="Default_20_Paragraph_20_Font"> </text:span><text:span text:style-name="Default_20_Paragraph_20_Font">משם</text:span><text:span text:style-name="Default_20_Paragraph_20_Font"> </text:span><text:span text:style-name="Default_20_Paragraph_20_Font">באו</text:span><text:span text:style-name="Default_20_Paragraph_20_Font"> </text:span><text:span text:style-name="Default_20_Paragraph_20_Font">השש</text:span><text:span text:style-name="Default_20_Paragraph_20_Font"> </text:span><text:span text:style-name="Default_20_Paragraph_20_Font">והרקמה</text:span><text:span text:style-name="Default_20_Paragraph_20_Font"> </text:span><text:span text:style-name="Default_20_Paragraph_20_Font">הטובים</text:span><text:span text:style-name="Default_20_Paragraph_20_Font"> </text:span><text:span text:style-name="Default_20_Paragraph_20_Font">והיפים</text:span><text:span text:style-name="Default_20_Paragraph_20_Font">. </text:span><text:span text:style-name="Default_20_Paragraph_20_Font">והעניין</text:span><text:span text:style-name="Default_20_Paragraph_20_Font">: </text:span><text:span text:style-name="Default_20_Paragraph_20_Font">כי</text:span><text:span text:style-name="Default_20_Paragraph_20_Font"> </text:span><text:span text:style-name="Default_20_Paragraph_20_Font">מצרים</text:span><text:span text:style-name="Default_20_Paragraph_20_Font"> </text:span><text:span text:style-name="Default_20_Paragraph_20_Font">שורש</text:span><text:span text:style-name="Default_20_Paragraph_20_Font"> </text:span><text:span text:style-name="Default_20_Paragraph_20_Font">כל</text:span><text:span text:style-name="Default_20_Paragraph_20_Font"> </text:span><text:span text:style-name="Default_20_Paragraph_20_Font">הטומאות</text:span><text:span text:style-name="Default_20_Paragraph_20_Font">, </text:span><text:span text:style-name="Default_20_Paragraph_20_Font">כמו</text:span><text:span text:style-name="Default_20_Paragraph_20_Font"> </text:span><text:span text:style-name="Default_20_Paragraph_20_Font">שנאמר</text:span><text:span text:style-name="Default_20_Paragraph_20_Font"> "</text:span><text:span text:style-name="Default_20_Paragraph_20_Font">כי</text:span><text:span text:style-name="Default_20_Paragraph_20_Font"> </text:span><text:span text:style-name="Default_20_Paragraph_20_Font">ערות</text:span><text:span text:style-name="Default_20_Paragraph_20_Font"> </text:span><text:span text:style-name="Default_20_Paragraph_20_Font">הארץ</text:span><text:span text:style-name="Default_20_Paragraph_20_Font">" </text:span><text:span text:style-name="Default_20_Paragraph_20_Font">וגו</text:span><text:span text:style-name="Default_20_Paragraph_20_Font">' <text:s text:c="13"/>(</text:span><text:span text:style-name="Default_20_Paragraph_20_Font">הגר</text:span><text:span text:style-name="Default_20_Paragraph_20_Font">"</text:span><text:span text:style-name="Default_20_Paragraph_20_Font">א</text:span><text:span text:style-name="Default_20_Paragraph_20_Font"> </text:span><text:span text:style-name="Default_20_Paragraph_20_Font">כאן</text:span><text:span text:style-name="Default_20_Paragraph_20_Font">).</text:span></text:p>
        </text:list-item>
      </text:list>
      <text:p text:style-name="P2"/>
      <text:p text:style-name="P1"><text:span text:style-name="Default_20_Paragraph_20_Font">משילוב</text:span><text:span text:style-name="Default_20_Paragraph_20_Font"> </text:span><text:span text:style-name="Default_20_Paragraph_20_Font">שני</text:span><text:span text:style-name="Default_20_Paragraph_20_Font"> </text:span><text:span text:style-name="Default_20_Paragraph_20_Font">הפסוקים</text:span><text:span text:style-name="Default_20_Paragraph_20_Font"> </text:span><text:span text:style-name="Default_20_Paragraph_20_Font">ניתן</text:span><text:span text:style-name="Default_20_Paragraph_20_Font"> </text:span><text:span text:style-name="Default_20_Paragraph_20_Font">להסיק</text:span><text:span text:style-name="Default_20_Paragraph_20_Font">, </text:span><text:span text:style-name="Default_20_Paragraph_20_Font">שגם</text:span><text:span text:style-name="Default_20_Paragraph_20_Font"> </text:span><text:span text:style-name="Default_20_Paragraph_20_Font">ייצור</text:span><text:span text:style-name="Default_20_Paragraph_20_Font"> </text:span><text:span text:style-name="Default_20_Paragraph_20_Font">של</text:span><text:span text:style-name="Default_20_Paragraph_20_Font"> </text:span><text:span text:style-name="Default_20_Paragraph_20_Font">מוצרים</text:span><text:span text:style-name="Default_20_Paragraph_20_Font"> </text:span><text:span text:style-name="Default_20_Paragraph_20_Font">מסוג</text:span><text:span text:style-name="Default_20_Paragraph_20_Font"> </text:span><text:span text:style-name="Default_20_Paragraph_20_Font">זה</text:span><text:span text:style-name="Default_20_Paragraph_20_Font"> </text:span><text:span text:style-name="Default_20_Paragraph_20_Font">מהווה</text:span><text:span text:style-name="Default_20_Paragraph_20_Font"> </text:span><text:span text:style-name="Default_20_Paragraph_20_Font">חלק</text:span><text:span text:style-name="Default_20_Paragraph_20_Font"> </text:span><text:span text:style-name="Default_20_Paragraph_20_Font">מהאיסור</text:span><text:span text:style-name="Default_20_Paragraph_20_Font"> "</text:span><text:span text:style-name="Default_20_Paragraph_20_Font">ובחוקותיהם</text:span><text:span text:style-name="Default_20_Paragraph_20_Font"> </text:span><text:span text:style-name="Default_20_Paragraph_20_Font">לא</text:span><text:span text:style-name="Default_20_Paragraph_20_Font"> </text:span><text:span text:style-name="Default_20_Paragraph_20_Font">תלכו</text:span><text:span text:style-name="Default_20_Paragraph_20_Font">".</text:span></text:p>
      <text:p text:style-name="P3"/>
      <text:p text:style-name="P3"/>
      <text:p text:style-name="P3"><text:span text:style-name="Default_20_Paragraph_20_Font"><text:span text:style-name="T1">פרק</text:span></text:span><text:span text:style-name="Default_20_Paragraph_20_Font"><text:span text:style-name="T1"> </text:span></text:span><text:span text:style-name="Default_20_Paragraph_20_Font"><text:span text:style-name="T1">י</text:span></text:span></text:p>
      <text:p text:style-name="P1"><text:span text:style-name="Default_20_Paragraph_20_Font"><text:span text:style-name="T2">פסוק</text:span></text:span><text:span text:style-name="Default_20_Paragraph_20_Font"><text:span text:style-name="T2"> </text:span></text:span><text:span text:style-name="Default_20_Paragraph_20_Font"><text:span text:style-name="T2">כב</text:span></text:span></text:p>
      <text:p text:style-name="P6"><text:span text:style-name="Default_20_Paragraph_20_Font">ב</text:span><text:span text:style-name="Default_20_Paragraph_20_Font">ִּ</text:span><text:span text:style-name="Default_20_Paragraph_20_Font">ר</text:span><text:span text:style-name="Default_20_Paragraph_20_Font">ְ</text:span><text:span text:style-name="Default_20_Paragraph_20_Font">כ</text:span><text:span text:style-name="Default_20_Paragraph_20_Font">ַּ</text:span><text:span text:style-name="Default_20_Paragraph_20_Font">ת</text:span><text:span text:style-name="Default_20_Paragraph_20_Font"> </text:span><text:span text:style-name="Default_20_Paragraph_20_Font">ה</text:span><text:span text:style-name="Default_20_Paragraph_20_Font">' </text:span><text:span text:style-name="Default_20_Paragraph_20_Font">ה</text:span><text:span text:style-name="Default_20_Paragraph_20_Font">ִ</text:span><text:span text:style-name="Default_20_Paragraph_20_Font">יא</text:span><text:span text:style-name="Default_20_Paragraph_20_Font"> </text:span><text:span text:style-name="Default_20_Paragraph_20_Font">ת</text:span><text:span text:style-name="Default_20_Paragraph_20_Font">ַ</text:span><text:span text:style-name="Default_20_Paragraph_20_Font">ע</text:span><text:span text:style-name="Default_20_Paragraph_20_Font">ֲ</text:span><text:span text:style-name="Default_20_Paragraph_20_Font">ש</text:span><text:span text:style-name="Default_20_Paragraph_20_Font">ִׁ</text:span><text:span text:style-name="Default_20_Paragraph_20_Font">יר</text:span><text:span text:style-name="Default_20_Paragraph_20_Font">, </text:span><text:span text:style-name="Default_20_Paragraph_20_Font">ו</text:span><text:span text:style-name="Default_20_Paragraph_20_Font">ְ</text:span><text:span text:style-name="Default_20_Paragraph_20_Font">ל</text:span><text:span text:style-name="Default_20_Paragraph_20_Font">ֹ</text:span><text:span text:style-name="Default_20_Paragraph_20_Font">א</text:span><text:span text:style-name="Default_20_Paragraph_20_Font"> </text:span><text:span text:style-name="Default_20_Paragraph_20_Font">י</text:span><text:span text:style-name="Default_20_Paragraph_20_Font">ֹ</text:span><text:span text:style-name="Default_20_Paragraph_20_Font">ס</text:span><text:span text:style-name="Default_20_Paragraph_20_Font">ִ</text:span><text:span text:style-name="Default_20_Paragraph_20_Font">יף</text:span><text:span text:style-name="Default_20_Paragraph_20_Font"> </text:span><text:span text:style-name="Default_20_Paragraph_20_Font">ע</text:span><text:span text:style-name="Default_20_Paragraph_20_Font">ֶ</text:span><text:span text:style-name="Default_20_Paragraph_20_Font">צ</text:span><text:span text:style-name="Default_20_Paragraph_20_Font">ֶ</text:span><text:span text:style-name="Default_20_Paragraph_20_Font">ב</text:span><text:span text:style-name="Default_20_Paragraph_20_Font"> </text:span><text:span text:style-name="Default_20_Paragraph_20_Font">ע</text:span><text:span text:style-name="Default_20_Paragraph_20_Font">ִ</text:span><text:span text:style-name="Default_20_Paragraph_20_Font">מ</text:span><text:span text:style-name="Default_20_Paragraph_20_Font">ָּ</text:span><text:span text:style-name="Default_20_Paragraph_20_Font">ה</text:span><text:span text:style-name="Default_20_Paragraph_20_Font">ּ <text:s text:c="3"/>(</text:span><text:span text:style-name="Default_20_Paragraph_20_Font">משלי</text:span><text:span text:style-name="Default_20_Paragraph_20_Font"> </text:span><text:span text:style-name="Default_20_Paragraph_20_Font">י</text:span><text:span text:style-name="Default_20_Paragraph_20_Font">', </text:span><text:span text:style-name="Default_20_Paragraph_20_Font">כב</text:span><text:span text:style-name="Default_20_Paragraph_20_Font">).</text:span></text:p>
      <text:p text:style-name="P2"/>
      <text:p text:style-name="P1"><text:span text:style-name="Default_20_Paragraph_20_Font"/></text:p>
      <text:p text:style-name="P23"><text:span text:style-name="Default_20_Paragraph_20_Font">מקובל</text:span><text:span text:style-name="Default_20_Paragraph_20_Font"> </text:span><text:span text:style-name="Default_20_Paragraph_20_Font">לפרש</text:span><text:span text:style-name="Default_20_Paragraph_20_Font">, </text:span><text:span text:style-name="Default_20_Paragraph_20_Font">ש</text:span><text:span text:style-name="Default_20_Paragraph_20_Font"><text:span text:style-name="T3">ברכת</text:span></text:span><text:span text:style-name="Default_20_Paragraph_20_Font"><text:span text:style-name="T3"> </text:span></text:span><text:span text:style-name="Default_20_Paragraph_20_Font"><text:span text:style-name="T3">ה</text:span></text:span><text:span text:style-name="Default_20_Paragraph_20_Font"><text:span text:style-name="T3">'</text:span></text:span><text:span text:style-name="Default_20_Paragraph_20_Font"> </text:span><text:span text:style-name="Default_20_Paragraph_20_Font">היא</text:span><text:span text:style-name="Default_20_Paragraph_20_Font"> </text:span><text:span text:style-name="Default_20_Paragraph_20_Font">ברכה</text:span><text:span text:style-name="Default_20_Paragraph_20_Font"> </text:span><text:span text:style-name="Default_20_Paragraph_20_Font">שה</text:span><text:span text:style-name="Default_20_Paragraph_20_Font">' </text:span><text:span text:style-name="Default_20_Paragraph_20_Font">מברך</text:span><text:span text:style-name="Default_20_Paragraph_20_Font"> </text:span><text:span text:style-name="Default_20_Paragraph_20_Font">את</text:span><text:span text:style-name="Default_20_Paragraph_20_Font"> </text:span><text:span text:style-name="Default_20_Paragraph_20_Font">האדם</text:span><text:span text:style-name="Default_20_Paragraph_20_Font">, </text:span><text:span text:style-name="Default_20_Paragraph_20_Font">ו</text:span><text:span text:style-name="Default_20_Paragraph_20_Font"><text:span text:style-name="T3">עצב</text:span></text:span><text:span text:style-name="Default_20_Paragraph_20_Font"><text:span text:style-name="T3"> </text:span></text:span><text:span text:style-name="Default_20_Paragraph_20_Font">הוא</text:span><text:span text:style-name="Default_20_Paragraph_20_Font"> </text:span><text:span text:style-name="Default_20_Paragraph_20_Font">מאמץ</text:span><text:span text:style-name="Default_20_Paragraph_20_Font"> </text:span><text:span text:style-name="Default_20_Paragraph_20_Font">ויגיעה</text:span><text:span text:style-name="Default_20_Paragraph_20_Font">: "</text:span><text:span text:style-name="Default_20_Paragraph_20_Font"><text:span text:style-name="T3">ברכה</text:span></text:span><text:span text:style-name="Default_20_Paragraph_20_Font"> </text:span><text:span text:style-name="Default_20_Paragraph_20_Font">שנותן</text:span><text:span text:style-name="Default_20_Paragraph_20_Font"> </text:span><text:span text:style-name="Default_20_Paragraph_20_Font"><text:span text:style-name="T3">ה</text:span></text:span><text:span text:style-name="Default_20_Paragraph_20_Font"><text:span text:style-name="T3">'</text:span></text:span><text:span text:style-name="Default_20_Paragraph_20_Font"> </text:span><text:span text:style-name="Default_20_Paragraph_20_Font">היא</text:span><text:span text:style-name="Default_20_Paragraph_20_Font"> </text:span><text:span text:style-name="Default_20_Paragraph_20_Font"><text:span text:style-name="T3">מעשרת</text:span></text:span><text:span text:style-name="Default_20_Paragraph_20_Font"> </text:span><text:span text:style-name="Default_20_Paragraph_20_Font">את</text:span><text:span text:style-name="Default_20_Paragraph_20_Font"> </text:span><text:span text:style-name="Default_20_Paragraph_20_Font">האדם</text:span><text:span text:style-name="Default_20_Paragraph_20_Font">, </text:span><text:span text:style-name="Default_20_Paragraph_20_Font"><text:span text:style-name="T3">ועם</text:span></text:span><text:span text:style-name="Default_20_Paragraph_20_Font"> </text:span><text:span text:style-name="Default_20_Paragraph_20_Font">הברכה</text:span><text:span text:style-name="Default_20_Paragraph_20_Font"> </text:span><text:span text:style-name="Default_20_Paragraph_20_Font">ההוא</text:span><text:span text:style-name="Default_20_Paragraph_20_Font"> </text:span><text:span text:style-name="Default_20_Paragraph_20_Font"><text:span text:style-name="T3">לא</text:span></text:span><text:span text:style-name="Default_20_Paragraph_20_Font"> </text:span><text:span text:style-name="Default_20_Paragraph_20_Font">יצטרך</text:span><text:span text:style-name="Default_20_Paragraph_20_Font"> </text:span><text:span text:style-name="Default_20_Paragraph_20_Font"><text:span text:style-name="T3">להוסיף</text:span></text:span><text:span text:style-name="Default_20_Paragraph_20_Font"> </text:span><text:span text:style-name="Default_20_Paragraph_20_Font">עוד</text:span><text:span text:style-name="Default_20_Paragraph_20_Font"> </text:span><text:span text:style-name="Default_20_Paragraph_20_Font"><text:span text:style-name="T3">עצבון</text:span></text:span><text:span text:style-name="Default_20_Paragraph_20_Font"> </text:span><text:span text:style-name="Default_20_Paragraph_20_Font">ויגיעה</text:span><text:span text:style-name="Default_20_Paragraph_20_Font"> </text:span><text:span text:style-name="Default_20_Paragraph_20_Font">להרבות</text:span><text:span text:style-name="Default_20_Paragraph_20_Font"> </text:span><text:span text:style-name="Default_20_Paragraph_20_Font">הון</text:span><text:span text:style-name="Default_20_Paragraph_20_Font">, </text:span><text:span text:style-name="Default_20_Paragraph_20_Font">כי</text:span><text:span text:style-name="Default_20_Paragraph_20_Font"> </text:span><text:span text:style-name="Default_20_Paragraph_20_Font">יהיה</text:span><text:span text:style-name="Default_20_Paragraph_20_Font"> </text:span><text:span text:style-name="Default_20_Paragraph_20_Font">די</text:span><text:span text:style-name="Default_20_Paragraph_20_Font"> </text:span><text:span text:style-name="Default_20_Paragraph_20_Font">לו</text:span><text:span text:style-name="Default_20_Paragraph_20_Font"> </text:span><text:span text:style-name="Default_20_Paragraph_20_Font">בהברכה</text:span><text:span text:style-name="Default_20_Paragraph_20_Font"> </text:span><text:span text:style-name="Default_20_Paragraph_20_Font">הבאה</text:span><text:span text:style-name="Default_20_Paragraph_20_Font">" (</text:span><text:span text:style-name="Default_20_Paragraph_20_Font">מצודת</text:span><text:span text:style-name="Default_20_Paragraph_20_Font"> </text:span><text:span text:style-name="Default_20_Paragraph_20_Font">דוד</text:span><text:span text:style-name="Default_20_Paragraph_20_Font"> </text:span><text:span text:style-name="Default_20_Paragraph_20_Font">על</text:span><text:span text:style-name="Default_20_Paragraph_20_Font"> </text:span><text:span text:style-name="Default_20_Paragraph_20_Font">הפסוק</text:span><text:span text:style-name="Default_20_Paragraph_20_Font">). </text:span><text:span text:style-name="Default_20_Paragraph_20_Font">אולם</text:span><text:span text:style-name="Default_20_Paragraph_20_Font"> </text:span><text:span text:style-name="Default_20_Paragraph_20_Font">בפירוש</text:span><text:span text:style-name="Default_20_Paragraph_20_Font"> </text:span><text:span text:style-name="Default_20_Paragraph_20_Font">זה</text:span><text:span text:style-name="Default_20_Paragraph_20_Font"> </text:span><text:span text:style-name="Default_20_Paragraph_20_Font">ישנן</text:span><text:span text:style-name="Default_20_Paragraph_20_Font"> </text:span><text:span text:style-name="Default_20_Paragraph_20_Font">מספר</text:span><text:span text:style-name="Default_20_Paragraph_20_Font"> </text:span><text:span text:style-name="Default_20_Paragraph_20_Font">בעיות</text:span><text:span text:style-name="Default_20_Paragraph_20_Font">:</text:span></text:p>
      <text:list xml:id="list372825711" text:style-name="LS13">
        <text:list-item>
          <text:p text:style-name="P32"><text:span text:style-name="Default_20_Paragraph_20_Font">בספר</text:span><text:span text:style-name="Default_20_Paragraph_20_Font"> </text:span><text:span text:style-name="Default_20_Paragraph_20_Font">משלי</text:span><text:span text:style-name="Default_20_Paragraph_20_Font">, </text:span><text:span text:style-name="Default_20_Paragraph_20_Font">העושר</text:span><text:span text:style-name="Default_20_Paragraph_20_Font"> </text:span><text:span text:style-name="Default_20_Paragraph_20_Font">לא</text:span><text:span text:style-name="Default_20_Paragraph_20_Font"> </text:span><text:span text:style-name="Default_20_Paragraph_20_Font">נחשב</text:span><text:span text:style-name="Default_20_Paragraph_20_Font"> </text:span><text:span text:style-name="Default_20_Paragraph_20_Font">בהכרח</text:span><text:span text:style-name="Default_20_Paragraph_20_Font"> </text:span><text:span text:style-name="Default_20_Paragraph_20_Font">לברכה</text:span><text:span text:style-name="Default_20_Paragraph_20_Font">. </text:span><text:span text:style-name="Default_20_Paragraph_20_Font">אגור</text:span><text:span text:style-name="Default_20_Paragraph_20_Font"> </text:span><text:span text:style-name="Default_20_Paragraph_20_Font">בן</text:span><text:span text:style-name="Default_20_Paragraph_20_Font"> </text:span><text:span text:style-name="Default_20_Paragraph_20_Font">יקה</text:span><text:span text:style-name="Default_20_Paragraph_20_Font">, </text:span><text:span text:style-name="Default_20_Paragraph_20_Font">למשל</text:span><text:span text:style-name="Default_20_Paragraph_20_Font">, </text:span><text:span text:style-name="Default_20_Paragraph_20_Font">אומר</text:span><text:span text:style-name="Default_20_Paragraph_20_Font"> </text:span><text:span text:style-name="Default_20_Paragraph_20_Font">בפירוש</text:span><text:span text:style-name="Default_20_Paragraph_20_Font"> </text:span><text:span text:style-name="Default_20_Paragraph_20_Font">שאינו</text:span><text:span text:style-name="Default_20_Paragraph_20_Font"> </text:span><text:span text:style-name="Default_20_Paragraph_20_Font">רוצה</text:span><text:span text:style-name="Default_20_Paragraph_20_Font"> </text:span><text:span text:style-name="Default_20_Paragraph_20_Font">להיות</text:span><text:span text:style-name="Default_20_Paragraph_20_Font"> </text:span><text:span text:style-name="Default_20_Paragraph_20_Font">עשיר</text:span><text:span text:style-name="Default_20_Paragraph_20_Font">: "</text:span><text:span text:style-name="Default_20_Paragraph_20_Font">ש</text:span><text:span text:style-name="Default_20_Paragraph_20_Font">ָׁ</text:span><text:span text:style-name="Default_20_Paragraph_20_Font">ו</text:span><text:span text:style-name="Default_20_Paragraph_20_Font">ְ</text:span><text:span text:style-name="Default_20_Paragraph_20_Font">א</text:span><text:span text:style-name="Default_20_Paragraph_20_Font"> </text:span><text:span text:style-name="Default_20_Paragraph_20_Font">ו</text:span><text:span text:style-name="Default_20_Paragraph_20_Font">ּ</text:span><text:span text:style-name="Default_20_Paragraph_20_Font">ד</text:span><text:span text:style-name="Default_20_Paragraph_20_Font">ְ</text:span><text:span text:style-name="Default_20_Paragraph_20_Font">ב</text:span><text:span text:style-name="Default_20_Paragraph_20_Font">ַ</text:span><text:span text:style-name="Default_20_Paragraph_20_Font">ר</text:span><text:span text:style-name="Default_20_Paragraph_20_Font"> </text:span><text:span text:style-name="Default_20_Paragraph_20_Font">כ</text:span><text:span text:style-name="Default_20_Paragraph_20_Font">ָּ</text:span><text:span text:style-name="Default_20_Paragraph_20_Font">ז</text:span><text:span text:style-name="Default_20_Paragraph_20_Font">ָ</text:span><text:span text:style-name="Default_20_Paragraph_20_Font">ב</text:span><text:span text:style-name="Default_20_Paragraph_20_Font"> </text:span><text:span text:style-name="Default_20_Paragraph_20_Font">ה</text:span><text:span text:style-name="Default_20_Paragraph_20_Font">ַ</text:span><text:span text:style-name="Default_20_Paragraph_20_Font">ר</text:span><text:span text:style-name="Default_20_Paragraph_20_Font">ְ</text:span><text:span text:style-name="Default_20_Paragraph_20_Font">ח</text:span><text:span text:style-name="Default_20_Paragraph_20_Font">ֵ</text:span><text:span text:style-name="Default_20_Paragraph_20_Font">ק</text:span><text:span text:style-name="Default_20_Paragraph_20_Font"> </text:span><text:span text:style-name="Default_20_Paragraph_20_Font">מ</text:span><text:span text:style-name="Default_20_Paragraph_20_Font">ִ</text:span><text:span text:style-name="Default_20_Paragraph_20_Font">מ</text:span><text:span text:style-name="Default_20_Paragraph_20_Font">ֶּ</text:span><text:span text:style-name="Default_20_Paragraph_20_Font">נ</text:span><text:span text:style-name="Default_20_Paragraph_20_Font">ִּ</text:span><text:span text:style-name="Default_20_Paragraph_20_Font">י</text:span><text:span text:style-name="Default_20_Paragraph_20_Font">: </text:span><text:span text:style-name="Default_20_Paragraph_20_Font"><text:span text:style-name="T3">ר</text:span></text:span><text:span text:style-name="Default_20_Paragraph_20_Font"><text:span text:style-name="T3">ֵ</text:span></text:span><text:span text:style-name="Default_20_Paragraph_20_Font"><text:span text:style-name="T3">אש</text:span></text:span><text:span text:style-name="Default_20_Paragraph_20_Font"><text:span text:style-name="T3">ׁ </text:span></text:span><text:span text:style-name="Default_20_Paragraph_20_Font"><text:span text:style-name="T3">ו</text:span></text:span><text:span text:style-name="Default_20_Paragraph_20_Font"><text:span text:style-name="T3">ָ</text:span></text:span><text:span text:style-name="Default_20_Paragraph_20_Font"><text:span text:style-name="T3">ע</text:span></text:span><text:span text:style-name="Default_20_Paragraph_20_Font"><text:span text:style-name="T3">ֹ</text:span></text:span><text:span text:style-name="Default_20_Paragraph_20_Font"><text:span text:style-name="T3">ש</text:span></text:span><text:span text:style-name="Default_20_Paragraph_20_Font"><text:span text:style-name="T3">ֶׁ</text:span></text:span><text:span text:style-name="Default_20_Paragraph_20_Font"><text:span text:style-name="T3">ר</text:span></text:span><text:span text:style-name="Default_20_Paragraph_20_Font"><text:span text:style-name="T3"> </text:span></text:span><text:span text:style-name="Default_20_Paragraph_20_Font"><text:span text:style-name="T3">א</text:span></text:span><text:span text:style-name="Default_20_Paragraph_20_Font"><text:span text:style-name="T3">ַ</text:span></text:span><text:span text:style-name="Default_20_Paragraph_20_Font"><text:span text:style-name="T3">ל</text:span></text:span><text:span text:style-name="Default_20_Paragraph_20_Font"><text:span text:style-name="T3"> </text:span></text:span><text:span text:style-name="Default_20_Paragraph_20_Font"><text:span text:style-name="T3">ת</text:span></text:span><text:span text:style-name="Default_20_Paragraph_20_Font"><text:span text:style-name="T3">ִּ</text:span></text:span><text:span text:style-name="Default_20_Paragraph_20_Font"><text:span text:style-name="T3">ת</text:span></text:span><text:span text:style-name="Default_20_Paragraph_20_Font"><text:span text:style-name="T3">ֶּ</text:span></text:span><text:span text:style-name="Default_20_Paragraph_20_Font"><text:span text:style-name="T3">ן</text:span></text:span><text:span text:style-name="Default_20_Paragraph_20_Font"><text:span text:style-name="T3"> </text:span></text:span><text:span text:style-name="Default_20_Paragraph_20_Font"><text:span text:style-name="T3">ל</text:span></text:span><text:span text:style-name="Default_20_Paragraph_20_Font"><text:span text:style-name="T3">ִ</text:span></text:span><text:span text:style-name="Default_20_Paragraph_20_Font"><text:span text:style-name="T3">י</text:span></text:span><text:span text:style-name="Default_20_Paragraph_20_Font">, </text:span><text:span text:style-name="Default_20_Paragraph_20_Font">ה</text:span><text:span text:style-name="Default_20_Paragraph_20_Font">ַ</text:span><text:span text:style-name="Default_20_Paragraph_20_Font">ט</text:span><text:span text:style-name="Default_20_Paragraph_20_Font">ְ</text:span><text:span text:style-name="Default_20_Paragraph_20_Font">ר</text:span><text:span text:style-name="Default_20_Paragraph_20_Font">ִ</text:span><text:span text:style-name="Default_20_Paragraph_20_Font">יפ</text:span><text:span text:style-name="Default_20_Paragraph_20_Font">ֵ</text:span><text:span text:style-name="Default_20_Paragraph_20_Font">נ</text:span><text:span text:style-name="Default_20_Paragraph_20_Font">ִ</text:span><text:span text:style-name="Default_20_Paragraph_20_Font">י</text:span><text:span text:style-name="Default_20_Paragraph_20_Font"> </text:span><text:span text:style-name="Default_20_Paragraph_20_Font">ל</text:span><text:span text:style-name="Default_20_Paragraph_20_Font">ֶ</text:span><text:span text:style-name="Default_20_Paragraph_20_Font">ח</text:span><text:span text:style-name="Default_20_Paragraph_20_Font">ֶ</text:span><text:span text:style-name="Default_20_Paragraph_20_Font">ם</text:span><text:span text:style-name="Default_20_Paragraph_20_Font"> </text:span><text:span text:style-name="Default_20_Paragraph_20_Font">ח</text:span><text:span text:style-name="Default_20_Paragraph_20_Font">ֻ</text:span><text:span text:style-name="Default_20_Paragraph_20_Font">ק</text:span><text:span text:style-name="Default_20_Paragraph_20_Font">ִּ</text:span><text:span text:style-name="Default_20_Paragraph_20_Font">י</text:span><text:span text:style-name="Default_20_Paragraph_20_Font">.</text:span><text:span text:style-name="Default_20_Paragraph_20_Font"><text:span text:style-name="T3"> </text:span></text:span><text:span text:style-name="Default_20_Paragraph_20_Font"><text:span text:style-name="T3">פ</text:span></text:span><text:span text:style-name="Default_20_Paragraph_20_Font"><text:span text:style-name="T3">ֶּ</text:span></text:span><text:span text:style-name="Default_20_Paragraph_20_Font"><text:span text:style-name="T3">ן</text:span></text:span><text:span text:style-name="Default_20_Paragraph_20_Font"><text:span text:style-name="T3"> </text:span></text:span><text:span text:style-name="Default_20_Paragraph_20_Font"><text:span text:style-name="T3">א</text:span></text:span><text:span text:style-name="Default_20_Paragraph_20_Font"><text:span text:style-name="T3">ֶ</text:span></text:span><text:span text:style-name="Default_20_Paragraph_20_Font"><text:span text:style-name="T3">ש</text:span></text:span><text:span text:style-name="Default_20_Paragraph_20_Font"><text:span text:style-name="T3">ְׂ</text:span></text:span><text:span text:style-name="Default_20_Paragraph_20_Font"><text:span text:style-name="T3">ב</text:span></text:span><text:span text:style-name="Default_20_Paragraph_20_Font"><text:span text:style-name="T3">ַּ</text:span></text:span><text:span text:style-name="Default_20_Paragraph_20_Font"><text:span text:style-name="T3">ע</text:span></text:span><text:span text:style-name="Default_20_Paragraph_20_Font"><text:span text:style-name="T3"> </text:span></text:span><text:span text:style-name="Default_20_Paragraph_20_Font"><text:span text:style-name="T3">ו</text:span></text:span><text:span text:style-name="Default_20_Paragraph_20_Font"><text:span text:style-name="T3">ְ</text:span></text:span><text:span text:style-name="Default_20_Paragraph_20_Font"><text:span text:style-name="T3">כ</text:span></text:span><text:span text:style-name="Default_20_Paragraph_20_Font"><text:span text:style-name="T3">ִ</text:span></text:span><text:span text:style-name="Default_20_Paragraph_20_Font"><text:span text:style-name="T3">ח</text:span></text:span><text:span text:style-name="Default_20_Paragraph_20_Font"><text:span text:style-name="T3">ַ</text:span></text:span><text:span text:style-name="Default_20_Paragraph_20_Font"><text:span text:style-name="T3">ש</text:span></text:span><text:span text:style-name="Default_20_Paragraph_20_Font"><text:span text:style-name="T3">ְׁ</text:span></text:span><text:span text:style-name="Default_20_Paragraph_20_Font"><text:span text:style-name="T3">ת</text:span></text:span><text:span text:style-name="Default_20_Paragraph_20_Font"><text:span text:style-name="T3">ִּ</text:span></text:span><text:span text:style-name="Default_20_Paragraph_20_Font"><text:span text:style-name="T3">י</text:span></text:span><text:span text:style-name="Default_20_Paragraph_20_Font">, </text:span><text:span text:style-name="Default_20_Paragraph_20_Font">ו</text:span><text:span text:style-name="Default_20_Paragraph_20_Font">ְ</text:span><text:span text:style-name="Default_20_Paragraph_20_Font">א</text:span><text:span text:style-name="Default_20_Paragraph_20_Font">ָ</text:span><text:span text:style-name="Default_20_Paragraph_20_Font">מ</text:span><text:span text:style-name="Default_20_Paragraph_20_Font">ַ</text:span><text:span text:style-name="Default_20_Paragraph_20_Font">ר</text:span><text:span text:style-name="Default_20_Paragraph_20_Font">ְ</text:span><text:span text:style-name="Default_20_Paragraph_20_Font">ת</text:span><text:span text:style-name="Default_20_Paragraph_20_Font">ִּ</text:span><text:span text:style-name="Default_20_Paragraph_20_Font">י</text:span><text:span text:style-name="Default_20_Paragraph_20_Font"> '</text:span><text:span text:style-name="Default_20_Paragraph_20_Font">מ</text:span><text:span text:style-name="Default_20_Paragraph_20_Font">ִ</text:span><text:span text:style-name="Default_20_Paragraph_20_Font">י</text:span><text:span text:style-name="Default_20_Paragraph_20_Font"> </text:span><text:span text:style-name="Default_20_Paragraph_20_Font">ה</text:span><text:span text:style-name="Default_20_Paragraph_20_Font">'?' </text:span><text:span text:style-name="Default_20_Paragraph_20_Font">ו</text:span><text:span text:style-name="Default_20_Paragraph_20_Font">ּ</text:span><text:span text:style-name="Default_20_Paragraph_20_Font">פ</text:span><text:span text:style-name="Default_20_Paragraph_20_Font">ֶ</text:span><text:span text:style-name="Default_20_Paragraph_20_Font">ן</text:span><text:span text:style-name="Default_20_Paragraph_20_Font"> </text:span><text:span text:style-name="Default_20_Paragraph_20_Font">א</text:span><text:span text:style-name="Default_20_Paragraph_20_Font">ִ</text:span><text:span text:style-name="Default_20_Paragraph_20_Font">ו</text:span><text:span text:style-name="Default_20_Paragraph_20_Font">ָּ</text:span><text:span text:style-name="Default_20_Paragraph_20_Font">ר</text:span><text:span text:style-name="Default_20_Paragraph_20_Font">ֵ</text:span><text:span text:style-name="Default_20_Paragraph_20_Font">ש</text:span><text:span text:style-name="Default_20_Paragraph_20_Font">ׁ </text:span><text:span text:style-name="Default_20_Paragraph_20_Font">ו</text:span><text:span text:style-name="Default_20_Paragraph_20_Font">ְ</text:span><text:span text:style-name="Default_20_Paragraph_20_Font">ג</text:span><text:span text:style-name="Default_20_Paragraph_20_Font">ָ</text:span><text:span text:style-name="Default_20_Paragraph_20_Font">נ</text:span><text:span text:style-name="Default_20_Paragraph_20_Font">ַ</text:span><text:span text:style-name="Default_20_Paragraph_20_Font">ב</text:span><text:span text:style-name="Default_20_Paragraph_20_Font">ְ</text:span><text:span text:style-name="Default_20_Paragraph_20_Font">ת</text:span><text:span text:style-name="Default_20_Paragraph_20_Font">ִּ</text:span><text:span text:style-name="Default_20_Paragraph_20_Font">י</text:span><text:span text:style-name="Default_20_Paragraph_20_Font">, </text:span><text:span text:style-name="Default_20_Paragraph_20_Font">ו</text:span><text:span text:style-name="Default_20_Paragraph_20_Font">ְ</text:span><text:span text:style-name="Default_20_Paragraph_20_Font">ת</text:span><text:span text:style-name="Default_20_Paragraph_20_Font">ָ</text:span><text:span text:style-name="Default_20_Paragraph_20_Font">פ</text:span><text:span text:style-name="Default_20_Paragraph_20_Font">ַ</text:span><text:span text:style-name="Default_20_Paragraph_20_Font">ש</text:span><text:span text:style-name="Default_20_Paragraph_20_Font">ְׂ</text:span><text:span text:style-name="Default_20_Paragraph_20_Font">ת</text:span><text:span text:style-name="Default_20_Paragraph_20_Font">ִּ</text:span><text:span text:style-name="Default_20_Paragraph_20_Font">י</text:span><text:span text:style-name="Default_20_Paragraph_20_Font"> </text:span><text:span text:style-name="Default_20_Paragraph_20_Font">ש</text:span><text:span text:style-name="Default_20_Paragraph_20_Font">ֵׁ</text:span><text:span text:style-name="Default_20_Paragraph_20_Font">ם</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text:span><text:span text:style-name="Default_20_Paragraph_20_Font">ה</text:span><text:span text:style-name="Default_20_Paragraph_20_Font">ָ</text:span><text:span text:style-name="Default_20_Paragraph_20_Font">י</text:span><text:span text:style-name="Default_20_Paragraph_20_Font">" (</text:span><text:span text:style-name="Default_20_Paragraph_20_Font">משלי</text:span><text:span text:style-name="Default_20_Paragraph_20_Font"> </text:span><text:span text:style-name="Default_20_Paragraph_20_Font">ל</text:span><text:span text:style-name="Default_20_Paragraph_20_Font">', </text:span><text:span text:style-name="Default_20_Paragraph_20_Font">ח</text:span><text:span text:style-name="Default_20_Paragraph_20_Font">-</text:span><text:span text:style-name="Default_20_Paragraph_20_Font">ט</text:span><text:span text:style-name="Default_20_Paragraph_20_Font">).</text:span></text:p>
        </text:list-item>
        <text:list-item>
          <text:p text:style-name="P32"><text:span text:style-name="Default_20_Paragraph_20_Font">על</text:span><text:span text:style-name="Default_20_Paragraph_20_Font">-</text:span><text:span text:style-name="Default_20_Paragraph_20_Font">פי</text:span><text:span text:style-name="Default_20_Paragraph_20_Font"> </text:span><text:span text:style-name="Default_20_Paragraph_20_Font">פסוקים</text:span><text:span text:style-name="Default_20_Paragraph_20_Font"> </text:span><text:span text:style-name="Default_20_Paragraph_20_Font">אחרים</text:span><text:span text:style-name="Default_20_Paragraph_20_Font">, </text:span><text:span text:style-name="Default_20_Paragraph_20_Font">כדי</text:span><text:span text:style-name="Default_20_Paragraph_20_Font"> </text:span><text:span text:style-name="Default_20_Paragraph_20_Font">להתעשר</text:span><text:span text:style-name="Default_20_Paragraph_20_Font"> </text:span><text:span text:style-name="Default_20_Paragraph_20_Font">צריך</text:span><text:span text:style-name="Default_20_Paragraph_20_Font"> </text:span><text:span text:style-name="Default_20_Paragraph_20_Font">להיות</text:span><text:span text:style-name="Default_20_Paragraph_20_Font"> </text:span><text:span text:style-name="Default_20_Paragraph_20_Font">חרוץ</text:span><text:span text:style-name="Default_20_Paragraph_20_Font">, </text:span><text:span text:style-name="Default_20_Paragraph_20_Font">למשל</text:span><text:span text:style-name="Default_20_Paragraph_20_Font">: "</text:span><text:span text:style-name="Default_20_Paragraph_20_Font">יד</text:span><text:span text:style-name="Default_20_Paragraph_20_Font"> </text:span><text:span text:style-name="Default_20_Paragraph_20_Font">ח</text:span><text:span text:style-name="Default_20_Paragraph_20_Font">ָ</text:span><text:span text:style-name="Default_20_Paragraph_20_Font">רו</text:span><text:span text:style-name="Default_20_Paragraph_20_Font">ּ</text:span><text:span text:style-name="Default_20_Paragraph_20_Font">צ</text:span><text:span text:style-name="Default_20_Paragraph_20_Font">ִ</text:span><text:span text:style-name="Default_20_Paragraph_20_Font">ים</text:span><text:span text:style-name="Default_20_Paragraph_20_Font"> </text:span><text:span text:style-name="Default_20_Paragraph_20_Font">ת</text:span><text:span text:style-name="Default_20_Paragraph_20_Font">ַּ</text:span><text:span text:style-name="Default_20_Paragraph_20_Font">ע</text:span><text:span text:style-name="Default_20_Paragraph_20_Font">ֲ</text:span><text:span text:style-name="Default_20_Paragraph_20_Font">ש</text:span><text:span text:style-name="Default_20_Paragraph_20_Font">ִׁ</text:span><text:span text:style-name="Default_20_Paragraph_20_Font">יר</text:span><text:span text:style-name="Default_20_Paragraph_20_Font">" (</text:span><text:span text:style-name="Default_20_Paragraph_20_Font">משלי</text:span><text:span text:style-name="Default_20_Paragraph_20_Font"> </text:span><text:span text:style-name="Default_20_Paragraph_20_Font">י</text:span><text:span text:style-name="Default_20_Paragraph_20_Font">', </text:span><text:span text:style-name="Default_20_Paragraph_20_Font">ד</text:span><text:span text:style-name="Default_20_Paragraph_20_Font">); </text:span><text:span text:style-name="Default_20_Paragraph_20_Font">אם</text:span><text:span text:style-name="Default_20_Paragraph_20_Font"> </text:span><text:span text:style-name="Default_20_Paragraph_20_Font">כך</text:span><text:span text:style-name="Default_20_Paragraph_20_Font">, </text:span><text:span text:style-name="Default_20_Paragraph_20_Font">מי</text:span><text:span text:style-name="Default_20_Paragraph_20_Font"> </text:span><text:span text:style-name="Default_20_Paragraph_20_Font">שרוצה</text:span><text:span text:style-name="Default_20_Paragraph_20_Font"> </text:span><text:span text:style-name="Default_20_Paragraph_20_Font">להתעשר</text:span><text:span text:style-name="Default_20_Paragraph_20_Font">, </text:span><text:span text:style-name="Default_20_Paragraph_20_Font">צריך</text:span><text:span text:style-name="Default_20_Paragraph_20_Font"> </text:span><text:span text:style-name="Default_20_Paragraph_20_Font">לא</text:span><text:span text:style-name="Default_20_Paragraph_20_Font"> </text:span><text:span text:style-name="Default_20_Paragraph_20_Font">רק</text:span><text:span text:style-name="Default_20_Paragraph_20_Font"> </text:span><text:span text:style-name="Default_20_Paragraph_20_Font">לסמוך</text:span><text:span text:style-name="Default_20_Paragraph_20_Font"> </text:span><text:span text:style-name="Default_20_Paragraph_20_Font">רק</text:span><text:span text:style-name="Default_20_Paragraph_20_Font"> </text:span><text:span text:style-name="Default_20_Paragraph_20_Font">על</text:span><text:span text:style-name="Default_20_Paragraph_20_Font"> </text:span><text:span text:style-name="Default_20_Paragraph_20_Font">ברכת</text:span><text:span text:style-name="Default_20_Paragraph_20_Font"> </text:span><text:span text:style-name="Default_20_Paragraph_20_Font">ה</text:span><text:span text:style-name="Default_20_Paragraph_20_Font">', </text:span><text:span text:style-name="Default_20_Paragraph_20_Font">אלא</text:span><text:span text:style-name="Default_20_Paragraph_20_Font"> </text:span><text:span text:style-name="Default_20_Paragraph_20_Font">גם</text:span><text:span text:style-name="Default_20_Paragraph_20_Font"> </text:span><text:span text:style-name="Default_20_Paragraph_20_Font">לעבוד</text:span><text:span text:style-name="Default_20_Paragraph_20_Font"> </text:span><text:span text:style-name="Default_20_Paragraph_20_Font">ולהתייגע</text:span><text:span text:style-name="Default_20_Paragraph_20_Font">, </text:span><text:span text:style-name="Default_20_Paragraph_20_Font">בניגוד</text:span><text:span text:style-name="Default_20_Paragraph_20_Font"> </text:span><text:span text:style-name="Default_20_Paragraph_20_Font">לחצי</text:span><text:span text:style-name="Default_20_Paragraph_20_Font"> </text:span><text:span text:style-name="Default_20_Paragraph_20_Font">השני</text:span><text:span text:style-name="Default_20_Paragraph_20_Font"> </text:span><text:span text:style-name="Default_20_Paragraph_20_Font">של</text:span><text:span text:style-name="Default_20_Paragraph_20_Font"> </text:span><text:span text:style-name="Default_20_Paragraph_20_Font">הפסוק</text:span><text:span text:style-name="Default_20_Paragraph_20_Font"> "</text:span><text:span text:style-name="Default_20_Paragraph_20_Font">ולא</text:span><text:span text:style-name="Default_20_Paragraph_20_Font"> </text:span><text:span text:style-name="Default_20_Paragraph_20_Font">יוסיף</text:span><text:span text:style-name="Default_20_Paragraph_20_Font"> </text:span><text:span text:style-name="Default_20_Paragraph_20_Font">עצב</text:span><text:span text:style-name="Default_20_Paragraph_20_Font"> </text:span><text:span text:style-name="Default_20_Paragraph_20_Font">עמה</text:span><text:span text:style-name="Default_20_Paragraph_20_Font">".</text:span></text:p>
        </text:list-item>
      </text:list>
      <text:p text:style-name="P2"/>
      <text:p text:style-name="P2"><text:span text:style-name="Default_20_Paragraph_20_Font">ניתן</text:span><text:span text:style-name="Default_20_Paragraph_20_Font"> </text:span><text:span text:style-name="Default_20_Paragraph_20_Font">להסביר</text:span><text:span text:style-name="Default_20_Paragraph_20_Font"> </text:span><text:span text:style-name="Default_20_Paragraph_20_Font">את</text:span><text:span text:style-name="Default_20_Paragraph_20_Font"> </text:span><text:span text:style-name="Default_20_Paragraph_20_Font">הפסוק</text:span><text:span text:style-name="Default_20_Paragraph_20_Font"> </text:span><text:span text:style-name="Default_20_Paragraph_20_Font">על</text:span><text:span text:style-name="Default_20_Paragraph_20_Font">-</text:span><text:span text:style-name="Default_20_Paragraph_20_Font">פי</text:span><text:span text:style-name="Default_20_Paragraph_20_Font"> </text:span><text:span text:style-name="Default_20_Paragraph_20_Font">קטע</text:span><text:span text:style-name="Default_20_Paragraph_20_Font"> </text:span><text:span text:style-name="Default_20_Paragraph_20_Font">מנאומו</text:span><text:span text:style-name="Default_20_Paragraph_20_Font"> </text:span><text:span text:style-name="Default_20_Paragraph_20_Font">של</text:span><text:span text:style-name="Default_20_Paragraph_20_Font"> </text:span><text:span text:style-name="Default_20_Paragraph_20_Font">משה</text:span><text:span text:style-name="Default_20_Paragraph_20_Font"> </text:span><text:span text:style-name="Default_20_Paragraph_20_Font">בספר</text:span><text:span text:style-name="Default_20_Paragraph_20_Font"> </text:span><text:span text:style-name="Default_20_Paragraph_20_Font">דברים</text:span><text:span text:style-name="Default_20_Paragraph_20_Font">:</text:span></text:p>
      <text:list xml:id="list515706214" text:style-name="LS14">
        <text:list-item>
          <text:p text:style-name="P49"><text:span text:style-name="Default_20_Paragraph_20_Font">כ</text:span><text:span text:style-name="Default_20_Paragraph_20_Font">ִּ</text:span><text:span text:style-name="Default_20_Paragraph_20_Font">י</text:span><text:span text:style-name="Default_20_Paragraph_20_Font"> </text:span><text:span text:style-name="Default_20_Paragraph_20_Font">ה</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text:span><text:span text:style-name="Default_20_Paragraph_20_Font">ה</text:span><text:span text:style-name="Default_20_Paragraph_20_Font">ֶ</text:span><text:span text:style-name="Default_20_Paragraph_20_Font">יך</text:span><text:span text:style-name="Default_20_Paragraph_20_Font">ָ </text:span><text:span text:style-name="Default_20_Paragraph_20_Font">מ</text:span><text:span text:style-name="Default_20_Paragraph_20_Font">ְ</text:span><text:span text:style-name="Default_20_Paragraph_20_Font">ב</text:span><text:span text:style-name="Default_20_Paragraph_20_Font">ִ</text:span><text:span text:style-name="Default_20_Paragraph_20_Font">יא</text:span><text:span text:style-name="Default_20_Paragraph_20_Font">ֲ</text:span><text:span text:style-name="Default_20_Paragraph_20_Font">ך</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 </text:span><text:span text:style-name="Default_20_Paragraph_20_Font">א</text:span><text:span text:style-name="Default_20_Paragraph_20_Font">ֶ</text:span><text:span text:style-name="Default_20_Paragraph_20_Font">ר</text:span><text:span text:style-name="Default_20_Paragraph_20_Font">ֶ</text:span><text:span text:style-name="Default_20_Paragraph_20_Font">ץ</text:span><text:span text:style-name="Default_20_Paragraph_20_Font"> </text:span><text:span text:style-name="Default_20_Paragraph_20_Font">טו</text:span><text:span text:style-name="Default_20_Paragraph_20_Font">ֹ</text:span><text:span text:style-name="Default_20_Paragraph_20_Font">ב</text:span><text:span text:style-name="Default_20_Paragraph_20_Font">ָ</text:span><text:span text:style-name="Default_20_Paragraph_20_Font">ה</text:span><text:span text:style-name="Default_20_Paragraph_20_Font">... </text:span><text:span text:style-name="Default_20_Paragraph_20_Font">ל</text:span><text:span text:style-name="Default_20_Paragraph_20_Font">ֹ</text:span><text:span text:style-name="Default_20_Paragraph_20_Font">א</text:span><text:span text:style-name="Default_20_Paragraph_20_Font"> </text:span><text:span text:style-name="Default_20_Paragraph_20_Font">ת</text:span><text:span text:style-name="Default_20_Paragraph_20_Font">ֶ</text:span><text:span text:style-name="Default_20_Paragraph_20_Font">ח</text:span><text:span text:style-name="Default_20_Paragraph_20_Font">ְ</text:span><text:span text:style-name="Default_20_Paragraph_20_Font">ס</text:span><text:span text:style-name="Default_20_Paragraph_20_Font">ַ</text:span><text:span text:style-name="Default_20_Paragraph_20_Font">ר</text:span><text:span text:style-name="Default_20_Paragraph_20_Font"> </text:span><text:span text:style-name="Default_20_Paragraph_20_Font">כ</text:span><text:span text:style-name="Default_20_Paragraph_20_Font">ֹּ</text:span><text:span text:style-name="Default_20_Paragraph_20_Font">ל</text:span><text:span text:style-name="Default_20_Paragraph_20_Font"> </text:span><text:span text:style-name="Default_20_Paragraph_20_Font">ב</text:span><text:span text:style-name="Default_20_Paragraph_20_Font">ָּ</text:span><text:span text:style-name="Default_20_Paragraph_20_Font">ה</text:span><text:span text:style-name="Default_20_Paragraph_20_Font">ּ... </text:span><text:span text:style-name="Default_20_Paragraph_20_Font">ו</text:span><text:span text:style-name="Default_20_Paragraph_20_Font">ְ</text:span><text:span text:style-name="Default_20_Paragraph_20_Font">א</text:span><text:span text:style-name="Default_20_Paragraph_20_Font">ָ</text:span><text:span text:style-name="Default_20_Paragraph_20_Font">כ</text:span><text:span text:style-name="Default_20_Paragraph_20_Font">ַ</text:span><text:span text:style-name="Default_20_Paragraph_20_Font">ל</text:span><text:span text:style-name="Default_20_Paragraph_20_Font">ְ</text:span><text:span text:style-name="Default_20_Paragraph_20_Font">ת</text:span><text:span text:style-name="Default_20_Paragraph_20_Font">ָּ </text:span><text:span text:style-name="Default_20_Paragraph_20_Font"><text:span text:style-name="T3">ו</text:span></text:span><text:span text:style-name="Default_20_Paragraph_20_Font"><text:span text:style-name="T3">ְ</text:span></text:span><text:span text:style-name="Default_20_Paragraph_20_Font"><text:span text:style-name="T3">ש</text:span></text:span><text:span text:style-name="Default_20_Paragraph_20_Font"><text:span text:style-name="T3">ָׂ</text:span></text:span><text:span text:style-name="Default_20_Paragraph_20_Font"><text:span text:style-name="T3">ב</text:span></text:span><text:span text:style-name="Default_20_Paragraph_20_Font"><text:span text:style-name="T3">ָ</text:span></text:span><text:span text:style-name="Default_20_Paragraph_20_Font"><text:span text:style-name="T3">ע</text:span></text:span><text:span text:style-name="Default_20_Paragraph_20_Font"><text:span text:style-name="T3">ְ</text:span></text:span><text:span text:style-name="Default_20_Paragraph_20_Font"><text:span text:style-name="T3">ת</text:span></text:span><text:span text:style-name="Default_20_Paragraph_20_Font"><text:span text:style-name="T3">ָּ </text:span></text:span><text:span text:style-name="Default_20_Paragraph_20_Font"><text:span text:style-name="T3">ו</text:span></text:span><text:span text:style-name="Default_20_Paragraph_20_Font"><text:span text:style-name="T3">ּ</text:span></text:span><text:span text:style-name="Default_20_Paragraph_20_Font"><text:span text:style-name="T3">ב</text:span></text:span><text:span text:style-name="Default_20_Paragraph_20_Font"><text:span text:style-name="T3">ֵ</text:span></text:span><text:span text:style-name="Default_20_Paragraph_20_Font"><text:span text:style-name="T3">ר</text:span></text:span><text:span text:style-name="Default_20_Paragraph_20_Font"><text:span text:style-name="T3">ַ</text:span></text:span><text:span text:style-name="Default_20_Paragraph_20_Font"><text:span text:style-name="T3">כ</text:span></text:span><text:span text:style-name="Default_20_Paragraph_20_Font"><text:span text:style-name="T3">ְ</text:span></text:span><text:span text:style-name="Default_20_Paragraph_20_Font"><text:span text:style-name="T3">ת</text:span></text:span><text:span text:style-name="Default_20_Paragraph_20_Font"><text:span text:style-name="T3">ָּ </text:span></text:span><text:span text:style-name="Default_20_Paragraph_20_Font"><text:span text:style-name="T3">א</text:span></text:span><text:span text:style-name="Default_20_Paragraph_20_Font"><text:span text:style-name="T3">ֶ</text:span></text:span><text:span text:style-name="Default_20_Paragraph_20_Font"><text:span text:style-name="T3">ת</text:span></text:span><text:span text:style-name="Default_20_Paragraph_20_Font"><text:span text:style-name="T3"> </text:span></text:span><text:span text:style-name="Default_20_Paragraph_20_Font"><text:span text:style-name="T3">ה</text:span></text:span><text:span text:style-name="Default_20_Paragraph_20_Font"><text:span text:style-name="T3">' </text:span></text:span><text:span text:style-name="Default_20_Paragraph_20_Font"><text:span text:style-name="T3">א</text:span></text:span><text:span text:style-name="Default_20_Paragraph_20_Font"><text:span text:style-name="T3">ֱ</text:span></text:span><text:span text:style-name="Default_20_Paragraph_20_Font"><text:span text:style-name="T3">ל</text:span></text:span><text:span text:style-name="Default_20_Paragraph_20_Font"><text:span text:style-name="T3">ֹ</text:span></text:span><text:span text:style-name="Default_20_Paragraph_20_Font"><text:span text:style-name="T3">ה</text:span></text:span><text:span text:style-name="Default_20_Paragraph_20_Font"><text:span text:style-name="T3">ֶ</text:span></text:span><text:span text:style-name="Default_20_Paragraph_20_Font"><text:span text:style-name="T3">יך</text:span></text:span><text:span text:style-name="Default_20_Paragraph_20_Font"><text:span text:style-name="T3">ָ </text:span></text:span><text:span text:style-name="Default_20_Paragraph_20_Font">ע</text:span><text:span text:style-name="Default_20_Paragraph_20_Font">ַ</text:span><text:span text:style-name="Default_20_Paragraph_20_Font">ל</text:span><text:span text:style-name="Default_20_Paragraph_20_Font"> </text:span><text:span text:style-name="Default_20_Paragraph_20_Font">ה</text:span><text:span text:style-name="Default_20_Paragraph_20_Font">ָ</text:span><text:span text:style-name="Default_20_Paragraph_20_Font">א</text:span><text:span text:style-name="Default_20_Paragraph_20_Font">ָ</text:span><text:span text:style-name="Default_20_Paragraph_20_Font">ר</text:span><text:span text:style-name="Default_20_Paragraph_20_Font">ֶ</text:span><text:span text:style-name="Default_20_Paragraph_20_Font">ץ</text:span><text:span text:style-name="Default_20_Paragraph_20_Font"> </text:span><text:span text:style-name="Default_20_Paragraph_20_Font">ה</text:span><text:span text:style-name="Default_20_Paragraph_20_Font">ַ</text:span><text:span text:style-name="Default_20_Paragraph_20_Font">ט</text:span><text:span text:style-name="Default_20_Paragraph_20_Font">ֹּ</text:span><text:span text:style-name="Default_20_Paragraph_20_Font">ב</text:span><text:span text:style-name="Default_20_Paragraph_20_Font">ָ</text:span><text:span text:style-name="Default_20_Paragraph_20_Font">ה</text:span><text:span text:style-name="Default_20_Paragraph_20_Font"> </text:span><text:span text:style-name="Default_20_Paragraph_20_Font">א</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 </text:span><text:span text:style-name="Default_20_Paragraph_20_Font">נ</text:span><text:span text:style-name="Default_20_Paragraph_20_Font">ָ</text:span><text:span text:style-name="Default_20_Paragraph_20_Font">ת</text:span><text:span text:style-name="Default_20_Paragraph_20_Font">ַ</text:span><text:span text:style-name="Default_20_Paragraph_20_Font">ן</text:span><text:span text:style-name="Default_20_Paragraph_20_Font"> </text:span><text:span text:style-name="Default_20_Paragraph_20_Font">ל</text:span><text:span text:style-name="Default_20_Paragraph_20_Font">ָ</text:span><text:span text:style-name="Default_20_Paragraph_20_Font">ך</text:span><text:span text:style-name="Default_20_Paragraph_20_Font">ְ. <text:s/></text:span><text:span text:style-name="Default_20_Paragraph_20_Font">ה</text:span><text:span text:style-name="Default_20_Paragraph_20_Font">ִ</text:span><text:span text:style-name="Default_20_Paragraph_20_Font">ש</text:span><text:span text:style-name="Default_20_Paragraph_20_Font">ָּׁ</text:span><text:span text:style-name="Default_20_Paragraph_20_Font">מ</text:span><text:span text:style-name="Default_20_Paragraph_20_Font">ֶ</text:span><text:span text:style-name="Default_20_Paragraph_20_Font">ר</text:span><text:span text:style-name="Default_20_Paragraph_20_Font"> </text:span><text:span text:style-name="Default_20_Paragraph_20_Font">ל</text:span><text:span text:style-name="Default_20_Paragraph_20_Font">ְ</text:span><text:span text:style-name="Default_20_Paragraph_20_Font">ך</text:span><text:span text:style-name="Default_20_Paragraph_20_Font">ָ</text:span><text:span text:style-name="Default_20_Paragraph_20_Font"><text:span text:style-name="T3"> </text:span></text:span><text:span text:style-name="Default_20_Paragraph_20_Font"><text:span text:style-name="T3">פ</text:span></text:span><text:span text:style-name="Default_20_Paragraph_20_Font"><text:span text:style-name="T3">ֶּ</text:span></text:span><text:span text:style-name="Default_20_Paragraph_20_Font"><text:span text:style-name="T3">ן</text:span></text:span><text:span text:style-name="Default_20_Paragraph_20_Font"><text:span text:style-name="T3"> </text:span></text:span><text:span text:style-name="Default_20_Paragraph_20_Font"><text:span text:style-name="T3">ת</text:span></text:span><text:span text:style-name="Default_20_Paragraph_20_Font"><text:span text:style-name="T3">ִּ</text:span></text:span><text:span text:style-name="Default_20_Paragraph_20_Font"><text:span text:style-name="T3">ש</text:span></text:span><text:span text:style-name="Default_20_Paragraph_20_Font"><text:span text:style-name="T3">ְׁ</text:span></text:span><text:span text:style-name="Default_20_Paragraph_20_Font"><text:span text:style-name="T3">כ</text:span></text:span><text:span text:style-name="Default_20_Paragraph_20_Font"><text:span text:style-name="T3">ַּ</text:span></text:span><text:span text:style-name="Default_20_Paragraph_20_Font"><text:span text:style-name="T3">ח</text:span></text:span><text:span text:style-name="Default_20_Paragraph_20_Font"><text:span text:style-name="T3"> </text:span></text:span><text:span text:style-name="Default_20_Paragraph_20_Font"><text:span text:style-name="T3">א</text:span></text:span><text:span text:style-name="Default_20_Paragraph_20_Font"><text:span text:style-name="T3">ֶ</text:span></text:span><text:span text:style-name="Default_20_Paragraph_20_Font"><text:span text:style-name="T3">ת</text:span></text:span><text:span text:style-name="Default_20_Paragraph_20_Font"><text:span text:style-name="T3"> </text:span></text:span><text:span text:style-name="Default_20_Paragraph_20_Font"><text:span text:style-name="T3">ה</text:span></text:span><text:span text:style-name="Default_20_Paragraph_20_Font"><text:span text:style-name="T3">'</text:span></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text:span><text:span text:style-name="Default_20_Paragraph_20_Font">ה</text:span><text:span text:style-name="Default_20_Paragraph_20_Font">ֶ</text:span><text:span text:style-name="Default_20_Paragraph_20_Font">יך</text:span><text:span text:style-name="Default_20_Paragraph_20_Font">ָ, </text:span><text:span text:style-name="Default_20_Paragraph_20_Font">ל</text:span><text:span text:style-name="Default_20_Paragraph_20_Font">ְ</text:span><text:span text:style-name="Default_20_Paragraph_20_Font">ב</text:span><text:span text:style-name="Default_20_Paragraph_20_Font">ִ</text:span><text:span text:style-name="Default_20_Paragraph_20_Font">ל</text:span><text:span text:style-name="Default_20_Paragraph_20_Font">ְ</text:span><text:span text:style-name="Default_20_Paragraph_20_Font">ת</text:span><text:span text:style-name="Default_20_Paragraph_20_Font">ִּ</text:span><text:span text:style-name="Default_20_Paragraph_20_Font">י</text:span><text:span text:style-name="Default_20_Paragraph_20_Font"> </text:span><text:span text:style-name="Default_20_Paragraph_20_Font">ש</text:span><text:span text:style-name="Default_20_Paragraph_20_Font">ְׁ</text:span><text:span text:style-name="Default_20_Paragraph_20_Font">מ</text:span><text:span text:style-name="Default_20_Paragraph_20_Font">ֹ</text:span><text:span text:style-name="Default_20_Paragraph_20_Font">ר</text:span><text:span text:style-name="Default_20_Paragraph_20_Font"> </text:span><text:span text:style-name="Default_20_Paragraph_20_Font">מ</text:span><text:span text:style-name="Default_20_Paragraph_20_Font">ִ</text:span><text:span text:style-name="Default_20_Paragraph_20_Font">צ</text:span><text:span text:style-name="Default_20_Paragraph_20_Font">ְ</text:span><text:span text:style-name="Default_20_Paragraph_20_Font">ו</text:span><text:span text:style-name="Default_20_Paragraph_20_Font">ֹ</text:span><text:span text:style-name="Default_20_Paragraph_20_Font">ת</text:span><text:span text:style-name="Default_20_Paragraph_20_Font">ָ</text:span><text:span text:style-name="Default_20_Paragraph_20_Font">יו</text:span><text:span text:style-name="Default_20_Paragraph_20_Font"> </text:span><text:span text:style-name="Default_20_Paragraph_20_Font">ו</text:span><text:span text:style-name="Default_20_Paragraph_20_Font">ּ</text:span><text:span text:style-name="Default_20_Paragraph_20_Font">מ</text:span><text:span text:style-name="Default_20_Paragraph_20_Font">ִ</text:span><text:span text:style-name="Default_20_Paragraph_20_Font">ש</text:span><text:span text:style-name="Default_20_Paragraph_20_Font">ְׁ</text:span><text:span text:style-name="Default_20_Paragraph_20_Font">פ</text:span><text:span text:style-name="Default_20_Paragraph_20_Font">ָּ</text:span><text:span text:style-name="Default_20_Paragraph_20_Font">ט</text:span><text:span text:style-name="Default_20_Paragraph_20_Font">ָ</text:span><text:span text:style-name="Default_20_Paragraph_20_Font">יו</text:span><text:span text:style-name="Default_20_Paragraph_20_Font"> </text:span><text:span text:style-name="Default_20_Paragraph_20_Font">ו</text:span><text:span text:style-name="Default_20_Paragraph_20_Font">ְ</text:span><text:span text:style-name="Default_20_Paragraph_20_Font">ח</text:span><text:span text:style-name="Default_20_Paragraph_20_Font">ֻ</text:span><text:span text:style-name="Default_20_Paragraph_20_Font">ק</text:span><text:span text:style-name="Default_20_Paragraph_20_Font">ֹּ</text:span><text:span text:style-name="Default_20_Paragraph_20_Font">ת</text:span><text:span text:style-name="Default_20_Paragraph_20_Font">ָ</text:span><text:span text:style-name="Default_20_Paragraph_20_Font">יו</text:span><text:span text:style-name="Default_20_Paragraph_20_Font"> </text:span><text:span text:style-name="Default_20_Paragraph_20_Font">א</text:span><text:span text:style-name="Default_20_Paragraph_20_Font">ֲ</text:span><text:span text:style-name="Default_20_Paragraph_20_Font">ש</text:span><text:span text:style-name="Default_20_Paragraph_20_Font">ֶׁ</text:span><text:span text:style-name="Default_20_Paragraph_20_Font">ר</text:span><text:span text:style-name="Default_20_Paragraph_20_Font"> </text:span><text:span text:style-name="Default_20_Paragraph_20_Font">א</text:span><text:span text:style-name="Default_20_Paragraph_20_Font">ָ</text:span><text:span text:style-name="Default_20_Paragraph_20_Font">נ</text:span><text:span text:style-name="Default_20_Paragraph_20_Font">ֹ</text:span><text:span text:style-name="Default_20_Paragraph_20_Font">כ</text:span><text:span text:style-name="Default_20_Paragraph_20_Font">ִ</text:span><text:span text:style-name="Default_20_Paragraph_20_Font">י</text:span><text:span text:style-name="Default_20_Paragraph_20_Font"> </text:span><text:span text:style-name="Default_20_Paragraph_20_Font">מ</text:span><text:span text:style-name="Default_20_Paragraph_20_Font">ְ</text:span><text:span text:style-name="Default_20_Paragraph_20_Font">צ</text:span><text:span text:style-name="Default_20_Paragraph_20_Font">ַ</text:span><text:span text:style-name="Default_20_Paragraph_20_Font">ו</text:span><text:span text:style-name="Default_20_Paragraph_20_Font">ְּ</text:span><text:span text:style-name="Default_20_Paragraph_20_Font">ך</text:span><text:span text:style-name="Default_20_Paragraph_20_Font">ָ </text:span><text:span text:style-name="Default_20_Paragraph_20_Font">ה</text:span><text:span text:style-name="Default_20_Paragraph_20_Font">ַ</text:span><text:span text:style-name="Default_20_Paragraph_20_Font">י</text:span><text:span text:style-name="Default_20_Paragraph_20_Font">ּ</text:span><text:span text:style-name="Default_20_Paragraph_20_Font">ו</text:span><text:span text:style-name="Default_20_Paragraph_20_Font">ֹ</text:span><text:span text:style-name="Default_20_Paragraph_20_Font">ם</text:span><text:span text:style-name="Default_20_Paragraph_20_Font">... </text:span><text:span text:style-name="Default_20_Paragraph_20_Font">ו</text:span><text:span text:style-name="Default_20_Paragraph_20_Font">ְ</text:span><text:span text:style-name="Default_20_Paragraph_20_Font">א</text:span><text:span text:style-name="Default_20_Paragraph_20_Font">ָ</text:span><text:span text:style-name="Default_20_Paragraph_20_Font">מ</text:span><text:span text:style-name="Default_20_Paragraph_20_Font">ַ</text:span><text:span text:style-name="Default_20_Paragraph_20_Font">ר</text:span><text:span text:style-name="Default_20_Paragraph_20_Font">ְ</text:span><text:span text:style-name="Default_20_Paragraph_20_Font">ת</text:span><text:span text:style-name="Default_20_Paragraph_20_Font">ָּ </text:span><text:span text:style-name="Default_20_Paragraph_20_Font">ב</text:span><text:span text:style-name="Default_20_Paragraph_20_Font">ִּ</text:span><text:span text:style-name="Default_20_Paragraph_20_Font">ל</text:span><text:span text:style-name="Default_20_Paragraph_20_Font">ְ</text:span><text:span text:style-name="Default_20_Paragraph_20_Font">ב</text:span><text:span text:style-name="Default_20_Paragraph_20_Font">ָ</text:span><text:span text:style-name="Default_20_Paragraph_20_Font">ב</text:span><text:span text:style-name="Default_20_Paragraph_20_Font">ֶ</text:span><text:span text:style-name="Default_20_Paragraph_20_Font">ך</text:span><text:span text:style-name="Default_20_Paragraph_20_Font">ָ: </text:span><text:span text:style-name="Default_20_Paragraph_20_Font">כ</text:span><text:span text:style-name="Default_20_Paragraph_20_Font">ֹּ</text:span><text:span text:style-name="Default_20_Paragraph_20_Font">ח</text:span><text:span text:style-name="Default_20_Paragraph_20_Font">ִ</text:span><text:span text:style-name="Default_20_Paragraph_20_Font">י</text:span><text:span text:style-name="Default_20_Paragraph_20_Font"> </text:span><text:span text:style-name="Default_20_Paragraph_20_Font">ו</text:span><text:span text:style-name="Default_20_Paragraph_20_Font">ְ</text:span><text:span text:style-name="Default_20_Paragraph_20_Font">ע</text:span><text:span text:style-name="Default_20_Paragraph_20_Font">ֹ</text:span><text:span text:style-name="Default_20_Paragraph_20_Font">צ</text:span><text:span text:style-name="Default_20_Paragraph_20_Font">ֶ</text:span><text:span text:style-name="Default_20_Paragraph_20_Font">ם</text:span><text:span text:style-name="Default_20_Paragraph_20_Font"> </text:span><text:span text:style-name="Default_20_Paragraph_20_Font">י</text:span><text:span text:style-name="Default_20_Paragraph_20_Font">ָ</text:span><text:span text:style-name="Default_20_Paragraph_20_Font">ד</text:span><text:span text:style-name="Default_20_Paragraph_20_Font">ִ</text:span><text:span text:style-name="Default_20_Paragraph_20_Font">י</text:span><text:span text:style-name="Default_20_Paragraph_20_Font"> </text:span><text:span text:style-name="Default_20_Paragraph_20_Font">ע</text:span><text:span text:style-name="Default_20_Paragraph_20_Font">ָ</text:span><text:span text:style-name="Default_20_Paragraph_20_Font">ש</text:span><text:span text:style-name="Default_20_Paragraph_20_Font">ָׂ</text:span><text:span text:style-name="Default_20_Paragraph_20_Font">ה</text:span><text:span text:style-name="Default_20_Paragraph_20_Font"> </text:span><text:span text:style-name="Default_20_Paragraph_20_Font">ל</text:span><text:span text:style-name="Default_20_Paragraph_20_Font">ִ</text:span><text:span text:style-name="Default_20_Paragraph_20_Font">י</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ה</text:span><text:span text:style-name="Default_20_Paragraph_20_Font">ַ</text:span><text:span text:style-name="Default_20_Paragraph_20_Font">ח</text:span><text:span text:style-name="Default_20_Paragraph_20_Font">ַ</text:span><text:span text:style-name="Default_20_Paragraph_20_Font">י</text:span><text:span text:style-name="Default_20_Paragraph_20_Font">ִ</text:span><text:span text:style-name="Default_20_Paragraph_20_Font">ל</text:span><text:span text:style-name="Default_20_Paragraph_20_Font"> </text:span><text:span text:style-name="Default_20_Paragraph_20_Font">ה</text:span><text:span text:style-name="Default_20_Paragraph_20_Font">ַ</text:span><text:span text:style-name="Default_20_Paragraph_20_Font">ז</text:span><text:span text:style-name="Default_20_Paragraph_20_Font">ֶּ</text:span><text:span text:style-name="Default_20_Paragraph_20_Font">ה</text:span><text:span text:style-name="Default_20_Paragraph_20_Font">. </text:span><text:span text:style-name="Default_20_Paragraph_20_Font">ו</text:span><text:span text:style-name="Default_20_Paragraph_20_Font">ְ</text:span><text:span text:style-name="Default_20_Paragraph_20_Font">ה</text:span><text:span text:style-name="Default_20_Paragraph_20_Font">ָ</text:span><text:span text:style-name="Default_20_Paragraph_20_Font">י</text:span><text:span text:style-name="Default_20_Paragraph_20_Font">ָ</text:span><text:span text:style-name="Default_20_Paragraph_20_Font">ה</text:span><text:span text:style-name="Default_20_Paragraph_20_Font">, </text:span><text:span text:style-name="Default_20_Paragraph_20_Font">א</text:span><text:span text:style-name="Default_20_Paragraph_20_Font">ִ</text:span><text:span text:style-name="Default_20_Paragraph_20_Font">ם</text:span><text:span text:style-name="Default_20_Paragraph_20_Font"> </text:span><text:span text:style-name="Default_20_Paragraph_20_Font">ש</text:span><text:span text:style-name="Default_20_Paragraph_20_Font">ָׁ</text:span><text:span text:style-name="Default_20_Paragraph_20_Font">כ</text:span><text:span text:style-name="Default_20_Paragraph_20_Font">ֹ</text:span><text:span text:style-name="Default_20_Paragraph_20_Font">ח</text:span><text:span text:style-name="Default_20_Paragraph_20_Font">ַ </text:span><text:span text:style-name="Default_20_Paragraph_20_Font">ת</text:span><text:span text:style-name="Default_20_Paragraph_20_Font">ִּ</text:span><text:span text:style-name="Default_20_Paragraph_20_Font">ש</text:span><text:span text:style-name="Default_20_Paragraph_20_Font">ְׁ</text:span><text:span text:style-name="Default_20_Paragraph_20_Font">כ</text:span><text:span text:style-name="Default_20_Paragraph_20_Font">ַּ</text:span><text:span text:style-name="Default_20_Paragraph_20_Font">ח</text:span><text:span text:style-name="Default_20_Paragraph_20_Font"> </text:span><text:span text:style-name="Default_20_Paragraph_20_Font">א</text:span><text:span text:style-name="Default_20_Paragraph_20_Font">ֶ</text:span><text:span text:style-name="Default_20_Paragraph_20_Font">ת</text:span><text:span text:style-name="Default_20_Paragraph_20_Font"> </text:span><text:span text:style-name="Default_20_Paragraph_20_Font">ה</text:span><text:span text:style-name="Default_20_Paragraph_20_Font">' </text:span><text:span text:style-name="Default_20_Paragraph_20_Font">א</text:span><text:span text:style-name="Default_20_Paragraph_20_Font">ֱ</text:span><text:span text:style-name="Default_20_Paragraph_20_Font">ל</text:span><text:span text:style-name="Default_20_Paragraph_20_Font">ֹ</text:span><text:span text:style-name="Default_20_Paragraph_20_Font">ה</text:span><text:span text:style-name="Default_20_Paragraph_20_Font">ֶ</text:span><text:span text:style-name="Default_20_Paragraph_20_Font">יך</text:span><text:span text:style-name="Default_20_Paragraph_20_Font">ָ, </text:span><text:span text:style-name="Default_20_Paragraph_20_Font"><text:span text:style-name="T3">ו</text:span></text:span><text:span text:style-name="Default_20_Paragraph_20_Font"><text:span text:style-name="T3">ְ</text:span></text:span><text:span text:style-name="Default_20_Paragraph_20_Font"><text:span text:style-name="T3">ה</text:span></text:span><text:span text:style-name="Default_20_Paragraph_20_Font"><text:span text:style-name="T3">ָ</text:span></text:span><text:span text:style-name="Default_20_Paragraph_20_Font"><text:span text:style-name="T3">ל</text:span></text:span><text:span text:style-name="Default_20_Paragraph_20_Font"><text:span text:style-name="T3">ַ</text:span></text:span><text:span text:style-name="Default_20_Paragraph_20_Font"><text:span text:style-name="T3">כ</text:span></text:span><text:span text:style-name="Default_20_Paragraph_20_Font"><text:span text:style-name="T3">ְ</text:span></text:span><text:span text:style-name="Default_20_Paragraph_20_Font"><text:span text:style-name="T3">ת</text:span></text:span><text:span text:style-name="Default_20_Paragraph_20_Font"><text:span text:style-name="T3">ָּ </text:span></text:span><text:span text:style-name="Default_20_Paragraph_20_Font"><text:span text:style-name="T3">א</text:span></text:span><text:span text:style-name="Default_20_Paragraph_20_Font"><text:span text:style-name="T3">ַ</text:span></text:span><text:span text:style-name="Default_20_Paragraph_20_Font"><text:span text:style-name="T3">ח</text:span></text:span><text:span text:style-name="Default_20_Paragraph_20_Font"><text:span text:style-name="T3">ֲ</text:span></text:span><text:span text:style-name="Default_20_Paragraph_20_Font"><text:span text:style-name="T3">ר</text:span></text:span><text:span text:style-name="Default_20_Paragraph_20_Font"><text:span text:style-name="T3">ֵ</text:span></text:span><text:span text:style-name="Default_20_Paragraph_20_Font"><text:span text:style-name="T3">י</text:span></text:span><text:span text:style-name="Default_20_Paragraph_20_Font"><text:span text:style-name="T3"> </text:span></text:span><text:span text:style-name="Default_20_Paragraph_20_Font"><text:span text:style-name="T3">א</text:span></text:span><text:span text:style-name="Default_20_Paragraph_20_Font"><text:span text:style-name="T3">ֱ</text:span></text:span><text:span text:style-name="Default_20_Paragraph_20_Font"><text:span text:style-name="T3">ל</text:span></text:span><text:span text:style-name="Default_20_Paragraph_20_Font"><text:span text:style-name="T3">ֹ</text:span></text:span><text:span text:style-name="Default_20_Paragraph_20_Font"><text:span text:style-name="T3">ה</text:span></text:span><text:span text:style-name="Default_20_Paragraph_20_Font"><text:span text:style-name="T3">ִ</text:span></text:span><text:span text:style-name="Default_20_Paragraph_20_Font"><text:span text:style-name="T3">ים</text:span></text:span><text:span text:style-name="Default_20_Paragraph_20_Font"><text:span text:style-name="T3"> </text:span></text:span><text:span text:style-name="Default_20_Paragraph_20_Font"><text:span text:style-name="T3">א</text:span></text:span><text:span text:style-name="Default_20_Paragraph_20_Font"><text:span text:style-name="T3">ֲ</text:span></text:span><text:span text:style-name="Default_20_Paragraph_20_Font"><text:span text:style-name="T3">ח</text:span></text:span><text:span text:style-name="Default_20_Paragraph_20_Font"><text:span text:style-name="T3">ֵ</text:span></text:span><text:span text:style-name="Default_20_Paragraph_20_Font"><text:span text:style-name="T3">ר</text:span></text:span><text:span text:style-name="Default_20_Paragraph_20_Font"><text:span text:style-name="T3">ִ</text:span></text:span><text:span text:style-name="Default_20_Paragraph_20_Font"><text:span text:style-name="T3">ים</text:span></text:span><text:span text:style-name="Default_20_Paragraph_20_Font"><text:span text:style-name="T3">, </text:span></text:span><text:span text:style-name="Default_20_Paragraph_20_Font"><text:span text:style-name="T3">ו</text:span></text:span><text:span text:style-name="Default_20_Paragraph_20_Font"><text:span text:style-name="T3">ַ</text:span></text:span><text:span text:style-name="Default_20_Paragraph_20_Font"><text:span text:style-name="T3">ע</text:span></text:span><text:span text:style-name="Default_20_Paragraph_20_Font"><text:span text:style-name="T3">ֲ</text:span></text:span><text:span text:style-name="Default_20_Paragraph_20_Font"><text:span text:style-name="T3">ב</text:span></text:span><text:span text:style-name="Default_20_Paragraph_20_Font"><text:span text:style-name="T3">ַ</text:span></text:span><text:span text:style-name="Default_20_Paragraph_20_Font"><text:span text:style-name="T3">ד</text:span></text:span><text:span text:style-name="Default_20_Paragraph_20_Font"><text:span text:style-name="T3">ְ</text:span></text:span><text:span text:style-name="Default_20_Paragraph_20_Font"><text:span text:style-name="T3">ת</text:span></text:span><text:span text:style-name="Default_20_Paragraph_20_Font"><text:span text:style-name="T3">ָּ</text:span></text:span><text:span text:style-name="Default_20_Paragraph_20_Font"><text:span text:style-name="T3">ם</text:span></text:span><text:span text:style-name="Default_20_Paragraph_20_Font"><text:span text:style-name="T3"> </text:span></text:span><text:span text:style-name="Default_20_Paragraph_20_Font">ו</text:span><text:span text:style-name="Default_20_Paragraph_20_Font">ְ</text:span><text:span text:style-name="Default_20_Paragraph_20_Font">ה</text:span><text:span text:style-name="Default_20_Paragraph_20_Font">ִ</text:span><text:span text:style-name="Default_20_Paragraph_20_Font">ש</text:span><text:span text:style-name="Default_20_Paragraph_20_Font">ְׁ</text:span><text:span text:style-name="Default_20_Paragraph_20_Font">ת</text:span><text:span text:style-name="Default_20_Paragraph_20_Font">ַּ</text:span><text:span text:style-name="Default_20_Paragraph_20_Font">ח</text:span><text:span text:style-name="Default_20_Paragraph_20_Font">ֲ</text:span><text:span text:style-name="Default_20_Paragraph_20_Font">ו</text:span><text:span text:style-name="Default_20_Paragraph_20_Font">ִ</text:span><text:span text:style-name="Default_20_Paragraph_20_Font">ית</text:span><text:span text:style-name="Default_20_Paragraph_20_Font">ָ </text:span><text:span text:style-name="Default_20_Paragraph_20_Font">ל</text:span><text:span text:style-name="Default_20_Paragraph_20_Font">ָ</text:span><text:span text:style-name="Default_20_Paragraph_20_Font">ה</text:span><text:span text:style-name="Default_20_Paragraph_20_Font">ֶ</text:span><text:span text:style-name="Default_20_Paragraph_20_Font">ם</text:span><text:span text:style-name="Default_20_Paragraph_20_Font"> - </text:span><text:span text:style-name="Default_20_Paragraph_20_Font">ה</text:span><text:span text:style-name="Default_20_Paragraph_20_Font">ַ</text:span><text:span text:style-name="Default_20_Paragraph_20_Font">ע</text:span><text:span text:style-name="Default_20_Paragraph_20_Font">ִ</text:span><text:span text:style-name="Default_20_Paragraph_20_Font">ד</text:span><text:span text:style-name="Default_20_Paragraph_20_Font">ֹ</text:span><text:span text:style-name="Default_20_Paragraph_20_Font">ת</text:span><text:span text:style-name="Default_20_Paragraph_20_Font">ִ</text:span><text:span text:style-name="Default_20_Paragraph_20_Font">י</text:span><text:span text:style-name="Default_20_Paragraph_20_Font"> </text:span><text:span text:style-name="Default_20_Paragraph_20_Font">ב</text:span><text:span text:style-name="Default_20_Paragraph_20_Font">ָ</text:span><text:span text:style-name="Default_20_Paragraph_20_Font">כ</text:span><text:span text:style-name="Default_20_Paragraph_20_Font">ֶ</text:span><text:span text:style-name="Default_20_Paragraph_20_Font">ם</text:span><text:span text:style-name="Default_20_Paragraph_20_Font"> </text:span><text:span text:style-name="Default_20_Paragraph_20_Font">ה</text:span><text:span text:style-name="Default_20_Paragraph_20_Font">ַ</text:span><text:span text:style-name="Default_20_Paragraph_20_Font">י</text:span><text:span text:style-name="Default_20_Paragraph_20_Font">ּ</text:span><text:span text:style-name="Default_20_Paragraph_20_Font">ו</text:span><text:span text:style-name="Default_20_Paragraph_20_Font">ֹ</text:span><text:span text:style-name="Default_20_Paragraph_20_Font">ם</text:span><text:span text:style-name="Default_20_Paragraph_20_Font"> </text:span><text:span text:style-name="Default_20_Paragraph_20_Font">כ</text:span><text:span text:style-name="Default_20_Paragraph_20_Font">ִּ</text:span><text:span text:style-name="Default_20_Paragraph_20_Font">י</text:span><text:span text:style-name="Default_20_Paragraph_20_Font"> </text:span><text:span text:style-name="Default_20_Paragraph_20_Font">א</text:span><text:span text:style-name="Default_20_Paragraph_20_Font">ָ</text:span><text:span text:style-name="Default_20_Paragraph_20_Font">ב</text:span><text:span text:style-name="Default_20_Paragraph_20_Font">ֹ</text:span><text:span text:style-name="Default_20_Paragraph_20_Font">ד</text:span><text:span text:style-name="Default_20_Paragraph_20_Font"> </text:span><text:span text:style-name="Default_20_Paragraph_20_Font">ת</text:span><text:span text:style-name="Default_20_Paragraph_20_Font">ֹּ</text:span><text:span text:style-name="Default_20_Paragraph_20_Font">אב</text:span><text:span text:style-name="Default_20_Paragraph_20_Font">ֵ</text:span><text:span text:style-name="Default_20_Paragraph_20_Font">דו</text:span><text:span text:style-name="Default_20_Paragraph_20_Font">ּ</text:span><text:span text:style-name="Default_20_Paragraph_20_Font">ן</text:span><text:span text:style-name="Default_20_Paragraph_20_Font">...: <text:s text:c="7"/>(</text:span><text:span text:style-name="Default_20_Paragraph_20_Font">דברים</text:span><text:span text:style-name="Default_20_Paragraph_20_Font"> </text:span><text:span text:style-name="Default_20_Paragraph_20_Font">ח</text:span><text:span text:style-name="Default_20_Paragraph_20_Font">', </text:span><text:span text:style-name="Default_20_Paragraph_20_Font">ז</text:span><text:span text:style-name="Default_20_Paragraph_20_Font">-</text:span><text:span text:style-name="Default_20_Paragraph_20_Font">יט</text:span><text:span text:style-name="Default_20_Paragraph_20_Font">).</text:span></text:p>
        </text:list-item>
      </text:list>
      <text:p text:style-name="P2"/>
      <text:p text:style-name="P1"><text:span text:style-name="Default_20_Paragraph_20_Font">משה</text:span><text:span text:style-name="Default_20_Paragraph_20_Font"> </text:span><text:span text:style-name="Default_20_Paragraph_20_Font">מזהיר</text:span><text:span text:style-name="Default_20_Paragraph_20_Font"> </text:span><text:span text:style-name="Default_20_Paragraph_20_Font">את</text:span><text:span text:style-name="Default_20_Paragraph_20_Font"> </text:span><text:span text:style-name="Default_20_Paragraph_20_Font">בני</text:span><text:span text:style-name="Default_20_Paragraph_20_Font">-</text:span><text:span text:style-name="Default_20_Paragraph_20_Font">ישראל</text:span><text:span text:style-name="Default_20_Paragraph_20_Font">, </text:span><text:span text:style-name="Default_20_Paragraph_20_Font">שהם</text:span><text:span text:style-name="Default_20_Paragraph_20_Font"> </text:span><text:span text:style-name="Default_20_Paragraph_20_Font">עומדים</text:span><text:span text:style-name="Default_20_Paragraph_20_Font"> </text:span><text:span text:style-name="Default_20_Paragraph_20_Font">להגיע</text:span><text:span text:style-name="Default_20_Paragraph_20_Font"> </text:span><text:span text:style-name="Default_20_Paragraph_20_Font">אל</text:span><text:span text:style-name="Default_20_Paragraph_20_Font"> </text:span><text:span text:style-name="Default_20_Paragraph_20_Font">ארץ</text:span><text:span text:style-name="Default_20_Paragraph_20_Font"> </text:span><text:span text:style-name="Default_20_Paragraph_20_Font">טובה</text:span><text:span text:style-name="Default_20_Paragraph_20_Font"> </text:span><text:span text:style-name="Default_20_Paragraph_20_Font">ולהיות</text:span><text:span text:style-name="Default_20_Paragraph_20_Font"> </text:span><text:span text:style-name="Default_20_Paragraph_20_Font">עשירים</text:span><text:span text:style-name="Default_20_Paragraph_20_Font">, </text:span><text:span text:style-name="Default_20_Paragraph_20_Font">והם</text:span><text:span text:style-name="Default_20_Paragraph_20_Font"> </text:span><text:span text:style-name="Default_20_Paragraph_20_Font">עלולים</text:span><text:span text:style-name="Default_20_Paragraph_20_Font"> </text:span><text:span text:style-name="Default_20_Paragraph_20_Font">לשכוח</text:span><text:span text:style-name="Default_20_Paragraph_20_Font"> </text:span><text:span text:style-name="Default_20_Paragraph_20_Font">את</text:span><text:span text:style-name="Default_20_Paragraph_20_Font"> </text:span><text:span text:style-name="Default_20_Paragraph_20_Font">ה</text:span><text:span text:style-name="Default_20_Paragraph_20_Font">' </text:span><text:span text:style-name="Default_20_Paragraph_20_Font">ולחשוב</text:span><text:span text:style-name="Default_20_Paragraph_20_Font"> </text:span><text:span text:style-name="Default_20_Paragraph_20_Font">שהעושר</text:span><text:span text:style-name="Default_20_Paragraph_20_Font"> </text:span><text:span text:style-name="Default_20_Paragraph_20_Font">בא</text:span><text:span text:style-name="Default_20_Paragraph_20_Font"> </text:span><text:span text:style-name="Default_20_Paragraph_20_Font">להם</text:span><text:span text:style-name="Default_20_Paragraph_20_Font"> </text:span><text:span text:style-name="Default_20_Paragraph_20_Font">בכוחם</text:span><text:span text:style-name="Default_20_Paragraph_20_Font"> </text:span><text:span text:style-name="Default_20_Paragraph_20_Font">בלבד</text:span><text:span text:style-name="Default_20_Paragraph_20_Font">, </text:span><text:span text:style-name="Default_20_Paragraph_20_Font">להשתחוות</text:span><text:span text:style-name="Default_20_Paragraph_20_Font"> </text:span><text:span text:style-name="Default_20_Paragraph_20_Font">לאלילים</text:span><text:span text:style-name="Default_20_Paragraph_20_Font"> </text:span><text:span text:style-name="Default_20_Paragraph_20_Font">מעשי</text:span><text:span text:style-name="Default_20_Paragraph_20_Font"> </text:span><text:span text:style-name="Default_20_Paragraph_20_Font">ידיהם</text:span><text:span text:style-name="Default_20_Paragraph_20_Font">, </text:span><text:span text:style-name="Default_20_Paragraph_20_Font">ולאבד</text:span><text:span text:style-name="Default_20_Paragraph_20_Font"> </text:span><text:span text:style-name="Default_20_Paragraph_20_Font">מהארץ</text:span><text:span text:style-name="Default_20_Paragraph_20_Font">; </text:span><text:span text:style-name="Default_20_Paragraph_20_Font">לכן</text:span><text:span text:style-name="Default_20_Paragraph_20_Font"> </text:span><text:span text:style-name="Default_20_Paragraph_20_Font">הוא</text:span><text:span text:style-name="Default_20_Paragraph_20_Font"> </text:span><text:span text:style-name="Default_20_Paragraph_20_Font">ממליץ</text:span><text:span text:style-name="Default_20_Paragraph_20_Font"> </text:span><text:span text:style-name="Default_20_Paragraph_20_Font">להם</text:span><text:span text:style-name="Default_20_Paragraph_20_Font">, </text:span><text:span text:style-name="Default_20_Paragraph_20_Font">לברך</text:span><text:span text:style-name="Default_20_Paragraph_20_Font"> </text:span><text:span text:style-name="Default_20_Paragraph_20_Font">את</text:span><text:span text:style-name="Default_20_Paragraph_20_Font"> </text:span><text:span text:style-name="Default_20_Paragraph_20_Font">ה</text:span><text:span text:style-name="Default_20_Paragraph_20_Font">' </text:span><text:span text:style-name="Default_20_Paragraph_20_Font">על</text:span><text:span text:style-name="Default_20_Paragraph_20_Font"> </text:span><text:span text:style-name="Default_20_Paragraph_20_Font">הארץ</text:span><text:span text:style-name="Default_20_Paragraph_20_Font"> </text:span><text:span text:style-name="Default_20_Paragraph_20_Font">הטובה</text:span><text:span text:style-name="Default_20_Paragraph_20_Font"> </text:span><text:span text:style-name="Default_20_Paragraph_20_Font">שנתן</text:span><text:span text:style-name="Default_20_Paragraph_20_Font"> </text:span><text:span text:style-name="Default_20_Paragraph_20_Font">להם</text:span><text:note text:id="ftn2" text:note-class="footnote"><text:note-citation>1</text:note-citation><text:note-body><text:p text:style-name="P12"><text:span text:style-name="Default_20_Paragraph_20_Font"><text:span text:style-name="T4"><text:s/></text:span></text:span><text:span text:style-name="Default_20_Paragraph_20_Font">זה</text:span><text:span text:style-name="Default_20_Paragraph_20_Font"> </text:span><text:span text:style-name="Default_20_Paragraph_20_Font">המקור</text:span><text:span text:style-name="Default_20_Paragraph_20_Font"> </text:span><text:span text:style-name="Default_20_Paragraph_20_Font">למצוות</text:span><text:span text:style-name="Default_20_Paragraph_20_Font"> </text:span><text:span text:style-name="Default_20_Paragraph_20_Font">ברכת</text:span><text:span text:style-name="Default_20_Paragraph_20_Font"> </text:span><text:span text:style-name="Default_20_Paragraph_20_Font">המזון</text:span><text:span text:style-name="Default_20_Paragraph_20_Font">.</text:span></text:p></text:note-body></text:note><text:span text:style-name="Default_20_Paragraph_20_Font">. </text:span><text:span text:style-name="Default_20_Paragraph_20_Font">הברכה</text:span><text:span text:style-name="Default_20_Paragraph_20_Font"> </text:span><text:span text:style-name="Default_20_Paragraph_20_Font">הזאת</text:span><text:span text:style-name="Default_20_Paragraph_20_Font"> </text:span><text:span text:style-name="Default_20_Paragraph_20_Font">תזכיר</text:span><text:span text:style-name="Default_20_Paragraph_20_Font"> </text:span><text:span text:style-name="Default_20_Paragraph_20_Font">להם</text:span><text:span text:style-name="Default_20_Paragraph_20_Font"> </text:span><text:span text:style-name="Default_20_Paragraph_20_Font">את</text:span><text:span text:style-name="Default_20_Paragraph_20_Font"> </text:span><text:span text:style-name="Default_20_Paragraph_20_Font">ה</text:span><text:span text:style-name="Default_20_Paragraph_20_Font">', </text:span><text:span text:style-name="Default_20_Paragraph_20_Font">וכך</text:span><text:span text:style-name="Default_20_Paragraph_20_Font"> </text:span><text:span text:style-name="Default_20_Paragraph_20_Font">לא</text:span><text:span text:style-name="Default_20_Paragraph_20_Font"> </text:span><text:span text:style-name="Default_20_Paragraph_20_Font">יגיעו</text:span><text:span text:style-name="Default_20_Paragraph_20_Font"> </text:span><text:span text:style-name="Default_20_Paragraph_20_Font">לעבודת</text:span><text:span text:style-name="Default_20_Paragraph_20_Font"> </text:span><text:span text:style-name="Default_20_Paragraph_20_Font">אלילים</text:span><text:span text:style-name="Default_20_Paragraph_20_Font">.</text:span></text:p>
      <text:p text:style-name="P2"/>
      <text:p text:style-name="P1"><text:span text:style-name="Default_20_Paragraph_20_Font">הקטע</text:span><text:span text:style-name="Default_20_Paragraph_20_Font"> </text:span><text:span text:style-name="Default_20_Paragraph_20_Font">מספר</text:span><text:span text:style-name="Default_20_Paragraph_20_Font"> </text:span><text:span text:style-name="Default_20_Paragraph_20_Font">דברים</text:span><text:span text:style-name="Default_20_Paragraph_20_Font"> </text:span><text:span text:style-name="Default_20_Paragraph_20_Font">מקביל</text:span><text:span text:style-name="Default_20_Paragraph_20_Font"> </text:span><text:span text:style-name="Default_20_Paragraph_20_Font">גם</text:span><text:span text:style-name="Default_20_Paragraph_20_Font"> </text:span><text:span text:style-name="Default_20_Paragraph_20_Font">לפסוק</text:span><text:span text:style-name="Default_20_Paragraph_20_Font"> </text:span><text:span text:style-name="Default_20_Paragraph_20_Font">מפרק</text:span><text:span text:style-name="Default_20_Paragraph_20_Font"> </text:span><text:span text:style-name="Default_20_Paragraph_20_Font">י</text:span><text:span text:style-name="Default_20_Paragraph_20_Font">' "</text:span><text:span text:style-name="Default_20_Paragraph_20_Font">ברכת</text:span><text:span text:style-name="Default_20_Paragraph_20_Font"> </text:span><text:span text:style-name="Default_20_Paragraph_20_Font">ה</text:span><text:span text:style-name="Default_20_Paragraph_20_Font">' </text:span><text:span text:style-name="Default_20_Paragraph_20_Font">היא</text:span><text:span text:style-name="Default_20_Paragraph_20_Font"> </text:span><text:span text:style-name="Default_20_Paragraph_20_Font">תעשיר</text:span><text:span text:style-name="Default_20_Paragraph_20_Font">", </text:span><text:span text:style-name="Default_20_Paragraph_20_Font">וגם</text:span><text:span text:style-name="Default_20_Paragraph_20_Font"> </text:span><text:span text:style-name="Default_20_Paragraph_20_Font">לפסוק</text:span><text:span text:style-name="Default_20_Paragraph_20_Font"> </text:span><text:span text:style-name="Default_20_Paragraph_20_Font">מפרק</text:span><text:span text:style-name="Default_20_Paragraph_20_Font"> </text:span><text:span text:style-name="Default_20_Paragraph_20_Font">ל</text:span><text:span text:style-name="Default_20_Paragraph_20_Font">' "</text:span><text:span text:style-name="Default_20_Paragraph_20_Font">פן</text:span><text:span text:style-name="Default_20_Paragraph_20_Font"> </text:span><text:span text:style-name="Default_20_Paragraph_20_Font">אשבע</text:span><text:span text:style-name="Default_20_Paragraph_20_Font"> </text:span><text:span text:style-name="Default_20_Paragraph_20_Font">וכחשתי</text:span><text:span text:style-name="Default_20_Paragraph_20_Font">". </text:span><text:span text:style-name="Default_20_Paragraph_20_Font">ייתכן</text:span><text:span text:style-name="Default_20_Paragraph_20_Font"> </text:span><text:span text:style-name="Default_20_Paragraph_20_Font">שיש</text:span><text:span text:style-name="Default_20_Paragraph_20_Font"> </text:span><text:span text:style-name="Default_20_Paragraph_20_Font">לפרש</text:span><text:span text:style-name="Default_20_Paragraph_20_Font"> </text:span><text:span text:style-name="Default_20_Paragraph_20_Font">אותו</text:span><text:span text:style-name="Default_20_Paragraph_20_Font"> </text:span><text:span text:style-name="Default_20_Paragraph_20_Font">בהתאם</text:span><text:span text:style-name="Default_20_Paragraph_20_Font"> </text:span><text:span text:style-name="Default_20_Paragraph_20_Font">להקבלה</text:span><text:span text:style-name="Default_20_Paragraph_20_Font"> </text:span><text:span text:style-name="Default_20_Paragraph_20_Font">זו</text:span><text:span text:style-name="Default_20_Paragraph_20_Font">:</text:span></text:p>
      <text:list xml:id="list2073341331" text:style-name="LS15">
        <text:list-item>
          <text:p text:style-name="P33"><text:span text:style-name="Default_20_Paragraph_20_Font">הברכה</text:span><text:span text:style-name="Default_20_Paragraph_20_Font"> </text:span><text:span text:style-name="Default_20_Paragraph_20_Font">שנזכרה</text:span><text:span text:style-name="Default_20_Paragraph_20_Font"> </text:span><text:span text:style-name="Default_20_Paragraph_20_Font">בחצי</text:span><text:span text:style-name="Default_20_Paragraph_20_Font"> </text:span><text:span text:style-name="Default_20_Paragraph_20_Font">הראשון</text:span><text:span text:style-name="Default_20_Paragraph_20_Font"> </text:span><text:span text:style-name="Default_20_Paragraph_20_Font">של</text:span><text:span text:style-name="Default_20_Paragraph_20_Font"> </text:span><text:span text:style-name="Default_20_Paragraph_20_Font">הפסוק</text:span><text:span text:style-name="Default_20_Paragraph_20_Font"> - </text:span><text:span text:style-name="Default_20_Paragraph_20_Font"><text:span text:style-name="T3">ברכת</text:span></text:span><text:span text:style-name="Default_20_Paragraph_20_Font"><text:span text:style-name="T3"> </text:span></text:span><text:span text:style-name="Default_20_Paragraph_20_Font"><text:span text:style-name="T3">ה</text:span></text:span><text:span text:style-name="Default_20_Paragraph_20_Font"><text:span text:style-name="T3">'</text:span></text:span><text:span text:style-name="Default_20_Paragraph_20_Font"> - </text:span><text:span text:style-name="Default_20_Paragraph_20_Font">אינה</text:span><text:span text:style-name="Default_20_Paragraph_20_Font"> </text:span><text:span text:style-name="Default_20_Paragraph_20_Font">ברכה</text:span><text:span text:style-name="Default_20_Paragraph_20_Font"> </text:span><text:span text:style-name="Default_20_Paragraph_20_Font">שה</text:span><text:span text:style-name="Default_20_Paragraph_20_Font">' </text:span><text:span text:style-name="Default_20_Paragraph_20_Font">מברך</text:span><text:span text:style-name="Default_20_Paragraph_20_Font"> </text:span><text:span text:style-name="Default_20_Paragraph_20_Font">את</text:span><text:span text:style-name="Default_20_Paragraph_20_Font"> </text:span><text:span text:style-name="Default_20_Paragraph_20_Font">האדם</text:span><text:span text:style-name="Default_20_Paragraph_20_Font"> </text:span><text:span text:style-name="Default_20_Paragraph_20_Font">שיהיה</text:span><text:span text:style-name="Default_20_Paragraph_20_Font"> </text:span><text:span text:style-name="Default_20_Paragraph_20_Font">עשיר</text:span><text:span text:style-name="Default_20_Paragraph_20_Font">, </text:span><text:span text:style-name="Default_20_Paragraph_20_Font">אלא</text:span><text:span text:style-name="Default_20_Paragraph_20_Font"> </text:span><text:span text:style-name="Default_20_Paragraph_20_Font">ברכה</text:span><text:span text:style-name="Default_20_Paragraph_20_Font"> </text:span><text:span text:style-name="Default_20_Paragraph_20_Font">שהאדם</text:span><text:span text:style-name="Default_20_Paragraph_20_Font"> </text:span><text:span text:style-name="Default_20_Paragraph_20_Font">מברך</text:span><text:span text:style-name="Default_20_Paragraph_20_Font"> </text:span><text:span text:style-name="Default_20_Paragraph_20_Font">את</text:span><text:span text:style-name="Default_20_Paragraph_20_Font"> </text:span><text:span text:style-name="Default_20_Paragraph_20_Font">ה</text:span><text:span text:style-name="Default_20_Paragraph_20_Font">' </text:span><text:span text:style-name="Default_20_Paragraph_20_Font">על</text:span><text:span text:style-name="Default_20_Paragraph_20_Font"> </text:span><text:span text:style-name="Default_20_Paragraph_20_Font">כך</text:span><text:span text:style-name="Default_20_Paragraph_20_Font"> </text:span><text:span text:style-name="Default_20_Paragraph_20_Font">שנתן</text:span><text:span text:style-name="Default_20_Paragraph_20_Font"> </text:span><text:span text:style-name="Default_20_Paragraph_20_Font">לו</text:span><text:span text:style-name="Default_20_Paragraph_20_Font"> </text:span><text:span text:style-name="Default_20_Paragraph_20_Font">עושר</text:span><text:span text:style-name="Default_20_Paragraph_20_Font">, </text:span><text:span text:style-name="Default_20_Paragraph_20_Font">כמו</text:span><text:span text:style-name="Default_20_Paragraph_20_Font"> </text:span><text:span text:style-name="Default_20_Paragraph_20_Font">בספר</text:span><text:span text:style-name="Default_20_Paragraph_20_Font"> </text:span><text:span text:style-name="Default_20_Paragraph_20_Font">דברים</text:span><text:span text:style-name="Default_20_Paragraph_20_Font">.</text:span></text:p>
        </text:list-item>
      </text:list>
      <text:list xml:id="list1505087257" text:style-name="LS16">
        <text:list-item>
          <text:p text:style-name="P34"><text:span text:style-name="Default_20_Paragraph_20_Font">והעצב</text:span><text:span text:style-name="Default_20_Paragraph_20_Font"> </text:span><text:span text:style-name="Default_20_Paragraph_20_Font">שנזכר</text:span><text:span text:style-name="Default_20_Paragraph_20_Font"> </text:span><text:span text:style-name="Default_20_Paragraph_20_Font">בחצי</text:span><text:span text:style-name="Default_20_Paragraph_20_Font"> </text:span><text:span text:style-name="Default_20_Paragraph_20_Font">השני</text:span><text:span text:style-name="Default_20_Paragraph_20_Font"> - </text:span><text:span text:style-name="Default_20_Paragraph_20_Font"><text:span text:style-name="T3">ולא</text:span></text:span><text:span text:style-name="Default_20_Paragraph_20_Font"><text:span text:style-name="T3"> </text:span></text:span><text:span text:style-name="Default_20_Paragraph_20_Font"><text:span text:style-name="T3">יוסיף</text:span></text:span><text:span text:style-name="Default_20_Paragraph_20_Font"><text:span text:style-name="T3"> </text:span></text:span><text:span text:style-name="Default_20_Paragraph_20_Font"><text:span text:style-name="T3">עצב</text:span></text:span><text:span text:style-name="Default_20_Paragraph_20_Font"> - </text:span><text:span text:style-name="Default_20_Paragraph_20_Font">אינו</text:span><text:span text:style-name="Default_20_Paragraph_20_Font"> </text:span><text:span text:style-name="Default_20_Paragraph_20_Font">מילה</text:span><text:span text:style-name="Default_20_Paragraph_20_Font"> </text:span><text:span text:style-name="Default_20_Paragraph_20_Font">נרדפת</text:span><text:span text:style-name="Default_20_Paragraph_20_Font"> </text:span><text:span text:style-name="Default_20_Paragraph_20_Font">לצער</text:span><text:span text:style-name="Default_20_Paragraph_20_Font">, </text:span><text:span text:style-name="Default_20_Paragraph_20_Font">אלא</text:span><text:span text:style-name="Default_20_Paragraph_20_Font"> </text:span><text:span text:style-name="Default_20_Paragraph_20_Font">מילה</text:span><text:span text:style-name="Default_20_Paragraph_20_Font"> </text:span><text:span text:style-name="Default_20_Paragraph_20_Font">נרדפת</text:span><text:span text:style-name="Default_20_Paragraph_20_Font"> </text:span><text:span text:style-name="Default_20_Paragraph_20_Font">לאלילים</text:span><text:span text:style-name="Default_20_Paragraph_20_Font"> </text:span><text:span text:style-name="Default_20_Paragraph_20_Font">מעשה</text:span><text:span text:style-name="Default_20_Paragraph_20_Font"> </text:span><text:span text:style-name="Default_20_Paragraph_20_Font">ידי</text:span><text:span text:style-name="Default_20_Paragraph_20_Font"> </text:span><text:span text:style-name="Default_20_Paragraph_20_Font">אדם</text:span><text:span text:style-name="Default_20_Paragraph_20_Font">, </text:span><text:span text:style-name="Default_20_Paragraph_20_Font">כמו</text:span><text:span text:style-name="Default_20_Paragraph_20_Font"> </text:span><text:span text:style-name="Default_20_Paragraph_20_Font">למשל</text:span><text:span text:style-name="Default_20_Paragraph_20_Font"> </text:span><text:span text:style-name="Default_20_Paragraph_20_Font">בפסוק</text:span><text:span text:style-name="Default_20_Paragraph_20_Font">: "</text:span><text:span text:style-name="Default_20_Paragraph_20_Font">כ</text:span><text:span text:style-name="Default_20_Paragraph_20_Font">ָּ</text:span><text:span text:style-name="Default_20_Paragraph_20_Font">ר</text:span><text:span text:style-name="Default_20_Paragraph_20_Font">ַ</text:span><text:span text:style-name="Default_20_Paragraph_20_Font">ע</text:span><text:span text:style-name="Default_20_Paragraph_20_Font"> </text:span><text:span text:style-name="Default_20_Paragraph_20_Font">ב</text:span><text:span text:style-name="Default_20_Paragraph_20_Font">ֵּ</text:span><text:span text:style-name="Default_20_Paragraph_20_Font">ל</text:span><text:span text:style-name="Default_20_Paragraph_20_Font">, </text:span><text:span text:style-name="Default_20_Paragraph_20_Font">ק</text:span><text:span text:style-name="Default_20_Paragraph_20_Font">ֹ</text:span><text:span text:style-name="Default_20_Paragraph_20_Font">ר</text:span><text:span text:style-name="Default_20_Paragraph_20_Font">ֵ</text:span><text:span text:style-name="Default_20_Paragraph_20_Font">ס</text:span><text:span text:style-name="Default_20_Paragraph_20_Font"> </text:span><text:span text:style-name="Default_20_Paragraph_20_Font">נ</text:span><text:span text:style-name="Default_20_Paragraph_20_Font">ְ</text:span><text:span text:style-name="Default_20_Paragraph_20_Font">בו</text:span><text:span text:style-name="Default_20_Paragraph_20_Font">ֹ; </text:span><text:span text:style-name="Default_20_Paragraph_20_Font">ה</text:span><text:span text:style-name="Default_20_Paragraph_20_Font">ָ</text:span><text:span text:style-name="Default_20_Paragraph_20_Font">יו</text:span><text:span text:style-name="Default_20_Paragraph_20_Font">ּ </text:span><text:span text:style-name="Default_20_Paragraph_20_Font"><text:span text:style-name="T3">ע</text:span></text:span><text:span text:style-name="Default_20_Paragraph_20_Font"><text:span text:style-name="T3">ֲ</text:span></text:span><text:span text:style-name="Default_20_Paragraph_20_Font"><text:span text:style-name="T3">צ</text:span></text:span><text:span text:style-name="Default_20_Paragraph_20_Font"><text:span text:style-name="T3">ַ</text:span></text:span><text:span text:style-name="Default_20_Paragraph_20_Font"><text:span text:style-name="T3">ב</text:span></text:span><text:span text:style-name="Default_20_Paragraph_20_Font"><text:span text:style-name="T3">ֵּ</text:span></text:span><text:span text:style-name="Default_20_Paragraph_20_Font"><text:span text:style-name="T3">יה</text:span></text:span><text:span text:style-name="Default_20_Paragraph_20_Font"><text:span text:style-name="T3">ֶ</text:span></text:span><text:span text:style-name="Default_20_Paragraph_20_Font"><text:span text:style-name="T3">ם</text:span></text:span><text:span text:style-name="Default_20_Paragraph_20_Font"> </text:span><text:span text:style-name="Default_20_Paragraph_20_Font">ל</text:span><text:span text:style-name="Default_20_Paragraph_20_Font">ַ</text:span><text:span text:style-name="Default_20_Paragraph_20_Font">ח</text:span><text:span text:style-name="Default_20_Paragraph_20_Font">ַ</text:span><text:span text:style-name="Default_20_Paragraph_20_Font">י</text:span><text:span text:style-name="Default_20_Paragraph_20_Font">ָּ</text:span><text:span text:style-name="Default_20_Paragraph_20_Font">ה</text:span><text:span text:style-name="Default_20_Paragraph_20_Font"> </text:span><text:span text:style-name="Default_20_Paragraph_20_Font">ו</text:span><text:span text:style-name="Default_20_Paragraph_20_Font">ְ</text:span><text:span text:style-name="Default_20_Paragraph_20_Font">ל</text:span><text:span text:style-name="Default_20_Paragraph_20_Font">ַ</text:span><text:span text:style-name="Default_20_Paragraph_20_Font">ב</text:span><text:span text:style-name="Default_20_Paragraph_20_Font">ְּ</text:span><text:span text:style-name="Default_20_Paragraph_20_Font">ה</text:span><text:span text:style-name="Default_20_Paragraph_20_Font">ֵ</text:span><text:span text:style-name="Default_20_Paragraph_20_Font">מ</text:span><text:span text:style-name="Default_20_Paragraph_20_Font">ָ</text:span><text:span text:style-name="Default_20_Paragraph_20_Font">ה</text:span><text:span text:style-name="Default_20_Paragraph_20_Font">, </text:span><text:span text:style-name="Default_20_Paragraph_20_Font">נ</text:span><text:span text:style-name="Default_20_Paragraph_20_Font">ְ</text:span><text:span text:style-name="Default_20_Paragraph_20_Font">ש</text:span><text:span text:style-name="Default_20_Paragraph_20_Font">ֻׂ</text:span><text:span text:style-name="Default_20_Paragraph_20_Font">א</text:span><text:span text:style-name="Default_20_Paragraph_20_Font">ֹ</text:span><text:span text:style-name="Default_20_Paragraph_20_Font">ת</text:span><text:span text:style-name="Default_20_Paragraph_20_Font">ֵ</text:span><text:span text:style-name="Default_20_Paragraph_20_Font">יכ</text:span><text:span text:style-name="Default_20_Paragraph_20_Font">ֶ</text:span><text:span text:style-name="Default_20_Paragraph_20_Font">ם</text:span><text:span text:style-name="Default_20_Paragraph_20_Font"> </text:span><text:span text:style-name="Default_20_Paragraph_20_Font">ע</text:span><text:span text:style-name="Default_20_Paragraph_20_Font">ֲ</text:span><text:span text:style-name="Default_20_Paragraph_20_Font">מו</text:span><text:span text:style-name="Default_20_Paragraph_20_Font">ּ</text:span><text:span text:style-name="Default_20_Paragraph_20_Font">סו</text:span><text:span text:style-name="Default_20_Paragraph_20_Font">ֹ</text:span><text:span text:style-name="Default_20_Paragraph_20_Font">ת</text:span><text:span text:style-name="Default_20_Paragraph_20_Font"> </text:span><text:span text:style-name="Default_20_Paragraph_20_Font">מ</text:span><text:span text:style-name="Default_20_Paragraph_20_Font">ַ</text:span><text:span text:style-name="Default_20_Paragraph_20_Font">ש</text:span><text:span text:style-name="Default_20_Paragraph_20_Font">ָּׂ</text:span><text:span text:style-name="Default_20_Paragraph_20_Font">א</text:span><text:span text:style-name="Default_20_Paragraph_20_Font"> </text:span><text:span text:style-name="Default_20_Paragraph_20_Font">ל</text:span><text:span text:style-name="Default_20_Paragraph_20_Font">ַ</text:span><text:span text:style-name="Default_20_Paragraph_20_Font">ע</text:span><text:span text:style-name="Default_20_Paragraph_20_Font">ֲ</text:span><text:span text:style-name="Default_20_Paragraph_20_Font">י</text:span><text:span text:style-name="Default_20_Paragraph_20_Font">ֵ</text:span><text:span text:style-name="Default_20_Paragraph_20_Font">פ</text:span><text:span text:style-name="Default_20_Paragraph_20_Font">ָ</text:span><text:span text:style-name="Default_20_Paragraph_20_Font">ה</text:span><text:span text:style-name="Default_20_Paragraph_20_Font">" (</text:span><text:span text:style-name="Default_20_Paragraph_20_Font">ישעיהו</text:span><text:span text:style-name="Default_20_Paragraph_20_Font"> </text:span><text:span text:style-name="Default_20_Paragraph_20_Font">מ</text:span><text:span text:style-name="Default_20_Paragraph_20_Font">"</text:span><text:span text:style-name="Default_20_Paragraph_20_Font">ו</text:span><text:span text:style-name="Default_20_Paragraph_20_Font">, </text:span><text:span text:style-name="Default_20_Paragraph_20_Font">א</text:span><text:span text:style-name="Default_20_Paragraph_20_Font">), </text:span><text:span text:style-name="Default_20_Paragraph_20_Font">וכמו</text:span><text:span text:style-name="Default_20_Paragraph_20_Font"> </text:span><text:span text:style-name="Default_20_Paragraph_20_Font">האלילים</text:span><text:span text:style-name="Default_20_Paragraph_20_Font"> </text:span><text:span text:style-name="Default_20_Paragraph_20_Font">שנזכרו</text:span><text:span text:style-name="Default_20_Paragraph_20_Font"> </text:span><text:span text:style-name="Default_20_Paragraph_20_Font">בספר</text:span><text:span text:style-name="Default_20_Paragraph_20_Font"> </text:span><text:span text:style-name="Default_20_Paragraph_20_Font">דברים</text:span><text:span text:style-name="Default_20_Paragraph_20_Font">.</text:span></text:p>
        </text:list-item>
      </text:list>
      <text:p text:style-name="P2"/>
      <text:p text:style-name="P2"><text:span text:style-name="Default_20_Paragraph_20_Font">הפסוק</text:span><text:span text:style-name="Default_20_Paragraph_20_Font"> </text:span><text:span text:style-name="Default_20_Paragraph_20_Font">אינו</text:span><text:span text:style-name="Default_20_Paragraph_20_Font"> </text:span><text:span text:style-name="Default_20_Paragraph_20_Font">בא</text:span><text:span text:style-name="Default_20_Paragraph_20_Font"> </text:span><text:span text:style-name="Default_20_Paragraph_20_Font">ללמד</text:span><text:span text:style-name="Default_20_Paragraph_20_Font"> </text:span><text:span text:style-name="Default_20_Paragraph_20_Font">איך</text:span><text:span text:style-name="Default_20_Paragraph_20_Font"> </text:span><text:span text:style-name="Default_20_Paragraph_20_Font">להתעשר</text:span><text:span text:style-name="Default_20_Paragraph_20_Font"> - </text:span><text:span text:style-name="Default_20_Paragraph_20_Font">הוא</text:span><text:span text:style-name="Default_20_Paragraph_20_Font"> </text:span><text:span text:style-name="Default_20_Paragraph_20_Font">בא</text:span><text:span text:style-name="Default_20_Paragraph_20_Font"> </text:span><text:span text:style-name="Default_20_Paragraph_20_Font">ללמד</text:span><text:span text:style-name="Default_20_Paragraph_20_Font"> </text:span><text:span text:style-name="Default_20_Paragraph_20_Font">איך</text:span><text:span text:style-name="Default_20_Paragraph_20_Font"> </text:span><text:span text:style-name="Default_20_Paragraph_20_Font">להתמודד</text:span><text:span text:style-name="Default_20_Paragraph_20_Font"> </text:span><text:span text:style-name="Default_20_Paragraph_20_Font">עם</text:span><text:span text:style-name="Default_20_Paragraph_20_Font"> </text:span><text:span text:style-name="Default_20_Paragraph_20_Font">העושר</text:span><text:span text:style-name="Default_20_Paragraph_20_Font">. </text:span><text:span text:style-name="Default_20_Paragraph_20_Font">אדם</text:span><text:span text:style-name="Default_20_Paragraph_20_Font"> </text:span><text:span text:style-name="Default_20_Paragraph_20_Font">שמתעשר</text:span><text:span text:style-name="Default_20_Paragraph_20_Font"> </text:span><text:span text:style-name="Default_20_Paragraph_20_Font">צריך</text:span><text:span text:style-name="Default_20_Paragraph_20_Font"> </text:span><text:span text:style-name="Default_20_Paragraph_20_Font">לברך</text:span><text:span text:style-name="Default_20_Paragraph_20_Font"> </text:span><text:span text:style-name="Default_20_Paragraph_20_Font">את</text:span><text:span text:style-name="Default_20_Paragraph_20_Font"> </text:span><text:span text:style-name="Default_20_Paragraph_20_Font">ה</text:span><text:span text:style-name="Default_20_Paragraph_20_Font">', </text:span><text:span text:style-name="Default_20_Paragraph_20_Font">כדי</text:span><text:span text:style-name="Default_20_Paragraph_20_Font"> </text:span><text:span text:style-name="Default_20_Paragraph_20_Font">שלא</text:span><text:span text:style-name="Default_20_Paragraph_20_Font"> </text:span><text:span text:style-name="Default_20_Paragraph_20_Font">ישכח</text:span><text:span text:style-name="Default_20_Paragraph_20_Font"> </text:span><text:span text:style-name="Default_20_Paragraph_20_Font">את</text:span><text:span text:style-name="Default_20_Paragraph_20_Font"> </text:span><text:span text:style-name="Default_20_Paragraph_20_Font">ה</text:span><text:span text:style-name="Default_20_Paragraph_20_Font">' </text:span><text:span text:style-name="Default_20_Paragraph_20_Font">ולא</text:span><text:span text:style-name="Default_20_Paragraph_20_Font"> </text:span><text:span text:style-name="Default_20_Paragraph_20_Font">יהפוך</text:span><text:span text:style-name="Default_20_Paragraph_20_Font"> </text:span><text:span text:style-name="Default_20_Paragraph_20_Font">לעובד</text:span><text:span text:style-name="Default_20_Paragraph_20_Font"> </text:span><text:span text:style-name="Default_20_Paragraph_20_Font">אלילים</text:span><text:span text:style-name="Default_20_Paragraph_20_Font">. </text:span><text:span text:style-name="Default_20_Paragraph_20_Font"><text:span text:style-name="T3">הברכה</text:span></text:span><text:span text:style-name="Default_20_Paragraph_20_Font"> </text:span><text:span text:style-name="Default_20_Paragraph_20_Font">שאדם</text:span><text:span text:style-name="Default_20_Paragraph_20_Font"> </text:span><text:span text:style-name="Default_20_Paragraph_20_Font">מברך</text:span><text:span text:style-name="Default_20_Paragraph_20_Font"> </text:span><text:span text:style-name="Default_20_Paragraph_20_Font">את</text:span><text:span text:style-name="Default_20_Paragraph_20_Font"> </text:span><text:span text:style-name="Default_20_Paragraph_20_Font"><text:span text:style-name="T3">ה</text:span></text:span><text:span text:style-name="Default_20_Paragraph_20_Font"><text:span text:style-name="T3">'</text:span></text:span><text:span text:style-name="Default_20_Paragraph_20_Font"> </text:span><text:span text:style-name="Default_20_Paragraph_20_Font">על</text:span><text:span text:style-name="Default_20_Paragraph_20_Font"> </text:span><text:span text:style-name="Default_20_Paragraph_20_Font">כל</text:span><text:span text:style-name="Default_20_Paragraph_20_Font"> </text:span><text:span text:style-name="Default_20_Paragraph_20_Font">דבר</text:span><text:span text:style-name="Default_20_Paragraph_20_Font"> </text:span><text:span text:style-name="Default_20_Paragraph_20_Font">שה</text:span><text:span text:style-name="Default_20_Paragraph_20_Font">' </text:span><text:span text:style-name="Default_20_Paragraph_20_Font">נותן</text:span><text:span text:style-name="Default_20_Paragraph_20_Font"> </text:span><text:span text:style-name="Default_20_Paragraph_20_Font">לו</text:span><text:span text:style-name="Default_20_Paragraph_20_Font">, </text:span><text:span text:style-name="Default_20_Paragraph_20_Font">תאפשר</text:span><text:span text:style-name="Default_20_Paragraph_20_Font"> </text:span><text:span text:style-name="Default_20_Paragraph_20_Font">לו</text:span><text:span text:style-name="Default_20_Paragraph_20_Font"> </text:span><text:span text:style-name="Default_20_Paragraph_20_Font">להיות</text:span><text:span text:style-name="Default_20_Paragraph_20_Font"> </text:span><text:span text:style-name="Default_20_Paragraph_20_Font"><text:span text:style-name="T3">עשיר</text:span></text:span><text:span text:style-name="Default_20_Paragraph_20_Font"> </text:span><text:span text:style-name="Default_20_Paragraph_20_Font">באופן</text:span><text:span text:style-name="Default_20_Paragraph_20_Font"> </text:span><text:span text:style-name="Default_20_Paragraph_20_Font"><text:span text:style-name="T3">שלא</text:span></text:span><text:span text:style-name="Default_20_Paragraph_20_Font"><text:span text:style-name="T3"> </text:span></text:span><text:span text:style-name="Default_20_Paragraph_20_Font"><text:span text:style-name="T3">יוסיף</text:span></text:span><text:span text:style-name="Default_20_Paragraph_20_Font"> </text:span><text:span text:style-name="Default_20_Paragraph_20_Font">לעושרו</text:span><text:span text:style-name="Default_20_Paragraph_20_Font"> </text:span><text:span text:style-name="Default_20_Paragraph_20_Font">עבודה</text:span><text:span text:style-name="Default_20_Paragraph_20_Font"> </text:span><text:span text:style-name="Default_20_Paragraph_20_Font">של</text:span><text:span text:style-name="Default_20_Paragraph_20_Font"> </text:span><text:span text:style-name="Default_20_Paragraph_20_Font"><text:span text:style-name="T3">עצב</text:span></text:span><text:span text:style-name="Default_20_Paragraph_20_Font"> = </text:span><text:span text:style-name="Default_20_Paragraph_20_Font">אליל</text:span><text:span text:style-name="Default_20_Paragraph_20_Font">.</text:span></text:p>
      <text:p text:style-name="P3"/>
      <text:p text:style-name="P1"><text:span text:style-name="Default_20_Paragraph_20_Font"><text:span text:style-name="T2"/></text:span></text:p>
      <text:p text:style-name="P3"><text:span text:style-name="Default_20_Paragraph_20_Font"><text:span text:style-name="T1">פרק יא</text:span></text:span></text:p>
      <text:p text:style-name="P1"><text:span text:style-name="Default_20_Paragraph_20_Font"><text:span text:style-name="T2">פסוק כא</text:span></text:span></text:p>
      <text:p text:style-name="P7"><text:span text:style-name="Default_20_Paragraph_20_Font">יָד לְיָד לֹא יִנָּקֶה רָּע, וְזֶרַע צַדִּיקִים נִמְלָט <text:s text:c="10"/>(משלי י"א, כא</text:span><text:span text:style-name="Default_20_Paragraph_20_Font">).</text:span></text:p>
      <text:p text:style-name="P13"/>
      <text:p text:style-name="P13"><text:soft-page-break/><text:span text:style-name="Default_20_Paragraph_20_Font">הביטוי </text:span><text:span text:style-name="Default_20_Paragraph_20_Font"><text:span text:style-name="T3">יד ליד </text:span></text:span><text:span text:style-name="Default_20_Paragraph_20_Font">מופיע רק בפסוק אחד נוסף בספר משלי</text:span><text:span text:style-name="Default_20_Paragraph_20_Font">:</text:span></text:p>
      <text:p text:style-name="P7"><text:span text:style-name="Default_20_Paragraph_20_Font">תּוֹעֲבַת ה' כָּל גְּבַהּ לֵב, יָד לְיָד לֹא יִנָּקֶה <text:s text:c="12"/>(משלי ט"ז, ה</text:span><text:span text:style-name="Default_20_Paragraph_20_Font">).</text:span></text:p>
      <text:p text:style-name="P13"/>
      <text:p text:style-name="P13"><text:span text:style-name="Default_20_Paragraph_20_Font">משמעותו של הביטוי אינה ברורה, והמפרשים הציעו לו פירושים רבים ושונים. נסקור בקצרה כמה מההצעות</text:span><text:span text:style-name="Default_20_Paragraph_20_Font">.</text:span></text:p>
      <text:p text:style-name="P13"/>
      <text:p text:style-name="P13"><text:span text:style-name="Default_20_Paragraph_20_Font">1. גמול מדויק וללא פשרות</text:span><text:span text:style-name="Default_20_Paragraph_20_Font">:</text:span></text:p>
      <text:p text:style-name="P7"><text:span text:style-name="Default_20_Paragraph_20_Font"><text:span text:style-name="T3">מידו</text:span></text:span><text:span text:style-name="Default_20_Paragraph_20_Font"> של המקום יבוא הגמול </text:span><text:span text:style-name="Default_20_Paragraph_20_Font"><text:span text:style-name="T3">ליד</text:span></text:span><text:span text:style-name="Default_20_Paragraph_20_Font"> המחוייב, </text:span><text:span text:style-name="Default_20_Paragraph_20_Font"><text:span text:style-name="T3">ולא יינקה</text:span></text:span><text:span text:style-name="Default_20_Paragraph_20_Font"> הרע ממנו, כי לא תשוב ריקם. אבל </text:span><text:span text:style-name="Default_20_Paragraph_20_Font"><text:span text:style-name="T3">זרע צדיקים</text:span></text:span><text:span text:style-name="Default_20_Paragraph_20_Font"> לפעמים </text:span><text:span text:style-name="Default_20_Paragraph_20_Font"><text:span text:style-name="T3">נמלטו</text:span></text:span><text:span text:style-name="Default_20_Paragraph_20_Font"> מן הרעה אשר ישולח עליהם בעבור זכות כשרון מעשה האבות <text:s text:c="23"/>(מצודת דוד על משלי י"א, כא</text:span><text:span text:style-name="Default_20_Paragraph_20_Font">).</text:span></text:p>
      <text:p text:style-name="P13"><text:span text:style-name="Default_20_Paragraph_20_Font">אולם, לפי פירוש זה, חציו השני של הפסוק מביע מסר הפוך מחציו הראשון - לפי החצי הראשון אי אפשר להימלט מעונש, ולפי החצי השני אפשר לפעמים להימלט מעונש בזכות האבות</text:span><text:span text:style-name="Default_20_Paragraph_20_Font">.</text:span></text:p>
      <text:p text:style-name="P13"/>
      <text:p text:style-name="P13"><text:span text:style-name="Default_20_Paragraph_20_Font">2. גמול ישיר</text:span><text:span text:style-name="Default_20_Paragraph_20_Font">:</text:span></text:p>
      <text:p text:style-name="P7"><text:span text:style-name="Default_20_Paragraph_20_Font">כי לפעמים יצא הדבר מיד הנותן ליד המקבל ע"י אמצעיים שלוחי הטבע, ויצייר בזה: א' שלא יגיע העונש אל הרע עצמו, כגון אם שעתו </text:span><text:span text:style-name="Default_20_Paragraph_20_Font">מצלחת ומזלו עומד לו, וכן יצויר שישיג הרע זרע צדיקים שלא חטאו, כמו שכתוב 'הלא עכן מעל בחרם ועל כל עדת ישראל היה קצף והוא איש אחד לא גוע בעונו', כי היה העונש על ידי הסתרת פנים; אבל אם בא מיד ה' ליד הרע, אז 'לא ינקה הרע'. וגם 'זרע צדיקים נמלט'; לא כן אם בא העונש ע"י שליח, שכיון שניתן רשות למשחית אינו מבחין בין טוב לרע... <text:s text:c="30"/>(מלבי"ם על משלי י"א, כא</text:span><text:span text:style-name="Default_20_Paragraph_20_Font">).</text:span></text:p>
      <text:p text:style-name="P13"><text:span text:style-name="Default_20_Paragraph_20_Font">אולם, מלבי"ם עצמו מציין כי לפעמים העונש מגיע על-ידי אמצעיים, ואם כך, אין זה ברור מה המשמעות המעשית של הפסוק</text:span><text:span text:style-name="Default_20_Paragraph_20_Font">.</text:span></text:p>
      <text:p text:style-name="P13"/>
      <text:p text:style-name="P13"><text:span text:style-name="Default_20_Paragraph_20_Font">3. מהירות, כמו המילה </text:span><text:span text:style-name="Default_20_Paragraph_20_Font"><text:span text:style-name="T3">מִיָּד</text:span></text:span><text:span text:style-name="Default_20_Paragraph_20_Font"> בלשון ימינו ובלשון חז"ל</text:span><text:span text:style-name="Default_20_Paragraph_20_Font">:</text:span></text:p>
      <text:p text:style-name="P7"><text:span text:style-name="Default_20_Paragraph_20_Font">כל מי שעושה מצוה ומבקש ליטול שכרו עליה מיד - </text:span><text:span text:style-name="Default_20_Paragraph_20_Font"><text:span text:style-name="T3">יד ליד לא ינקה רע</text:span></text:span><text:span text:style-name="Default_20_Paragraph_20_Font">, רשע הוא ואינו מניח לבניו כלום... אלו בקשו אבות הראשונים ליטול שכר מצות קלות שעשו בעולם הזה, מהיכן היתה זכות עומדת לבניהם אחריהם? <text:s/>(רבי פינחס ורבי סימון, ויקרא רבה לו ג, וגם ירושלמי סנהדרין י א</text:span><text:span text:style-name="Default_20_Paragraph_20_Font">).</text:span></text:p>
      <text:p text:style-name="P13"><text:span text:style-name="Default_20_Paragraph_20_Font">אולם, פירוש זה אינו מתאים לפסוק בפרק ט"ז, שם לא נזכר זרע ואין מי שאמור לקבל שכר</text:span><text:span text:style-name="Default_20_Paragraph_20_Font">.</text:span></text:p>
      <text:p text:style-name="P13"><text:span text:style-name="Default_20_Paragraph_20_Font"><text:s text:c="3"/>אפשר גם לפרש להפך, שהעונש על מעשים רעים או על גאווה מגיע במהירות, באופן מיידי; <text:s text:c="2"/>אולם, בפסוקים אחרים בספר משלי נאמר שהגמול על מעשים רעים עשוי לקחת זמן רב</text:span><text:span text:style-name="Default_20_Paragraph_20_Font">.</text:span></text:p>
      <text:p text:style-name="P13"/>
      <text:p text:style-name="P13"><text:span text:style-name="Default_20_Paragraph_20_Font">4. חליפין - ניסיון לחפות על מעשה רע באמצעות מעשה טוב</text:span><text:span text:style-name="Default_20_Paragraph_20_Font">: </text:span></text:p>
      <text:p text:style-name="P7"><text:span text:style-name="Default_20_Paragraph_20_Font">בוא וראה: שתי ידים יש לו לאדם: אם גונב באחת, ונותן צדקה באחרת, לא יינקה. כך, לעתיד לבוא הקב"ה אומר לרשעים: שני עולמות בראתי לכם, אחד לעשות בו מעשים טובים, ואחד לקבל בו שכר. עכשיו, שלא עשיתם מעשים טובים בעולם הזה שהייתם בו, אתם מבקשים שכר?! מה אדם שבראתי שתי ידיים, באחת עושה עבירה ובאחת עושה צדקה, כתיב </text:span><text:span text:style-name="Default_20_Paragraph_20_Font"><text:span text:style-name="T3">יד ליד לא יינקה רע</text:span></text:span><text:span text:style-name="Default_20_Paragraph_20_Font"> , ואתם סבורים להינצל מדינו של גיהנם?! לא יינקה רע! (מדרש משלי (בובר) פרק י"א</text:span><text:span text:style-name="Default_20_Paragraph_20_Font">);</text:span></text:p>
      <text:p text:style-name="P7"><text:span text:style-name="Default_20_Paragraph_20_Font">משל לאדם אחד שהלך ועבר עבירה, ונתן לזונה שכרה, ולא הספיק לצאת מפתח ביתה עד שפגע בו עני אחד, אמר לו: תן לי צדקה, נתן לו והלך לו, ואמר אותו האיש 'אילולי שרצה הקב"ה לכפר על עוונותיי, לא שלח לי אותו עני, שאתן לו צדקה ויתכפר לי על מה שעשיתי'. אומר לו הקב"ה: רשע! אל תחשוב כן, אלא לך ולמוד מחכמתו של שלמה, שפירש ואמר </text:span><text:span text:style-name="Default_20_Paragraph_20_Font"><text:span text:style-name="T3">יד ליד לא יינקה רע</text:span></text:span><text:span text:style-name="Default_20_Paragraph_20_Font"> (רבי יוחנן שם</text:span><text:span text:style-name="Default_20_Paragraph_20_Font">).</text:span></text:p>
      <text:p text:style-name="P13"><text:span text:style-name="Default_20_Paragraph_20_Font">אולם, לפי פירוש זה לא ברור ההמשך "וזרע צדיקים נמלט", וגם הפירוש בפרק ט"ז אינו ברור</text:span><text:span text:style-name="Default_20_Paragraph_20_Font">.</text:span></text:p>
      <text:p text:style-name="P13"/>
      <text:p text:style-name="P13"><text:span text:style-name="Default_20_Paragraph_20_Font">הקבלות לפסוקים אחרים בתנ"ך מעלות אפשרויות נוספות לפרש את הביטוי</text:span><text:span text:style-name="Default_20_Paragraph_20_Font">:</text:span></text:p>
      <text:p text:style-name="P13"/>
      <text:p text:style-name="P13"><text:span text:style-name="Default_20_Paragraph_20_Font">5. המילים </text:span><text:span text:style-name="Default_20_Paragraph_20_Font"><text:span text:style-name="T3">רע</text:span></text:span><text:span text:style-name="Default_20_Paragraph_20_Font">,</text:span><text:span text:style-name="Default_20_Paragraph_20_Font"><text:span text:style-name="T3"> זרע</text:span></text:span><text:span text:style-name="Default_20_Paragraph_20_Font"> מזכירות את פרשת ער ואונן</text:span><text:span text:style-name="Default_20_Paragraph_20_Font">: </text:span></text:p>
      <text:p text:style-name="P7"><text:span text:style-name="Default_20_Paragraph_20_Font">וַיְהִי עֵר בְּכוֹר יְהוּדָה </text:span><text:span text:style-name="Default_20_Paragraph_20_Font"><text:span text:style-name="T3">רַע</text:span></text:span><text:span text:style-name="Default_20_Paragraph_20_Font"> בְּעֵינֵי ה' וַיְמִתֵהוּ ה'.</text:span><text:a xlink:type="simple" xlink:href="http://he.wikisource.org/wiki/קטגוריה:בראשית_לח_ח"><text:span text:style-name="Default_20_Paragraph_20_Font"> </text:span></text:a><text:span text:style-name="Default_20_Paragraph_20_Font">וַיֹּאמֶר יְהוּדָה לְאוֹנָן 'בֹּא אֶל אֵשֶׁת אָחִיךָ וְיַבֵּם אֹתָהּ וְהָקֵם </text:span><text:span text:style-name="Default_20_Paragraph_20_Font"><text:span text:style-name="T3">זֶרַע</text:span></text:span><text:span text:style-name="Default_20_Paragraph_20_Font"> לְאָחִיךָ'.</text:span><text:a xlink:type="simple" xlink:href="http://he.wikisource.org/wiki/קטגוריה:בראשית_לח_ט"><text:span text:style-name="Default_20_Paragraph_20_Font"> </text:span></text:a><text:span text:style-name="Default_20_Paragraph_20_Font">וַיֵּדַע אוֹנָן כִּי לֹּא לוֹ יִהְיֶה </text:span><text:span text:style-name="Default_20_Paragraph_20_Font"><text:span text:style-name="T3">הַזָּרַע</text:span></text:span><text:span text:style-name="Default_20_Paragraph_20_Font"> וְהָיָה אִם בָּא אֶל אֵשֶׁת אָחִיו וְשִׁחֵת אַרְצָה לְבִלְתִּי נְתָן </text:span><text:span text:style-name="Default_20_Paragraph_20_Font"><text:span text:style-name="T3">זֶרַע</text:span></text:span><text:span text:style-name="Default_20_Paragraph_20_Font"> לְאָחִיו. </text:span><text:span text:style-name="Default_20_Paragraph_20_Font"><text:span text:style-name="T3">וַיֵּרַע</text:span></text:span><text:span text:style-name="Default_20_Paragraph_20_Font"> בְּעֵינֵי ה' אֲשֶׁר עָשָׂה וַיָּמֶת גַּם אֹתוֹ <text:s text:c="63"/>(בראשית ל"ח, ז-י</text:span><text:span text:style-name="Default_20_Paragraph_20_Font">).</text:span></text:p>
      <text:p text:style-name="P13"><text:span text:style-name="Default_20_Paragraph_20_Font">וגם את הפרשה העוסקת בטומאת שכבת זרע ובניקיון המחנה (למרות שהשורשים </text:span><text:span text:style-name="Default_20_Paragraph_20_Font"><text:span text:style-name="T3">זרע</text:span></text:span><text:span text:style-name="Default_20_Paragraph_20_Font">, </text:span><text:span text:style-name="Default_20_Paragraph_20_Font"><text:span text:style-name="T3">נקה</text:span></text:span><text:span text:style-name="Default_20_Paragraph_20_Font"> לא נזכרו בה בפירוש</text:span><text:span text:style-name="Default_20_Paragraph_20_Font">):</text:span></text:p>
      <text:p text:style-name="P7"><text:span text:style-name="Default_20_Paragraph_20_Font">כִּי תֵצֵא מַחֲנֶה עַל אֹיְבֶיךָ, וְנִשְׁמַרְתָּ מִכֹּל דָּבָר </text:span><text:span text:style-name="Default_20_Paragraph_20_Font"><text:span text:style-name="T3">רָע</text:span></text:span><text:span text:style-name="Default_20_Paragraph_20_Font">. כִּי יִהְיֶה בְךָ אִישׁ אֲשֶׁר לֹא יִהְיֶה טָהוֹר מִקְּרֵה לָיְלָה, וְיָצָא אֶל מִחוּץ לַמַּחֲנֶה לֹא יָבֹא אֶל תּוֹךְ הַמַּחֲנֶה.. כִּי ה' אֱלֹהֶיךָ מִתְהַלֵּךְ בְּקֶרֶב מַחֲנֶךָ לְהַצִּילְךָ וְלָתֵת אֹיְבֶיךָ לְפָנֶיךָ וְהָיָה מַחֲנֶיךָ קָדוֹשׁ וְלֹא יִרְאֶה בְךָ עֶרְוַת דָּבָר וְשָׁב מֵאַחֲרֶיךָ <text:s text:c="32"/>(דברים כ"ג, י-טו</text:span><text:span text:style-name="Default_20_Paragraph_20_Font">).</text:span></text:p>
      <text:p text:style-name="P13"><text:span text:style-name="Default_20_Paragraph_20_Font">לפי זה, ייתכן שגם הפסוק שלנו מגנה מעשה </text:span><text:span text:style-name="Default_20_Paragraph_20_Font"><text:span text:style-name="T3">רע</text:span></text:span><text:span text:style-name="Default_20_Paragraph_20_Font"> זה של השחתת </text:span><text:span text:style-name="Default_20_Paragraph_20_Font"><text:span text:style-name="T3">זרע</text:span></text:span><text:span text:style-name="Default_20_Paragraph_20_Font">. הקבלה זו יכולה, אולי, לבאר לנו מדרש תמוה של חז"ל</text:span><text:span text:style-name="Default_20_Paragraph_20_Font">:</text:span></text:p>
      <text:p text:style-name="P7"><text:soft-page-break/><text:span text:style-name="Default_20_Paragraph_20_Font">המרצה מעות לאשה </text:span><text:span text:style-name="Default_20_Paragraph_20_Font"><text:span text:style-name="T3">מידו לידה</text:span></text:span><text:span text:style-name="Default_20_Paragraph_20_Font"> בשביל שיסתכל בה - אפילו דומה למשה רבינו שקיבל תורה מהר סיני, לא ינקה מדינה של גיהנם; ועליו הכתוב אומר </text:span><text:span text:style-name="Default_20_Paragraph_20_Font"><text:span text:style-name="T3">יד ליד לא ינקה רע</text:span></text:span><text:span text:style-name="Default_20_Paragraph_20_Font"> - לא ינקה מדינה של גיהנם (מסכת כלה א א, וכן ברכות סא ע"א</text:span><text:span text:style-name="Default_20_Paragraph_20_Font">).</text:span></text:p>
      <text:p text:style-name="P13"><text:span text:style-name="Default_20_Paragraph_20_Font">חז"ל מתארים תופעה של נשים המראות את גופן לגברים תמורת תשלום (חשפניות?)</text:span><text:note text:id="ftn3" text:note-class="footnote"><text:note-citation>1</text:note-citation><text:note-body><text:p text:style-name="P12"><text:span text:style-name="Default_20_Paragraph_20_Font">גירסה שיוויונית יותר של המאמר נמצאת בעירובין יח ע"ב, משם משתמע שהיו גם נשים ששילמו לגברים (חשפנים</text:span><text:span text:style-name="Default_20_Paragraph_20_Font">?).</text:span></text:p></text:note-body></text:note><text:span text:style-name="Default_20_Paragraph_20_Font">. הם מגנים בחריפות את הגברים המשלמים לנשים אלו, וייתכן שהדבר קשור לאותם פסוקים מספר דברים, המלמדים אותנו להישמר "מכל דבר רע", כדי שה' "לא יראה בנו ערוות דבר". בפסוק הבא בספר משלי נאמר: "נֶזֶם זָהָב בְּאַף חֲזִיר, אִשָּׁה יָפָה וְסָרַת טָעַם" (משלי י"א, כב), ואפשר לראות בו המשך ישיר של הרעיון המובע במדרש - הפסוק שלנו מגנה את הגברים המשלמים, והפסוק הבא מגנה את הנשים המבזות את יופיין</text:span><text:span text:style-name="Default_20_Paragraph_20_Font">.</text:span></text:p>
      <text:p text:style-name="P13"><text:span text:style-name="Default_20_Paragraph_20_Font">אולם, כל הדרשה הזאת מתאימה רק לפסוק בפרק י"א. בפרק ט"ז אין שום זכר לזרע או לאישה, ולכן הפירוש אינו מתאים שם</text:span><text:span text:style-name="Default_20_Paragraph_20_Font">.</text:span></text:p>
      <text:p text:style-name="P13"/>
      <text:p text:style-name="P13"><text:span text:style-name="Default_20_Paragraph_20_Font">6. ישנם מספר פסוקים שבהם המילה </text:span><text:span text:style-name="Default_20_Paragraph_20_Font"><text:span text:style-name="T3">יד</text:span></text:span><text:span text:style-name="Default_20_Paragraph_20_Font"> מציינת שבועה</text:span><text:span text:style-name="Default_20_Paragraph_20_Font">:</text:span></text:p>
      <text:p text:style-name="P7"><text:span text:style-name="Default_20_Paragraph_20_Font">וַיֹּאמֶר אַבְרָם אֵל מֶלֶךְ סְדֹם 'הרמתי </text:span><text:span text:style-name="Default_20_Paragraph_20_Font"><text:span text:style-name="T3">יָדִי</text:span></text:span><text:span text:style-name="Default_20_Paragraph_20_Font"> אֶל ה' אֶל עֶלְיוֹן קֹנֵה שָׁמַיִם וָאָרֶץ' (בראשית י"ד, כב</text:span><text:span text:style-name="Default_20_Paragraph_20_Font">).</text:span></text:p>
      <text:p text:style-name="P7"><text:span text:style-name="Default_20_Paragraph_20_Font">כִּי אֶשָּׂא אֶל שָׁמַיִם </text:span><text:span text:style-name="Default_20_Paragraph_20_Font"><text:span text:style-name="T3">יָדִי</text:span></text:span><text:span text:style-name="Default_20_Paragraph_20_Font"> , וְאָמַרְתִּי חַי אָנֹכִי לְעֹלָם <text:s text:c="9"/>(דברים ל"ב, מ</text:span><text:span text:style-name="Default_20_Paragraph_20_Font">).</text:span></text:p>
      <text:p text:style-name="P13"><text:span text:style-name="Default_20_Paragraph_20_Font">הביטוי </text:span><text:span text:style-name="Default_20_Paragraph_20_Font"><text:span text:style-name="T3">יד ליד</text:span></text:span><text:span text:style-name="Default_20_Paragraph_20_Font"> מזכיר גם את המנהג המקובל של תקיעת כף - תקיעת יד לתוך יד - לצורך סגירת עסקה. גם הביטוי </text:span><text:span text:style-name="Default_20_Paragraph_20_Font"><text:span text:style-name="T3">לא ינקה</text:span></text:span><text:span text:style-name="Default_20_Paragraph_20_Font"> מזכיר את הדיבר האוסר להישבע לשווא</text:span><text:span text:style-name="Default_20_Paragraph_20_Font">:</text:span></text:p>
      <text:p text:style-name="P7"><text:span text:style-name="Default_20_Paragraph_20_Font">לֹא תִשָּׂא אֶת שֵׁם ה' אֱלֹהֶיךָ לַשָּׁוְא, כִּי </text:span><text:span text:style-name="Default_20_Paragraph_20_Font"><text:span text:style-name="T3">לֹא יְנַקֶּה</text:span></text:span><text:span text:style-name="Default_20_Paragraph_20_Font"> ה' אֵת אֲשֶׁר יִשָּׂא אֶת שְׁמוֹ לַשָּׁוְא (שמות כ', ו</text:span><text:span text:style-name="Default_20_Paragraph_20_Font">).</text:span></text:p>
      <text:p text:style-name="P13"><text:span text:style-name="Default_20_Paragraph_20_Font">לפי זה, יש מפרשים שה' נשבע שיעניש את האדם הרע או המתגאה (פרופ' מרדכי זר כבוד, דעת מקרא על משלי). <text:s text:c="2"/>אולם, עד כמה שידוע לי, אין עוד לשונות שבועה מסוג זה בספר משלי. לשון שבועה מתאימה יותר לשירה או לנאום נרגש מאשר לספר של דברי חכמה שקולים ומדודים, שהרי לשבועה זו אין כל משמעות מעשית עבור הקורא</text:span><text:span text:style-name="Default_20_Paragraph_20_Font">.</text:span></text:p>
      <text:p text:style-name="P13"/>
      <text:p text:style-name="P13"><text:span text:style-name="Default_20_Paragraph_20_Font">אפשר גם לפרש להפך, שהאיש הרע הוא הנשבע. כך דעת רבי אליעזר במדרש</text:span><text:span text:style-name="Default_20_Paragraph_20_Font">:</text:span></text:p>
      <text:p text:style-name="P7"><text:span text:style-name="Default_20_Paragraph_20_Font"><text:span text:style-name="T3">וזרע צדיקים נמלט</text:span></text:span><text:span text:style-name="Default_20_Paragraph_20_Font"> - אם ראית צדיק שהוא בן אבות, לא במהרה הוא חוטא, למה? שהוא מחשב ואומר: 'אכחיש יצרי לשעה ולא אאבד עולמי לשעה', ונמצא נמלט מדינה של גיהנם, לכך נאמר: </text:span><text:span text:style-name="Default_20_Paragraph_20_Font"><text:span text:style-name="T3">וזרע צדיקים נמלט</text:span></text:span><text:span text:style-name="Default_20_Paragraph_20_Font">. אבל רשע אינו אומר כן, אלא הולך אצל זונה ומשביע לה בשבועה בשביל לעשות תאוות נפשו ויצרו, ואחר-כך עובר על השבועה, ורוח הקודש משביעה לו ואומרת: לא דייך שעברת עבירה, אלא הזכרת את שמי על דבר שקר?! חייך, </text:span><text:span text:style-name="Default_20_Paragraph_20_Font"><text:span text:style-name="T3">לא תינקה</text:span></text:span><text:span text:style-name="Default_20_Paragraph_20_Font"> מדינה של גיהנם! <text:s text:c="54"/>(מדרש משלי (בובר), פרק יא</text:span><text:span text:style-name="Default_20_Paragraph_20_Font">).</text:span></text:p>
      <text:p text:style-name="P13"><text:span text:style-name="Default_20_Paragraph_20_Font">גם כאן, כמו בפירוש הקודם, חז"ל כנראה קישרו את פסוקנו לפסוק הבא: הפסוק שלנו מגנה את הגברים הנשבעים לשווא, והפסוק הבא מגנה את הנשים המבזות את יופיין לשווא</text:span><text:span text:style-name="Default_20_Paragraph_20_Font">.</text:span></text:p>
      <text:p text:style-name="P13"/>
      <text:p text:style-name="P13"><text:span text:style-name="Default_20_Paragraph_20_Font">אפשר גם לפרש, שהביטוי </text:span><text:span text:style-name="Default_20_Paragraph_20_Font"><text:span text:style-name="T3">יד ליד</text:span></text:span><text:span text:style-name="Default_20_Paragraph_20_Font"> מסמל את התנועה המקובלת שאנשים עושים באצבעותיהם מאחרי הגב, כאשר הם אומרים משהו שאינם מתכוונים לו. כך דעת רבי יהושע שם</text:span><text:span text:style-name="Default_20_Paragraph_20_Font">: </text:span></text:p>
      <text:p text:style-name="P7"><text:span text:style-name="Default_20_Paragraph_20_Font">מה היד הזאת שהיא אוכלת את חבירתה, אם עושה אדם מצוה באחת ונתחייב באחת, אין זו מכפרת על זו, דכתיב </text:span><text:span text:style-name="Default_20_Paragraph_20_Font"><text:span text:style-name="T3">יד ליד לא יינקה רע</text:span></text:span><text:span text:style-name="Default_20_Paragraph_20_Font"> , אדם שיש בו דבר בינו לבין חבירו, הוא נשבע מפיו ומבטלו בליבו, תאמר שהוא מנוקה? תלמוד לומר: </text:span><text:span text:style-name="Default_20_Paragraph_20_Font"><text:span text:style-name="T3">יד ליד</text:span></text:span><text:span text:style-name="Default_20_Paragraph_20_Font"> , נאמר כאן </text:span><text:span text:style-name="Default_20_Paragraph_20_Font"><text:span text:style-name="T3">לא יינקה</text:span></text:span><text:span text:style-name="Default_20_Paragraph_20_Font"> , ונאמר בעשרת הדיברות 'כי לא ינקה', מה דיבור האמור להלן - על השבועה, אף כאן על השבועה <text:s text:c="28"/>(שם</text:span><text:span text:style-name="Default_20_Paragraph_20_Font">) .</text:span></text:p>
      <text:p text:style-name="P13"><text:span text:style-name="Default_20_Paragraph_20_Font">אולם, פירושים אלה אינם מתאימים לפרק ט"ז, שם הנושא אינו קשור לשבועה</text:span><text:span text:style-name="Default_20_Paragraph_20_Font">. </text:span></text:p>
      <text:p text:style-name="P13"/>
      <text:p text:style-name="P13"><text:span text:style-name="Default_20_Paragraph_20_Font">במקרה זה, ההקבלות לא עזרו לנו למצוא פירוש המתאים לשני הפסוקים בהם מופיע הביטוי "יד ליד". בשורות הבאות אנסה להציע פירוש חדש (למיטב ידיעתי</text:span><text:span text:style-name="Default_20_Paragraph_20_Font">):</text:span></text:p>
      <text:p text:style-name="P13"/>
      <text:p text:style-name="P1"><text:span text:style-name="Default_20_Paragraph_20_Font">ייתכן שהביטוי </text:span><text:span text:style-name="Default_20_Paragraph_20_Font"><text:span text:style-name="T3">יד ליד</text:span></text:span><text:span text:style-name="Default_20_Paragraph_20_Font"> מציין תהליך שלוקח זמן רב, כמו העברת מכתב או חפץ מיד ליד, </text:span><text:span text:style-name="Default_20_Paragraph_20_Font"><text:span text:style-name="T3">מידו</text:span></text:span><text:span text:style-name="Default_20_Paragraph_20_Font"> של שליח זה </text:span><text:span text:style-name="Default_20_Paragraph_20_Font"><text:span text:style-name="T3">לידו</text:span></text:span><text:span text:style-name="Default_20_Paragraph_20_Font"> של שליח אחר, עד שהוא מגיע ליעדו. <text:s/>ניתן להבין את הביטוי בכמה דרכים</text:span><text:span text:style-name="Default_20_Paragraph_20_Font">:</text:span></text:p>
      <text:list xml:id="list1700416860" text:continue-list="list1925046706" text:style-name="LS9">
        <text:list-item>
          <text:p text:style-name="P36"><text:span text:style-name="Default_20_Paragraph_20_Font">במערכת המשפט האנושית - התיק עובר מיד ליד, מערכאה לערכאה, הרבה שופטים בודקים את העניין כדי להגיע לפסק דין צודק; וכמו שנכתב גם בספר קהלת: "אִם עֹשֶׁק רָשׁ וְגֵזֶל מִשְׁפָּט וָצֶדֶק תִּרְאֶה בַמְּדִינָה אַל תִּתְמַהּ עַל הַחֵפֶץ, כִּי גָּבֹהַּ מֵעַל גָבֹהַּ שֹׁמֵר וּגְבֹהִים עֲלֵיהֶם" (קהלת ה', ז</text:span><text:span text:style-name="Default_20_Paragraph_20_Font">).</text:span></text:p>
        </text:list-item>
      </text:list>
      <text:list xml:id="list760672727" text:continue-list="list2073283064" text:style-name="LS10">
        <text:list-item>
          <text:p text:style-name="P40"><text:span text:style-name="Default_20_Paragraph_20_Font">במערכת הצדק האלהית - ה' מעביר את הצדק, למשל את הרכוש הגנוב או את הנקמה, בתחנות רבות עד שהוא חוזר חזרה לבעליו החוקיים</text:span><text:span text:style-name="Default_20_Paragraph_20_Font">.</text:span></text:p>
        </text:list-item>
      </text:list>
      <text:p text:style-name="P2"><text:span text:style-name="Default_20_Paragraph_20_Font">צדק הוא עניין מורכב - אי אפשר לעשות צדק אמיתי רק מתוך מבט נקודתי על מקרה אחד. כל פסיקה במקרה אחד, גם אם היא צודקת, עלולה לגרום להשלכות רבות שחלקן אינן צודקות. צדק אמיתי נובע מתוך ראיה של כל המערכת, דבר שהוא מעבר להשגתו של אדם אחד, ולכן יש צורך בשלבים רבים - </text:span><text:span text:style-name="Default_20_Paragraph_20_Font"><text:span text:style-name="T3">יד ליד</text:span></text:span><text:span text:style-name="Default_20_Paragraph_20_Font"> - עד שבסופו של דבר הרשע יבוא על עונשו - </text:span><text:span text:style-name="Default_20_Paragraph_20_Font"><text:span text:style-name="T3">לא יינקה רע</text:span></text:span><text:span text:style-name="Default_20_Paragraph_20_Font">.</text:span></text:p>
      <text:p text:style-name="P1"><text:soft-page-break/><text:span text:style-name="Default_20_Paragraph_20_Font">מעבר לכך: האדם אינו לבד בהסטוריה, הוא חלק משרשרת של דורות, ולפעמים עשיית הצדק נמשכת כמה דורות, אבל בסופו של דבר הצדיק יקבל את שכרו - </text:span><text:span text:style-name="Default_20_Paragraph_20_Font"><text:span text:style-name="T3">וזרע צדיקים נמלט</text:span></text:span><text:span text:style-name="Default_20_Paragraph_20_Font">. </text:span></text:p>
      <text:p text:style-name="P13"><text:span text:style-name="Default_20_Paragraph_20_Font">פירוש זה מתאים גם לפסוק בפרק י"א, המדבר על </text:span><text:span text:style-name="Default_20_Paragraph_20_Font"><text:span text:style-name="T3">רע</text:span></text:span><text:span text:style-name="Default_20_Paragraph_20_Font"> באופן כללי, וגם לפסוק בפרק ט"ז, המדבר על חטא מסויים - </text:span><text:span text:style-name="Default_20_Paragraph_20_Font"><text:span text:style-name="T3">גבה לב</text:span></text:span><text:span text:style-name="Default_20_Paragraph_20_Font">: הפסוק מבטיח, שה' מתעב את המתגאה, ושהוא ייענש בסופו של דבר, גם אם התהליך ייקח זמן רב</text:span><text:span text:style-name="Default_20_Paragraph_20_Font">.</text:span></text:p>
      <text:p text:style-name="P13"/>
      <text:p text:style-name="P13"/>
      <text:p text:style-name="P13"><text:span text:style-name="Default_20_Paragraph_20_Font"><text:span text:style-name="T2">פסוק כב</text:span></text:span></text:p>
      <text:p text:style-name="P7"><text:span text:style-name="Default_20_Paragraph_20_Font">נֶזֶם זָהָב בְּאַף חֲזִיר, אִשָּׁה יָפָה וְסָרַת טָעַם <text:s text:c="15"/>(משלי י"א, כב</text:span><text:span text:style-name="Default_20_Paragraph_20_Font">).</text:span></text:p>
      <text:p text:style-name="P13"/>
      <text:p text:style-name="P13"><text:span text:style-name="Default_20_Paragraph_20_Font">כדי להבין את הפסוק יש להבין את משמעותו של החזיר בתורה</text:span><text:span text:style-name="Default_20_Paragraph_20_Font">:</text:span></text:p>
      <text:p text:style-name="P9"><text:span text:style-name="Default_20_Paragraph_20_Font">וְאֶת הַחֲזִיר - כִּי מַפְרִיס פַּרְסָה הוּא וְשֹׁסַע שֶׁסַע פַּרְסָה, וְהוּא גֵּרָה לֹא יִגָּר - טָמֵא הוּא לָכֶם <text:s text:c="14"/>(ויקרא י"א, ז</text:span><text:span text:style-name="Default_20_Paragraph_20_Font">).</text:span></text:p>
      <text:p text:style-name="P2"><text:span text:style-name="Default_20_Paragraph_20_Font">התורה מתארת שני סימני טהרה בבהמות: פרסה שסועה - סימן גלוי וחיצוני, והעלאת גרה - סימן פנימי יותר</text:span><text:note text:id="ftn4" text:note-class="footnote"><text:note-citation>1</text:note-citation><text:note-body><text:p text:style-name="P2"><text:span text:style-name="Default_20_Paragraph_20_Font"><text:s/>יש מפרשים, שחיות שאינן מעלות גרה נחשבות לטמאות, כי הן מעכלות את מזונן על-ידי שרצים שנמצאים במעיים שלהן (הרב אברהם קורמן, "הטהור והמותר</text:span><text:span text:style-name="Default_20_Paragraph_20_Font">"). </text:span></text:p></text:note-body></text:note><text:span text:style-name="Default_20_Paragraph_20_Font">. החזיר הוא הבהמה היחידה שיש לה רק סימן הטהרה החיצוני</text:span><text:span text:style-name="Default_20_Paragraph_20_Font">.</text:span></text:p>
      <text:p text:style-name="P12"><text:span text:style-name="Default_20_Paragraph_20_Font">בצלע השנייה של הפסוק נזכרים שניים מתוך החושים הנותנים לנו מידע על העולם: חוש הראיה - הנותן לנו מידע על צורה חיצונית, וחוש הטעם - הנותן לנו מידע על איכויות פנימיות יותר. הפסוק מדבר על אישה שהאיכויות שלה הן חיצוניות בלבד - כמו החזיר</text:span><text:note text:id="ftn5" text:note-class="footnote"><text:note-citation>2</text:note-citation><text:note-body><text:p text:style-name="P12"><text:span text:style-name="Default_20_Paragraph_20_Font"><text:s/>שימוש בחזיר כסמל לחיצוניות יפה עם פנימיות מקולקלת ניתן למצוא גם במדרש המבקר את מלכות רומי הרשעה: "למה הוא מושלה לחזיר? אלא, מה חזיר הזה, בשעה שהוא רודף הוא מפשיט את טלפיו, כלומר שאני טהור, כך מלכות הזאת הרשעה גוזלת וחומסת, ונראית כאלו מצעת את הבימה" (</text:span><text:a xlink:type="simple" xlink:href="http://www.nechama.org.il/pages/285.html"><text:span text:style-name="Default_20_Paragraph_20_Font">בראשית</text:span></text:a><text:a xlink:type="simple" xlink:href="http://www.nechama.org.il/pages/285.html"><text:span text:style-name="Default_20_Paragraph_20_Font"> </text:span></text:a><text:a xlink:type="simple" xlink:href="http://www.nechama.org.il/pages/285.html"><text:span text:style-name="Default_20_Paragraph_20_Font">רבה</text:span></text:a><text:a xlink:type="simple" xlink:href="http://www.nechama.org.il/pages/285.html"><text:span text:style-name="Default_20_Paragraph_20_Font"> </text:span></text:a><text:a xlink:type="simple" xlink:href="http://www.nechama.org.il/pages/285.html"><text:span text:style-name="Default_20_Paragraph_20_Font">ס</text:span></text:a><text:a xlink:type="simple" xlink:href="http://www.nechama.org.il/pages/285.html"><text:span text:style-name="Default_20_Paragraph_20_Font">"</text:span></text:a><text:a xlink:type="simple" xlink:href="http://www.nechama.org.il/pages/285.html"><text:span text:style-name="Default_20_Paragraph_20_Font">ה</text:span></text:a><text:a xlink:type="simple" xlink:href="http://www.nechama.org.il/pages/285.html"><text:span text:style-name="Default_20_Paragraph_20_Font">, </text:span></text:a><text:a xlink:type="simple" xlink:href="http://www.nechama.org.il/pages/285.html"><text:span text:style-name="Default_20_Paragraph_20_Font">א</text:span></text:a><text:span text:style-name="Default_20_Paragraph_20_Font">).</text:span></text:p></text:note-body></text:note><text:span text:style-name="Default_20_Paragraph_20_Font">.</text:span></text:p>
      <text:p text:style-name="P2"/>
      <text:p text:style-name="P1"><text:span text:style-name="Default_20_Paragraph_20_Font">ועוד: המילה גֵּרָה באה מהמילה גרון (החיה מעלה את מזונה אל פיה דרך הגרון), אך על-דרך הדרש ייתכן שהיא מסמלת גֵּרוּי יצרים: החיות הטהורות הן </text:span><text:span text:style-name="Default_20_Paragraph_20_Font"><text:span text:style-name="T3">מעלות גרה</text:span></text:span><text:span text:style-name="Default_20_Paragraph_20_Font">, מעלות את גירוי היצרים לקדושה, כדרכן של נשות ישראל הצנועות והטהורות; אך החזיר אינו מעלה גרה, הוא מסמל גירוי לשם גירוי בלבד, ללא שום קדושה, כדרכה של </text:span><text:span text:style-name="Default_20_Paragraph_20_Font"><text:span text:style-name="T3">אשה יפה וסרת טעם</text:span></text:span><text:span text:style-name="Default_20_Paragraph_20_Font">, וכמו החשפניות שנרמזו בדברי חז"ל על הפסוק הקודם (ראו בסעיף הקודם</text:span><text:span text:style-name="Default_20_Paragraph_20_Font">) </text:span></text:p>
      <text:p text:style-name="P2"/>
      <text:p text:style-name="P12"><text:span text:style-name="Default_20_Paragraph_20_Font">המילה </text:span><text:span text:style-name="Default_20_Paragraph_20_Font"><text:span text:style-name="T3">טעם</text:span></text:span><text:span text:style-name="Default_20_Paragraph_20_Font"> רומזת, שיש גם אפשרות אחרת - לא כל אישה יפה היא סרת טעם - יכולה להיות אישה יפה ובעלת טעם, כמו אביגיל</text:span><text:span text:style-name="Default_20_Paragraph_20_Font">:</text:span></text:p>
      <text:p text:style-name="P8"><text:span text:style-name="Default_20_Paragraph_20_Font">וְשֵׁם הָאִישׁ נָבָל וְשֵׁם אִשְׁתּוֹ אֲבִגָיִל, וְהָאִשָּׁה </text:span><text:span text:style-name="Default_20_Paragraph_20_Font"><text:span text:style-name="T3">טוֹבַת שֶׂכֶל וִיפַת תֹּאַר</text:span></text:span><text:span text:style-name="Default_20_Paragraph_20_Font">, וְהָאִישׁ קָשֶׁה וְרַע מַעֲלָלִים... <text:s text:c="13"/>(שמואל א כ"ה, ג</text:span><text:span text:style-name="Default_20_Paragraph_20_Font">)</text:span></text:p>
      <text:p text:style-name="P9"><text:span text:style-name="Default_20_Paragraph_20_Font">וּבָרוּךְ </text:span><text:span text:style-name="Default_20_Paragraph_20_Font"><text:span text:style-name="T3">טַעְמֵךְ </text:span></text:span><text:span text:style-name="Default_20_Paragraph_20_Font">וּבְרוּכָה אָתְּ, אֲשֶׁר כְּלִתִנִי הַיּוֹם הַזֶּה מִבּוֹא בְדָמִים וְהֹשֵׁעַ יָדִי לִי (שם, לג</text:span><text:span text:style-name="Default_20_Paragraph_20_Font">).</text:span></text:p>
      <text:p text:style-name="P24"><text:span text:style-name="Default_20_Paragraph_20_Font"><text:span text:style-name="T1"/></text:span></text:p>
      <text:p text:style-name="P5"><text:span text:style-name="Default_20_Paragraph_20_Font">פרק יב</text:span></text:p>
      <text:p text:style-name="P2"><text:span text:style-name="Default_20_Paragraph_20_Font"><text:span text:style-name="T2">פסוק כא</text:span></text:span></text:p>
      <text:p text:style-name="P9"><text:span text:style-name="Default_20_Paragraph_20_Font">לֹא יְאֻנֶּה לַצַּדִּיק כָּל אָוֶן, וּרְשָׁעִים מָלְאוּ רָע <text:s text:c="5"/>(משלי י"ב, כא</text:span><text:span text:style-name="Default_20_Paragraph_20_Font">).</text:span></text:p>
      <text:p text:style-name="P9"/>
      <text:p text:style-name="P22"><text:span text:style-name="Default_20_Paragraph_20_Font">בקריאה ראשונה אפשר לחשוב, שהפסוק מדבר על שכר ועונש במובן המקובל - ה' יציל את הצדיק מכל רע, ויביא רעות על הרשעים. אולם, השורש </text:span><text:span text:style-name="Default_20_Paragraph_20_Font"><text:span text:style-name="T3">אנה</text:span></text:span><text:span text:style-name="Default_20_Paragraph_20_Font"> מזכיר פסוק מספר שמות</text:span><text:span text:style-name="Default_20_Paragraph_20_Font">:</text:span></text:p>
      <text:p text:style-name="P9"><text:span text:style-name="Default_20_Paragraph_20_Font">מַכֵּה אִישׁ וָמֵת - מוֹת יוּמָת.</text:span><text:a xlink:type="simple" xlink:href="http://he.wikisource.org/wiki/קטגוריה:שמות_כא_יג"><text:span text:style-name="Default_20_Paragraph_20_Font"> </text:span></text:a><text:span text:style-name="Default_20_Paragraph_20_Font">וַאֲשֶׁר לֹא צָדָה, וְהָאֱלֹהִים </text:span><text:span text:style-name="Default_20_Paragraph_20_Font"><text:span text:style-name="T3">אִנָּה</text:span></text:span><text:span text:style-name="Default_20_Paragraph_20_Font"> לְיָדוֹ - וְשַׂמְתִּי לְךָ מָקוֹם אֲשֶׁר יָנוּס שָׁמָּה <text:s text:c="5"/>(שמות כ"א, יב-יג</text:span><text:span text:style-name="Default_20_Paragraph_20_Font">).</text:span></text:p>
      <text:p text:style-name="P22"/>
      <text:p text:style-name="P12"><text:span text:style-name="Default_20_Paragraph_20_Font">בפסוק זה, הפועל </text:span><text:span text:style-name="Default_20_Paragraph_20_Font"><text:span text:style-name="T3">אנה</text:span></text:span><text:span text:style-name="Default_20_Paragraph_20_Font"> מתייחס לעבירה שאדם עושה בטעות. מכאן שזו הכוונה גם בפסוק שלנו: "אדם שומר את עצמו מן העברה פעם ראשונה ושניה - מכאן ואילך הקב"ה שומרו" (יומא לח ב), "לא תזדמן לו עבירה בלי דעת" (רש"י על הפסוק), "השם יתברך שומר את הצדיק מן השגיאות, גם יעזרהו להתגבר על יצרו" (ר' יונה גירונדי על הפסוק</text:span><text:span text:style-name="Default_20_Paragraph_20_Font">).</text:span></text:p>
      <text:p text:style-name="P21"><text:span text:style-name="Default_20_Paragraph_20_Font"><text:span text:style-name="T1"/></text:span></text:p>
      <text:p text:style-name="P13"><text:span text:style-name="Default_20_Paragraph_20_Font"><text:span text:style-name="T1">פרק יג</text:span></text:span></text:p>
      <text:p text:style-name="P13"><text:span text:style-name="Default_20_Paragraph_20_Font"><text:span text:style-name="T2">פסוק יא</text:span></text:span></text:p>
      <text:p text:style-name="P7"><text:span text:style-name="Default_20_Paragraph_20_Font">הוֹן מֵהֶבֶל יִמְעָט, וְקֹבֵץ עַל יָד יַרְבֶּה <text:s text:c="25"/>(משלי י"ג, יא</text:span><text:span text:style-name="Default_20_Paragraph_20_Font">).</text:span></text:p>
      <text:p text:style-name="P13"/>
      <text:p text:style-name="P13"><text:soft-page-break/><text:span text:style-name="Default_20_Paragraph_20_Font">הפסוק מלמד, שעדיף לצבור רכוש בהדרגה, מאשר לקבל הון גדול בבת אחת. מי שמקבל הון גדול בלי להתאמץ, לא יידע להעריך אותו, ויבזבז אותו עד שיישאר לו רק מעט; אך מי שאוסף את הונו בהדרגה, יידע להשתמש בו נכון ובסופו של דבר הונו ירבה</text:span><text:span text:style-name="Default_20_Paragraph_20_Font">.</text:span></text:p>
      <text:p text:style-name="P13"/>
      <text:p text:style-name="P13"><text:span text:style-name="Default_20_Paragraph_20_Font">גם ה' נהג לפי עצה זו. כשה' נתן את ארץ ישראל לעם ישראל, הוא לא נתן אותה מיד אלא בהדרגה</text:span><text:span text:style-name="Default_20_Paragraph_20_Font">:</text:span></text:p>
      <text:p text:style-name="P7"><text:span text:style-name="Default_20_Paragraph_20_Font">וְנָשַׁל ה' אֱלֹהֶיךָ אֶת הַגּוֹיִם הָאֵל מִפָּנֶיךָ </text:span><text:span text:style-name="Default_20_Paragraph_20_Font"><text:span text:style-name="T3">מְעַט מְעָט</text:span></text:span><text:span text:style-name="Default_20_Paragraph_20_Font">, לֹא תוּכַל כַּלֹּתָם מַהֵר פֶּן </text:span><text:span text:style-name="Default_20_Paragraph_20_Font"><text:span text:style-name="T3">תִּרְבֶּה</text:span></text:span><text:span text:style-name="Default_20_Paragraph_20_Font"> עָלֶיךָ חַיַּת הַשָּׂדֶה <text:s text:c="14"/>(דברים ז, כב</text:span><text:span text:style-name="Default_20_Paragraph_20_Font">).</text:span></text:p>
      <text:p text:style-name="P13"/>
      <text:p text:style-name="P13"><text:span text:style-name="Default_20_Paragraph_20_Font">כך ניתן ללמוד גם מערי המקלט: בהתחלה קיבלו בני ישראל את עבר הירדן המזרחי והפרישו בו שלוש ערי מקלט (דברים ד', מא-מג); לאחר מכן קיבלו את עבר הירדן המערבי ונצטוו להפריש בו עוד שלוש ערי מקלט (דברים י"ט, א-ז), ובעתיד</text:span><text:span text:style-name="Default_20_Paragraph_20_Font">:</text:span></text:p>
      <text:p text:style-name="P7"><text:span text:style-name="Default_20_Paragraph_20_Font">וְאִם יַרְחִיב ה' אֱלֹהֶיךָ אֶת גְּבֻלְךָ כַּאֲשֶׁר נִשְׁבַּע לַאֲבֹתֶיךָ, וְנָתַן לְךָ אֶת כָּל הָאָרֶץ אֲשֶׁר דִּבֶּר לָתֵת לַאֲבֹתֶיךָ, כִּי תִשְׁמֹר אֶת כָּל הַמִּצְוָה הַזֹּאֶת לַעֲשֹׂתָהּ אֲשֶׁר אָנֹכִי מְצַוְּךָ הַיּוֹם לְאַהֲבָה אֶת ה' אֱלֹהֶיךָ וְלָלֶכֶת בִּדְרָכָיו כָּל הַיָּמִים - וְיָסַפְתָּ לְךָ עוֹד שָׁלֹשׁ עָרִים עַל הַשָּׁלֹשׁ הָאֵלֶּה <text:s text:c="10"/>(דברים י"‏ט, ח-ט). </text:span></text:p>
      <text:p text:style-name="P13"/>
      <text:p text:style-name="P13"><text:span text:style-name="Default_20_Paragraph_20_Font">מכאן, שגם בענייני מצוות, כמו הפרשת ערי מקלט, יש להתקדם בהדרגה ולא בבת אחת. חכמי התלמוד הרחיבו את הרעיון ופירשו את הפסוק גם על לימוד תורה: "אם עושה אדם תורתו חבילות חבילות (דגריס הרבה יחד, אינו יכול לחזור עליו פעמים רבות, ומשכח) – מתמעט, ואם קובץ על יד (מעט) - ירבה"</text:span><text:note text:id="ftn6" text:note-class="footnote"><text:note-citation>1</text:note-citation><text:note-body><text:p text:style-name="P16"><text:span text:style-name="Default_20_Paragraph_20_Font">רבא בשם רב סחורה בשם רב הונא, עבודה זרה יט ע"א (פירוש רש"י בסוגריים</text:span><text:span text:style-name="Default_20_Paragraph_20_Font">).</text:span></text:p></text:note-body></text:note><text:span text:style-name="Default_20_Paragraph_20_Font">.</text:span></text:p>
      <text:p text:style-name="P17"><text:span text:style-name="Default_20_Paragraph_20_Font"><text:span text:style-name="T1"/></text:span></text:p>
      <text:p text:style-name="P14"><text:span text:style-name="Default_20_Paragraph_20_Font">פרק טו</text:span></text:p>
      <text:p text:style-name="P1"><text:span text:style-name="Default_20_Paragraph_20_Font"><text:span text:style-name="T2">פסוק ז</text:span></text:span></text:p>
      <text:p text:style-name="P10"><text:span text:style-name="Default_20_Paragraph_20_Font">שִׂפְתֵי חֲכָמִים יְזָרוּ דָעַת, וְלֵב כְּסִילִים לֹא כֵן <text:s text:c="6"/>(משלי ט"ו, ז</text:span><text:span text:style-name="Default_20_Paragraph_20_Font">).</text:span></text:p>
      <text:p text:style-name="P1"/>
      <text:p text:style-name="P1"><text:span text:style-name="Default_20_Paragraph_20_Font">בקריאה ראשונה קשה להבין את המסר בשני חצאי הפסוק, ואת הקשר ביניהם</text:span><text:span text:style-name="Default_20_Paragraph_20_Font">: </text:span></text:p>
      <text:list xml:id="list1610339545" text:style-name="LS1">
        <text:list-item>
          <text:p text:style-name="P37"><text:span text:style-name="Default_20_Paragraph_20_Font">בחצי הראשון: אם המילה </text:span><text:span text:style-name="Default_20_Paragraph_20_Font"><text:span text:style-name="T3">יזרו</text:span></text:span><text:span text:style-name="Default_20_Paragraph_20_Font"> היא מלשון זריה ופיזור, אין זה ברור מה השבח בכך שהחכמים מפזרים דעת, והרי במקום אחר נאמר לכאורה להיפך, "חֲכָמִים יִצְפְּנוּ דָעַת", החכמים מצפינים ואינם מגלים את הדעת לכל אחד</text:span><text:span text:style-name="Default_20_Paragraph_20_Font">.</text:span></text:p>
        </text:list-item>
        <text:list-item>
          <text:p text:style-name="P37"><text:span text:style-name="Default_20_Paragraph_20_Font">בחצי השני: אם המילה </text:span><text:span text:style-name="Default_20_Paragraph_20_Font"><text:span text:style-name="T3">כן</text:span></text:span><text:span text:style-name="Default_20_Paragraph_20_Font"> היא ההיפך של לא, כמו בפירוש מצודת דוד על הפסוק: "[והכסילים] לא כן יחפצו ללמוד כאשר החכמים חפצים ללמד", סגנונו של הפסוק אינו ברור. בלשון המקרא, בכל הפסוקים שבהם יש תקבולת ניגודית, משתמשים במילים מנוגדות, ולא בביטוי הכללי "לא כן". אילו הכוונה הייתה שהכסילים אינם חפצים ללמוד, זה היה כתוב בפירוש, למשל "ולב כסילים אין חפץ</text:span><text:span text:style-name="Default_20_Paragraph_20_Font">".</text:span></text:p>
        </text:list-item>
      </text:list>
      <text:p text:style-name="P1"/>
      <text:p text:style-name="P1"><text:span text:style-name="Default_20_Paragraph_20_Font">לענ"ד, הפסוק רומז לשני חלקים של כלים שהיו במשכן ובמקדש</text:span><text:span text:style-name="Default_20_Paragraph_20_Font">:</text:span></text:p>
      <text:list xml:id="list1573209157" text:continue-list="list954191280" text:style-name="LS2">
        <text:list-item>
          <text:p text:style-name="P38"><text:span text:style-name="Default_20_Paragraph_20_Font">המילה </text:span><text:span text:style-name="Default_20_Paragraph_20_Font"><text:span text:style-name="T3">יְזָרוּ</text:span></text:span><text:span text:style-name="Default_20_Paragraph_20_Font"> רומזת ל </text:span><text:span text:style-name="Default_20_Paragraph_20_Font"><text:span text:style-name="T3">זֵר</text:span></text:span><text:span text:style-name="Default_20_Paragraph_20_Font"> - עיטור שהיה על ארון הברית: "וצפית אתו זהב טהור מבית ומחוץ תצפנו ועשית עליו </text:span><text:span text:style-name="Default_20_Paragraph_20_Font"><text:span text:style-name="T3">זר זהב</text:span></text:span><text:span text:style-name="Default_20_Paragraph_20_Font"> סביב" (שמות כ"ה, יא), על השולחן: "וצפית אתו זהב טהור ועשית לו </text:span><text:span text:style-name="Default_20_Paragraph_20_Font"><text:span text:style-name="T3">זר זהב</text:span></text:span><text:span text:style-name="Default_20_Paragraph_20_Font"> סביב. ועשית לו מסגרת טפח סביב ועשית </text:span><text:span text:style-name="Default_20_Paragraph_20_Font"><text:span text:style-name="T3">זר זהב</text:span></text:span><text:span text:style-name="Default_20_Paragraph_20_Font"> למסגרתו סביב" (שם כד-כה), ועל מזבח הזהב: "וצפית אתו זהב טהור את גגו ואת קירתיו סביב ואת קרנתיו ועשית לו </text:span><text:span text:style-name="Default_20_Paragraph_20_Font"><text:span text:style-name="T3">זר זהב</text:span></text:span><text:span text:style-name="Default_20_Paragraph_20_Font"> סביב" (שמות ל', ג</text:span><text:span text:style-name="Default_20_Paragraph_20_Font">).</text:span></text:p>
        </text:list-item>
        <text:list-item>
          <text:p text:style-name="P38"><text:span text:style-name="Default_20_Paragraph_20_Font">והמילה </text:span><text:span text:style-name="Default_20_Paragraph_20_Font"><text:span text:style-name="T3">כֵן</text:span></text:span><text:span text:style-name="Default_20_Paragraph_20_Font"> רומזת לכַן שהיה מתחת לכיור הנחושת: "ועשית כיור נחשת </text:span><text:span text:style-name="Default_20_Paragraph_20_Font"><text:span text:style-name="T5">וכנו</text:span></text:span><text:span text:style-name="Default_20_Paragraph_20_Font"> נחשת לרחצה ונתת אתו בין אהל מועד ובין המזבח ונתת שמה מים" (שמות ל', יח</text:span><text:span text:style-name="Default_20_Paragraph_20_Font">).</text:span></text:p>
        </text:list-item>
      </text:list>
      <text:p text:style-name="P1"><text:span text:style-name="Default_20_Paragraph_20_Font">החכם והכסיל הם שני ניגודים, וגם הזר והכן הם שני ניגודים</text:span><text:span text:style-name="Default_20_Paragraph_20_Font">:</text:span></text:p>
      <text:list xml:id="list181132409" text:continue-list="list1779800463" text:style-name="LS3">
        <text:list-item>
          <text:p text:style-name="P35"><text:span text:style-name="Default_20_Paragraph_20_Font">הזֵר הוא החלק הגבוה ביותר של הכלים היקרים ביותר</text:span><text:span text:style-name="Default_20_Paragraph_20_Font">,</text:span></text:p>
        </text:list-item>
        <text:list-item>
          <text:p text:style-name="P35"><text:span text:style-name="Default_20_Paragraph_20_Font">והכַן הוא החלק הנמוך ביותר של הכלי הפשוט ביותר</text:span><text:span text:style-name="Default_20_Paragraph_20_Font">.</text:span></text:p>
        </text:list-item>
      </text:list>
      <text:p text:style-name="P1"><text:span text:style-name="Default_20_Paragraph_20_Font">הפסוק מציג ניגוד בין החכמים לבין הכסילים</text:span><text:span text:style-name="Default_20_Paragraph_20_Font">:</text:span></text:p>
      <text:list xml:id="list1173874772" text:continue-list="list387449886" text:style-name="LS4">
        <text:list-item>
          <text:p text:style-name="P29"><text:span text:style-name="Default_20_Paragraph_20_Font">שפתי חכמים יזרו דעת </text:span><text:span text:style-name="Default_20_Paragraph_20_Font"><text:span text:style-name="T6">- החכמים שמים זֵר על דברי הדעת שהם לומדים מאחרים, כלומר, מעטרים אותם, מרחיבים אותם ומוסיפים עליהם; ממשיכים את המחקר ומקדמים אותו.</text:span></text:span></text:p>
        </text:list-item>
        <text:list-item>
          <text:p text:style-name="P29"><text:span text:style-name="Default_20_Paragraph_20_Font">ולב כסילים לא כן </text:span><text:span text:style-name="Default_20_Paragraph_20_Font"><text:span text:style-name="T6">- הכסילים, לא רק שאינם מוסיפים על מה שהם לומדים, הם אפילו לא נותנים להם כַן ובסיס - הם לא מנסים אפילו להבין את יסודם של הדברים שהם לומדים, אלא מתעלמים מהם לחלוטין ומסתמכים רק על המחשבות הפרטיות שלהם.</text:span></text:span></text:p>
        </text:list-item>
      </text:list>
      <text:p text:style-name="P1"/>
      <text:p text:style-name="P1"><text:span text:style-name="Default_20_Paragraph_20_Font">בפסוק אחר, הדעת נמשלה לכלי יקר: "יש זהב ורב פנינים, וכלי יקר שפתי דעת" (שמות כ', טו); והפסוק שלנו מלמד, שהכלי היקר נבנה בהדרגה, כל חכם ששומע את דברי הדעת מוסיף עליהם זרים ועיטורים</text:span><text:span text:style-name="Default_20_Paragraph_20_Font">.</text:span></text:p>
      <text:p text:style-name="P1"/>
      <text:p text:style-name="P1"><text:soft-page-break/><text:span text:style-name="Default_20_Paragraph_20_Font">ישנם מפרשים נוספים שקישרו את הפסוק לכלי המשכן, אך הסבירו את המשמעות באופן אחר</text:span><text:span text:style-name="Default_20_Paragraph_20_Font">:</text:span></text:p>
      <text:list xml:id="list1043523348" text:style-name="LS5">
        <text:list-item>
          <text:p text:style-name="P39"><text:span text:style-name="Default_20_Paragraph_20_Font">הגר"א: "</text:span><text:span text:style-name="Default_20_Paragraph_20_Font"><text:span text:style-name="T3">שפתי חכמים יזרו דעת</text:span></text:span><text:span text:style-name="Default_20_Paragraph_20_Font">, כלומר, אף מה </text:span><text:span text:style-name="Default_20_Paragraph_20_Font"><text:span text:style-name="T3">שיודעים</text:span></text:span><text:span text:style-name="Default_20_Paragraph_20_Font"> מאחרים - מעטרים אותם ומיישרים דבריהם ואומרים כל דבר ודבר על אופניו, שיהיו ערבים ומתוקים לשומעם. ו"יזרו" מלשון </text:span><text:span text:style-name="Default_20_Paragraph_20_Font"><text:span text:style-name="T3">זֵר</text:span></text:span><text:span text:style-name="Default_20_Paragraph_20_Font">... אבל </text:span><text:span text:style-name="Default_20_Paragraph_20_Font"><text:span text:style-name="T3">הכסילים</text:span></text:span><text:span text:style-name="Default_20_Paragraph_20_Font">, לא די שאין יכולים לומר ה"דעת" נכון, אלא אפילו </text:span><text:span text:style-name="Default_20_Paragraph_20_Font"><text:span text:style-name="T3">בליבם</text:span></text:span><text:span text:style-name="Default_20_Paragraph_20_Font"> </text:span><text:span text:style-name="Default_20_Paragraph_20_Font"><text:span text:style-name="T3">אין</text:span></text:span><text:span text:style-name="Default_20_Paragraph_20_Font"> להם </text:span><text:span text:style-name="Default_20_Paragraph_20_Font"><text:span text:style-name="T3">כן</text:span></text:span><text:span text:style-name="Default_20_Paragraph_20_Font"> ורגל שיבינו זאת, ואין ל"דעת" מקום כלל בלבם</text:span><text:span text:style-name="Default_20_Paragraph_20_Font">".</text:span></text:p>
        </text:list-item>
        <text:list-item>
          <text:p text:style-name="P39"><text:span text:style-name="Default_20_Paragraph_20_Font">מלבי"ם: "</text:span><text:span text:style-name="Default_20_Paragraph_20_Font"><text:span text:style-name="T3">החכמים</text:span></text:span><text:span text:style-name="Default_20_Paragraph_20_Font"> ישימו אל </text:span><text:span text:style-name="Default_20_Paragraph_20_Font"><text:span text:style-name="T3">הדעת</text:span></text:span><text:span text:style-name="Default_20_Paragraph_20_Font"> </text:span><text:span text:style-name="Default_20_Paragraph_20_Font"><text:span text:style-name="T3">זר</text:span></text:span><text:span text:style-name="Default_20_Paragraph_20_Font"> סביב לשמרו מן הכסילים... אמנם </text:span><text:span text:style-name="Default_20_Paragraph_20_Font"><text:span text:style-name="T3">הכסילים</text:span></text:span><text:span text:style-name="Default_20_Paragraph_20_Font">... </text:span><text:span text:style-name="Default_20_Paragraph_20_Font"><text:span text:style-name="T3">לבם</text:span></text:span><text:span text:style-name="Default_20_Paragraph_20_Font"> </text:span><text:span text:style-name="Default_20_Paragraph_20_Font"><text:span text:style-name="T3">אינו</text:span></text:span><text:span text:style-name="Default_20_Paragraph_20_Font"> עומד על </text:span><text:span text:style-name="Default_20_Paragraph_20_Font"><text:span text:style-name="T3">כן</text:span></text:span><text:span text:style-name="Default_20_Paragraph_20_Font"> ובסיס...". אולם, הזֵר בכלי המשכן נועד לעיטור ולא לשמירה; אילו הכוונה היתה שהחכמים שומרים על הדעת, היה ראוי לכתוב "שפתי חכמים ינצרו דעת" או "יגדרו דעת</text:span><text:span text:style-name="Default_20_Paragraph_20_Font">".</text:span></text:p>
        </text:list-item>
      </text:list>
      <text:p text:style-name="P17"><text:span text:style-name="Default_20_Paragraph_20_Font"><text:span text:style-name="T1"/></text:span></text:p>
      <text:p text:style-name="P13"><text:span text:style-name="Default_20_Paragraph_20_Font"><text:span text:style-name="T1">פרק יז</text:span></text:span></text:p>
      <text:p text:style-name="P13"><text:span text:style-name="Default_20_Paragraph_20_Font"><text:span text:style-name="T2">פסוק א</text:span></text:span></text:p>
      <text:p text:style-name="P7"><text:span text:style-name="Default_20_Paragraph_20_Font">טוֹב פַּת חֲרֵבָה וְשַׁלְוָה בָהּ, מִבַּיִת מָלֵא זִבְחֵי רִיב <text:s text:c="4"/>(משלי י"ז, א</text:span><text:span text:style-name="Default_20_Paragraph_20_Font">).</text:span></text:p>
      <text:p text:style-name="P13"/>
      <text:p text:style-name="P13"><text:span text:style-name="Default_20_Paragraph_20_Font">מקובל לפרש, שהפסוק מדבר על הבחירה בין שפע חומרי לבין שלוה: עדיף לחיות חיים שלווים בצמצום, מלחיות חיי שפע שיש בהם מריבות: "יותר </text:span><text:span text:style-name="Default_20_Paragraph_20_Font"><text:span text:style-name="T3">טוב</text:span></text:span><text:span text:style-name="Default_20_Paragraph_20_Font"> לאכול </text:span><text:span text:style-name="Default_20_Paragraph_20_Font"><text:span text:style-name="T3">פת חרבה בשלוה,</text:span></text:span><text:span text:style-name="Default_20_Paragraph_20_Font"> משיהיה לו </text:span><text:span text:style-name="Default_20_Paragraph_20_Font"><text:span text:style-name="T3">מלא הבית</text:span></text:span><text:span text:style-name="Default_20_Paragraph_20_Font"> בשר </text:span><text:span text:style-name="Default_20_Paragraph_20_Font"><text:span text:style-name="T3">זבוח בריב</text:span></text:span><text:span text:style-name="Default_20_Paragraph_20_Font"> וקטטה" <text:s/>(מצודות על הפסוק</text:span><text:span text:style-name="Default_20_Paragraph_20_Font">).</text:span></text:p>
      <text:p text:style-name="P13"/>
      <text:p text:style-name="P13"><text:span text:style-name="Default_20_Paragraph_20_Font">אולם, כמה מהביטויים הנזכרים בפסוק רומזים שהפסוק עוסק בנושא אחר לגמרי - קרבנות</text:span><text:span text:style-name="Default_20_Paragraph_20_Font">:</text:span></text:p>
      <text:list xml:id="list430254564" text:style-name="LS12">
        <text:list-item>
          <text:p text:style-name="P27"><text:span text:style-name="Default_20_Paragraph_20_Font">פת</text:span><text:span text:style-name="Default_20_Paragraph_20_Font"><text:span text:style-name="T6"> = אחד מסוגי המנחות: "מנחת פתים" (ויקרא ב', ו).</text:span></text:span></text:p>
        </text:list-item>
        <text:list-item>
          <text:p text:style-name="P30"><text:span text:style-name="Default_20_Paragraph_20_Font">חרבה</text:span><text:span text:style-name="Default_20_Paragraph_20_Font"><text:span text:style-name="T6"> = יבשה, בלי שמן; המושג נזכר גם הוא בקשר למנחות: <text:s/>"מנחה בלולה בשמן וחרבה" (ויקרא ז', י).</text:span></text:span></text:p>
        </text:list-item>
      </text:list>
      <text:list xml:id="list2095361678" text:continue-list="list372825711" text:style-name="LS13">
        <text:list-item>
          <text:p text:style-name="P28"><text:span text:style-name="Default_20_Paragraph_20_Font">זבחים</text:span><text:span text:style-name="Default_20_Paragraph_20_Font"><text:span text:style-name="T6"> = קרבנות שלמים מבשר בהמה: "ואם זבח שלמים קרבנו אם מן הבקר הוא מקריב..." (ויקרא ג', א).</text:span></text:span></text:p>
        </text:list-item>
      </text:list>
      <text:p text:style-name="P12"/>
      <text:p text:style-name="P12"><text:span text:style-name="Default_20_Paragraph_20_Font">לפי זה, פירוש הפסוק הוא: עדיף להביא קרבן פשוט, מנחת </text:span><text:span text:style-name="Default_20_Paragraph_20_Font"><text:span text:style-name="T3">פתים</text:span></text:span><text:span text:style-name="Default_20_Paragraph_20_Font"> יבשה </text:span><text:span text:style-name="Default_20_Paragraph_20_Font"><text:span text:style-name="T3">וחרבה</text:span></text:span><text:span text:style-name="Default_20_Paragraph_20_Font"> בלי שמן, ולהביא אותו </text:span><text:span text:style-name="Default_20_Paragraph_20_Font"><text:span text:style-name="T3">בשלוה</text:span></text:span><text:span text:style-name="Default_20_Paragraph_20_Font"> - מאשר למלא את בית המקדש </text:span><text:span text:style-name="Default_20_Paragraph_20_Font"><text:span text:style-name="T3">בזבחים</text:span></text:span><text:span text:style-name="Default_20_Paragraph_20_Font">, ותוך כדי הקרבתם - </text:span><text:span text:style-name="Default_20_Paragraph_20_Font"><text:span text:style-name="T3">לריב</text:span></text:span><text:span text:style-name="Default_20_Paragraph_20_Font"> זה עם זה</text:span><text:span text:style-name="Default_20_Paragraph_20_Font">.</text:span></text:p>
      <text:p text:style-name="P12"/>
      <text:p text:style-name="P12"><text:span text:style-name="Default_20_Paragraph_20_Font">ישנם מפרשים נוספים שקישרו את הפסוק לקרבנות, באופן קצת שונה</text:span><text:span text:style-name="Default_20_Paragraph_20_Font">:</text:span></text:p>
      <text:list xml:id="list353329519" text:continue-list="list515706214" text:style-name="LS14">
        <text:list-item>
          <text:p text:style-name="P41"><text:span text:style-name="Default_20_Paragraph_20_Font">"</text:span><text:span text:style-name="Default_20_Paragraph_20_Font"><text:span text:style-name="T3">טוב</text:span></text:span><text:span text:style-name="Default_20_Paragraph_20_Font"> היה להקב"ה </text:span><text:span text:style-name="Default_20_Paragraph_20_Font"><text:span text:style-name="T3">להחריב</text:span></text:span><text:span text:style-name="Default_20_Paragraph_20_Font"> ביתו ועירו, והיה </text:span><text:span text:style-name="Default_20_Paragraph_20_Font"><text:span text:style-name="T3">בשלוה</text:span></text:span><text:span text:style-name="Default_20_Paragraph_20_Font"> מעבירותיהן של ישראל... שהיו מקריבין </text:span><text:span text:style-name="Default_20_Paragraph_20_Font"><text:span text:style-name="T3">זבחי ריב</text:span></text:span><text:span text:style-name="Default_20_Paragraph_20_Font"> בביתו" (רש"י על הפסוק</text:span><text:span text:style-name="Default_20_Paragraph_20_Font">).</text:span></text:p>
        </text:list-item>
        <text:list-item>
          <text:p text:style-name="P41"><text:span text:style-name="Default_20_Paragraph_20_Font">"</text:span><text:span text:style-name="Default_20_Paragraph_20_Font"><text:span text:style-name="T3">ויאמר בלעם אל בלק בנה לי בזה שבעה מזבחות</text:span></text:span><text:span text:style-name="Default_20_Paragraph_20_Font"> - ולמה שבעה מזבחות? כנגד שבעה מזבחות שבנו שבעה צדיקים מאדם ועד משה ונתקבלו: אדם, והבל, ונח, אברהם, יצחק, ויעקב, ומשה. שהיה אומר: למה קבלת את אלו, לא בשביל עבודה שעבדו לפניך קבלתם? לא נאה לך שתהא נעבד משבעים אומות ולא מאומה אחת? השיבו רוח הקדש: </text:span><text:span text:style-name="Default_20_Paragraph_20_Font"><text:span text:style-name="T3">טוב פת חריבה</text:span></text:span><text:span text:style-name="Default_20_Paragraph_20_Font">, טוב מנחה בלולה בשמן וחריבה, </text:span><text:span text:style-name="Default_20_Paragraph_20_Font"><text:span text:style-name="T3">מבית מלא זבחי ריב</text:span></text:span><text:span text:style-name="Default_20_Paragraph_20_Font">, שאתה רוצה להכניס מריבה ביני ובין ישראל." </text:span><text:note text:id="ftn7" text:note-class="footnote"><text:note-citation>1</text:note-citation><text:note-body><text:p text:style-name="P20"><text:span text:style-name="Default_20_Paragraph_20_Font">במדבר רבה כ יח, מהדורת ויקיטקסט</text:span><text:span text:style-name="Default_20_Paragraph_20_Font">.</text:span></text:p></text:note-body></text:note><text:span text:style-name="Default_20_Paragraph_20_Font">.</text:span></text:p>
        </text:list-item>
      </text:list>
      <text:p text:style-name="P13"/>
      <text:p text:style-name="P13"><text:span text:style-name="Default_20_Paragraph_20_Font">ומה לגבי הפרשנות המקובלת לפסוק, שלפיה הפסוק עוסק בסעודה של חול? אל דאגה, גם הרעיון הזה נמצא בספר משלי, בפסוק אחר</text:span><text:span text:style-name="Default_20_Paragraph_20_Font">:</text:span></text:p>
      <text:p text:style-name="P7"><text:span text:style-name="Default_20_Paragraph_20_Font">טוֹב אֲרֻחַת יָרָק וְאַהֲבָה שָׁם, מִשּׁוֹר אָבׁוּס וְשִׂנְאָה בׁוֹ <text:s text:c="5"/>(משלי ט"ו, יז</text:span><text:span text:style-name="Default_20_Paragraph_20_Font">).</text:span></text:p>
      <text:p text:style-name="P18"><text:span text:style-name="Default_20_Paragraph_20_Font"><text:span text:style-name="T2"/></text:span></text:p>
      <text:p text:style-name="P18"><text:span text:style-name="Default_20_Paragraph_20_Font"><text:span text:style-name="T2"/></text:span></text:p>
      <text:p text:style-name="P15"><text:span text:style-name="Default_20_Paragraph_20_Font"><text:span text:style-name="T1">פרק יט</text:span></text:span></text:p>
      <text:p text:style-name="P13"><text:span text:style-name="Default_20_Paragraph_20_Font"><text:span text:style-name="T2">פסוק יח</text:span></text:span></text:p>
      <text:p text:style-name="P7"><text:span text:style-name="Default_20_Paragraph_20_Font">יַסֵּר בִּנְךָ כִּי יֵשׁ תִּקְוָה, וְאֶל הֲמִיתוֹ אַל תִּשָּׂא נַפְשֶׁךָ <text:s text:c="3"/>(משלי י"ט, יח</text:span><text:span text:style-name="Default_20_Paragraph_20_Font">).</text:span></text:p>
      <text:p text:style-name="P13"/>
      <text:p text:style-name="P13"><text:span text:style-name="Default_20_Paragraph_20_Font">בקריאה ראשונה נראה שהפסוק מלמד את ההורים לייסר את ילדיהם, לחנך אותם בקפדנות ובקשיחות, כי רק כך יש להם תקווה להצליח בחיים. ללא חינוך קפדני הם עלולים למות</text:span><text:span text:style-name="Default_20_Paragraph_20_Font">.</text:span></text:p>
      <text:p text:style-name="P13"/>
      <text:p text:style-name="P13"><text:span text:style-name="Default_20_Paragraph_20_Font">אולם, הקבלה לספר דברים יכולה ללמד אותנו שהמסר של הפסוק שונה</text:span><text:span text:style-name="Default_20_Paragraph_20_Font">:</text:span></text:p>
      <text:p text:style-name="P7"><text:span text:style-name="Default_20_Paragraph_20_Font">כִּי יִהְיֶה לְאִישׁ </text:span><text:span text:style-name="Default_20_Paragraph_20_Font"><text:span text:style-name="T3">בֵּן</text:span></text:span><text:span text:style-name="Default_20_Paragraph_20_Font"> סוֹרֵר וּמוֹרֶה, אֵינֶנּוּ שֹׁמֵעַ בְּקוֹל אָבִיו וּבְקוֹל אִמּוֹ, </text:span><text:span text:style-name="Default_20_Paragraph_20_Font"><text:span text:style-name="T3">וְיִסְּרוּ</text:span></text:span><text:span text:style-name="Default_20_Paragraph_20_Font"> אֹתוֹ וְלֹא יִשְׁמַע אֲלֵיהֶם.</text:span><text:a xlink:type="simple" xlink:href="http://he.wikisource.org/wiki/קטגוריה:דברים_כא_יט"><text:span text:style-name="Default_20_Paragraph_20_Font"> </text:span></text:a><text:span text:style-name="Default_20_Paragraph_20_Font">וְתָפְשׂוּ בוֹ אָבִיו וְאִמּוֹ, וְהוֹצִיאוּ אֹתוֹ אֶל זִקְנֵי עִירוֹ וְאֶל שַׁעַר מְקֹמוֹ.</text:span><text:a xlink:type="simple" xlink:href="http://he.wikisource.org/wiki/קטגוריה:דברים_כא_כ"><text:span text:style-name="Default_20_Paragraph_20_Font"> </text:span></text:a><text:span text:style-name="Default_20_Paragraph_20_Font">וְאָמְרוּ אֶל זִקְנֵי עִירוֹ 'בְּנֵנוּ זֶה סוֹרֵר וּמֹרֶה, אֵינֶנּוּ שֹׁמֵעַ בְּקֹלֵנוּ, </text:span><text:soft-page-break/><text:span text:style-name="Default_20_Paragraph_20_Font">זוֹלֵל וְסֹבֵא'.</text:span><text:a xlink:type="simple" xlink:href="http://he.wikisource.org/wiki/קטגוריה:דברים_כא_כא"><text:span text:style-name="Default_20_Paragraph_20_Font"> </text:span></text:a><text:span text:style-name="Default_20_Paragraph_20_Font">וּרְגָמֻהוּ כָּל אַנְשֵׁי עִירוֹ בָאֲבָנִים </text:span><text:span text:style-name="Default_20_Paragraph_20_Font"><text:span text:style-name="T3">וָמֵת</text:span></text:span><text:span text:style-name="Default_20_Paragraph_20_Font">, וּבִעַרְתָּ הָרָע מִקִּרְבֶּךָ; וְכָל יִשְׂרָאֵל יִשְׁמְעוּ וְיִרָאוּ <text:s text:c="2"/>(דברים כ"א, יח-כא</text:span><text:span text:style-name="Default_20_Paragraph_20_Font">).</text:span></text:p>
      <text:p text:style-name="P13"/>
      <text:p text:style-name="P13"><text:span text:style-name="Default_20_Paragraph_20_Font">על-פי חוק זה, אם בן איננו שומע בקול הוריו (לפי חז"ל: גונב את רכושם ומשתמש בו כדי לממן סעודות ומשתאות הוללות), יש לטפל בו בשני שלבים</text:span><text:span text:style-name="Default_20_Paragraph_20_Font">:</text:span></text:p>
      <text:list xml:id="list1909514868" text:continue-list="list1573209157" text:style-name="LS2">
        <text:list-item>
          <text:p text:style-name="P42"><text:span text:style-name="Default_20_Paragraph_20_Font">בשלב ראשון - ההורים צריכים לייסר אותו כדי שישמע בקולם</text:span><text:span text:style-name="Default_20_Paragraph_20_Font">.</text:span></text:p>
        </text:list-item>
        <text:list-item>
          <text:p text:style-name="P42"><text:span text:style-name="Default_20_Paragraph_20_Font">בשלב שני - אם הוא עדיין אינו משפר את דרכיו, יש להביא אותו למשפט בבית הדין העירוני, שם ייתכן שיגזרו עליו עונש מוות</text:span><text:span text:style-name="Default_20_Paragraph_20_Font">.</text:span></text:p>
        </text:list-item>
      </text:list>
      <text:p text:style-name="P13"/>
      <text:p text:style-name="P13"><text:span text:style-name="Default_20_Paragraph_20_Font">הפסוק שלנו בספר משלי מתייחס לחוק זה, וקורא להורים להשתמש רק בשלב הראשון: </text:span><text:span text:style-name="Default_20_Paragraph_20_Font"><text:span text:style-name="T3">ייסר בנך</text:span></text:span><text:span text:style-name="Default_20_Paragraph_20_Font"> - המשך לייסר אותו שוב ושוב, </text:span><text:span text:style-name="Default_20_Paragraph_20_Font"><text:span text:style-name="T3">כי יש תקוה</text:span></text:span><text:span text:style-name="Default_20_Paragraph_20_Font"> - כי תמיד יש תקווה שיחזור למוטב בפעם הבאה שתייסר אותו, </text:span><text:span text:style-name="Default_20_Paragraph_20_Font"><text:span text:style-name="T3">ואל המיתו</text:span></text:span><text:span text:style-name="Default_20_Paragraph_20_Font"> </text:span><text:span text:style-name="Default_20_Paragraph_20_Font"><text:span text:style-name="T3">אל תשא נפשך </text:span></text:span><text:span text:style-name="Default_20_Paragraph_20_Font">- אל תשאף להגיע אל השלב השני, שלב המשפט, שבו בנך עלול להיענש בעונש מוות</text:span><text:span text:style-name="Default_20_Paragraph_20_Font">.</text:span></text:p>
      <text:p text:style-name="P13"/>
      <text:p text:style-name="P13"><text:span text:style-name="Default_20_Paragraph_20_Font">ואולי זה המקור לדברי חז"ל: "בן סורר ומורה לא היה ולא עתיד להיות" (סנהדרין עא ע"א): מכיוון שהבחירה ביד ההורים, מסתבר שההורים אכן קיימו את העצה שבפסוקנו ונשארו בשלב הראשון - "יסר בנך", ואף פעם לא נשאו את נפשם לשלב השני - "אל המיתו</text:span><text:span text:style-name="Default_20_Paragraph_20_Font">".</text:span></text:p>
      <text:p text:style-name="P18"><text:span text:style-name="Default_20_Paragraph_20_Font"><text:span text:style-name="T2"/></text:span></text:p>
      <text:p text:style-name="P18"><text:span text:style-name="Default_20_Paragraph_20_Font"><text:span text:style-name="T2"/></text:span></text:p>
      <text:p text:style-name="P18"><text:span text:style-name="Default_20_Paragraph_20_Font"><text:span text:style-name="T1">פרק כב</text:span></text:span></text:p>
      <text:p text:style-name="P4"><text:span text:style-name="Default_20_Paragraph_20_Font"><text:span text:style-name="T2">פסוק יב</text:span></text:span></text:p>
      <text:p text:style-name="P11"><text:span text:style-name="Default_20_Paragraph_20_Font">עֵינֵי ה' נָצְרוּ דָעַת, וַיְסַלֵּף דִּבְרֵי בֹגֵד <text:s text:c="4"/>(משלי כ"ב, יב</text:span><text:span text:style-name="Default_20_Paragraph_20_Font">).</text:span></text:p>
      <text:p text:style-name="P4"/>
      <text:p text:style-name="P4"><text:span text:style-name="Default_20_Paragraph_20_Font">רוב המפרשים פירשו, שהפסוק מתאר שמירה פיסית שה' שומר על הצדיקים, אנשי הדעת. למשל</text:span><text:span text:style-name="Default_20_Paragraph_20_Font">:</text:span></text:p>
      <text:p text:style-name="P11"><text:span text:style-name="Default_20_Paragraph_20_Font">המקום ישגיח </text:span><text:span text:style-name="Default_20_Paragraph_20_Font"><text:span text:style-name="T3">בשמירת</text:span></text:span><text:span text:style-name="Default_20_Paragraph_20_Font"> אנשי </text:span><text:span text:style-name="Default_20_Paragraph_20_Font"><text:span text:style-name="T3">הדעת, ויעוות</text:span></text:span><text:span text:style-name="Default_20_Paragraph_20_Font"> לקלקל </text:span><text:span text:style-name="Default_20_Paragraph_20_Font"><text:span text:style-name="T3">דברי</text:span></text:span><text:span text:style-name="Default_20_Paragraph_20_Font"> עצת </text:span><text:span text:style-name="Default_20_Paragraph_20_Font"><text:span text:style-name="T3">הבוגד</text:span></text:span><text:span text:style-name="Default_20_Paragraph_20_Font"> אשר ידבר ללכוד אנשי הדעת לא יוכל להם (מצודת דוד</text:span><text:span text:style-name="Default_20_Paragraph_20_Font">)</text:span></text:p>
      <text:p text:style-name="P2"/>
      <text:p text:style-name="P2"><text:span text:style-name="Default_20_Paragraph_20_Font">אולם, לפי פירוש זה קשה לפרש מדוע דווקא "עיני ה'" נצרו ולא ה' עצמו, ומדוע דווקא "נצרו דעת</text:span><text:span text:style-name="Default_20_Paragraph_20_Font">".</text:span></text:p>
      <text:p text:style-name="P2"/>
      <text:p text:style-name="P2"><text:span text:style-name="Default_20_Paragraph_20_Font">ייתכן שהפסוק רומז למצווה</text:span><text:note text:id="ftn8" text:note-class="footnote"><text:note-citation>1</text:note-citation><text:note-body><text:p text:style-name="P25"><text:span text:style-name="Default_20_Paragraph_20_Font">גם הגר"א, בפירושו על הפסוק במשלי, קישר אותו למצווה זו</text:span><text:span text:style-name="Default_20_Paragraph_20_Font">.</text:span></text:p></text:note-body></text:note><text:span text:style-name="Default_20_Paragraph_20_Font">:</text:span></text:p>
      <text:p text:style-name="P9"><text:span text:style-name="Default_20_Paragraph_20_Font">לֹא תַטֶּה מִשְׁפָּט לֹא תַכִּיר פָּנִים וְלֹא תִקַּח שֹׁחַד, כִּי הַשֹּׁחַד יְעַוֵּר </text:span><text:span text:style-name="Default_20_Paragraph_20_Font"><text:span text:style-name="T3">עֵינֵי</text:span></text:span><text:span text:style-name="Default_20_Paragraph_20_Font"> חֲכָמִים, </text:span><text:span text:style-name="Default_20_Paragraph_20_Font"><text:span text:style-name="T3">וִיסַלֵּף דִּבְרֵי</text:span></text:span><text:span text:style-name="Default_20_Paragraph_20_Font"> צַדִּיקִם <text:s text:c="7"/>(דברים ט"ז, יט</text:span><text:span text:style-name="Default_20_Paragraph_20_Font">).</text:span></text:p>
      <text:p text:style-name="P2"/>
      <text:p text:style-name="P2"><text:span text:style-name="Default_20_Paragraph_20_Font">ההקבלות בין שני הפסוקים מלמדות ששניהם מדברים על אותו נושא - על משפט שבו צריך להכריע מי הצדיק ומי הבוגד</text:span><text:span text:style-name="Default_20_Paragraph_20_Font">:</text:span></text:p>
      <text:list xml:id="list971443817" text:continue-list="list1610339545" text:style-name="LS1">
        <text:list-item>
          <text:p text:style-name="P43"><text:span text:style-name="Default_20_Paragraph_20_Font">תפקידו של השופט הוא להימנע מלקחת שוחד. כשאדם לוקח שוחד, גם אם הוא </text:span><text:span text:style-name="Default_20_Paragraph_20_Font"><text:span text:style-name="T3">חכם</text:span></text:span><text:span text:style-name="Default_20_Paragraph_20_Font">, השוחד </text:span><text:span text:style-name="Default_20_Paragraph_20_Font"><text:span text:style-name="T3">מעוור את עיניו</text:span></text:span><text:span text:style-name="Default_20_Paragraph_20_Font">, הוא לא שם לב לסימנים מחשידים ולסתירות בדבריו של נותן השוחד, וכך הוא יכול לרמות אותו בקלות; בנוסף, השוחד </text:span><text:span text:style-name="Default_20_Paragraph_20_Font"><text:span text:style-name="T3">מסלף את דבריו של הצדיק</text:span></text:span><text:span text:style-name="Default_20_Paragraph_20_Font">, של הצד השני במשפט (זה שלא נתן שוחד), וגורם לשופט למצוא פגמים ובעיות שאינם קיימים, דווקא אצל האיש הישר</text:span><text:span text:style-name="Default_20_Paragraph_20_Font">.</text:span></text:p>
        </text:list-item>
        <text:list-item>
          <text:p text:style-name="P43"><text:span text:style-name="Default_20_Paragraph_20_Font">אך מה קורה אם השופט אינו לוקח שוחד - האם במצב כזה הוא מוגן מטעויות? האם בעלי-הדין הרשעים לא יצליחו "לעוור את עיניו" ו"לסלף את דברי הצדיקים" בדרכים אחרות? - כאן מתחיל ה"תפקיד" של ה': </text:span><text:span text:style-name="Default_20_Paragraph_20_Font"><text:span text:style-name="T3">עיני ה'</text:span></text:span><text:span text:style-name="Default_20_Paragraph_20_Font"> הן </text:span><text:span text:style-name="Default_20_Paragraph_20_Font"><text:span text:style-name="T3">שינצרו</text:span></text:span><text:span text:style-name="Default_20_Paragraph_20_Font"> וישמרו על </text:span><text:span text:style-name="Default_20_Paragraph_20_Font"><text:span text:style-name="T3">דעתו</text:span></text:span><text:span text:style-name="Default_20_Paragraph_20_Font"> של השופט, והרשעים בוודאי לא יצליחו לעוור את עיניו של ה'; בנוסף לכך, ה' </text:span><text:span text:style-name="Default_20_Paragraph_20_Font"><text:span text:style-name="T3">יסלף</text:span></text:span><text:span text:style-name="Default_20_Paragraph_20_Font"> ויבלבל את </text:span><text:span text:style-name="Default_20_Paragraph_20_Font"><text:span text:style-name="T3">דבריהם</text:span></text:span><text:span text:style-name="Default_20_Paragraph_20_Font"> של בעלי-הדין </text:span><text:span text:style-name="Default_20_Paragraph_20_Font"><text:span text:style-name="T3">הבוגדים</text:span></text:span><text:span text:style-name="Default_20_Paragraph_20_Font"> הרשעים, ולא של הצדיקים. אם השופט יחקור אותם מספיק זמן, בסופו של דבר הם יתבלבלו בדבריהם ויפלילו את עצמם; כל עוד השופט אינו לוקח שוחד, עיניו יהיו פקוחות ויזהו את הטעות</text:span><text:span text:style-name="Default_20_Paragraph_20_Font">.</text:span></text:p>
        </text:list-item>
      </text:list>
      <text:p text:style-name="P4"><text:span text:style-name="Default_20_Paragraph_20_Font">המשימה לשפוט בצדק היא משימה גדולה, המתבצעת בשיתוף-פעולה בין השופט לבין ה': השופט צריך לשמור על חוקי התורה ולא לקחת שוחד, ואם יעשה כך - ה' ישמור עליו מטעויות</text:span><text:span text:style-name="Default_20_Paragraph_20_Font">.</text:span></text:p>
      <text:p text:style-name="P19"><text:span text:style-name="Default_20_Paragraph_20_Font"><text:span text:style-name="T2"/></text:span></text:p>
      <text:p text:style-name="P2"><text:span text:style-name="Default_20_Paragraph_20_Font"><text:span text:style-name="T2">פסוק כח</text:span></text:span></text:p>
      <text:p text:style-name="P9"><text:span text:style-name="Default_20_Paragraph_20_Font">אַל תַּסֵּג גְּבוּל עוֹלָם, אֲשֶׁר עָשׂוּ אֲבוֹתֶיךָ <text:s text:c="9"/>(משלי כ"ב, כח</text:span><text:span text:style-name="Default_20_Paragraph_20_Font">).</text:span></text:p>
      <text:p text:style-name="P2"/>
      <text:p text:style-name="P2"><text:span text:style-name="Default_20_Paragraph_20_Font">איסור הסגת גבול נזכר כבר בתורה</text:span><text:span text:style-name="Default_20_Paragraph_20_Font">:</text:span></text:p>
      <text:p text:style-name="P9"><text:span text:style-name="Default_20_Paragraph_20_Font">לֹא תַסִּיג גְּבוּל רֵעֲךָ אֲשֶׁר גָּבְלוּ רִאשֹׁנִים בְּנַחֲלָתְךָ אֲשֶׁר תִּנְחַל בָּאָרֶץ אֲשֶׁר ה' אֱלֹהֶיךָ נֹתֵן לְךָ לְרִשְׁתָּהּ <text:s/>(דברים י"ט, יד</text:span><text:span text:style-name="Default_20_Paragraph_20_Font">).</text:span></text:p>
      <text:p text:style-name="P2"/>
      <text:p text:style-name="P2"><text:soft-page-break/><text:span text:style-name="Default_20_Paragraph_20_Font">אולם בתורה מדובר על גבול בין בני אדם (</text:span><text:span text:style-name="Default_20_Paragraph_20_Font"><text:span text:style-name="T3">גבול רעך</text:span></text:span><text:span text:style-name="Default_20_Paragraph_20_Font">), הגבול שנקבע בימי חלוקת הארץ לשבטים (</text:span><text:span text:style-name="Default_20_Paragraph_20_Font"><text:span text:style-name="T3">אשר גבלו ראשונים</text:span></text:span><text:span text:style-name="Default_20_Paragraph_20_Font">), ורק בארץ ישראל (</text:span><text:span text:style-name="Default_20_Paragraph_20_Font"><text:span text:style-name="T3">בארץ אשר ה' אלהיך נתן לך לרשתה</text:span></text:span><text:span text:style-name="Default_20_Paragraph_20_Font">). הפסוק בספר משלי הוא כללי יותר: הוא מדבר על כל גבול, ולכאורה זה כולל גם גבול בינלאומי</text:span><text:span text:style-name="Default_20_Paragraph_20_Font">.</text:span></text:p>
      <text:p text:style-name="P2"/>
      <text:p text:style-name="P4"><text:span text:style-name="Default_20_Paragraph_20_Font">כשבני ישראל היו בדרכם לארץ, ה' ציווה עליהם לכבד את הגבול הבינלאומי בינם לבין העמים השכנים</text:span><text:span text:style-name="Default_20_Paragraph_20_Font">:</text:span></text:p>
      <text:p text:style-name="P11"><text:span text:style-name="Default_20_Paragraph_20_Font">אַל תִּתְגָּרוּ בָם כִּי לֹא אֶתֵּן לָכֶם מֵאַרְצָם עַד מִדְרַךְ כַּף רָגֶל כִּי יְרֻשָּׁה לְעֵשָׂו נָתַתִּי אֶת הַר שֵׂעִיר... <text:line-break/>וַיֹּאמֶר ה' אֵלַי אֶל תָּצַר אֶת מוֹאָב וְאַל תִּתְגָּר בָּם מִלְחָמָה כִּי לֹא אֶתֵּן לְךָ מֵאַרְצוֹ יְרֻשָּׁה כִּי לִבְנֵי לוֹט נָתַתִּי אֶת עָר יְרֻשָּׁה</text:span><text:span text:style-name="Default_20_Paragraph_20_Font">...</text:span></text:p>
      <text:p text:style-name="P11"><text:span text:style-name="Default_20_Paragraph_20_Font">וְקָרַבְתָּ מוּל בְּנֵי עַמּוֹן אַל תְּצֻרֵם וְאַל תִּתְגָּר בָּם כִּי לֹא אֶתֵּן מֵאֶרֶץ בְּנֵי עַמּוֹן לְךָ יְרֻשָּׁה כִּי לִבְנֵי לוֹט נְתַתִּיהָ יְרֻשָּׁה... <text:s text:c="5"/>(דברים ב', ה-ט-יט</text:span><text:span text:style-name="Default_20_Paragraph_20_Font">).</text:span></text:p>
      <text:p text:style-name="P2"/>
      <text:p text:style-name="P2"><text:span text:style-name="Default_20_Paragraph_20_Font">גם אבותינו כרתו בריתות עם עמים אחרים, ובין השאר גם קבעו גבולות. כך למשל, ברית יעקב ולבן קבעה את הגבול בין ישראל לבין ארם</text:span><text:span text:style-name="Default_20_Paragraph_20_Font">:</text:span></text:p>
      <text:p text:style-name="P9"><text:span text:style-name="Default_20_Paragraph_20_Font">עֵד הַגַּל הַזֶּה וְעֵדָה הַמַּצֵּבָה אִם אָנִי לֹא אֶעֱבֹר אֵלֶיךָ אֶת הַגַּל הַזֶּה וְאִם אַתָּה לֹא תַעֲבֹר אֵלַי אֶת הַגַּל הַזֶּה וְאֶת הַמַּצֵּבָה הַזֹּאת לְרָעָה (בראשית ל"א, נב</text:span><text:span text:style-name="Default_20_Paragraph_20_Font">).</text:span></text:p>
      <text:p text:style-name="P2"/>
      <text:p text:style-name="P2"><text:span text:style-name="Default_20_Paragraph_20_Font">אם כך, משמעות הפסוק שלנו היא: "</text:span><text:span text:style-name="Default_20_Paragraph_20_Font"><text:span text:style-name="T3">אל תסג </text:span></text:span><text:span text:style-name="Default_20_Paragraph_20_Font">את </text:span><text:span text:style-name="Default_20_Paragraph_20_Font"><text:span text:style-name="T3">הגבול</text:span></text:span><text:span text:style-name="Default_20_Paragraph_20_Font"> שנקבע מאז </text:span><text:span text:style-name="Default_20_Paragraph_20_Font"><text:span text:style-name="T3">ומעולם</text:span></text:span><text:span text:style-name="Default_20_Paragraph_20_Font">, כאשר ה' חילק את הארצות בין העמים; ואל תסג את הגבול </text:span><text:span text:style-name="Default_20_Paragraph_20_Font"><text:span text:style-name="T3">אשר עשו אבותיך</text:span></text:span><text:span text:style-name="Default_20_Paragraph_20_Font">, כאשר כרתו בריתות עם עמים אחרים</text:span><text:span text:style-name="Default_20_Paragraph_20_Font">".</text:span></text:p>
      <text:p text:style-name="P19"><text:span text:style-name="Default_20_Paragraph_20_Font"><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itle"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class="text">
      <style:paragraph-properties fo:margin-top="0.847cm" fo:margin-bottom="0.212cm" fo:line-height="100%"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fo:line-height="100%" fo:break-before="auto" fo:break-after="auto"/>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line-height="100%"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line-height="100%"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line-height="100%" fo:break-before="auto" fo:break-after="auto"/>
      <style:text-properties fo:font-weight="bold" style:font-weight-asian="bold" style:font-weight-complex="bold"/>
    </style:style>
    <style:style style:name="Heading_20_6" style:display-name="Heading 6" style:family="paragraph" style:parent-style-name="Standard" style:class="text">
      <style:paragraph-properties fo:margin-top="0.353cm" fo:margin-bottom="0.071cm" fo:line-height="100%"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Footnote_20_text" style:display-name="Footnote text" style:family="paragraph" style:parent-style-name="Standard">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1" style:display-name="LLS_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2" style:display-name="LLS_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3" style:display-name="LLS_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4" style:display-name="LLS_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5" style:display-name="LLS_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6" style:display-name="LLS_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7" style:display-name="LLS_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8" style:display-name="LLS_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0" style:display-name="LLS_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1" style:display-name="LLS_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2" style:display-name="LLS_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3" style:display-name="LLS_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4" style:display-name="LLS_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5" style:display-name="LLS_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6" style:display-name="LLS_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7" style:display-name="LLS_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8" style:display-name="LLS_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1" style:display-name="LLS_5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2" style:display-name="LLS_5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3" style:display-name="LLS_5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4" style:display-name="LLS_5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5" style:display-name="LLS_5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6" style:display-name="LLS_5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7" style:display-name="LLS_5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8" style:display-name="LLS_5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0" style:display-name="LLS_6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1" style:display-name="LLS_6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2" style:display-name="LLS_6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3" style:display-name="LLS_6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4" style:display-name="LLS_6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5" style:display-name="LLS_6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6" style:display-name="LLS_6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7" style:display-name="LLS_6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8" style:display-name="LLS_6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0" style:display-name="LLS_7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1" style:display-name="LLS_7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2" style:display-name="LLS_7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3" style:display-name="LLS_7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4" style:display-name="LLS_7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5" style:display-name="LLS_7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6" style:display-name="LLS_7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7" style:display-name="LLS_7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8" style:display-name="LLS_7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0" style:display-name="LLS_8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1" style:display-name="LLS_8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2" style:display-name="LLS_8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3" style:display-name="LLS_8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4" style:display-name="LLS_8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5" style:display-name="LLS_8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6" style:display-name="LLS_8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7" style:display-name="LLS_8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8" style:display-name="LLS_8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1" style:display-name="LLS_1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2" style:display-name="LLS_1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3" style:display-name="LLS_1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4" style:display-name="LLS_1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5" style:display-name="LLS_1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6" style:display-name="LLS_1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7" style:display-name="LLS_1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8" style:display-name="LLS_1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0" style:display-name="LLS_15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1" style:display-name="LLS_15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2" style:display-name="LLS_15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3" style:display-name="LLS_15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4" style:display-name="LLS_15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5" style:display-name="LLS_15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6" style:display-name="LLS_15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7" style:display-name="LLS_15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8" style:display-name="LLS_15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0" style:display-name="LLS_16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1" style:display-name="LLS_16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2" style:display-name="LLS_16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3" style:display-name="LLS_16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4" style:display-name="LLS_16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5" style:display-name="LLS_16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6" style:display-name="LLS_16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7" style:display-name="LLS_16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8" style:display-name="LLS_16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0" style:display-name="LLS_17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1" style:display-name="LLS_17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2" style:display-name="LLS_17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3" style:display-name="LLS_17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4" style:display-name="LLS_17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5" style:display-name="LLS_17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6" style:display-name="LLS_17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7" style:display-name="LLS_17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8" style:display-name="LLS_17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0" style:display-name="LLS_18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1" style:display-name="LLS_18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2" style:display-name="LLS_18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3" style:display-name="LLS_18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4" style:display-name="LLS_18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5" style:display-name="LLS_18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6" style:display-name="LLS_18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7" style:display-name="LLS_18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8" style:display-name="LLS_18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0" style:display-name="LLS_1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1" style:display-name="LLS_1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2" style:display-name="LLS_1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3" style:display-name="LLS_1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4" style:display-name="LLS_1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5" style:display-name="LLS_1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6" style:display-name="LLS_1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7" style:display-name="LLS_1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8" style:display-name="LLS_1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20_0" style:display-name="LLS 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20_1" style:display-name="LLS 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20_2" style:display-name="LLS 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20_3" style:display-name="LLS 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20_4" style:display-name="LLS 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20_5" style:display-name="LLS 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20_6" style:display-name="LLS 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20_7" style:display-name="LLS 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20_8" style:display-name="LLS 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1_5f_0" style:display-name="LLS_2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1_5f_1" style:display-name="LLS_2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1_5f_2" style:display-name="LLS_2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1_5f_3" style:display-name="LLS_2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1_5f_4" style:display-name="LLS_2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1_5f_5" style:display-name="LLS_2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1_5f_6" style:display-name="LLS_2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1_5f_7" style:display-name="LLS_2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1_5f_8" style:display-name="LLS_2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LS_5f_8_5f_0" text:bullet-char="●">
        <style:list-level-properties text:space-before="0.635cm" text:min-label-width="0.635cm"/>
        <style:text-properties style:font-name="Arial"/>
      </text:list-level-style-bullet>
      <text:list-level-style-bullet text:level="2" text:style-name="LLS_5f_8_5f_1" text:bullet-char="○">
        <style:list-level-properties text:space-before="1.905cm" text:min-label-width="0.635cm"/>
        <style:text-properties style:font-name="Arial"/>
      </text:list-level-style-bullet>
      <text:list-level-style-bullet text:level="3" text:style-name="LLS_5f_8_5f_2" text:bullet-char="■">
        <style:list-level-properties text:min-label-width="3.81cm" text:min-label-distance="0.318cm" fo:text-align="end"/>
        <style:text-properties style:font-name="Arial"/>
      </text:list-level-style-bullet>
      <text:list-level-style-bullet text:level="4" text:style-name="LLS_5f_8_5f_3" text:bullet-char="●">
        <style:list-level-properties text:space-before="4.445cm" text:min-label-width="0.635cm"/>
        <style:text-properties style:font-name="Arial"/>
      </text:list-level-style-bullet>
      <text:list-level-style-bullet text:level="5" text:style-name="LLS_5f_8_5f_4" text:bullet-char="○">
        <style:list-level-properties text:space-before="5.715cm" text:min-label-width="0.635cm"/>
        <style:text-properties style:font-name="Arial"/>
      </text:list-level-style-bullet>
      <text:list-level-style-bullet text:level="6" text:style-name="LLS_5f_8_5f_5" text:bullet-char="■">
        <style:list-level-properties text:min-label-width="7.62cm" text:min-label-distance="0.318cm" fo:text-align="end"/>
        <style:text-properties style:font-name="Arial"/>
      </text:list-level-style-bullet>
      <text:list-level-style-bullet text:level="7" text:style-name="LLS_5f_8_5f_6" text:bullet-char="●">
        <style:list-level-properties text:space-before="8.255cm" text:min-label-width="0.635cm"/>
        <style:text-properties style:font-name="Arial"/>
      </text:list-level-style-bullet>
      <text:list-level-style-bullet text:level="8" text:style-name="LLS_5f_8_5f_7" text:bullet-char="○">
        <style:list-level-properties text:space-before="9.525cm" text:min-label-width="0.635cm"/>
        <style:text-properties style:font-name="Arial"/>
      </text:list-level-style-bullet>
      <text:list-level-style-bullet text:level="9" text:style-name="LLS_5f_8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LS_5f_9_5f_0" text:bullet-char="●">
        <style:list-level-properties text:space-before="0.635cm" text:min-label-width="0.635cm"/>
        <style:text-properties style:font-name="Arial"/>
      </text:list-level-style-bullet>
      <text:list-level-style-bullet text:level="2" text:style-name="LLS_5f_9_5f_1" text:bullet-char="○">
        <style:list-level-properties text:space-before="1.905cm" text:min-label-width="0.635cm"/>
        <style:text-properties style:font-name="Arial"/>
      </text:list-level-style-bullet>
      <text:list-level-style-bullet text:level="3" text:style-name="LLS_5f_9_5f_2" text:bullet-char="■">
        <style:list-level-properties text:min-label-width="3.81cm" text:min-label-distance="0.318cm" fo:text-align="end"/>
        <style:text-properties style:font-name="Arial"/>
      </text:list-level-style-bullet>
      <text:list-level-style-bullet text:level="4" text:style-name="LLS_5f_9_5f_3" text:bullet-char="●">
        <style:list-level-properties text:space-before="4.445cm" text:min-label-width="0.635cm"/>
        <style:text-properties style:font-name="Arial"/>
      </text:list-level-style-bullet>
      <text:list-level-style-bullet text:level="5" text:style-name="LLS_5f_9_5f_4" text:bullet-char="○">
        <style:list-level-properties text:space-before="5.715cm" text:min-label-width="0.635cm"/>
        <style:text-properties style:font-name="Arial"/>
      </text:list-level-style-bullet>
      <text:list-level-style-bullet text:level="6" text:style-name="LLS_5f_9_5f_5" text:bullet-char="■">
        <style:list-level-properties text:min-label-width="7.62cm" text:min-label-distance="0.318cm" fo:text-align="end"/>
        <style:text-properties style:font-name="Arial"/>
      </text:list-level-style-bullet>
      <text:list-level-style-bullet text:level="7" text:style-name="LLS_5f_9_5f_6" text:bullet-char="●">
        <style:list-level-properties text:space-before="8.255cm" text:min-label-width="0.635cm"/>
        <style:text-properties style:font-name="Arial"/>
      </text:list-level-style-bullet>
      <text:list-level-style-bullet text:level="8" text:style-name="LLS_5f_9_5f_7" text:bullet-char="○">
        <style:list-level-properties text:space-before="9.525cm" text:min-label-width="0.635cm"/>
        <style:text-properties style:font-name="Arial"/>
      </text:list-level-style-bullet>
      <text:list-level-style-bullet text:level="9" text:style-name="LLS_5f_9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LS_5f_10_5f_0" text:bullet-char="●">
        <style:list-level-properties text:space-before="0.635cm" text:min-label-width="0.635cm"/>
        <style:text-properties style:font-name="Arial"/>
      </text:list-level-style-bullet>
      <text:list-level-style-bullet text:level="2" text:style-name="LLS_5f_10_5f_1" text:bullet-char="○">
        <style:list-level-properties text:space-before="1.905cm" text:min-label-width="0.635cm"/>
        <style:text-properties style:font-name="Arial"/>
      </text:list-level-style-bullet>
      <text:list-level-style-bullet text:level="3" text:style-name="LLS_5f_10_5f_2" text:bullet-char="■">
        <style:list-level-properties text:min-label-width="3.81cm" text:min-label-distance="0.318cm" fo:text-align="end"/>
        <style:text-properties style:font-name="Arial"/>
      </text:list-level-style-bullet>
      <text:list-level-style-bullet text:level="4" text:style-name="LLS_5f_10_5f_3" text:bullet-char="●">
        <style:list-level-properties text:space-before="4.445cm" text:min-label-width="0.635cm"/>
        <style:text-properties style:font-name="Arial"/>
      </text:list-level-style-bullet>
      <text:list-level-style-bullet text:level="5" text:style-name="LLS_5f_10_5f_4" text:bullet-char="○">
        <style:list-level-properties text:space-before="5.715cm" text:min-label-width="0.635cm"/>
        <style:text-properties style:font-name="Arial"/>
      </text:list-level-style-bullet>
      <text:list-level-style-bullet text:level="6" text:style-name="LLS_5f_10_5f_5" text:bullet-char="■">
        <style:list-level-properties text:min-label-width="7.62cm" text:min-label-distance="0.318cm" fo:text-align="end"/>
        <style:text-properties style:font-name="Arial"/>
      </text:list-level-style-bullet>
      <text:list-level-style-bullet text:level="7" text:style-name="LLS_5f_10_5f_6" text:bullet-char="●">
        <style:list-level-properties text:space-before="8.255cm" text:min-label-width="0.635cm"/>
        <style:text-properties style:font-name="Arial"/>
      </text:list-level-style-bullet>
      <text:list-level-style-bullet text:level="8" text:style-name="LLS_5f_10_5f_7" text:bullet-char="○">
        <style:list-level-properties text:space-before="9.525cm" text:min-label-width="0.635cm"/>
        <style:text-properties style:font-name="Arial"/>
      </text:list-level-style-bullet>
      <text:list-level-style-bullet text:level="9" text:style-name="LLS_5f_10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LS_5f_11_5f_0" text:bullet-char="●">
        <style:list-level-properties text:space-before="0.635cm" text:min-label-width="0.635cm"/>
        <style:text-properties style:font-name="Arial"/>
      </text:list-level-style-bullet>
      <text:list-level-style-bullet text:level="2" text:style-name="LLS_5f_11_5f_1" text:bullet-char="○">
        <style:list-level-properties text:space-before="1.905cm" text:min-label-width="0.635cm"/>
        <style:text-properties style:font-name="Arial"/>
      </text:list-level-style-bullet>
      <text:list-level-style-bullet text:level="3" text:style-name="LLS_5f_11_5f_2" text:bullet-char="■">
        <style:list-level-properties text:min-label-width="3.81cm" text:min-label-distance="0.318cm" fo:text-align="end"/>
        <style:text-properties style:font-name="Arial"/>
      </text:list-level-style-bullet>
      <text:list-level-style-bullet text:level="4" text:style-name="LLS_5f_11_5f_3" text:bullet-char="●">
        <style:list-level-properties text:space-before="4.445cm" text:min-label-width="0.635cm"/>
        <style:text-properties style:font-name="Arial"/>
      </text:list-level-style-bullet>
      <text:list-level-style-bullet text:level="5" text:style-name="LLS_5f_11_5f_4" text:bullet-char="○">
        <style:list-level-properties text:space-before="5.715cm" text:min-label-width="0.635cm"/>
        <style:text-properties style:font-name="Arial"/>
      </text:list-level-style-bullet>
      <text:list-level-style-bullet text:level="6" text:style-name="LLS_5f_11_5f_5" text:bullet-char="■">
        <style:list-level-properties text:min-label-width="7.62cm" text:min-label-distance="0.318cm" fo:text-align="end"/>
        <style:text-properties style:font-name="Arial"/>
      </text:list-level-style-bullet>
      <text:list-level-style-bullet text:level="7" text:style-name="LLS_5f_11_5f_6" text:bullet-char="●">
        <style:list-level-properties text:space-before="8.255cm" text:min-label-width="0.635cm"/>
        <style:text-properties style:font-name="Arial"/>
      </text:list-level-style-bullet>
      <text:list-level-style-bullet text:level="8" text:style-name="LLS_5f_11_5f_7" text:bullet-char="○">
        <style:list-level-properties text:space-before="9.525cm" text:min-label-width="0.635cm"/>
        <style:text-properties style:font-name="Arial"/>
      </text:list-level-style-bullet>
      <text:list-level-style-bullet text:level="9" text:style-name="LLS_5f_1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LS_5f_12_5f_0" text:bullet-char="●">
        <style:list-level-properties text:space-before="0.635cm" text:min-label-width="0.635cm"/>
        <style:text-properties style:font-name="Arial"/>
      </text:list-level-style-bullet>
      <text:list-level-style-bullet text:level="2" text:style-name="LLS_5f_12_5f_1" text:bullet-char="○">
        <style:list-level-properties text:space-before="1.905cm" text:min-label-width="0.635cm"/>
        <style:text-properties style:font-name="Arial"/>
      </text:list-level-style-bullet>
      <text:list-level-style-bullet text:level="3" text:style-name="LLS_5f_12_5f_2" text:bullet-char="■">
        <style:list-level-properties text:min-label-width="3.81cm" text:min-label-distance="0.318cm" fo:text-align="end"/>
        <style:text-properties style:font-name="Arial"/>
      </text:list-level-style-bullet>
      <text:list-level-style-bullet text:level="4" text:style-name="LLS_5f_12_5f_3" text:bullet-char="●">
        <style:list-level-properties text:space-before="4.445cm" text:min-label-width="0.635cm"/>
        <style:text-properties style:font-name="Arial"/>
      </text:list-level-style-bullet>
      <text:list-level-style-bullet text:level="5" text:style-name="LLS_5f_12_5f_4" text:bullet-char="○">
        <style:list-level-properties text:space-before="5.715cm" text:min-label-width="0.635cm"/>
        <style:text-properties style:font-name="Arial"/>
      </text:list-level-style-bullet>
      <text:list-level-style-bullet text:level="6" text:style-name="LLS_5f_12_5f_5" text:bullet-char="■">
        <style:list-level-properties text:min-label-width="7.62cm" text:min-label-distance="0.318cm" fo:text-align="end"/>
        <style:text-properties style:font-name="Arial"/>
      </text:list-level-style-bullet>
      <text:list-level-style-bullet text:level="7" text:style-name="LLS_5f_12_5f_6" text:bullet-char="●">
        <style:list-level-properties text:space-before="8.255cm" text:min-label-width="0.635cm"/>
        <style:text-properties style:font-name="Arial"/>
      </text:list-level-style-bullet>
      <text:list-level-style-bullet text:level="8" text:style-name="LLS_5f_12_5f_7" text:bullet-char="○">
        <style:list-level-properties text:space-before="9.525cm" text:min-label-width="0.635cm"/>
        <style:text-properties style:font-name="Arial"/>
      </text:list-level-style-bullet>
      <text:list-level-style-bullet text:level="9" text:style-name="LLS_5f_1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LS_5f_13_5f_0" text:bullet-char="●">
        <style:list-level-properties text:space-before="0.635cm" text:min-label-width="0.635cm"/>
        <style:text-properties style:font-name="Arial"/>
      </text:list-level-style-bullet>
      <text:list-level-style-bullet text:level="2" text:style-name="LLS_5f_13_5f_1" text:bullet-char="○">
        <style:list-level-properties text:space-before="1.905cm" text:min-label-width="0.635cm"/>
        <style:text-properties style:font-name="Arial"/>
      </text:list-level-style-bullet>
      <text:list-level-style-bullet text:level="3" text:style-name="LLS_5f_13_5f_2" text:bullet-char="■">
        <style:list-level-properties text:min-label-width="3.81cm" text:min-label-distance="0.318cm" fo:text-align="end"/>
        <style:text-properties style:font-name="Arial"/>
      </text:list-level-style-bullet>
      <text:list-level-style-bullet text:level="4" text:style-name="LLS_5f_13_5f_3" text:bullet-char="●">
        <style:list-level-properties text:space-before="4.445cm" text:min-label-width="0.635cm"/>
        <style:text-properties style:font-name="Arial"/>
      </text:list-level-style-bullet>
      <text:list-level-style-bullet text:level="5" text:style-name="LLS_5f_13_5f_4" text:bullet-char="○">
        <style:list-level-properties text:space-before="5.715cm" text:min-label-width="0.635cm"/>
        <style:text-properties style:font-name="Arial"/>
      </text:list-level-style-bullet>
      <text:list-level-style-bullet text:level="6" text:style-name="LLS_5f_13_5f_5" text:bullet-char="■">
        <style:list-level-properties text:min-label-width="7.62cm" text:min-label-distance="0.318cm" fo:text-align="end"/>
        <style:text-properties style:font-name="Arial"/>
      </text:list-level-style-bullet>
      <text:list-level-style-bullet text:level="7" text:style-name="LLS_5f_13_5f_6" text:bullet-char="●">
        <style:list-level-properties text:space-before="8.255cm" text:min-label-width="0.635cm"/>
        <style:text-properties style:font-name="Arial"/>
      </text:list-level-style-bullet>
      <text:list-level-style-bullet text:level="8" text:style-name="LLS_5f_13_5f_7" text:bullet-char="○">
        <style:list-level-properties text:space-before="9.525cm" text:min-label-width="0.635cm"/>
        <style:text-properties style:font-name="Arial"/>
      </text:list-level-style-bullet>
      <text:list-level-style-bullet text:level="9" text:style-name="LLS_5f_1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LS_5f_15_5f_0" text:bullet-char="●">
        <style:list-level-properties text:space-before="0.635cm" text:min-label-width="0.635cm"/>
        <style:text-properties style:font-name="Arial"/>
      </text:list-level-style-bullet>
      <text:list-level-style-bullet text:level="2" text:style-name="LLS_5f_15_5f_1" text:bullet-char="○">
        <style:list-level-properties text:space-before="1.905cm" text:min-label-width="0.635cm"/>
        <style:text-properties style:font-name="Arial"/>
      </text:list-level-style-bullet>
      <text:list-level-style-bullet text:level="3" text:style-name="LLS_5f_15_5f_2" text:bullet-char="■">
        <style:list-level-properties text:min-label-width="3.81cm" text:min-label-distance="0.318cm" fo:text-align="end"/>
        <style:text-properties style:font-name="Arial"/>
      </text:list-level-style-bullet>
      <text:list-level-style-bullet text:level="4" text:style-name="LLS_5f_15_5f_3" text:bullet-char="●">
        <style:list-level-properties text:space-before="4.445cm" text:min-label-width="0.635cm"/>
        <style:text-properties style:font-name="Arial"/>
      </text:list-level-style-bullet>
      <text:list-level-style-bullet text:level="5" text:style-name="LLS_5f_15_5f_4" text:bullet-char="○">
        <style:list-level-properties text:space-before="5.715cm" text:min-label-width="0.635cm"/>
        <style:text-properties style:font-name="Arial"/>
      </text:list-level-style-bullet>
      <text:list-level-style-bullet text:level="6" text:style-name="LLS_5f_15_5f_5" text:bullet-char="■">
        <style:list-level-properties text:min-label-width="7.62cm" text:min-label-distance="0.318cm" fo:text-align="end"/>
        <style:text-properties style:font-name="Arial"/>
      </text:list-level-style-bullet>
      <text:list-level-style-bullet text:level="7" text:style-name="LLS_5f_15_5f_6" text:bullet-char="●">
        <style:list-level-properties text:space-before="8.255cm" text:min-label-width="0.635cm"/>
        <style:text-properties style:font-name="Arial"/>
      </text:list-level-style-bullet>
      <text:list-level-style-bullet text:level="8" text:style-name="LLS_5f_15_5f_7" text:bullet-char="○">
        <style:list-level-properties text:space-before="9.525cm" text:min-label-width="0.635cm"/>
        <style:text-properties style:font-name="Arial"/>
      </text:list-level-style-bullet>
      <text:list-level-style-bullet text:level="9" text:style-name="LLS_5f_1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LS_5f_16_5f_0" text:bullet-char="●">
        <style:list-level-properties text:space-before="0.635cm" text:min-label-width="0.635cm"/>
        <style:text-properties style:font-name="Arial"/>
      </text:list-level-style-bullet>
      <text:list-level-style-bullet text:level="2" text:style-name="LLS_5f_16_5f_1" text:bullet-char="○">
        <style:list-level-properties text:space-before="1.905cm" text:min-label-width="0.635cm"/>
        <style:text-properties style:font-name="Arial"/>
      </text:list-level-style-bullet>
      <text:list-level-style-bullet text:level="3" text:style-name="LLS_5f_16_5f_2" text:bullet-char="■">
        <style:list-level-properties text:min-label-width="3.81cm" text:min-label-distance="0.318cm" fo:text-align="end"/>
        <style:text-properties style:font-name="Arial"/>
      </text:list-level-style-bullet>
      <text:list-level-style-bullet text:level="4" text:style-name="LLS_5f_16_5f_3" text:bullet-char="●">
        <style:list-level-properties text:space-before="4.445cm" text:min-label-width="0.635cm"/>
        <style:text-properties style:font-name="Arial"/>
      </text:list-level-style-bullet>
      <text:list-level-style-bullet text:level="5" text:style-name="LLS_5f_16_5f_4" text:bullet-char="○">
        <style:list-level-properties text:space-before="5.715cm" text:min-label-width="0.635cm"/>
        <style:text-properties style:font-name="Arial"/>
      </text:list-level-style-bullet>
      <text:list-level-style-bullet text:level="6" text:style-name="LLS_5f_16_5f_5" text:bullet-char="■">
        <style:list-level-properties text:min-label-width="7.62cm" text:min-label-distance="0.318cm" fo:text-align="end"/>
        <style:text-properties style:font-name="Arial"/>
      </text:list-level-style-bullet>
      <text:list-level-style-bullet text:level="7" text:style-name="LLS_5f_16_5f_6" text:bullet-char="●">
        <style:list-level-properties text:space-before="8.255cm" text:min-label-width="0.635cm"/>
        <style:text-properties style:font-name="Arial"/>
      </text:list-level-style-bullet>
      <text:list-level-style-bullet text:level="8" text:style-name="LLS_5f_16_5f_7" text:bullet-char="○">
        <style:list-level-properties text:space-before="9.525cm" text:min-label-width="0.635cm"/>
        <style:text-properties style:font-name="Arial"/>
      </text:list-level-style-bullet>
      <text:list-level-style-bullet text:level="9" text:style-name="LLS_5f_1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LS_5f_17_5f_0" text:bullet-char="●">
        <style:list-level-properties text:space-before="0.635cm" text:min-label-width="0.635cm"/>
        <style:text-properties style:font-name="Arial"/>
      </text:list-level-style-bullet>
      <text:list-level-style-bullet text:level="2" text:style-name="LLS_5f_17_5f_1" text:bullet-char="○">
        <style:list-level-properties text:space-before="1.905cm" text:min-label-width="0.635cm"/>
        <style:text-properties style:font-name="Arial"/>
      </text:list-level-style-bullet>
      <text:list-level-style-bullet text:level="3" text:style-name="LLS_5f_17_5f_2" text:bullet-char="■">
        <style:list-level-properties text:min-label-width="3.81cm" text:min-label-distance="0.318cm" fo:text-align="end"/>
        <style:text-properties style:font-name="Arial"/>
      </text:list-level-style-bullet>
      <text:list-level-style-bullet text:level="4" text:style-name="LLS_5f_17_5f_3" text:bullet-char="●">
        <style:list-level-properties text:space-before="4.445cm" text:min-label-width="0.635cm"/>
        <style:text-properties style:font-name="Arial"/>
      </text:list-level-style-bullet>
      <text:list-level-style-bullet text:level="5" text:style-name="LLS_5f_17_5f_4" text:bullet-char="○">
        <style:list-level-properties text:space-before="5.715cm" text:min-label-width="0.635cm"/>
        <style:text-properties style:font-name="Arial"/>
      </text:list-level-style-bullet>
      <text:list-level-style-bullet text:level="6" text:style-name="LLS_5f_17_5f_5" text:bullet-char="■">
        <style:list-level-properties text:min-label-width="7.62cm" text:min-label-distance="0.318cm" fo:text-align="end"/>
        <style:text-properties style:font-name="Arial"/>
      </text:list-level-style-bullet>
      <text:list-level-style-bullet text:level="7" text:style-name="LLS_5f_17_5f_6" text:bullet-char="●">
        <style:list-level-properties text:space-before="8.255cm" text:min-label-width="0.635cm"/>
        <style:text-properties style:font-name="Arial"/>
      </text:list-level-style-bullet>
      <text:list-level-style-bullet text:level="8" text:style-name="LLS_5f_17_5f_7" text:bullet-char="○">
        <style:list-level-properties text:space-before="9.525cm" text:min-label-width="0.635cm"/>
        <style:text-properties style:font-name="Arial"/>
      </text:list-level-style-bullet>
      <text:list-level-style-bullet text:level="9" text:style-name="LLS_5f_1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LS_5f_18_5f_0" text:bullet-char="●">
        <style:list-level-properties text:space-before="0.635cm" text:min-label-width="0.635cm"/>
        <style:text-properties style:font-name="Arial"/>
      </text:list-level-style-bullet>
      <text:list-level-style-bullet text:level="2" text:style-name="LLS_5f_18_5f_1" text:bullet-char="○">
        <style:list-level-properties text:space-before="1.905cm" text:min-label-width="0.635cm"/>
        <style:text-properties style:font-name="Arial"/>
      </text:list-level-style-bullet>
      <text:list-level-style-bullet text:level="3" text:style-name="LLS_5f_18_5f_2" text:bullet-char="■">
        <style:list-level-properties text:min-label-width="3.81cm" text:min-label-distance="0.318cm" fo:text-align="end"/>
        <style:text-properties style:font-name="Arial"/>
      </text:list-level-style-bullet>
      <text:list-level-style-bullet text:level="4" text:style-name="LLS_5f_18_5f_3" text:bullet-char="●">
        <style:list-level-properties text:space-before="4.445cm" text:min-label-width="0.635cm"/>
        <style:text-properties style:font-name="Arial"/>
      </text:list-level-style-bullet>
      <text:list-level-style-bullet text:level="5" text:style-name="LLS_5f_18_5f_4" text:bullet-char="○">
        <style:list-level-properties text:space-before="5.715cm" text:min-label-width="0.635cm"/>
        <style:text-properties style:font-name="Arial"/>
      </text:list-level-style-bullet>
      <text:list-level-style-bullet text:level="6" text:style-name="LLS_5f_18_5f_5" text:bullet-char="■">
        <style:list-level-properties text:min-label-width="7.62cm" text:min-label-distance="0.318cm" fo:text-align="end"/>
        <style:text-properties style:font-name="Arial"/>
      </text:list-level-style-bullet>
      <text:list-level-style-bullet text:level="7" text:style-name="LLS_5f_18_5f_6" text:bullet-char="●">
        <style:list-level-properties text:space-before="8.255cm" text:min-label-width="0.635cm"/>
        <style:text-properties style:font-name="Arial"/>
      </text:list-level-style-bullet>
      <text:list-level-style-bullet text:level="8" text:style-name="LLS_5f_18_5f_7" text:bullet-char="○">
        <style:list-level-properties text:space-before="9.525cm" text:min-label-width="0.635cm"/>
        <style:text-properties style:font-name="Arial"/>
      </text:list-level-style-bullet>
      <text:list-level-style-bullet text:level="9" text:style-name="LLS_5f_18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LS_5f_19_5f_0" text:bullet-char="●">
        <style:list-level-properties text:space-before="0.635cm" text:min-label-width="0.635cm"/>
        <style:text-properties style:font-name="Arial"/>
      </text:list-level-style-bullet>
      <text:list-level-style-bullet text:level="2" text:style-name="LLS_5f_19_5f_1" text:bullet-char="○">
        <style:list-level-properties text:space-before="1.905cm" text:min-label-width="0.635cm"/>
        <style:text-properties style:font-name="Arial"/>
      </text:list-level-style-bullet>
      <text:list-level-style-bullet text:level="3" text:style-name="LLS_5f_19_5f_2" text:bullet-char="■">
        <style:list-level-properties text:min-label-width="3.81cm" text:min-label-distance="0.318cm" fo:text-align="end"/>
        <style:text-properties style:font-name="Arial"/>
      </text:list-level-style-bullet>
      <text:list-level-style-bullet text:level="4" text:style-name="LLS_5f_19_5f_3" text:bullet-char="●">
        <style:list-level-properties text:space-before="4.445cm" text:min-label-width="0.635cm"/>
        <style:text-properties style:font-name="Arial"/>
      </text:list-level-style-bullet>
      <text:list-level-style-bullet text:level="5" text:style-name="LLS_5f_19_5f_4" text:bullet-char="○">
        <style:list-level-properties text:space-before="5.715cm" text:min-label-width="0.635cm"/>
        <style:text-properties style:font-name="Arial"/>
      </text:list-level-style-bullet>
      <text:list-level-style-bullet text:level="6" text:style-name="LLS_5f_19_5f_5" text:bullet-char="■">
        <style:list-level-properties text:min-label-width="7.62cm" text:min-label-distance="0.318cm" fo:text-align="end"/>
        <style:text-properties style:font-name="Arial"/>
      </text:list-level-style-bullet>
      <text:list-level-style-bullet text:level="7" text:style-name="LLS_5f_19_5f_6" text:bullet-char="●">
        <style:list-level-properties text:space-before="8.255cm" text:min-label-width="0.635cm"/>
        <style:text-properties style:font-name="Arial"/>
      </text:list-level-style-bullet>
      <text:list-level-style-bullet text:level="8" text:style-name="LLS_5f_19_5f_7" text:bullet-char="○">
        <style:list-level-properties text:space-before="9.525cm" text:min-label-width="0.635cm"/>
        <style:text-properties style:font-name="Arial"/>
      </text:list-level-style-bullet>
      <text:list-level-style-bullet text:level="9" text:style-name="LLS_5f_19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LS_20_0" text:bullet-char="●">
        <style:list-level-properties text:space-before="0.635cm" text:min-label-width="0.635cm"/>
        <style:text-properties style:font-name="Arial"/>
      </text:list-level-style-bullet>
      <text:list-level-style-bullet text:level="2" text:style-name="LLS_20_1" text:bullet-char="○">
        <style:list-level-properties text:space-before="1.905cm" text:min-label-width="0.635cm"/>
        <style:text-properties style:font-name="Arial"/>
      </text:list-level-style-bullet>
      <text:list-level-style-bullet text:level="3" text:style-name="LLS_20_2" text:bullet-char="■">
        <style:list-level-properties text:min-label-width="3.81cm" text:min-label-distance="0.318cm" fo:text-align="end"/>
        <style:text-properties style:font-name="Arial"/>
      </text:list-level-style-bullet>
      <text:list-level-style-bullet text:level="4" text:style-name="LLS_20_3" text:bullet-char="●">
        <style:list-level-properties text:space-before="4.445cm" text:min-label-width="0.635cm"/>
        <style:text-properties style:font-name="Arial"/>
      </text:list-level-style-bullet>
      <text:list-level-style-bullet text:level="5" text:style-name="LLS_20_4" text:bullet-char="○">
        <style:list-level-properties text:space-before="5.715cm" text:min-label-width="0.635cm"/>
        <style:text-properties style:font-name="Arial"/>
      </text:list-level-style-bullet>
      <text:list-level-style-bullet text:level="6" text:style-name="LLS_20_5" text:bullet-char="■">
        <style:list-level-properties text:min-label-width="7.62cm" text:min-label-distance="0.318cm" fo:text-align="end"/>
        <style:text-properties style:font-name="Arial"/>
      </text:list-level-style-bullet>
      <text:list-level-style-bullet text:level="7" text:style-name="LLS_20_6" text:bullet-char="●">
        <style:list-level-properties text:space-before="8.255cm" text:min-label-width="0.635cm"/>
        <style:text-properties style:font-name="Arial"/>
      </text:list-level-style-bullet>
      <text:list-level-style-bullet text:level="8" text:style-name="LLS_20_7" text:bullet-char="○">
        <style:list-level-properties text:space-before="9.525cm" text:min-label-width="0.635cm"/>
        <style:text-properties style:font-name="Arial"/>
      </text:list-level-style-bullet>
      <text:list-level-style-bullet text:level="9" text:style-name="LLS_20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LS_5f_21_5f_0" text:bullet-char="●">
        <style:list-level-properties text:space-before="0.635cm" text:min-label-width="0.635cm"/>
        <style:text-properties style:font-name="Arial"/>
      </text:list-level-style-bullet>
      <text:list-level-style-bullet text:level="2" text:style-name="LLS_5f_21_5f_1" text:bullet-char="○">
        <style:list-level-properties text:space-before="1.905cm" text:min-label-width="0.635cm"/>
        <style:text-properties style:font-name="Arial"/>
      </text:list-level-style-bullet>
      <text:list-level-style-bullet text:level="3" text:style-name="LLS_5f_21_5f_2" text:bullet-char="■">
        <style:list-level-properties text:min-label-width="3.81cm" text:min-label-distance="0.318cm" fo:text-align="end"/>
        <style:text-properties style:font-name="Arial"/>
      </text:list-level-style-bullet>
      <text:list-level-style-bullet text:level="4" text:style-name="LLS_5f_21_5f_3" text:bullet-char="●">
        <style:list-level-properties text:space-before="4.445cm" text:min-label-width="0.635cm"/>
        <style:text-properties style:font-name="Arial"/>
      </text:list-level-style-bullet>
      <text:list-level-style-bullet text:level="5" text:style-name="LLS_5f_21_5f_4" text:bullet-char="○">
        <style:list-level-properties text:space-before="5.715cm" text:min-label-width="0.635cm"/>
        <style:text-properties style:font-name="Arial"/>
      </text:list-level-style-bullet>
      <text:list-level-style-bullet text:level="6" text:style-name="LLS_5f_21_5f_5" text:bullet-char="■">
        <style:list-level-properties text:min-label-width="7.62cm" text:min-label-distance="0.318cm" fo:text-align="end"/>
        <style:text-properties style:font-name="Arial"/>
      </text:list-level-style-bullet>
      <text:list-level-style-bullet text:level="7" text:style-name="LLS_5f_21_5f_6" text:bullet-char="●">
        <style:list-level-properties text:space-before="8.255cm" text:min-label-width="0.635cm"/>
        <style:text-properties style:font-name="Arial"/>
      </text:list-level-style-bullet>
      <text:list-level-style-bullet text:level="8" text:style-name="LLS_5f_21_5f_7" text:bullet-char="○">
        <style:list-level-properties text:space-before="9.525cm" text:min-label-width="0.635cm"/>
        <style:text-properties style:font-name="Arial"/>
      </text:list-level-style-bullet>
      <text:list-level-style-bullet text:level="9" text:style-name="LLS_5f_2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98cm" fo:margin-bottom="0.998cm" fo:margin-left="0.998cm" fo:margin-right="0.998cm" style:writing-mode="lr-tb"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
    <meta:initial-creator/>
    <dc:creator>Erel Segal</dc:creator>
    <meta:editing-cycles>14</meta:editing-cycles>
    <dc:date>2011-11-16T10:53:52</dc:date>
    <meta:editing-duration>PT01H39M22S</meta:editing-duration>
    <meta:document-statistic meta:table-count="0" meta:image-count="0" meta:object-count="0" meta:page-count="10" meta:paragraph-count="219" meta:word-count="6880" meta:character-count="30975"/>
  </office:meta>
</office:document-meta>
</file>